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co2" style:family="table-column">
      <style:table-column-properties fo:break-before="auto" style:column-width="107.01pt"/>
    </style:style>
    <style:style style:name="co3" style:family="table-column">
      <style:table-column-properties fo:break-before="auto" style:column-width="111.15pt"/>
    </style:style>
    <style:style style:name="co4" style:family="table-column">
      <style:table-column-properties fo:break-before="auto" style:column-width="368.96pt"/>
    </style:style>
    <style:style style:name="co5" style:family="table-column">
      <style:table-column-properties fo:break-before="auto" style:column-width="165.15pt"/>
    </style:style>
    <style:style style:name="co6" style:family="table-column">
      <style:table-column-properties fo:break-before="auto" style:column-width="146.64pt"/>
    </style:style>
    <style:style style:name="co7" style:family="table-column">
      <style:table-column-properties fo:break-before="auto" style:column-width="170.59pt"/>
    </style:style>
    <style:style style:name="co8" style:family="table-column">
      <style:table-column-properties fo:break-before="auto" style:column-width="136.06pt"/>
    </style:style>
    <style:style style:name="co9" style:family="table-column">
      <style:table-column-properties fo:break-before="auto" style:column-width="118.0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31.69pt"/>
    </style:style>
    <style:style style:name="co12" style:family="table-column">
      <style:table-column-properties fo:break-before="auto" style:column-width="174.95pt"/>
    </style:style>
    <style:style style:name="co13" style:family="table-column">
      <style:table-column-properties fo:break-before="auto" style:column-width="621.8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Ark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fo:background-color="#ff0000" style:rotation-align="none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background-color="#7030a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61">
      <style:table-cell-properties fo:background-color="#ff0000" style:rotation-align="none"/>
    </style:style>
    <style:style style:name="ce6" style:family="table-cell" style:parent-style-name="Default" style:data-style-name="N125">
      <style:table-cell-properties fo:background-color="#ff0000" style:rotation-align="none"/>
    </style:style>
    <style:style style:name="ce7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23130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transparent" style:rotation-align="non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23130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1" table:style-name="ta1">
        <office:forms form:automatic-focus="false" form:apply-design-mode="false"/>
        <table:table-column table:style-name="co1" table:number-columns-repeated="9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3" table:default-cell-style-name="ce3"/>
        <table:table-column table:style-name="co5" table:default-cell-style-name="ce3"/>
        <table:table-column table:style-name="co1" table:number-columns-repeated="5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" table:number-columns-repeated="996" table:default-cell-style-name="ce3"/>
        <table:table-row table:style-name="ro1">
          <table:table-cell table:style-name="ce2" office:value-type="float" office:value="1437" calcext:value-type="float">
            <text:p>1437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float" office:value="105245" calcext:value-type="float">
            <text:p>105245</text:p>
          </table:table-cell>
          <table:table-cell table:style-name="ce2" office:value-type="float" office:value="105249" calcext:value-type="float">
            <text:p>105249</text:p>
          </table:table-cell>
          <table:table-cell table:style-name="ce2" office:value-type="float" office:value="2259.46886666006" calcext:value-type="float">
            <text:p>2259.46886666006</text:p>
          </table:table-cell>
          <table:table-cell table:style-name="ce2" office:value-type="float" office:value="2259.55059340867" calcext:value-type="float">
            <text:p>2259.55059340867</text:p>
          </table:table-cell>
          <table:table-cell table:style-name="ce2" office:value-type="float" office:value="33.5735008930378" calcext:value-type="float">
            <text:p>33.5735008930378</text:p>
          </table:table-cell>
          <table:table-cell table:style-name="ce2" office:value-type="float" office:value="0.262013850279539" calcext:value-type="float">
            <text:p>0.262013850279539</text:p>
          </table:table-cell>
          <table:table-cell table:style-name="ce2" office:value-type="float" office:value="0.006839448890546" calcext:value-type="float">
            <text:p>0.006839448890546</text:p>
          </table:table-cell>
          <table:table-cell table:style-name="ce2" office:value-type="float" office:value="210771915" calcext:value-type="float">
            <text:p>2107719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SO</text:p>
          </table:table-cell>
          <table:table-cell table:style-name="ce2" office:value-type="string" calcext:value-type="string">
            <text:p>hyades</text:p>
          </table:table-cell>
          <table:table-cell table:style-name="ce5" office:value-type="float" office:value="2.0558918662651E+031" calcext:value-type="float">
            <text:p>2.06E+31</text:p>
          </table:table-cell>
          <table:table-cell table:style-name="ce5" office:value-type="float" office:value="4.30789446692295E+030" calcext:value-type="float">
            <text:p>4.31E+30</text:p>
          </table:table-cell>
          <table:table-cell table:style-name="ce2" office:value-type="float" office:value="4097.43652344" calcext:value-type="float">
            <text:p>4097.43652344</text:p>
          </table:table-cell>
          <table:table-cell table:style-name="ce2" office:value-type="float" office:value="292.48925781" calcext:value-type="float">
            <text:p>292.48925781</text:p>
          </table:table-cell>
          <table:table-cell table:style-name="ce2" table:number-columns-repeated="9"/>
          <table:table-cell table:style-name="ce2" office:value-type="string" calcext:value-type="string">
            <text:p>confirmed by TPF</text:p>
          </table:table-cell>
          <table:table-cell table:style-name="ce8" office:value-type="string" calcext:value-type="string">
            <text:p>210771915, mid , Yoichi , 5176, MB&gt;Middle , 16.4 ,http://vizier.u-strasbg.fr/cgi-bin/VizieR-5?-source=B/astorb/astorb&amp;Name===Yoichi, 0.030 ,7.648</text:p>
          </table:table-cell>
          <table:table-cell table:style-name="ce1" table:number-columns-repeated="995"/>
        </table:table-row>
        <table:table-row table:style-name="ro1">
          <table:table-cell table:style-name="ce2" office:value-type="float" office:value="1162" calcext:value-type="float">
            <text:p>1162</text:p>
          </table:table-cell>
          <table:table-cell table:style-name="ce2" office:value-type="float" office:value="1166" calcext:value-type="float">
            <text:p>1166</text:p>
          </table:table-cell>
          <table:table-cell table:style-name="ce2" office:value-type="float" office:value="104956" calcext:value-type="float">
            <text:p>104956</text:p>
          </table:table-cell>
          <table:table-cell table:style-name="ce2" office:value-type="float" office:value="104960" calcext:value-type="float">
            <text:p>104960</text:p>
          </table:table-cell>
          <table:table-cell table:style-name="ce2" office:value-type="float" office:value="2253.56382326932" calcext:value-type="float">
            <text:p>2253.56382326932</text:p>
          </table:table-cell>
          <table:table-cell table:style-name="ce2" office:value-type="float" office:value="2253.64555016391" calcext:value-type="float">
            <text:p>2253.64555016391</text:p>
          </table:table-cell>
          <table:table-cell table:style-name="ce2" office:value-type="float" office:value="110.063903104739" calcext:value-type="float">
            <text:p>110.063903104739</text:p>
          </table:table-cell>
          <table:table-cell table:style-name="ce2" office:value-type="float" office:value="8.13385088147531" calcext:value-type="float">
            <text:p>8.13385088147531</text:p>
          </table:table-cell>
          <table:table-cell table:style-name="ce2" office:value-type="float" office:value="0.019454975149348" calcext:value-type="float">
            <text:p>0.019454975149348</text:p>
          </table:table-cell>
          <table:table-cell table:style-name="ce2" office:value-type="float" office:value="210829407" calcext:value-type="float">
            <text:p>21082940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SO</text:p>
          </table:table-cell>
          <table:table-cell table:style-name="ce2" office:value-type="string" calcext:value-type="string">
            <text:p>pleiades</text:p>
          </table:table-cell>
          <table:table-cell table:style-name="ce5" office:value-type="float" office:value="1.12693684791546E+030" calcext:value-type="float">
            <text:p>1.13E+30</text:p>
          </table:table-cell>
          <table:table-cell table:style-name="ce5" office:value-type="float" office:value="4.04213062935199E+029" calcext:value-type="float">
            <text:p>4.04E+29</text:p>
          </table:table-cell>
          <table:table-cell table:style-name="ce2" office:value-type="float" office:value="3301.0171534828" calcext:value-type="float">
            <text:p>3301.0171534828</text:p>
          </table:table-cell>
          <table:table-cell table:style-name="ce2" office:value-type="float" office:value="86.1738353793105" calcext:value-type="float">
            <text:p>86.1738353793105</text:p>
          </table:table-cell>
          <table:table-cell table:style-name="ce2" table:number-columns-repeated="9"/>
          <table:table-cell table:style-name="ce2" office:value-type="string" calcext:value-type="string">
            <text:p>confirmed in TPF</text:p>
          </table:table-cell>
          <table:table-cell table:style-name="ce8" office:value-type="string" calcext:value-type="string">
            <text:p>210829407, mid , 2003 UX150 , 115685, MB&gt;Outer , 20.5 ,http://vizier.u-strasbg.fr/cgi-bin/VizieR-5?-source=B/astorb/astorb&amp;Name===2003%20UX150, 0.305 ,1.072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683" calcext:value-type="float">
            <text:p>683</text:p>
          </table:table-cell>
          <table:table-cell table:style-name="ce2" office:value-type="float" office:value="104444" calcext:value-type="float">
            <text:p>104444</text:p>
          </table:table-cell>
          <table:table-cell table:style-name="ce2" office:value-type="float" office:value="104452" calcext:value-type="float">
            <text:p>104452</text:p>
          </table:table-cell>
          <table:table-cell table:style-name="ce2" office:value-type="float" office:value="2243.10280011766" calcext:value-type="float">
            <text:p>2243.10280011766</text:p>
          </table:table-cell>
          <table:table-cell table:style-name="ce2" office:value-type="float" office:value="2243.26625597169" calcext:value-type="float">
            <text:p>2243.26625597169</text:p>
          </table:table-cell>
          <table:table-cell table:style-name="ce2" office:value-type="float" office:value="3246.57547552058" calcext:value-type="float">
            <text:p>3246.57547552058</text:p>
          </table:table-cell>
          <table:table-cell table:style-name="ce2" office:value-type="float" office:value="26.0877135632191" calcext:value-type="float">
            <text:p>26.0877135632191</text:p>
          </table:table-cell>
          <table:table-cell table:style-name="ce2" office:value-type="float" office:value="0.431167803504669" calcext:value-type="float">
            <text:p>0.431167803504669</text:p>
          </table:table-cell>
          <table:table-cell table:style-name="ce2" office:value-type="float" office:value="210963351" calcext:value-type="float">
            <text:p>21096335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SO</text:p>
          </table:table-cell>
          <table:table-cell table:style-name="ce2" office:value-type="string" calcext:value-type="string">
            <text:p>pleiades</text:p>
          </table:table-cell>
          <table:table-cell table:style-name="ce5" office:value-type="float" office:value="1.44295010486352E+030" calcext:value-type="float">
            <text:p>1.44E+30</text:p>
          </table:table-cell>
          <table:table-cell table:style-name="ce5" office:value-type="float" office:value="7.95730337899726E+029" calcext:value-type="float">
            <text:p>7.96E+29</text:p>
          </table:table-cell>
          <table:table-cell table:style-name="ce2" office:value-type="float" office:value="3341.27710312801" calcext:value-type="float">
            <text:p>3341.27710312801</text:p>
          </table:table-cell>
          <table:table-cell table:style-name="ce2" office:value-type="float" office:value="153.820652421715" calcext:value-type="float">
            <text:p>153.820652421715</text:p>
          </table:table-cell>
          <table:table-cell table:style-name="ce2" table:number-columns-repeated="9"/>
          <table:table-cell table:style-name="ce2" office:value-type="string" calcext:value-type="string">
            <text:p>confirmed in TPF</text:p>
          </table:table-cell>
          <table:table-cell table:style-name="ce8" office:value-type="string" calcext:value-type="string">
            <text:p>210963351, mid , Brian , 2683, MB&gt;Outer , 16.5 ,http://vizier.u-strasbg.fr/cgi-bin/VizieR-5?-source=B/astorb/astorb&amp;Name===Brian, 0.219 ,2.912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1714" calcext:value-type="float">
            <text:p>1714</text:p>
          </table:table-cell>
          <table:table-cell table:style-name="ce2" office:value-type="float" office:value="1720" calcext:value-type="float">
            <text:p>1720</text:p>
          </table:table-cell>
          <table:table-cell table:style-name="ce2" office:value-type="float" office:value="105530" calcext:value-type="float">
            <text:p>105530</text:p>
          </table:table-cell>
          <table:table-cell table:style-name="ce2" office:value-type="float" office:value="105536" calcext:value-type="float">
            <text:p>105536</text:p>
          </table:table-cell>
          <table:table-cell table:style-name="ce2" office:value-type="float" office:value="2265.29145204961" calcext:value-type="float">
            <text:p>2265.29145204961</text:p>
          </table:table-cell>
          <table:table-cell table:style-name="ce2" office:value-type="float" office:value="2265.41404173275" calcext:value-type="float">
            <text:p>2265.41404173275</text:p>
          </table:table-cell>
          <table:table-cell table:style-name="ce2" office:value-type="float" office:value="292.140046418215" calcext:value-type="float">
            <text:p>292.140046418215</text:p>
          </table:table-cell>
          <table:table-cell table:style-name="ce2" office:value-type="float" office:value="21.129764863789" calcext:value-type="float">
            <text:p>21.129764863789</text:p>
          </table:table-cell>
          <table:table-cell table:style-name="ce2" office:value-type="float" office:value="0.037663152604625" calcext:value-type="float">
            <text:p>0.037663152604625</text:p>
          </table:table-cell>
          <table:table-cell table:style-name="ce2" office:value-type="float" office:value="210974364" calcext:value-type="float">
            <text:p>2109743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SO</text:p>
          </table:table-cell>
          <table:table-cell table:style-name="ce2" office:value-type="string" calcext:value-type="string">
            <text:p>pleiades</text:p>
          </table:table-cell>
          <table:table-cell table:style-name="ce5" office:value-type="float" office:value="8.28519072049329E+029" calcext:value-type="float">
            <text:p>8.29E+29</text:p>
          </table:table-cell>
          <table:table-cell table:style-name="ce5" office:value-type="float" office:value="2.61654375456403E+029" calcext:value-type="float">
            <text:p>2.62E+29</text:p>
          </table:table-cell>
          <table:table-cell table:style-name="ce2" office:value-type="float" office:value="3245.64204869441" calcext:value-type="float">
            <text:p>3245.64204869441</text:p>
          </table:table-cell>
          <table:table-cell table:style-name="ce2" office:value-type="float" office:value="67.4070164634334" calcext:value-type="float">
            <text:p>67.4070164634334</text:p>
          </table:table-cell>
          <table:table-cell table:style-name="ce2" table:number-columns-repeated="9"/>
          <table:table-cell table:style-name="ce2" office:value-type="string" calcext:value-type="string">
            <text:p>confirmed in TPF</text:p>
          </table:table-cell>
          <table:table-cell table:style-name="ce8" office:value-type="string" calcext:value-type="string">
            <text:p>210974364, mid , 2014 US89 , 454738, MB&gt;Outer , 20.8 ,http://vizier.u-strasbg.fr/cgi-bin/VizieR-5?-source=B/astorb/astorb&amp;Name===2014%20US89, 0.293 ,15.998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2148" calcext:value-type="float">
            <text:p>2148</text:p>
          </table:table-cell>
          <table:table-cell table:style-name="ce2" office:value-type="float" office:value="2151" calcext:value-type="float">
            <text:p>2151</text:p>
          </table:table-cell>
          <table:table-cell table:style-name="ce2" office:value-type="float" office:value="105974" calcext:value-type="float">
            <text:p>105974</text:p>
          </table:table-cell>
          <table:table-cell table:style-name="ce2" office:value-type="float" office:value="105977" calcext:value-type="float">
            <text:p>105977</text:p>
          </table:table-cell>
          <table:table-cell table:style-name="ce2" office:value-type="float" office:value="2274.36315657366" calcext:value-type="float">
            <text:p>2274.36315657366</text:p>
          </table:table-cell>
          <table:table-cell table:style-name="ce2" office:value-type="float" office:value="2274.42445125697" calcext:value-type="float">
            <text:p>2274.42445125697</text:p>
          </table:table-cell>
          <table:table-cell table:style-name="ce2" office:value-type="float" office:value="2201.31520559527" calcext:value-type="float">
            <text:p>2201.31520559527</text:p>
          </table:table-cell>
          <table:table-cell table:style-name="ce2" office:value-type="float" office:value="6.50842095795173" calcext:value-type="float">
            <text:p>6.50842095795173</text:p>
          </table:table-cell>
          <table:table-cell table:style-name="ce2" office:value-type="float" office:value="0.999971661331531" calcext:value-type="float">
            <text:p>0.999971661331531</text:p>
          </table:table-cell>
          <table:table-cell table:style-name="ce2" office:value-type="float" office:value="211101696" calcext:value-type="float">
            <text:p>21110169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SO</text:p>
          </table:table-cell>
          <table:table-cell table:style-name="ce2" office:value-type="string" calcext:value-type="string">
            <text:p>pleiades</text:p>
          </table:table-cell>
          <table:table-cell table:style-name="ce5" office:value-type="float" office:value="8.07703080142883E+029" calcext:value-type="float">
            <text:p>8.08E+29</text:p>
          </table:table-cell>
          <table:table-cell table:style-name="ce5" office:value-type="float" office:value="3.03718281629047E+029" calcext:value-type="float">
            <text:p>3.04E+29</text:p>
          </table:table-cell>
          <table:table-cell table:style-name="ce2" office:value-type="float" office:value="3242.18320316972" calcext:value-type="float">
            <text:p>3242.18320316972</text:p>
          </table:table-cell>
          <table:table-cell table:style-name="ce2" office:value-type="float" office:value="86.2251867096013" calcext:value-type="float">
            <text:p>86.2251867096013</text:p>
          </table:table-cell>
          <table:table-cell table:style-name="ce2" table:number-columns-repeated="9"/>
          <table:table-cell table:style-name="ce2" office:value-type="string" calcext:value-type="string">
            <text:p>confirmed in TPF</text:p>
          </table:table-cell>
          <table:table-cell table:style-name="ce8" office:value-type="string" calcext:value-type="string">
            <text:p>211101696, mid , Laverna , 2103, MB&gt;Outer , 16.5 ,http://vizier.u-strasbg.fr/cgi-bin/VizieR-5?-source=B/astorb/astorb&amp;Name===Laverna, 0.088 ,7.94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7554" calcext:value-type="float">
            <text:p>107554</text:p>
          </table:table-cell>
          <table:table-cell table:style-name="ce2" office:value-type="float" office:value="107559" calcext:value-type="float">
            <text:p>107559</text:p>
          </table:table-cell>
          <table:table-cell table:style-name="ce2" office:value-type="float" office:value="2306.65190632143" calcext:value-type="float">
            <text:p>2306.65190632143</text:p>
          </table:table-cell>
          <table:table-cell table:style-name="ce2" office:value-type="float" office:value="2306.75406746177" calcext:value-type="float">
            <text:p>2306.75406746177</text:p>
          </table:table-cell>
          <table:table-cell table:style-name="ce2" office:value-type="float" office:value="39.1473806424329" calcext:value-type="float">
            <text:p>39.1473806424329</text:p>
          </table:table-cell>
          <table:table-cell table:style-name="ce2" office:value-type="float" office:value="0.615051520374418" calcext:value-type="float">
            <text:p>0.615051520374418</text:p>
          </table:table-cell>
          <table:table-cell table:style-name="ce2" office:value-type="float" office:value="0.008679967808131" calcext:value-type="float">
            <text:p>0.008679967808131</text:p>
          </table:table-cell>
          <table:table-cell table:style-name="ce2" office:value-type="float" office:value="211384003" calcext:value-type="float">
            <text:p>21138400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SO</text:p>
          </table:table-cell>
          <table:table-cell table:style-name="ce2" office:value-type="string" calcext:value-type="string">
            <text:p>ngc2682</text:p>
          </table:table-cell>
          <table:table-cell table:style-name="ce5" office:value-type="float" office:value="4.89063852162133E+032" calcext:value-type="float">
            <text:p>4.89E+32</text:p>
          </table:table-cell>
          <table:table-cell table:style-name="ce5" office:value-type="float" office:value="1.13056279219122E+032" calcext:value-type="float">
            <text:p>1.13E+32</text:p>
          </table:table-cell>
          <table:table-cell table:style-name="ce2" office:value-type="float" office:value="6187.03186600082" calcext:value-type="float">
            <text:p>6187.03186600082</text:p>
          </table:table-cell>
          <table:table-cell table:style-name="ce2" office:value-type="float" office:value="290.471024135498" calcext:value-type="float">
            <text:p>290.471024135498</text:p>
          </table:table-cell>
          <table:table-cell table:style-name="ce2" table:number-columns-repeated="9"/>
          <table:table-cell table:style-name="ce2" office:value-type="string" calcext:value-type="string">
            <text:p>confirmed in TPF</text:p>
          </table:table-cell>
          <table:table-cell table:style-name="ce8" office:value-type="string" calcext:value-type="string">
            <text:p>211384003, mid , Sundsvall , 6796, MB&gt;Middle , 18.1 ,http://vizier.u-strasbg.fr/cgi-bin/VizieR-5?-source=B/astorb/astorb&amp;Name===Sundsvall, 0.224 ,5.864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7558" calcext:value-type="float">
            <text:p>107558</text:p>
          </table:table-cell>
          <table:table-cell table:style-name="ce2" office:value-type="float" office:value="107565" calcext:value-type="float">
            <text:p>107565</text:p>
          </table:table-cell>
          <table:table-cell table:style-name="ce2" office:value-type="float" office:value="2306.73364076555" calcext:value-type="float">
            <text:p>2306.73364076555</text:p>
          </table:table-cell>
          <table:table-cell table:style-name="ce2" office:value-type="float" office:value="2306.87666625244" calcext:value-type="float">
            <text:p>2306.87666625244</text:p>
          </table:table-cell>
          <table:table-cell table:style-name="ce2" office:value-type="float" office:value="51.4747645234639" calcext:value-type="float">
            <text:p>51.4747645234639</text:p>
          </table:table-cell>
          <table:table-cell table:style-name="ce2" office:value-type="float" office:value="0.728329014768246" calcext:value-type="float">
            <text:p>0.728329014768246</text:p>
          </table:table-cell>
          <table:table-cell table:style-name="ce2" office:value-type="float" office:value="0.006237094786153" calcext:value-type="float">
            <text:p>0.006237094786153</text:p>
          </table:table-cell>
          <table:table-cell table:style-name="ce2" office:value-type="float" office:value="211394397" calcext:value-type="float">
            <text:p>21139439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SO</text:p>
          </table:table-cell>
          <table:table-cell table:style-name="ce2" office:value-type="string" calcext:value-type="string">
            <text:p>ngc2682</text:p>
          </table:table-cell>
          <table:table-cell table:style-name="ce5" office:value-type="float" office:value="4.76567773128216E+032" calcext:value-type="float">
            <text:p>4.77E+32</text:p>
          </table:table-cell>
          <table:table-cell table:style-name="ce5" office:value-type="float" office:value="1.10174831111253E+032" calcext:value-type="float">
            <text:p>1.10E+32</text:p>
          </table:table-cell>
          <table:table-cell table:style-name="ce2" office:value-type="float" office:value="6140.81422838238" calcext:value-type="float">
            <text:p>6140.81422838238</text:p>
          </table:table-cell>
          <table:table-cell table:style-name="ce2" office:value-type="float" office:value="307.900719732723" calcext:value-type="float">
            <text:p>307.900719732723</text:p>
          </table:table-cell>
          <table:table-cell table:style-name="ce2" table:number-columns-repeated="9"/>
          <table:table-cell table:style-name="ce2" office:value-type="string" calcext:value-type="string">
            <text:p>confirmed in TPF</text:p>
          </table:table-cell>
          <table:table-cell table:style-name="ce8" office:value-type="string" calcext:value-type="string">
            <text:p>211394397, mid , 1999 TK109 , 42953, MB&gt;Inner , 17.9 ,http://vizier.u-strasbg.fr/cgi-bin/VizieR-5?-source=B/astorb/astorb&amp;Name===1999%20TK109, 0.021 ,5.856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591" calcext:value-type="float">
            <text:p>591</text:p>
          </table:table-cell>
          <table:table-cell table:style-name="ce2" office:value-type="float" office:value="594" calcext:value-type="float">
            <text:p>594</text:p>
          </table:table-cell>
          <table:table-cell table:style-name="ce2" office:value-type="float" office:value="108174" calcext:value-type="float">
            <text:p>108174</text:p>
          </table:table-cell>
          <table:table-cell table:style-name="ce2" office:value-type="float" office:value="108177" calcext:value-type="float">
            <text:p>108177</text:p>
          </table:table-cell>
          <table:table-cell table:style-name="ce2" office:value-type="float" office:value="2319.31976646454" calcext:value-type="float">
            <text:p>2319.31976646454</text:p>
          </table:table-cell>
          <table:table-cell table:style-name="ce2" office:value-type="float" office:value="2319.38106232201" calcext:value-type="float">
            <text:p>2319.38106232201</text:p>
          </table:table-cell>
          <table:table-cell table:style-name="ce2" office:value-type="float" office:value="266.048488884207" calcext:value-type="float">
            <text:p>266.048488884207</text:p>
          </table:table-cell>
          <table:table-cell table:style-name="ce2" office:value-type="float" office:value="40.4968983646665" calcext:value-type="float">
            <text:p>40.4968983646665</text:p>
          </table:table-cell>
          <table:table-cell table:style-name="ce2" office:value-type="float" office:value="0.071963942209638" calcext:value-type="float">
            <text:p>0.071963942209638</text:p>
          </table:table-cell>
          <table:table-cell table:style-name="ce2" office:value-type="float" office:value="211397837" calcext:value-type="float">
            <text:p>21139783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SO</text:p>
          </table:table-cell>
          <table:table-cell table:style-name="ce2" office:value-type="string" calcext:value-type="string">
            <text:p>ngc2682</text:p>
          </table:table-cell>
          <table:table-cell table:style-name="ce5" office:value-type="float" office:value="1.03894126215302E+031" calcext:value-type="float">
            <text:p>1.04E+31</text:p>
          </table:table-cell>
          <table:table-cell table:style-name="ce5" office:value-type="float" office:value="3.44354090858201E+030" calcext:value-type="float">
            <text:p>3.44E+30</text:p>
          </table:table-cell>
          <table:table-cell table:style-name="ce2" office:value-type="float" office:value="3837.85837064261" calcext:value-type="float">
            <text:p>3837.85837064261</text:p>
          </table:table-cell>
          <table:table-cell table:style-name="ce2" office:value-type="float" office:value="62.1934753785909" calcext:value-type="float">
            <text:p>62.1934753785909</text:p>
          </table:table-cell>
          <table:table-cell table:style-name="ce2" table:number-columns-repeated="9"/>
          <table:table-cell table:style-name="ce2" office:value-type="string" calcext:value-type="string">
            <text:p>confirmed in TPF</text:p>
          </table:table-cell>
          <table:table-cell table:style-name="ce8" office:value-type="string" calcext:value-type="string">
            <text:p>211397837, mid , 2004 BN37 , 244971, MB&gt;Outer , 20.0 ,http://vizier.u-strasbg.fr/cgi-bin/VizieR-5?-source=B/astorb/astorb&amp;Name===2004%20BN37, 0.712 ,6.109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533" calcext:value-type="float">
            <text:p>533</text:p>
          </table:table-cell>
          <table:table-cell table:style-name="ce2" office:value-type="float" office:value="537" calcext:value-type="float">
            <text:p>537</text:p>
          </table:table-cell>
          <table:table-cell table:style-name="ce2" office:value-type="float" office:value="108109" calcext:value-type="float">
            <text:p>108109</text:p>
          </table:table-cell>
          <table:table-cell table:style-name="ce2" office:value-type="float" office:value="108114" calcext:value-type="float">
            <text:p>108114</text:p>
          </table:table-cell>
          <table:table-cell table:style-name="ce2" office:value-type="float" office:value="2317.99168909969" calcext:value-type="float">
            <text:p>2317.99168909969</text:p>
          </table:table-cell>
          <table:table-cell table:style-name="ce2" office:value-type="float" office:value="2318.09384887996" calcext:value-type="float">
            <text:p>2318.09384887996</text:p>
          </table:table-cell>
          <table:table-cell table:style-name="ce2" office:value-type="float" office:value="260.996676888814" calcext:value-type="float">
            <text:p>260.996676888814</text:p>
          </table:table-cell>
          <table:table-cell table:style-name="ce2" office:value-type="float" office:value="16.7408765223435" calcext:value-type="float">
            <text:p>16.7408765223435</text:p>
          </table:table-cell>
          <table:table-cell table:style-name="ce2" office:value-type="float" office:value="0.036299122192759" calcext:value-type="float">
            <text:p>0.036299122192759</text:p>
          </table:table-cell>
          <table:table-cell table:style-name="ce2" office:value-type="float" office:value="211401251" calcext:value-type="float">
            <text:p>21140125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SO</text:p>
          </table:table-cell>
          <table:table-cell table:style-name="ce2" office:value-type="string" calcext:value-type="string">
            <text:p>ngc2682</text:p>
          </table:table-cell>
          <table:table-cell table:style-name="ce5" office:value-type="float" office:value="2.3026157483913E+031" calcext:value-type="float">
            <text:p>2.30E+31</text:p>
          </table:table-cell>
          <table:table-cell table:style-name="ce5" office:value-type="float" office:value="3.60971982214101E+030" calcext:value-type="float">
            <text:p>3.61E+30</text:p>
          </table:table-cell>
          <table:table-cell table:style-name="ce2" office:value-type="float" office:value="4176.94433594" calcext:value-type="float">
            <text:p>4176.94433594</text:p>
          </table:table-cell>
          <table:table-cell table:style-name="ce2" office:value-type="float" office:value="94.6220703099998" calcext:value-type="float">
            <text:p>94.6220703099998</text:p>
          </table:table-cell>
          <table:table-cell table:style-name="ce2" office:value-type="string" calcext:value-type="string">
            <text:p>g-z outlier, g-i outlier, r-z outlier</text:p>
          </table:table-cell>
          <table:table-cell table:style-name="ce2" table:number-columns-repeated="8"/>
          <table:table-cell table:style-name="ce2" office:value-type="string" calcext:value-type="string">
            <text:p>confirmed in TPF</text:p>
          </table:table-cell>
          <table:table-cell table:style-name="ce8" office:value-type="string" calcext:value-type="string">
            <text:p>211401251, mid , 2004 BN37 , 244971, MB&gt;Outer , 20.0 ,http://vizier.u-strasbg.fr/cgi-bin/VizieR-5?-source=B/astorb/astorb&amp;Name===2004%20BN37, 0.712 ,7.737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1047" calcext:value-type="float">
            <text:p>1047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float" office:value="108654" calcext:value-type="float">
            <text:p>108654</text:p>
          </table:table-cell>
          <table:table-cell table:style-name="ce2" office:value-type="float" office:value="108658" calcext:value-type="float">
            <text:p>108658</text:p>
          </table:table-cell>
          <table:table-cell table:style-name="ce2" office:value-type="float" office:value="2329.12714037263" calcext:value-type="float">
            <text:p>2329.12714037263</text:p>
          </table:table-cell>
          <table:table-cell table:style-name="ce2" office:value-type="float" office:value="2329.20886761193" calcext:value-type="float">
            <text:p>2329.20886761193</text:p>
          </table:table-cell>
          <table:table-cell table:style-name="ce2" office:value-type="float" office:value="15.7267038118261" calcext:value-type="float">
            <text:p>15.7267038118261</text:p>
          </table:table-cell>
          <table:table-cell table:style-name="ce2" office:value-type="float" office:value="0.600097077429559" calcext:value-type="float">
            <text:p>0.600097077429559</text:p>
          </table:table-cell>
          <table:table-cell table:style-name="ce2" office:value-type="float" office:value="0.003350381474748" calcext:value-type="float">
            <text:p>0.003350381474748</text:p>
          </table:table-cell>
          <table:table-cell table:style-name="ce2" office:value-type="float" office:value="211436705" calcext:value-type="float">
            <text:p>21143670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SO</text:p>
          </table:table-cell>
          <table:table-cell table:style-name="ce2" office:value-type="string" calcext:value-type="string">
            <text:p>ngc2682</text:p>
          </table:table-cell>
          <table:table-cell table:style-name="ce5" office:value-type="float" office:value="5.59924547011629E+032" calcext:value-type="float">
            <text:p>5.60E+32</text:p>
          </table:table-cell>
          <table:table-cell table:style-name="ce5" office:value-type="float" office:value="1.06079381232925E+032" calcext:value-type="float">
            <text:p>1.06E+32</text:p>
          </table:table-cell>
          <table:table-cell table:style-name="ce2" office:value-type="float" office:value="6316.73074532937" calcext:value-type="float">
            <text:p>6316.73074532937</text:p>
          </table:table-cell>
          <table:table-cell table:style-name="ce2" office:value-type="float" office:value="295.3341119696" calcext:value-type="float">
            <text:p>295.3341119696</text:p>
          </table:table-cell>
          <table:table-cell table:style-name="ce2" table:number-columns-repeated="9"/>
          <table:table-cell table:style-name="ce2" office:value-type="string" calcext:value-type="string">
            <text:p>confirmed in TPF</text:p>
          </table:table-cell>
          <table:table-cell table:style-name="ce8" office:value-type="string" calcext:value-type="string">
            <text:p>211436705, mid , 1999 FP30 , 31583, MB&gt;Outer , 18.7 ,http://vizier.u-strasbg.fr/cgi-bin/VizieR-5?-source=B/astorb/astorb&amp;Name===1999%20FP30, 0.310 ,2.593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1449" calcext:value-type="float">
            <text:p>1449</text:p>
          </table:table-cell>
          <table:table-cell table:style-name="ce2" office:value-type="float" office:value="1454" calcext:value-type="float">
            <text:p>1454</text:p>
          </table:table-cell>
          <table:table-cell table:style-name="ce2" office:value-type="float" office:value="109069" calcext:value-type="float">
            <text:p>109069</text:p>
          </table:table-cell>
          <table:table-cell table:style-name="ce2" office:value-type="float" office:value="109075" calcext:value-type="float">
            <text:p>109075</text:p>
          </table:table-cell>
          <table:table-cell table:style-name="ce2" office:value-type="float" office:value="2337.60583795428" calcext:value-type="float">
            <text:p>2337.60583795428</text:p>
          </table:table-cell>
          <table:table-cell table:style-name="ce2" office:value-type="float" office:value="2337.72842794372" calcext:value-type="float">
            <text:p>2337.72842794372</text:p>
          </table:table-cell>
          <table:table-cell table:style-name="ce2" office:value-type="float" office:value="21.4453628850835" calcext:value-type="float">
            <text:p>21.4453628850835</text:p>
          </table:table-cell>
          <table:table-cell table:style-name="ce2" office:value-type="float" office:value="0.399765455183653" calcext:value-type="float">
            <text:p>0.399765455183653</text:p>
          </table:table-cell>
          <table:table-cell table:style-name="ce2" office:value-type="float" office:value="0.002761828868176" calcext:value-type="float">
            <text:p>0.002761828868176</text:p>
          </table:table-cell>
          <table:table-cell table:style-name="ce2" office:value-type="float" office:value="211781289" calcext:value-type="float">
            <text:p>21178128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SO</text:p>
          </table:table-cell>
          <table:table-cell table:style-name="ce2" office:value-type="string" calcext:value-type="string">
            <text:p>praesepe</text:p>
          </table:table-cell>
          <table:table-cell table:style-name="ce5" office:value-type="float" office:value="7.22759758395249E+032" calcext:value-type="float">
            <text:p>7.23E+32</text:p>
          </table:table-cell>
          <table:table-cell table:style-name="ce5" office:value-type="float" office:value="1.33614517279447E+032" calcext:value-type="float">
            <text:p>1.34E+32</text:p>
          </table:table-cell>
          <table:table-cell table:style-name="ce2" office:value-type="float" office:value="6526.00093973876" calcext:value-type="float">
            <text:p>6526.00093973876</text:p>
          </table:table-cell>
          <table:table-cell table:style-name="ce2" office:value-type="float" office:value="422.851980979062" calcext:value-type="float">
            <text:p>422.851980979062</text:p>
          </table:table-cell>
          <table:table-cell table:style-name="ce2" table:number-columns-repeated="9"/>
          <table:table-cell table:style-name="ce2" office:value-type="string" calcext:value-type="string">
            <text:p>confirmed in TPF</text:p>
          </table:table-cell>
          <table:table-cell table:style-name="ce8" office:value-type="string" calcext:value-type="string">
            <text:p>211781289, mid , Bohrmann , 1635, MB&gt;Outer , 16.5 ,http://vizier.u-strasbg.fr/cgi-bin/VizieR-5?-source=B/astorb/astorb&amp;Name===Bohrmann, 0.069 ,7.359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1421" calcext:value-type="float">
            <text:p>1421</text:p>
          </table:table-cell>
          <table:table-cell table:style-name="ce2" office:value-type="float" office:value="1426" calcext:value-type="float">
            <text:p>1426</text:p>
          </table:table-cell>
          <table:table-cell table:style-name="ce2" office:value-type="float" office:value="109041" calcext:value-type="float">
            <text:p>109041</text:p>
          </table:table-cell>
          <table:table-cell table:style-name="ce2" office:value-type="float" office:value="109046" calcext:value-type="float">
            <text:p>109046</text:p>
          </table:table-cell>
          <table:table-cell table:style-name="ce2" office:value-type="float" office:value="2337.03376391079" calcext:value-type="float">
            <text:p>2337.03376391079</text:p>
          </table:table-cell>
          <table:table-cell table:style-name="ce2" office:value-type="float" office:value="2337.13592235286" calcext:value-type="float">
            <text:p>2337.13592235286</text:p>
          </table:table-cell>
          <table:table-cell table:style-name="ce2" office:value-type="float" office:value="46.1536344412746" calcext:value-type="float">
            <text:p>46.1536344412746</text:p>
          </table:table-cell>
          <table:table-cell table:style-name="ce2" office:value-type="float" office:value="0.191495548152898" calcext:value-type="float">
            <text:p>0.191495548152898</text:p>
          </table:table-cell>
          <table:table-cell table:style-name="ce2" office:value-type="float" office:value="0.007743353961173" calcext:value-type="float">
            <text:p>0.007743353961173</text:p>
          </table:table-cell>
          <table:table-cell table:style-name="ce2" office:value-type="float" office:value="211936906" calcext:value-type="float">
            <text:p>21193690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SO</text:p>
          </table:table-cell>
          <table:table-cell table:style-name="ce2" office:value-type="string" calcext:value-type="string">
            <text:p>praesepe</text:p>
          </table:table-cell>
          <table:table-cell table:style-name="ce5" office:value-type="float" office:value="2.58263146111253E+032" calcext:value-type="float">
            <text:p>2.58E+32</text:p>
          </table:table-cell>
          <table:table-cell table:style-name="ce5" office:value-type="float" office:value="4.28472896981957E+031" calcext:value-type="float">
            <text:p>4.28E+31</text:p>
          </table:table-cell>
          <table:table-cell table:style-name="ce2" office:value-type="float" office:value="5816.13054189991" calcext:value-type="float">
            <text:p>5816.13054189991</text:p>
          </table:table-cell>
          <table:table-cell table:style-name="ce2" office:value-type="float" office:value="193.776966335465" calcext:value-type="float">
            <text:p>193.776966335465</text:p>
          </table:table-cell>
          <table:table-cell table:style-name="ce2" table:number-columns-repeated="9"/>
          <table:table-cell table:style-name="ce2" office:value-type="string" calcext:value-type="string">
            <text:p>confirmed in TPF</text:p>
          </table:table-cell>
          <table:table-cell table:style-name="ce8" office:value-type="string" calcext:value-type="string">
            <text:p>211936906, mid , Tarka , 1360, MB&gt;Middle , 16.6 ,http://vizier.u-strasbg.fr/cgi-bin/VizieR-5?-source=B/astorb/astorb&amp;Name===Tarka, 0.355 ,2.192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1198" calcext:value-type="float">
            <text:p>1198</text:p>
          </table:table-cell>
          <table:table-cell table:style-name="ce2" office:value-type="float" office:value="1201" calcext:value-type="float">
            <text:p>1201</text:p>
          </table:table-cell>
          <table:table-cell table:style-name="ce2" office:value-type="float" office:value="108812" calcext:value-type="float">
            <text:p>108812</text:p>
          </table:table-cell>
          <table:table-cell table:style-name="ce2" office:value-type="float" office:value="108815" calcext:value-type="float">
            <text:p>108815</text:p>
          </table:table-cell>
          <table:table-cell table:style-name="ce2" office:value-type="float" office:value="2332.35486737017" calcext:value-type="float">
            <text:p>2332.35486737017</text:p>
          </table:table-cell>
          <table:table-cell table:style-name="ce2" office:value-type="float" office:value="2332.4161624735" calcext:value-type="float">
            <text:p>2332.4161624735</text:p>
          </table:table-cell>
          <table:table-cell table:style-name="ce2" office:value-type="float" office:value="58.0824462022344" calcext:value-type="float">
            <text:p>58.0824462022344</text:p>
          </table:table-cell>
          <table:table-cell table:style-name="ce2" office:value-type="float" office:value="0.512912548716896" calcext:value-type="float">
            <text:p>0.512912548716896</text:p>
          </table:table-cell>
          <table:table-cell table:style-name="ce2" office:value-type="float" office:value="0.017207809631125" calcext:value-type="float">
            <text:p>0.017207809631125</text:p>
          </table:table-cell>
          <table:table-cell table:style-name="ce2" office:value-type="float" office:value="211975426" calcext:value-type="float">
            <text:p>21197542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SO</text:p>
          </table:table-cell>
          <table:table-cell table:style-name="ce2" office:value-type="string" calcext:value-type="string">
            <text:p>praesepe</text:p>
          </table:table-cell>
          <table:table-cell table:style-name="ce5" office:value-type="float" office:value="1.0005545912029E+032" calcext:value-type="float">
            <text:p>1.00E+32</text:p>
          </table:table-cell>
          <table:table-cell table:style-name="ce5" office:value-type="float" office:value="1.62998281962413E+031" calcext:value-type="float">
            <text:p>1.63E+31</text:p>
          </table:table-cell>
          <table:table-cell table:style-name="ce2" office:value-type="float" office:value="5125.30628819987" calcext:value-type="float">
            <text:p>5125.30628819987</text:p>
          </table:table-cell>
          <table:table-cell table:style-name="ce2" office:value-type="float" office:value="194.465596601451" calcext:value-type="float">
            <text:p>194.465596601451</text:p>
          </table:table-cell>
          <table:table-cell table:style-name="ce2" table:number-columns-repeated="9"/>
          <table:table-cell table:style-name="ce2" office:value-type="string" calcext:value-type="string">
            <text:p>confirmed in TPF</text:p>
          </table:table-cell>
          <table:table-cell table:style-name="ce8" office:value-type="string" calcext:value-type="string">
            <text:p>211975426, mid , Tarka , 1360, MB&gt;Middle , 16.4 ,http://vizier.u-strasbg.fr/cgi-bin/VizieR-5?-source=B/astorb/astorb&amp;Name===Tarka, 0.357 ,4.534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15532" calcext:value-type="float">
            <text:p>115532</text:p>
          </table:table-cell>
          <table:table-cell table:style-name="ce2" office:value-type="float" office:value="115535" calcext:value-type="float">
            <text:p>115535</text:p>
          </table:table-cell>
          <table:table-cell table:style-name="ce2" office:value-type="float" office:value="2469.6716463644" calcext:value-type="float">
            <text:p>2469.6716463644</text:p>
          </table:table-cell>
          <table:table-cell table:style-name="ce2" office:value-type="float" office:value="2469.73294328638" calcext:value-type="float">
            <text:p>2469.73294328638</text:p>
          </table:table-cell>
          <table:table-cell table:style-name="ce2" office:value-type="float" office:value="3850.12840786137" calcext:value-type="float">
            <text:p>3850.12840786137</text:p>
          </table:table-cell>
          <table:table-cell table:style-name="ce2" office:value-type="float" office:value="4.56049954986814" calcext:value-type="float">
            <text:p>4.56049954986814</text:p>
          </table:table-cell>
          <table:table-cell table:style-name="ce2" office:value-type="float" office:value="1.7452688933525" calcext:value-type="float">
            <text:p>1.7452688933525</text:p>
          </table:table-cell>
          <table:table-cell table:style-name="ce2" office:value-type="float" office:value="219604743" calcext:value-type="float">
            <text:p>21960474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SO</text:p>
          </table:table-cell>
          <table:table-cell table:style-name="ce2" office:value-type="string" calcext:value-type="string">
            <text:p>ngc6774</text:p>
          </table:table-cell>
          <table:table-cell table:style-name="ce5" office:value-type="float" office:value="1.38402419951246E+030" calcext:value-type="float">
            <text:p>1.38E+30</text:p>
          </table:table-cell>
          <table:table-cell table:style-name="ce5" office:value-type="float" office:value="7.4225812937168E+029" calcext:value-type="float">
            <text:p>7.42E+29</text:p>
          </table:table-cell>
          <table:table-cell table:style-name="ce2" office:value-type="float" office:value="3319.4261622529" calcext:value-type="float">
            <text:p>3319.4261622529</text:p>
          </table:table-cell>
          <table:table-cell table:style-name="ce2" office:value-type="float" office:value="144.0455014561" calcext:value-type="float">
            <text:p>144.0455014561</text:p>
          </table:table-cell>
          <table:table-cell table:style-name="ce2" table:number-columns-repeated="9"/>
          <table:table-cell table:style-name="ce2" office:value-type="string" calcext:value-type="string">
            <text:p>confirmed in TPF</text:p>
          </table:table-cell>
          <table:table-cell table:style-name="ce8" office:value-type="string" calcext:value-type="string">
            <text:p>219604743, mid , Hugo , 2106, MB&gt;Middle , 16.6 ,http://vizier.u-strasbg.fr/cgi-bin/VizieR-5?-source=B/astorb/astorb&amp;Name===Hugo, 0.009 ,4.921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1072" calcext:value-type="float">
            <text:p>1072</text:p>
          </table:table-cell>
          <table:table-cell table:style-name="ce2" office:value-type="float" office:value="1077" calcext:value-type="float">
            <text:p>1077</text:p>
          </table:table-cell>
          <table:table-cell table:style-name="ce2" office:value-type="float" office:value="116607" calcext:value-type="float">
            <text:p>116607</text:p>
          </table:table-cell>
          <table:table-cell table:style-name="ce2" office:value-type="float" office:value="116612" calcext:value-type="float">
            <text:p>116612</text:p>
          </table:table-cell>
          <table:table-cell table:style-name="ce2" office:value-type="float" office:value="2491.63609899185" calcext:value-type="float">
            <text:p>2491.63609899185</text:p>
          </table:table-cell>
          <table:table-cell table:style-name="ce2" office:value-type="float" office:value="2491.7382582699" calcext:value-type="float">
            <text:p>2491.7382582699</text:p>
          </table:table-cell>
          <table:table-cell table:style-name="ce2" office:value-type="float" office:value="1194.92286170563" calcext:value-type="float">
            <text:p>1194.92286170563</text:p>
          </table:table-cell>
          <table:table-cell table:style-name="ce2" office:value-type="float" office:value="9.07124821522488" calcext:value-type="float">
            <text:p>9.07124821522488</text:p>
          </table:table-cell>
          <table:table-cell table:style-name="ce2" office:value-type="float" office:value="0.360790615500741" calcext:value-type="float">
            <text:p>0.360790615500741</text:p>
          </table:table-cell>
          <table:table-cell table:style-name="ce2" office:value-type="float" office:value="219619241" calcext:value-type="float">
            <text:p>21961924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SO</text:p>
          </table:table-cell>
          <table:table-cell table:style-name="ce2" office:value-type="string" calcext:value-type="string">
            <text:p>ngc6774</text:p>
          </table:table-cell>
          <table:table-cell table:style-name="ce5" office:value-type="float" office:value="4.91982906775138E+030" calcext:value-type="float">
            <text:p>4.92E+30</text:p>
          </table:table-cell>
          <table:table-cell table:style-name="ce5" office:value-type="float" office:value="8.95473507323267E+029" calcext:value-type="float">
            <text:p>8.95E+29</text:p>
          </table:table-cell>
          <table:table-cell table:style-name="ce2" office:value-type="float" office:value="3578.65497724284" calcext:value-type="float">
            <text:p>3578.65497724284</text:p>
          </table:table-cell>
          <table:table-cell table:style-name="ce2" office:value-type="float" office:value="122.082474116545" calcext:value-type="float">
            <text:p>122.082474116545</text:p>
          </table:table-cell>
          <table:table-cell table:style-name="ce2" table:number-columns-repeated="9"/>
          <table:table-cell table:style-name="ce2" office:value-type="string" calcext:value-type="string">
            <text:p>confirmed in TPF</text:p>
          </table:table-cell>
          <table:table-cell table:style-name="ce8" office:value-type="string" calcext:value-type="string">
            <text:p>219619241, mid , 1995 WO8 , 9219, MB&gt;Outer , 17.2 ,http://vizier.u-strasbg.fr/cgi-bin/VizieR-5?-source=B/astorb/astorb&amp;Name===1995%20WO8, 0.210 ,3.857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565" calcext:value-type="float">
            <text:p>565</text:p>
          </table:table-cell>
          <table:table-cell table:style-name="ce2" office:value-type="float" office:value="141473" calcext:value-type="float">
            <text:p>141473</text:p>
          </table:table-cell>
          <table:table-cell table:style-name="ce2" office:value-type="float" office:value="141484" calcext:value-type="float">
            <text:p>141484</text:p>
          </table:table-cell>
          <table:table-cell table:style-name="ce2" office:value-type="float" office:value="2999.73871357847" calcext:value-type="float">
            <text:p>2999.73871357847</text:p>
          </table:table-cell>
          <table:table-cell table:style-name="ce2" office:value-type="float" office:value="2999.96346617053" calcext:value-type="float">
            <text:p>2999.96346617053</text:p>
          </table:table-cell>
          <table:table-cell table:style-name="ce2" office:value-type="float" office:value="558.959394235509" calcext:value-type="float">
            <text:p>558.959394235509</text:p>
          </table:table-cell>
          <table:table-cell table:style-name="ce2" office:value-type="float" office:value="15.9874254846235" calcext:value-type="float">
            <text:p>15.9874254846235</text:p>
          </table:table-cell>
          <table:table-cell table:style-name="ce2" office:value-type="float" office:value="0.052607930732102" calcext:value-type="float">
            <text:p>0.052607930732102</text:p>
          </table:table-cell>
          <table:table-cell table:style-name="ce2" office:value-type="float" office:value="247167923" calcext:value-type="float">
            <text:p>24716792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SO</text:p>
          </table:table-cell>
          <table:table-cell table:style-name="ce2" office:value-type="string" calcext:value-type="string">
            <text:p>hyades</text:p>
          </table:table-cell>
          <table:table-cell table:style-name="ce5" office:value-type="float" office:value="5.17061873803688E+029" calcext:value-type="float">
            <text:p>5.17E+29</text:p>
          </table:table-cell>
          <table:table-cell table:style-name="ce5" office:value-type="float" office:value="1.56355513253657E+029" calcext:value-type="float">
            <text:p>1.56E+29</text:p>
          </table:table-cell>
          <table:table-cell table:style-name="ce2" office:value-type="float" office:value="3142.32967315489" calcext:value-type="float">
            <text:p>3142.32967315489</text:p>
          </table:table-cell>
          <table:table-cell table:style-name="ce2" office:value-type="float" office:value="58.7750993515491" calcext:value-type="float">
            <text:p>58.7750993515491</text:p>
          </table:table-cell>
          <table:table-cell table:style-name="ce2" table:number-columns-repeated="9"/>
          <table:table-cell table:style-name="ce2" office:value-type="string" calcext:value-type="string">
            <text:p>confirmed in TPF</text:p>
          </table:table-cell>
          <table:table-cell table:style-name="ce8" office:value-type="string" calcext:value-type="string">
            <text:p>247167923, mid , Scottyu , 22833, MB&gt;Inner , 18.1 ,http://vizier.u-strasbg.fr/cgi-bin/VizieR-5?-source=B/astorb/astorb&amp;Name===Scottyu, 0.072 ,6.594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1204" calcext:value-type="float">
            <text:p>1204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55651" calcext:value-type="float">
            <text:p>155651</text:p>
          </table:table-cell>
          <table:table-cell table:style-name="ce2" office:value-type="float" office:value="155654" calcext:value-type="float">
            <text:p>155654</text:p>
          </table:table-cell>
          <table:table-cell table:style-name="ce2" office:value-type="float" office:value="3289.44236666707" calcext:value-type="float">
            <text:p>3289.44236666707</text:p>
          </table:table-cell>
          <table:table-cell table:style-name="ce2" office:value-type="float" office:value="3289.50367364494" calcext:value-type="float">
            <text:p>3289.50367364494</text:p>
          </table:table-cell>
          <table:table-cell table:style-name="ce2" office:value-type="float" office:value="1000.03678832832" calcext:value-type="float">
            <text:p>1000.03678832832</text:p>
          </table:table-cell>
          <table:table-cell table:style-name="ce2" office:value-type="float" office:value="7.06355043025211" calcext:value-type="float">
            <text:p>7.06355043025211</text:p>
          </table:table-cell>
          <table:table-cell table:style-name="ce2" office:value-type="float" office:value="0.450903213948881" calcext:value-type="float">
            <text:p>0.450903213948881</text:p>
          </table:table-cell>
          <table:table-cell table:style-name="ce2" office:value-type="float" office:value="211427749" calcext:value-type="float">
            <text:p>21142774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SO</text:p>
          </table:table-cell>
          <table:table-cell table:style-name="ce2" office:value-type="string" calcext:value-type="string">
            <text:p>ngc2682</text:p>
          </table:table-cell>
          <table:table-cell table:style-name="ce5" office:value-type="float" office:value="6.19824605150248E+032" calcext:value-type="float">
            <text:p>6.20E+32</text:p>
          </table:table-cell>
          <table:table-cell table:style-name="ce5" office:value-type="float" office:value="1.23743401295061E+032" calcext:value-type="float">
            <text:p>1.24E+32</text:p>
          </table:table-cell>
          <table:table-cell table:style-name="ce2" office:value-type="float" office:value="6432.76994204025" calcext:value-type="float">
            <text:p>6432.76994204025</text:p>
          </table:table-cell>
          <table:table-cell table:style-name="ce2" office:value-type="float" office:value="417.687134921839" calcext:value-type="float">
            <text:p>417.687134921839</text:p>
          </table:table-cell>
          <table:table-cell table:style-name="ce2" table:number-columns-repeated="9"/>
          <table:table-cell table:style-name="ce2" office:value-type="string" calcext:value-type="string">
            <text:p>confirmed in TPF</text:p>
          </table:table-cell>
          <table:table-cell table:style-name="ce8" office:value-type="string" calcext:value-type="string">
            <text:p>211427749, mid , Pomona , 32, MB&gt;Middle , 12.7 ,http://vizier.u-strasbg.fr/cgi-bin/VizieR-5?-source=B/astorb/astorb&amp;Name===Pomona, 0.025 ,10.222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3373" calcext:value-type="float">
            <text:p>3373</text:p>
          </table:table-cell>
          <table:table-cell table:style-name="ce2" office:value-type="float" office:value="3377" calcext:value-type="float">
            <text:p>3377</text:p>
          </table:table-cell>
          <table:table-cell table:style-name="ce2" office:value-type="float" office:value="157934" calcext:value-type="float">
            <text:p>157934</text:p>
          </table:table-cell>
          <table:table-cell table:style-name="ce2" office:value-type="float" office:value="157938" calcext:value-type="float">
            <text:p>157938</text:p>
          </table:table-cell>
          <table:table-cell table:style-name="ce2" office:value-type="float" office:value="3336.09654509814" calcext:value-type="float">
            <text:p>3336.09654509814</text:p>
          </table:table-cell>
          <table:table-cell table:style-name="ce2" office:value-type="float" office:value="3336.17828531285" calcext:value-type="float">
            <text:p>3336.17828531285</text:p>
          </table:table-cell>
          <table:table-cell table:style-name="ce2" office:value-type="float" office:value="65.7943162998676" calcext:value-type="float">
            <text:p>65.7943162998676</text:p>
          </table:table-cell>
          <table:table-cell table:style-name="ce2" office:value-type="float" office:value="0.884026434339411" calcext:value-type="float">
            <text:p>0.884026434339411</text:p>
          </table:table-cell>
          <table:table-cell table:style-name="ce2" office:value-type="float" office:value="0.013956923106985" calcext:value-type="float">
            <text:p>0.013956923106985</text:p>
          </table:table-cell>
          <table:table-cell table:style-name="ce2" office:value-type="float" office:value="211427784" calcext:value-type="float">
            <text:p>21142778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SO</text:p>
          </table:table-cell>
          <table:table-cell table:style-name="ce2" office:value-type="string" calcext:value-type="string">
            <text:p>ngc2682</text:p>
          </table:table-cell>
          <table:table-cell table:style-name="ce5" office:value-type="float" office:value="2.68797906619288E+032" calcext:value-type="float">
            <text:p>2.69E+32</text:p>
          </table:table-cell>
          <table:table-cell table:style-name="ce5" office:value-type="float" office:value="4.10905474556289E+031" calcext:value-type="float">
            <text:p>4.11E+31</text:p>
          </table:table-cell>
          <table:table-cell table:style-name="ce2" office:value-type="float" office:value="5844.04729420937" calcext:value-type="float">
            <text:p>5844.04729420937</text:p>
          </table:table-cell>
          <table:table-cell table:style-name="ce2" office:value-type="float" office:value="188.00277195025" calcext:value-type="float">
            <text:p>188.00277195025</text:p>
          </table:table-cell>
          <table:table-cell table:style-name="ce2" table:number-columns-repeated="9"/>
          <table:table-cell table:style-name="ce2" office:value-type="string" calcext:value-type="string">
            <text:p>confirmed in TPF</text:p>
          </table:table-cell>
          <table:table-cell table:style-name="ce8" office:value-type="string" calcext:value-type="string">
            <text:p>211427784, mid , 1998 OL8 , 28060, MB&gt;Outer , 18.5 ,http://vizier.u-strasbg.fr/cgi-bin/VizieR-5?-source=B/astorb/astorb&amp;Name===1998%20OL8, 0.050 ,4.082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2230" calcext:value-type="float">
            <text:p>2230</text:p>
          </table:table-cell>
          <table:table-cell table:style-name="ce2" office:value-type="float" office:value="2234" calcext:value-type="float">
            <text:p>2234</text:p>
          </table:table-cell>
          <table:table-cell table:style-name="ce2" office:value-type="float" office:value="156731" calcext:value-type="float">
            <text:p>156731</text:p>
          </table:table-cell>
          <table:table-cell table:style-name="ce2" office:value-type="float" office:value="156735" calcext:value-type="float">
            <text:p>156735</text:p>
          </table:table-cell>
          <table:table-cell table:style-name="ce2" office:value-type="float" office:value="3311.51329096244" calcext:value-type="float">
            <text:p>3311.51329096244</text:p>
          </table:table-cell>
          <table:table-cell table:style-name="ce2" office:value-type="float" office:value="3311.59503296354" calcext:value-type="float">
            <text:p>3311.59503296354</text:p>
          </table:table-cell>
          <table:table-cell table:style-name="ce2" office:value-type="float" office:value="6.33812995762864" calcext:value-type="float">
            <text:p>6.33812995762864</text:p>
          </table:table-cell>
          <table:table-cell table:style-name="ce2" office:value-type="float" office:value="0.577829510858713" calcext:value-type="float">
            <text:p>0.577829510858713</text:p>
          </table:table-cell>
          <table:table-cell table:style-name="ce2" office:value-type="float" office:value="0.001026354174318" calcext:value-type="float">
            <text:p>0.001026354174318</text:p>
          </table:table-cell>
          <table:table-cell table:style-name="ce2" office:value-type="float" office:value="211947849" calcext:value-type="float">
            <text:p>21194784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SO</text:p>
          </table:table-cell>
          <table:table-cell table:style-name="ce2" office:value-type="string" calcext:value-type="string">
            <text:p>praesepe</text:p>
          </table:table-cell>
          <table:table-cell table:style-name="ce5" office:value-type="float" office:value="9.49730068332784E+031" calcext:value-type="float">
            <text:p>9.50E+31</text:p>
          </table:table-cell>
          <table:table-cell table:style-name="ce5" office:value-type="float" office:value="1.67617016982269E+031" calcext:value-type="float">
            <text:p>1.68E+31</text:p>
          </table:table-cell>
          <table:table-cell table:style-name="ce2" office:value-type="float" office:value="5078.01838757882" calcext:value-type="float">
            <text:p>5078.01838757882</text:p>
          </table:table-cell>
          <table:table-cell table:style-name="ce2" office:value-type="float" office:value="367.315110457091" calcext:value-type="float">
            <text:p>367.315110457091</text:p>
          </table:table-cell>
          <table:table-cell table:style-name="ce2" table:number-columns-repeated="9"/>
          <table:table-cell table:style-name="ce2" office:value-type="string" calcext:value-type="string">
            <text:p>confirmed in TPF</text:p>
          </table:table-cell>
          <table:table-cell table:style-name="ce8" office:value-type="string" calcext:value-type="string">
            <text:p>211947849, mid , 2000 SX66 , 87745, MB&gt;Outer , 19.9 ,http://vizier.u-strasbg.fr/cgi-bin/VizieR-5?-source=B/astorb/astorb&amp;Name===2000%20SX66, 0.074 ,10.672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648" calcext:value-type="float">
            <text:p>648</text:p>
          </table:table-cell>
          <table:table-cell table:style-name="ce2" office:value-type="float" office:value="651" calcext:value-type="float">
            <text:p>651</text:p>
          </table:table-cell>
          <table:table-cell table:style-name="ce2" office:value-type="float" office:value="162659" calcext:value-type="float">
            <text:p>162659</text:p>
          </table:table-cell>
          <table:table-cell table:style-name="ce2" office:value-type="float" office:value="162663" calcext:value-type="float">
            <text:p>162663</text:p>
          </table:table-cell>
          <table:table-cell table:style-name="ce2" office:value-type="float" office:value="3432.6447908437" calcext:value-type="float">
            <text:p>3432.6447908437</text:p>
          </table:table-cell>
          <table:table-cell table:style-name="ce2" office:value-type="float" office:value="3432.72651914296" calcext:value-type="float">
            <text:p>3432.72651914296</text:p>
          </table:table-cell>
          <table:table-cell table:style-name="ce2" office:value-type="float" office:value="2932.47971679951" calcext:value-type="float">
            <text:p>2932.47971679951</text:p>
          </table:table-cell>
          <table:table-cell table:style-name="ce2" office:value-type="float" office:value="6.87985171056891" calcext:value-type="float">
            <text:p>6.87985171056891</text:p>
          </table:table-cell>
          <table:table-cell table:style-name="ce2" office:value-type="float" office:value="1.00671140430019" calcext:value-type="float">
            <text:p>1.00671140430019</text:p>
          </table:table-cell>
          <table:table-cell table:style-name="ce2" office:value-type="float" office:value="211390071" calcext:value-type="float">
            <text:p>21139007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SO</text:p>
          </table:table-cell>
          <table:table-cell table:style-name="ce2" office:value-type="string" calcext:value-type="string">
            <text:p>ngc2682</text:p>
          </table:table-cell>
          <table:table-cell table:style-name="ce5" office:value-type="float" office:value="2.00333547970049E+031" calcext:value-type="float">
            <text:p>2.00E+31</text:p>
          </table:table-cell>
          <table:table-cell table:style-name="ce5" office:value-type="float" office:value="3.69865004235813E+030" calcext:value-type="float">
            <text:p>3.70E+30</text:p>
          </table:table-cell>
          <table:table-cell table:style-name="ce2" office:value-type="float" office:value="4088.22642178848" calcext:value-type="float">
            <text:p>4088.22642178848</text:p>
          </table:table-cell>
          <table:table-cell table:style-name="ce2" office:value-type="float" office:value="93.0703728201783" calcext:value-type="float">
            <text:p>93.0703728201783</text:p>
          </table:table-cell>
          <table:table-cell table:style-name="ce2" table:number-columns-repeated="9"/>
          <table:table-cell table:style-name="ce2" office:value-type="string" calcext:value-type="string">
            <text:p>confirmed in TPF</text:p>
          </table:table-cell>
          <table:table-cell table:style-name="ce8" office:value-type="string" calcext:value-type="string">
            <text:p>211390071, mid , Nayoro , 16463, MB&gt;Middle , 17.0 ,http://vizier.u-strasbg.fr/cgi-bin/VizieR-5?-source=B/astorb/astorb&amp;Name===Nayoro, 0.009 ,6.846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62094" calcext:value-type="float">
            <text:p>162094</text:p>
          </table:table-cell>
          <table:table-cell table:style-name="ce2" office:value-type="float" office:value="162097" calcext:value-type="float">
            <text:p>162097</text:p>
          </table:table-cell>
          <table:table-cell table:style-name="ce2" office:value-type="float" office:value="3421.10060431568" calcext:value-type="float">
            <text:p>3421.10060431568</text:p>
          </table:table-cell>
          <table:table-cell table:style-name="ce2" office:value-type="float" office:value="3421.16190125395" calcext:value-type="float">
            <text:p>3421.16190125395</text:p>
          </table:table-cell>
          <table:table-cell table:style-name="ce2" office:value-type="float" office:value="402.6339778824" calcext:value-type="float">
            <text:p>402.6339778824</text:p>
          </table:table-cell>
          <table:table-cell table:style-name="ce2" office:value-type="float" office:value="11.0590686803385" calcext:value-type="float">
            <text:p>11.0590686803385</text:p>
          </table:table-cell>
          <table:table-cell table:style-name="ce2" office:value-type="float" office:value="0.140648275943066" calcext:value-type="float">
            <text:p>0.140648275943066</text:p>
          </table:table-cell>
          <table:table-cell table:style-name="ce2" office:value-type="float" office:value="211396661" calcext:value-type="float">
            <text:p>21139666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SO</text:p>
          </table:table-cell>
          <table:table-cell table:style-name="ce2" office:value-type="string" calcext:value-type="string">
            <text:p>ngc2682</text:p>
          </table:table-cell>
          <table:table-cell table:style-name="ce5" office:value-type="float" office:value="1.34489525163108E+031" calcext:value-type="float">
            <text:p>1.34E+31</text:p>
          </table:table-cell>
          <table:table-cell table:style-name="ce5" office:value-type="float" office:value="2.6436383022887E+030" calcext:value-type="float">
            <text:p>2.64E+30</text:p>
          </table:table-cell>
          <table:table-cell table:style-name="ce2" office:value-type="float" office:value="3904.1084096891" calcext:value-type="float">
            <text:p>3904.1084096891</text:p>
          </table:table-cell>
          <table:table-cell table:style-name="ce2" office:value-type="float" office:value="93.3576491972761" calcext:value-type="float">
            <text:p>93.3576491972761</text:p>
          </table:table-cell>
          <table:table-cell table:style-name="ce2" table:number-columns-repeated="9"/>
          <table:table-cell table:style-name="ce2" office:value-type="string" calcext:value-type="string">
            <text:p>confirmed in TPF</text:p>
          </table:table-cell>
          <table:table-cell table:style-name="ce8" office:value-type="string" calcext:value-type="string">
            <text:p>211396661, mid , Kratzer , 14262, MB&gt;Inner , 18.3 ,http://vizier.u-strasbg.fr/cgi-bin/VizieR-5?-source=B/astorb/astorb&amp;Name===Kratzer, 0.004 ,7.149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2347" calcext:value-type="float">
            <text:p>2347</text:p>
          </table:table-cell>
          <table:table-cell table:style-name="ce2" office:value-type="float" office:value="2351" calcext:value-type="float">
            <text:p>2351</text:p>
          </table:table-cell>
          <table:table-cell table:style-name="ce2" office:value-type="float" office:value="164433" calcext:value-type="float">
            <text:p>164433</text:p>
          </table:table-cell>
          <table:table-cell table:style-name="ce2" office:value-type="float" office:value="164437" calcext:value-type="float">
            <text:p>164437</text:p>
          </table:table-cell>
          <table:table-cell table:style-name="ce2" office:value-type="float" office:value="3468.89077470446" calcext:value-type="float">
            <text:p>3468.89077470446</text:p>
          </table:table-cell>
          <table:table-cell table:style-name="ce2" office:value-type="float" office:value="3468.97250138449" calcext:value-type="float">
            <text:p>3468.97250138449</text:p>
          </table:table-cell>
          <table:table-cell table:style-name="ce2" office:value-type="float" office:value="166.451960287821" calcext:value-type="float">
            <text:p>166.451960287821</text:p>
          </table:table-cell>
          <table:table-cell table:style-name="ce2" office:value-type="float" office:value="24.0362929624705" calcext:value-type="float">
            <text:p>24.0362929624705</text:p>
          </table:table-cell>
          <table:table-cell table:style-name="ce2" office:value-type="float" office:value="0.025545848324935" calcext:value-type="float">
            <text:p>0.025545848324935</text:p>
          </table:table-cell>
          <table:table-cell table:style-name="ce2" office:value-type="float" office:value="200233473" calcext:value-type="float">
            <text:p>20023347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SO</text:p>
          </table:table-cell>
          <table:table-cell table:style-name="ce2" office:value-type="string" calcext:value-type="string">
            <text:p>ngc2682</text:p>
          </table:table-cell>
          <table:table-cell table:style-name="ce5" office:value-type="float" office:value="1.09041589664548E+032" calcext:value-type="float">
            <text:p>1.09E+32</text:p>
          </table:table-cell>
          <table:table-cell table:style-name="ce5" office:value-type="float" office:value="1.86914421868276E+031" calcext:value-type="float">
            <text:p>1.87E+31</text:p>
          </table:table-cell>
          <table:table-cell table:style-name="ce2" office:value-type="float" office:value="5210.15652336557" calcext:value-type="float">
            <text:p>5210.15652336557</text:p>
          </table:table-cell>
          <table:table-cell table:style-name="ce2" office:value-type="float" office:value="250.271175850522" calcext:value-type="float">
            <text:p>250.271175850522</text:p>
          </table:table-cell>
          <table:table-cell table:style-name="ce2" table:number-columns-repeated="9"/>
          <table:table-cell table:style-name="ce2" office:value-type="string" calcext:value-type="string">
            <text:p>confirmed in TPF</text:p>
          </table:table-cell>
          <table:table-cell table:style-name="ce8" office:value-type="string" calcext:value-type="string">
            <text:p>200233473, mid , 1989 YA2 , 30808, MB&gt;Middle , 18.3 ,http://vizier.u-strasbg.fr/cgi-bin/VizieR-5?-source=B/astorb/astorb&amp;Name===1989%20YA2, 0.027 ,22.742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2357" calcext:value-type="float">
            <text:p>2357</text:p>
          </table:table-cell>
          <table:table-cell table:style-name="ce2" office:value-type="float" office:value="2360" calcext:value-type="float">
            <text:p>2360</text:p>
          </table:table-cell>
          <table:table-cell table:style-name="ce2" office:value-type="float" office:value="164444" calcext:value-type="float">
            <text:p>164444</text:p>
          </table:table-cell>
          <table:table-cell table:style-name="ce2" office:value-type="float" office:value="164447" calcext:value-type="float">
            <text:p>164447</text:p>
          </table:table-cell>
          <table:table-cell table:style-name="ce2" office:value-type="float" office:value="3469.11553013031" calcext:value-type="float">
            <text:p>3469.11553013031</text:p>
          </table:table-cell>
          <table:table-cell table:style-name="ce2" office:value-type="float" office:value="3469.17682506484" calcext:value-type="float">
            <text:p>3469.17682506484</text:p>
          </table:table-cell>
          <table:table-cell table:style-name="ce2" office:value-type="float" office:value="39.0960605184312" calcext:value-type="float">
            <text:p>39.0960605184312</text:p>
          </table:table-cell>
          <table:table-cell table:style-name="ce2" office:value-type="float" office:value="5.19684378629726" calcext:value-type="float">
            <text:p>5.19684378629726</text:p>
          </table:table-cell>
          <table:table-cell table:style-name="ce2" office:value-type="float" office:value="0.009740092359926" calcext:value-type="float">
            <text:p>0.009740092359926</text:p>
          </table:table-cell>
          <table:table-cell table:style-name="ce2" office:value-type="float" office:value="200233625" calcext:value-type="float">
            <text:p>20023362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SO</text:p>
          </table:table-cell>
          <table:table-cell table:style-name="ce2" office:value-type="string" calcext:value-type="string">
            <text:p>ngc2682</text:p>
          </table:table-cell>
          <table:table-cell table:style-name="ce5" office:value-type="float" office:value="3.62341221094747E+032" calcext:value-type="float">
            <text:p>3.62E+32</text:p>
          </table:table-cell>
          <table:table-cell table:style-name="ce5" office:value-type="float" office:value="1.14063569147715E+032" calcext:value-type="float">
            <text:p>1.14E+32</text:p>
          </table:table-cell>
          <table:table-cell table:style-name="ce2" office:value-type="float" office:value="5969.36817678958" calcext:value-type="float">
            <text:p>5969.36817678958</text:p>
          </table:table-cell>
          <table:table-cell table:style-name="ce2" office:value-type="float" office:value="385.881235074504" calcext:value-type="float">
            <text:p>385.881235074504</text:p>
          </table:table-cell>
          <table:table-cell table:style-name="ce2" table:number-columns-repeated="9"/>
          <table:table-cell table:style-name="ce2" office:value-type="string" calcext:value-type="string">
            <text:p>confirmed in TPF</text:p>
          </table:table-cell>
          <table:table-cell table:style-name="ce8" office:value-type="string" calcext:value-type="string">
            <text:p>200233625, mid , 1989 YA2 , 30808, MB&gt;Middle , 18.3 ,http://vizier.u-strasbg.fr/cgi-bin/VizieR-5?-source=B/astorb/astorb&amp;Name===1989%20YA2, 0.027 ,38.633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629" calcext:value-type="float">
            <text:p>629</text:p>
          </table:table-cell>
          <table:table-cell table:style-name="ce2" office:value-type="float" office:value="634" calcext:value-type="float">
            <text:p>634</text:p>
          </table:table-cell>
          <table:table-cell table:style-name="ce2" office:value-type="float" office:value="162640" calcext:value-type="float">
            <text:p>162640</text:p>
          </table:table-cell>
          <table:table-cell table:style-name="ce2" office:value-type="float" office:value="162645" calcext:value-type="float">
            <text:p>162645</text:p>
          </table:table-cell>
          <table:table-cell table:style-name="ce2" office:value-type="float" office:value="3432.2565795573" calcext:value-type="float">
            <text:p>3432.2565795573</text:p>
          </table:table-cell>
          <table:table-cell table:style-name="ce2" office:value-type="float" office:value="3432.35873984269" calcext:value-type="float">
            <text:p>3432.35873984269</text:p>
          </table:table-cell>
          <table:table-cell table:style-name="ce2" office:value-type="float" office:value="91.3057931094983" calcext:value-type="float">
            <text:p>91.3057931094983</text:p>
          </table:table-cell>
          <table:table-cell table:style-name="ce2" office:value-type="float" office:value="1.00151924122028" calcext:value-type="float">
            <text:p>1.00151924122028</text:p>
          </table:table-cell>
          <table:table-cell table:style-name="ce2" office:value-type="float" office:value="0.012882159431017" calcext:value-type="float">
            <text:p>0.012882159431017</text:p>
          </table:table-cell>
          <table:table-cell table:style-name="ce2" office:value-type="float" office:value="211388537" calcext:value-type="float">
            <text:p>21138853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SO</text:p>
          </table:table-cell>
          <table:table-cell table:style-name="ce2" office:value-type="string" calcext:value-type="string">
            <text:p>ngc2682</text:p>
          </table:table-cell>
          <table:table-cell table:style-name="ce5" office:value-type="float" office:value="7.89952727637761E+031" calcext:value-type="float">
            <text:p>7.90E+31</text:p>
          </table:table-cell>
          <table:table-cell table:style-name="ce5" office:value-type="float" office:value="1.26333268879323E+031" calcext:value-type="float">
            <text:p>1.26E+31</text:p>
          </table:table-cell>
          <table:table-cell table:style-name="ce2" office:value-type="float" office:value="4976.69943106672" calcext:value-type="float">
            <text:p>4976.69943106672</text:p>
          </table:table-cell>
          <table:table-cell table:style-name="ce2" office:value-type="float" office:value="140.581466944654" calcext:value-type="float">
            <text:p>140.581466944654</text:p>
          </table:table-cell>
          <table:table-cell table:style-name="ce2" office:value-type="string" calcext:value-type="string">
            <text:p>BP-RP outlier</text:p>
          </table:table-cell>
          <table:table-cell table:style-name="ce2" table:number-columns-repeated="8"/>
          <table:table-cell table:style-name="ce2" office:value-type="string" calcext:value-type="string">
            <text:p>confirmed in TPF</text:p>
          </table:table-cell>
          <table:table-cell table:style-name="ce8" office:value-type="string" calcext:value-type="string">
            <text:p>211388537, mid , Nayoro , 16463, MB&gt;Middle , 17.0 ,http://vizier.u-strasbg.fr/cgi-bin/VizieR-5?-source=B/astorb/astorb&amp;Name===Nayoro, 0.009 ,15.622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1089" calcext:value-type="float">
            <text:p>1089</text:p>
          </table:table-cell>
          <table:table-cell table:style-name="ce2" office:value-type="float" office:value="1093" calcext:value-type="float">
            <text:p>1093</text:p>
          </table:table-cell>
          <table:table-cell table:style-name="ce2" office:value-type="float" office:value="163123" calcext:value-type="float">
            <text:p>163123</text:p>
          </table:table-cell>
          <table:table-cell table:style-name="ce2" office:value-type="float" office:value="163127" calcext:value-type="float">
            <text:p>163127</text:p>
          </table:table-cell>
          <table:table-cell table:style-name="ce2" office:value-type="float" office:value="3442.12470515203" calcext:value-type="float">
            <text:p>3442.12470515203</text:p>
          </table:table-cell>
          <table:table-cell table:style-name="ce2" office:value-type="float" office:value="3442.20643216699" calcext:value-type="float">
            <text:p>3442.20643216699</text:p>
          </table:table-cell>
          <table:table-cell table:style-name="ce2" office:value-type="float" office:value="37.4475921312111" calcext:value-type="float">
            <text:p>37.4475921312111</text:p>
          </table:table-cell>
          <table:table-cell table:style-name="ce2" office:value-type="float" office:value="1.04227747791899" calcext:value-type="float">
            <text:p>1.04227747791899</text:p>
          </table:table-cell>
          <table:table-cell table:style-name="ce2" office:value-type="float" office:value="0.008852914654699" calcext:value-type="float">
            <text:p>0.008852914654699</text:p>
          </table:table-cell>
          <table:table-cell table:style-name="ce2" office:value-type="float" office:value="212017486" calcext:value-type="float">
            <text:p>21201748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SO</text:p>
          </table:table-cell>
          <table:table-cell table:style-name="ce2" office:value-type="string" calcext:value-type="string">
            <text:p>praesepe</text:p>
          </table:table-cell>
          <table:table-cell table:style-name="ce5" office:value-type="float" office:value="1.43981786121792E+031" calcext:value-type="float">
            <text:p>1.44E+31</text:p>
          </table:table-cell>
          <table:table-cell table:style-name="ce5" office:value-type="float" office:value="4.20415574139655E+030" calcext:value-type="float">
            <text:p>4.20E+30</text:p>
          </table:table-cell>
          <table:table-cell table:style-name="ce2" office:value-type="float" office:value="3966.45302756862" calcext:value-type="float">
            <text:p>3966.45302756862</text:p>
          </table:table-cell>
          <table:table-cell table:style-name="ce2" office:value-type="float" office:value="374.167437875731" calcext:value-type="float">
            <text:p>374.167437875731</text:p>
          </table:table-cell>
          <table:table-cell table:style-name="ce2" table:number-columns-repeated="9"/>
          <table:table-cell table:style-name="ce2" office:value-type="string" calcext:value-type="string">
            <text:p>confirmed in TPF</text:p>
          </table:table-cell>
          <table:table-cell table:style-name="ce8" office:value-type="string" calcext:value-type="string">
            <text:p>212017486, mid , Perth , 3953, MB&gt;Inner , 18.1 ,http://vizier.u-strasbg.fr/cgi-bin/VizieR-5?-source=B/astorb/astorb&amp;Name===Perth, 0.013 ,4.96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104320" calcext:value-type="float">
            <text:p>104320</text:p>
          </table:table-cell>
          <table:table-cell table:style-name="ce2" office:value-type="float" office:value="104325" calcext:value-type="float">
            <text:p>104325</text:p>
          </table:table-cell>
          <table:table-cell table:style-name="ce2" office:value-type="float" office:value="2240.56958868742" calcext:value-type="float">
            <text:p>2240.56958868742</text:p>
          </table:table-cell>
          <table:table-cell table:style-name="ce2" table:formula="of:=SUM(([.G26]+[.E26])/2)" office:value-type="float" office:value="2240.6206690225" calcext:value-type="float">
            <text:p>2240.6206690225</text:p>
          </table:table-cell>
          <table:table-cell table:style-name="ce2" office:value-type="float" office:value="2240.67174935757" calcext:value-type="float">
            <text:p>2240.67174935757</text:p>
          </table:table-cell>
          <table:table-cell table:style-name="ce2" office:value-type="float" office:value="1434.91969083061" calcext:value-type="float">
            <text:p>1434.91969083061</text:p>
          </table:table-cell>
          <table:table-cell table:style-name="ce2" office:value-type="float" office:value="14.7909161151144" calcext:value-type="float">
            <text:p>14.7909161151144</text:p>
          </table:table-cell>
          <table:table-cell table:style-name="ce2" office:value-type="float" office:value="0.327418205703087" calcext:value-type="float">
            <text:p>0.327418205703087</text:p>
          </table:table-cell>
          <table:table-cell table:style-name="ce2" office:value-type="float" office:value="210700098" calcext:value-type="float">
            <text:p>210700098</text:p>
          </table:table-cell>
          <table:table-cell table:style-name="ce2" office:value-type="string" calcext:value-type="string">
            <text:p>210700098,64.641045,18.364698,12x11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40.56958868742" calcext:value-type="float">
            <text:p>2240.56958868742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26]+[.E26])/2)" office:value-type="float" office:value="2240.6206690225" calcext:value-type="float">
            <text:p>2240.6206690225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40.67174935757" calcext:value-type="float">
            <text:p>2240.6717493575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hyades</text:p>
          </table:table-cell>
          <table:table-cell table:style-name="ce5" office:value-type="float" office:value="4.43286062126984E+029" calcext:value-type="float">
            <text:p>4.43E+29</text:p>
          </table:table-cell>
          <table:table-cell table:style-name="ce5" office:value-type="float" office:value="2.56413593179589E+029" calcext:value-type="float">
            <text:p>2.56E+29</text:p>
          </table:table-cell>
          <table:table-cell table:style-name="ce2" office:value-type="float" office:value="3117.63029343511" calcext:value-type="float">
            <text:p>3117.63029343511</text:p>
          </table:table-cell>
          <table:table-cell table:style-name="ce2" office:value-type="float" office:value="134.463390596268" calcext:value-type="float">
            <text:p>134.463390596268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0700098, mid , Zeissia , 851, MB&gt;Inner , 14.6 ,http://vizier.u-strasbg.fr/cgi-bin/VizieR-5?-source=B/astorb/astorb&amp;Name===Zeissia, 0.019 ,8.211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1543" calcext:value-type="float">
            <text:p>1543</text:p>
          </table:table-cell>
          <table:table-cell table:style-name="ce2" office:value-type="float" office:value="1546" calcext:value-type="float">
            <text:p>1546</text:p>
          </table:table-cell>
          <table:table-cell table:style-name="ce2" office:value-type="float" office:value="105354" calcext:value-type="float">
            <text:p>105354</text:p>
          </table:table-cell>
          <table:table-cell table:style-name="ce2" office:value-type="float" office:value="105357" calcext:value-type="float">
            <text:p>105357</text:p>
          </table:table-cell>
          <table:table-cell table:style-name="ce2" office:value-type="float" office:value="2261.69545142056" calcext:value-type="float">
            <text:p>2261.69545142056</text:p>
          </table:table-cell>
          <table:table-cell table:style-name="ce2" table:formula="of:=SUM(([.G27]+[.E27])/2)" office:value-type="float" office:value="2261.72609885406" calcext:value-type="float">
            <text:p>2261.72609885406</text:p>
          </table:table-cell>
          <table:table-cell table:style-name="ce2" office:value-type="float" office:value="2261.75674628757" calcext:value-type="float">
            <text:p>2261.75674628757</text:p>
          </table:table-cell>
          <table:table-cell table:style-name="ce2" office:value-type="float" office:value="59.79172039979" calcext:value-type="float">
            <text:p>59.79172039979</text:p>
          </table:table-cell>
          <table:table-cell table:style-name="ce2" office:value-type="float" office:value="3.28903803821591" calcext:value-type="float">
            <text:p>3.28903803821591</text:p>
          </table:table-cell>
          <table:table-cell table:style-name="ce2" office:value-type="float" office:value="0.018341584906829" calcext:value-type="float">
            <text:p>0.018341584906829</text:p>
          </table:table-cell>
          <table:table-cell table:style-name="ce2" office:value-type="float" office:value="210762863" calcext:value-type="float">
            <text:p>210762863</text:p>
          </table:table-cell>
          <table:table-cell table:style-name="ce2" office:value-type="string" calcext:value-type="string">
            <text:p>210762863,56.049615,19.305363,10x9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61.69545142056" calcext:value-type="float">
            <text:p>2261.69545142056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27]+[.E27])/2)" office:value-type="float" office:value="2261.72609885406" calcext:value-type="float">
            <text:p>2261.7260988540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61.75674628757" calcext:value-type="float">
            <text:p>2261.7567462875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leiades</text:p>
          </table:table-cell>
          <table:table-cell table:style-name="ce5" office:value-type="float" office:value="6.48027211221382E+030" calcext:value-type="float">
            <text:p>6.48E+30</text:p>
          </table:table-cell>
          <table:table-cell table:style-name="ce5" office:value-type="float" office:value="1.40612614937326E+030" calcext:value-type="float">
            <text:p>1.41E+30</text:p>
          </table:table-cell>
          <table:table-cell table:style-name="ce2" office:value-type="float" office:value="3692.55937549389" calcext:value-type="float">
            <text:p>3692.55937549389</text:p>
          </table:table-cell>
          <table:table-cell table:style-name="ce2" office:value-type="float" office:value="167.344749355546" calcext:value-type="float">
            <text:p>167.344749355546</text:p>
          </table:table-cell>
          <table:table-cell table:style-name="ce2"/>
          <table:table-cell table:style-name="ce2" office:value-type="string" calcext:value-type="string">
            <text:p>not visible in TPF</text:p>
          </table:table-cell>
          <table:table-cell table:style-name="ce2" office:value-type="string" calcext:value-type="string">
            <text:p>210762863, mid , 2008 EA64 , 325118, MB&gt;Middle , 22.0 ,http://vizier.u-strasbg.fr/cgi-bin/VizieR-5?-source=B/astorb/astorb&amp;Name===2008%20EA64, 0.705 ,13.616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946" calcext:value-type="float">
            <text:p>946</text:p>
          </table:table-cell>
          <table:table-cell table:style-name="ce2" office:value-type="float" office:value="104726" calcext:value-type="float">
            <text:p>104726</text:p>
          </table:table-cell>
          <table:table-cell table:style-name="ce2" office:value-type="float" office:value="104730" calcext:value-type="float">
            <text:p>104730</text:p>
          </table:table-cell>
          <table:table-cell table:style-name="ce2" office:value-type="float" office:value="2248.86458284149" calcext:value-type="float">
            <text:p>2248.86458284149</text:p>
          </table:table-cell>
          <table:table-cell table:style-name="ce2" table:formula="of:=SUM(([.G28]+[.E28])/2)" office:value-type="float" office:value="2248.90544653238" calcext:value-type="float">
            <text:p>2248.90544653238</text:p>
          </table:table-cell>
          <table:table-cell table:style-name="ce2" office:value-type="float" office:value="2248.94631022328" calcext:value-type="float">
            <text:p>2248.94631022328</text:p>
          </table:table-cell>
          <table:table-cell table:style-name="ce2" office:value-type="float" office:value="48.5233183634871" calcext:value-type="float">
            <text:p>48.5233183634871</text:p>
          </table:table-cell>
          <table:table-cell table:style-name="ce2" office:value-type="float" office:value="2.34152794128015" calcext:value-type="float">
            <text:p>2.34152794128015</text:p>
          </table:table-cell>
          <table:table-cell table:style-name="ce2" office:value-type="float" office:value="0.012580988328957" calcext:value-type="float">
            <text:p>0.012580988328957</text:p>
          </table:table-cell>
          <table:table-cell table:style-name="ce2" office:value-type="float" office:value="210863683" calcext:value-type="float">
            <text:p>210863683</text:p>
          </table:table-cell>
          <table:table-cell table:style-name="ce2" office:value-type="string" calcext:value-type="string">
            <text:p>210863683,58.42923,20.833479,10x9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48.86458284149" calcext:value-type="float">
            <text:p>2248.86458284149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28]+[.E28])/2)" office:value-type="float" office:value="2248.90544653238" calcext:value-type="float">
            <text:p>2248.9054465323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48.94631022328" calcext:value-type="float">
            <text:p>2248.946310223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leiades</text:p>
          </table:table-cell>
          <table:table-cell table:style-name="ce5" office:value-type="float" office:value="1.35914487024472E+031" calcext:value-type="float">
            <text:p>1.36E+31</text:p>
          </table:table-cell>
          <table:table-cell table:style-name="ce5" office:value-type="float" office:value="2.58400179726078E+030" calcext:value-type="float">
            <text:p>2.58E+30</text:p>
          </table:table-cell>
          <table:table-cell table:style-name="ce2" office:value-type="float" office:value="3898.87997495232" calcext:value-type="float">
            <text:p>3898.87997495232</text:p>
          </table:table-cell>
          <table:table-cell table:style-name="ce2" office:value-type="float" office:value="107.819428940271" calcext:value-type="float">
            <text:p>107.819428940271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0863683, mid , 2000 QV139 , 122453, MB&gt;Middle , 20.6 ,http://vizier.u-strasbg.fr/cgi-bin/VizieR-5?-source=B/astorb/astorb&amp;Name===2000%20QV139, 0.349 ,18.428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2758" calcext:value-type="float">
            <text:p>2758</text:p>
          </table:table-cell>
          <table:table-cell table:style-name="ce2" office:value-type="float" office:value="2761" calcext:value-type="float">
            <text:p>2761</text:p>
          </table:table-cell>
          <table:table-cell table:style-name="ce2" office:value-type="float" office:value="106642" calcext:value-type="float">
            <text:p>106642</text:p>
          </table:table-cell>
          <table:table-cell table:style-name="ce2" office:value-type="float" office:value="106646" calcext:value-type="float">
            <text:p>106646</text:p>
          </table:table-cell>
          <table:table-cell table:style-name="ce2" office:value-type="float" office:value="2288.01126970947" calcext:value-type="float">
            <text:p>2288.01126970947</text:p>
          </table:table-cell>
          <table:table-cell table:style-name="ce2" table:formula="of:=SUM(([.G29]+[.E29])/2)" office:value-type="float" office:value="2288.0521329292" calcext:value-type="float">
            <text:p>2288.0521329292</text:p>
          </table:table-cell>
          <table:table-cell table:style-name="ce2" office:value-type="float" office:value="2288.09299614893" calcext:value-type="float">
            <text:p>2288.09299614893</text:p>
          </table:table-cell>
          <table:table-cell table:style-name="ce2" office:value-type="float" office:value="77.9113053800371" calcext:value-type="float">
            <text:p>77.9113053800371</text:p>
          </table:table-cell>
          <table:table-cell table:style-name="ce2" office:value-type="float" office:value="2.54750792090332" calcext:value-type="float">
            <text:p>2.54750792090332</text:p>
          </table:table-cell>
          <table:table-cell table:style-name="ce2" office:value-type="float" office:value="0.017244665669445" calcext:value-type="float">
            <text:p>0.017244665669445</text:p>
          </table:table-cell>
          <table:table-cell table:style-name="ce2" office:value-type="float" office:value="210872505" calcext:value-type="float">
            <text:p>210872505</text:p>
          </table:table-cell>
          <table:table-cell table:style-name="ce2" office:value-type="string" calcext:value-type="string">
            <text:p>210872505,55.147155,20.965772,12x11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88.01126970947" calcext:value-type="float">
            <text:p>2288.01126970947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29]+[.E29])/2)" office:value-type="float" office:value="2288.0521329292" calcext:value-type="float">
            <text:p>2288.052132929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88.09299614893" calcext:value-type="float">
            <text:p>2288.0929961489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leiades</text:p>
          </table:table-cell>
          <table:table-cell table:style-name="ce5" office:value-type="float" office:value="2.14131293583536E+030" calcext:value-type="float">
            <text:p>2.14E+30</text:p>
          </table:table-cell>
          <table:table-cell table:style-name="ce5" office:value-type="float" office:value="6.70811628597484E+029" calcext:value-type="float">
            <text:p>6.71E+29</text:p>
          </table:table-cell>
          <table:table-cell table:style-name="ce2" office:value-type="float" office:value="3423.69491244664" calcext:value-type="float">
            <text:p>3423.69491244664</text:p>
          </table:table-cell>
          <table:table-cell table:style-name="ce2" office:value-type="float" office:value="83.6287339462254" calcext:value-type="float">
            <text:p>83.6287339462254</text:p>
          </table:table-cell>
          <table:table-cell table:style-name="ce2"/>
          <table:table-cell table:style-name="ce2" office:value-type="string" calcext:value-type="string">
            <text:p>not visible in TPF</text:p>
          </table:table-cell>
          <table:table-cell table:style-name="ce2" office:value-type="string" calcext:value-type="string">
            <text:p>210872505, mid , 2014 TB20 , -, MB&gt;Inner , 23.1 ,http://vizier.u-strasbg.fr/cgi-bin/VizieR-5?-source=B/astorb/astorb&amp;Name===2014%20TB20, 0.673 ,11.7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1873" calcext:value-type="float">
            <text:p>1873</text:p>
          </table:table-cell>
          <table:table-cell table:style-name="ce2" office:value-type="float" office:value="1876" calcext:value-type="float">
            <text:p>1876</text:p>
          </table:table-cell>
          <table:table-cell table:style-name="ce2" office:value-type="float" office:value="105694" calcext:value-type="float">
            <text:p>105694</text:p>
          </table:table-cell>
          <table:table-cell table:style-name="ce2" office:value-type="float" office:value="105698" calcext:value-type="float">
            <text:p>105698</text:p>
          </table:table-cell>
          <table:table-cell table:style-name="ce2" office:value-type="float" office:value="2268.64244126626" calcext:value-type="float">
            <text:p>2268.64244126626</text:p>
          </table:table-cell>
          <table:table-cell table:style-name="ce2" table:formula="of:=SUM(([.G30]+[.E30])/2)" office:value-type="float" office:value="2268.68330449178" calcext:value-type="float">
            <text:p>2268.68330449178</text:p>
          </table:table-cell>
          <table:table-cell table:style-name="ce2" office:value-type="float" office:value="2268.7241677173" calcext:value-type="float">
            <text:p>2268.7241677173</text:p>
          </table:table-cell>
          <table:table-cell table:style-name="ce2" office:value-type="float" office:value="130.256927916456" calcext:value-type="float">
            <text:p>130.256927916456</text:p>
          </table:table-cell>
          <table:table-cell table:style-name="ce2" office:value-type="float" office:value="1.41714594312905" calcext:value-type="float">
            <text:p>1.41714594312905</text:p>
          </table:table-cell>
          <table:table-cell table:style-name="ce2" office:value-type="float" office:value="0.032975335554195" calcext:value-type="float">
            <text:p>0.032975335554195</text:p>
          </table:table-cell>
          <table:table-cell table:style-name="ce2" office:value-type="float" office:value="210963935" calcext:value-type="float">
            <text:p>210963935</text:p>
          </table:table-cell>
          <table:table-cell table:style-name="ce2" office:value-type="string" calcext:value-type="string">
            <text:p>210963935,57.76629,22.404753,12x11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68.64244126626" calcext:value-type="float">
            <text:p>2268.64244126626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30]+[.E30])/2)" office:value-type="float" office:value="2268.68330449178" calcext:value-type="float">
            <text:p>2268.6833044917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68.7241677173" calcext:value-type="float">
            <text:p>2268.724167717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leiades</text:p>
          </table:table-cell>
          <table:table-cell table:style-name="ce5" office:value-type="float" office:value="9.15583982432646E+030" calcext:value-type="float">
            <text:p>9.16E+30</text:p>
          </table:table-cell>
          <table:table-cell table:style-name="ce5" office:value-type="float" office:value="2.59111293446673E+030" calcext:value-type="float">
            <text:p>2.59E+30</text:p>
          </table:table-cell>
          <table:table-cell table:style-name="ce2" office:value-type="float" office:value="3795.89629934694" calcext:value-type="float">
            <text:p>3795.89629934694</text:p>
          </table:table-cell>
          <table:table-cell table:style-name="ce2" office:value-type="float" office:value="145.455785023051" calcext:value-type="float">
            <text:p>145.455785023051</text:p>
          </table:table-cell>
          <table:table-cell table:style-name="ce2"/>
          <table:table-cell table:style-name="ce2" office:value-type="string" calcext:value-type="string">
            <text:p>not visible in TPF</text:p>
          </table:table-cell>
          <table:table-cell table:style-name="ce2" office:value-type="string" calcext:value-type="string">
            <text:p>210963935, mid , 2014 WY1 , -, MB&gt;Outer , 22.5 ,http://vizier.u-strasbg.fr/cgi-bin/VizieR-5?-source=B/astorb/astorb&amp;Name===2014%20WY1, 0.125 ,8.005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1337" calcext:value-type="float">
            <text:p>1337</text:p>
          </table:table-cell>
          <table:table-cell table:style-name="ce2" office:value-type="float" office:value="1340" calcext:value-type="float">
            <text:p>1340</text:p>
          </table:table-cell>
          <table:table-cell table:style-name="ce2" office:value-type="float" office:value="105141" calcext:value-type="float">
            <text:p>105141</text:p>
          </table:table-cell>
          <table:table-cell table:style-name="ce2" office:value-type="float" office:value="105144" calcext:value-type="float">
            <text:p>105144</text:p>
          </table:table-cell>
          <table:table-cell table:style-name="ce2" office:value-type="float" office:value="2257.34335566702" calcext:value-type="float">
            <text:p>2257.34335566702</text:p>
          </table:table-cell>
          <table:table-cell table:style-name="ce2" table:formula="of:=SUM(([.G31]+[.E31])/2)" office:value-type="float" office:value="2257.37400314546" calcext:value-type="float">
            <text:p>2257.37400314546</text:p>
          </table:table-cell>
          <table:table-cell table:style-name="ce2" office:value-type="float" office:value="2257.4046506239" calcext:value-type="float">
            <text:p>2257.4046506239</text:p>
          </table:table-cell>
          <table:table-cell table:style-name="ce2" office:value-type="float" office:value="67.4954230045639" calcext:value-type="float">
            <text:p>67.4954230045639</text:p>
          </table:table-cell>
          <table:table-cell table:style-name="ce2" office:value-type="float" office:value="0.859045703129566" calcext:value-type="float">
            <text:p>0.859045703129566</text:p>
          </table:table-cell>
          <table:table-cell table:style-name="ce2" office:value-type="float" office:value="0.027267086381835" calcext:value-type="float">
            <text:p>0.027267086381835</text:p>
          </table:table-cell>
          <table:table-cell table:style-name="ce2" office:value-type="float" office:value="210971138" calcext:value-type="float">
            <text:p>210971138</text:p>
          </table:table-cell>
          <table:table-cell table:style-name="ce2" office:value-type="string" calcext:value-type="string">
            <text:p>210971138,53.29371,22.522041,12x11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57.34335566702" calcext:value-type="float">
            <text:p>2257.34335566702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31]+[.E31])/2)" office:value-type="float" office:value="2257.37400314546" calcext:value-type="float">
            <text:p>2257.3740031454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57.4046506239" calcext:value-type="float">
            <text:p>2257.404650623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leiades</text:p>
          </table:table-cell>
          <table:table-cell table:style-name="ce5" office:value-type="float" office:value="4.96514637184309E+030" calcext:value-type="float">
            <text:p>4.97E+30</text:p>
          </table:table-cell>
          <table:table-cell table:style-name="ce5" office:value-type="float" office:value="9.37463423008966E+029" calcext:value-type="float">
            <text:p>9.37E+29</text:p>
          </table:table-cell>
          <table:table-cell table:style-name="ce2" office:value-type="float" office:value="3581.89023580638" calcext:value-type="float">
            <text:p>3581.89023580638</text:p>
          </table:table-cell>
          <table:table-cell table:style-name="ce2" office:value-type="float" office:value="71.6945701964804" calcext:value-type="float">
            <text:p>71.6945701964804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0971138, mid , Degas , 6673, MB&gt;Inner , 18.0 ,http://vizier.u-strasbg.fr/cgi-bin/VizieR-5?-source=B/astorb/astorb&amp;Name===Degas, 0.196 ,11.7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513" calcext:value-type="float">
            <text:p>513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104276" calcext:value-type="float">
            <text:p>104276</text:p>
          </table:table-cell>
          <table:table-cell table:style-name="ce2" office:value-type="float" office:value="104279" calcext:value-type="float">
            <text:p>104279</text:p>
          </table:table-cell>
          <table:table-cell table:style-name="ce2" office:value-type="float" office:value="2239.66991830865" calcext:value-type="float">
            <text:p>2239.66991830865</text:p>
          </table:table-cell>
          <table:table-cell table:style-name="ce2" table:formula="of:=SUM(([.G32]+[.E32])/2)" office:value-type="float" office:value="2239.70056625298" calcext:value-type="float">
            <text:p>2239.70056625298</text:p>
          </table:table-cell>
          <table:table-cell table:style-name="ce2" office:value-type="float" office:value="2239.73121419732" calcext:value-type="float">
            <text:p>2239.73121419732</text:p>
          </table:table-cell>
          <table:table-cell table:style-name="ce2" office:value-type="float" office:value="5.55618410311117" calcext:value-type="float">
            <text:p>5.55618410311117</text:p>
          </table:table-cell>
          <table:table-cell table:style-name="ce2" office:value-type="float" office:value="0.281250461665024" calcext:value-type="float">
            <text:p>0.281250461665024</text:p>
          </table:table-cell>
          <table:table-cell table:style-name="ce2" office:value-type="float" office:value="0.001123869577258" calcext:value-type="float">
            <text:p>0.001123869577258</text:p>
          </table:table-cell>
          <table:table-cell table:style-name="ce2" office:value-type="float" office:value="210971338" calcext:value-type="float">
            <text:p>210971338</text:p>
          </table:table-cell>
          <table:table-cell table:style-name="ce2" office:value-type="string" calcext:value-type="string">
            <text:p>210971338,54.11778,22.525573,15x13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39.66991830865" calcext:value-type="float">
            <text:p>2239.66991830865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32]+[.E32])/2)" office:value-type="float" office:value="2239.70056625298" calcext:value-type="float">
            <text:p>2239.7005662529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39.73121419732" calcext:value-type="float">
            <text:p>2239.731214197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leiades</text:p>
          </table:table-cell>
          <table:table-cell table:style-name="ce5" office:value-type="float" office:value="8.80150654851462E+031" calcext:value-type="float">
            <text:p>8.80E+31</text:p>
          </table:table-cell>
          <table:table-cell table:style-name="ce5" office:value-type="float" office:value="1.52893564324475E+031" calcext:value-type="float">
            <text:p>1.53E+31</text:p>
          </table:table-cell>
          <table:table-cell table:style-name="ce2" office:value-type="float" office:value="5057.82182021676" calcext:value-type="float">
            <text:p>5057.82182021676</text:p>
          </table:table-cell>
          <table:table-cell table:style-name="ce2" office:value-type="float" office:value="125.936553812871" calcext:value-type="float">
            <text:p>125.936553812871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0971338, mid , 2001 XQ99 , 94764, MB&gt;Inner , 18.7 ,http://vizier.u-strasbg.fr/cgi-bin/VizieR-5?-source=B/astorb/astorb&amp;Name===2001%20XQ99, 0.127 ,4.239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1275" calcext:value-type="float">
            <text:p>1275</text:p>
          </table:table-cell>
          <table:table-cell table:style-name="ce2" office:value-type="float" office:value="1278" calcext:value-type="float">
            <text:p>1278</text:p>
          </table:table-cell>
          <table:table-cell table:style-name="ce2" office:value-type="float" office:value="105076" calcext:value-type="float">
            <text:p>105076</text:p>
          </table:table-cell>
          <table:table-cell table:style-name="ce2" office:value-type="float" office:value="105079" calcext:value-type="float">
            <text:p>105079</text:p>
          </table:table-cell>
          <table:table-cell table:style-name="ce2" office:value-type="float" office:value="2256.01570524443" calcext:value-type="float">
            <text:p>2256.01570524443</text:p>
          </table:table-cell>
          <table:table-cell table:style-name="ce2" table:formula="of:=SUM(([.G33]+[.E33])/2)" office:value-type="float" office:value="2256.04635288509" calcext:value-type="float">
            <text:p>2256.04635288509</text:p>
          </table:table-cell>
          <table:table-cell table:style-name="ce2" office:value-type="float" office:value="2256.07700052576" calcext:value-type="float">
            <text:p>2256.07700052576</text:p>
          </table:table-cell>
          <table:table-cell table:style-name="ce2" office:value-type="float" office:value="251.961091172357" calcext:value-type="float">
            <text:p>251.961091172357</text:p>
          </table:table-cell>
          <table:table-cell table:style-name="ce2" office:value-type="float" office:value="3.05553141186752" calcext:value-type="float">
            <text:p>3.05553141186752</text:p>
          </table:table-cell>
          <table:table-cell table:style-name="ce2" office:value-type="float" office:value="0.082033699837021" calcext:value-type="float">
            <text:p>0.082033699837021</text:p>
          </table:table-cell>
          <table:table-cell table:style-name="ce2" office:value-type="float" office:value="210974893" calcext:value-type="float">
            <text:p>210974893</text:p>
          </table:table-cell>
          <table:table-cell table:style-name="ce2" office:value-type="string" calcext:value-type="string">
            <text:p>210974893,58.02321,22.582048,11x11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56.01570524443" calcext:value-type="float">
            <text:p>2256.01570524443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33]+[.E33])/2)" office:value-type="float" office:value="2256.04635288509" calcext:value-type="float">
            <text:p>2256.04635288509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56.07700052576" calcext:value-type="float">
            <text:p>2256.0770005257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leiades</text:p>
          </table:table-cell>
          <table:table-cell table:style-name="ce5" office:value-type="float" office:value="1.8457691885354E+030" calcext:value-type="float">
            <text:p>1.85E+30</text:p>
          </table:table-cell>
          <table:table-cell table:style-name="ce5" office:value-type="float" office:value="5.73896761075E+029" calcext:value-type="float">
            <text:p>5.74E+29</text:p>
          </table:table-cell>
          <table:table-cell table:style-name="ce2" office:value-type="float" office:value="3392.75841267371" calcext:value-type="float">
            <text:p>3392.75841267371</text:p>
          </table:table-cell>
          <table:table-cell table:style-name="ce2" office:value-type="float" office:value="78.9021199231726" calcext:value-type="float">
            <text:p>78.9021199231726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0974893, mid , Danjon , 1594, MB&gt;Inner , 16.4 ,http://vizier.u-strasbg.fr/cgi-bin/VizieR-5?-source=B/astorb/astorb&amp;Name===Danjon, 0.184 ,7.112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1678" calcext:value-type="float">
            <text:p>1678</text:p>
          </table:table-cell>
          <table:table-cell table:style-name="ce2" office:value-type="float" office:value="1681" calcext:value-type="float">
            <text:p>1681</text:p>
          </table:table-cell>
          <table:table-cell table:style-name="ce2" office:value-type="float" office:value="105493" calcext:value-type="float">
            <text:p>105493</text:p>
          </table:table-cell>
          <table:table-cell table:style-name="ce2" office:value-type="float" office:value="105496" calcext:value-type="float">
            <text:p>105496</text:p>
          </table:table-cell>
          <table:table-cell table:style-name="ce2" office:value-type="float" office:value="2264.53559672007" calcext:value-type="float">
            <text:p>2264.53559672007</text:p>
          </table:table-cell>
          <table:table-cell table:style-name="ce2" table:formula="of:=SUM(([.G34]+[.E34])/2)" office:value-type="float" office:value="2264.56624414205" calcext:value-type="float">
            <text:p>2264.56624414205</text:p>
          </table:table-cell>
          <table:table-cell table:style-name="ce2" office:value-type="float" office:value="2264.59689156403" calcext:value-type="float">
            <text:p>2264.59689156403</text:p>
          </table:table-cell>
          <table:table-cell table:style-name="ce2" office:value-type="float" office:value="345.653585306216" calcext:value-type="float">
            <text:p>345.653585306216</text:p>
          </table:table-cell>
          <table:table-cell table:style-name="ce2" office:value-type="float" office:value="2.40982665145367" calcext:value-type="float">
            <text:p>2.40982665145367</text:p>
          </table:table-cell>
          <table:table-cell table:style-name="ce2" office:value-type="float" office:value="0.118057932303955" calcext:value-type="float">
            <text:p>0.118057932303955</text:p>
          </table:table-cell>
          <table:table-cell table:style-name="ce2" office:value-type="float" office:value="210991032" calcext:value-type="float">
            <text:p>210991032</text:p>
          </table:table-cell>
          <table:table-cell table:style-name="ce2" office:value-type="string" calcext:value-type="string">
            <text:p>210991032,56.86512,22.831503,11x10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64.53559672007" calcext:value-type="float">
            <text:p>2264.53559672007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34]+[.E34])/2)" office:value-type="float" office:value="2264.56624414205" calcext:value-type="float">
            <text:p>2264.56624414205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64.59689156403" calcext:value-type="float">
            <text:p>2264.5968915640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leiades</text:p>
          </table:table-cell>
          <table:table-cell table:style-name="ce5" office:value-type="float" office:value="1.16673886681284E+030" calcext:value-type="float">
            <text:p>1.17E+30</text:p>
          </table:table-cell>
          <table:table-cell table:style-name="ce5" office:value-type="float" office:value="4.0679439668799E+029" calcext:value-type="float">
            <text:p>4.07E+29</text:p>
          </table:table-cell>
          <table:table-cell table:style-name="ce2" office:value-type="float" office:value="3307.32741830375" calcext:value-type="float">
            <text:p>3307.32741830375</text:p>
          </table:table-cell>
          <table:table-cell table:style-name="ce2" office:value-type="float" office:value="83.4620536961879" calcext:value-type="float">
            <text:p>83.4620536961879</text:p>
          </table:table-cell>
          <table:table-cell table:style-name="ce2"/>
          <table:table-cell table:style-name="ce2" office:value-type="string" calcext:value-type="string">
            <text:p>not visible in TPF</text:p>
          </table:table-cell>
          <table:table-cell table:style-name="ce2" office:value-type="string" calcext:value-type="string">
            <text:p>210991032, mid , 2014 WK90 , -, MB&gt;Outer , 22.8 ,http://vizier.u-strasbg.fr/cgi-bin/VizieR-5?-source=B/astorb/astorb&amp;Name===2014%20WK90, 7.168 ,5.014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float" office:value="104082" calcext:value-type="float">
            <text:p>104082</text:p>
          </table:table-cell>
          <table:table-cell table:style-name="ce2" office:value-type="float" office:value="104085" calcext:value-type="float">
            <text:p>104085</text:p>
          </table:table-cell>
          <table:table-cell table:style-name="ce2" office:value-type="float" office:value="2235.70629339809" calcext:value-type="float">
            <text:p>2235.70629339809</text:p>
          </table:table-cell>
          <table:table-cell table:style-name="ce2" table:formula="of:=SUM(([.G35]+[.E35])/2)" office:value-type="float" office:value="2235.73694157991" calcext:value-type="float">
            <text:p>2235.73694157991</text:p>
          </table:table-cell>
          <table:table-cell table:style-name="ce2" office:value-type="float" office:value="2235.76758976174" calcext:value-type="float">
            <text:p>2235.76758976174</text:p>
          </table:table-cell>
          <table:table-cell table:style-name="ce2" office:value-type="float" office:value="1210.67450371045" calcext:value-type="float">
            <text:p>1210.67450371045</text:p>
          </table:table-cell>
          <table:table-cell table:style-name="ce2" office:value-type="float" office:value="9.38617410306857" calcext:value-type="float">
            <text:p>9.38617410306857</text:p>
          </table:table-cell>
          <table:table-cell table:style-name="ce2" office:value-type="float" office:value="0.462140701183422" calcext:value-type="float">
            <text:p>0.462140701183422</text:p>
          </table:table-cell>
          <table:table-cell table:style-name="ce2" office:value-type="float" office:value="211001183" calcext:value-type="float">
            <text:p>211001183</text:p>
          </table:table-cell>
          <table:table-cell table:style-name="ce2" office:value-type="string" calcext:value-type="string">
            <text:p>211001183,56.970255,22.992828,12x10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35.70629339809" calcext:value-type="float">
            <text:p>2235.70629339809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35]+[.E35])/2)" office:value-type="float" office:value="2235.73694157991" calcext:value-type="float">
            <text:p>2235.73694157991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35.76758976174" calcext:value-type="float">
            <text:p>2235.7675897617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leiades</text:p>
          </table:table-cell>
          <table:table-cell table:style-name="ce5" office:value-type="float" office:value="2.13232082537727E+029" calcext:value-type="float">
            <text:p>2.13E+29</text:p>
          </table:table-cell>
          <table:table-cell table:style-name="ce5" office:value-type="float" office:value="1.09686862166956E+029" calcext:value-type="float">
            <text:p>1.10E+29</text:p>
          </table:table-cell>
          <table:table-cell table:style-name="ce2" office:value-type="float" office:value="3026.53022512347" calcext:value-type="float">
            <text:p>3026.53022512347</text:p>
          </table:table-cell>
          <table:table-cell table:style-name="ce2" office:value-type="float" office:value="122.180212313059" calcext:value-type="float">
            <text:p>122.180212313059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001183, mid , Solov\'yanenko , 6755, MB&gt;Inner , 16.7 ,http://vizier.u-strasbg.fr/cgi-bin/VizieR-5?-source=B/astorb/astorb&amp;Name===Solov\'yanenko, 0.219 ,3.545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103982" calcext:value-type="float">
            <text:p>103982</text:p>
          </table:table-cell>
          <table:table-cell table:style-name="ce2" office:value-type="float" office:value="103986" calcext:value-type="float">
            <text:p>103986</text:p>
          </table:table-cell>
          <table:table-cell table:style-name="ce2" office:value-type="float" office:value="2233.66310272813" calcext:value-type="float">
            <text:p>2233.66310272813</text:p>
          </table:table-cell>
          <table:table-cell table:style-name="ce2" table:formula="of:=SUM(([.G36]+[.E36])/2)" office:value-type="float" office:value="2233.70396714482" calcext:value-type="float">
            <text:p>2233.70396714482</text:p>
          </table:table-cell>
          <table:table-cell table:style-name="ce2" office:value-type="float" office:value="2233.7448315615" calcext:value-type="float">
            <text:p>2233.7448315615</text:p>
          </table:table-cell>
          <table:table-cell table:style-name="ce2" office:value-type="float" office:value="1569.56789695231" calcext:value-type="float">
            <text:p>1569.56789695231</text:p>
          </table:table-cell>
          <table:table-cell table:style-name="ce2" office:value-type="float" office:value="7.78248095371658" calcext:value-type="float">
            <text:p>7.78248095371658</text:p>
          </table:table-cell>
          <table:table-cell table:style-name="ce2" office:value-type="float" office:value="0.382401910154141" calcext:value-type="float">
            <text:p>0.382401910154141</text:p>
          </table:table-cell>
          <table:table-cell table:style-name="ce2" office:value-type="float" office:value="211004548" calcext:value-type="float">
            <text:p>211004548</text:p>
          </table:table-cell>
          <table:table-cell table:style-name="ce2" office:value-type="string" calcext:value-type="string">
            <text:p>211004548,57.356655,23.047316,11x10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33.66310272813" calcext:value-type="float">
            <text:p>2233.66310272813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36]+[.E36])/2)" office:value-type="float" office:value="2233.70396714482" calcext:value-type="float">
            <text:p>2233.7039671448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33.7448315615" calcext:value-type="float">
            <text:p>2233.74483156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leiades</text:p>
          </table:table-cell>
          <table:table-cell table:style-name="ce5" office:value-type="float" office:value="4.28763631008993E+029" calcext:value-type="float">
            <text:p>4.29E+29</text:p>
          </table:table-cell>
          <table:table-cell table:style-name="ce5" office:value-type="float" office:value="1.48862475855936E+029" calcext:value-type="float">
            <text:p>1.49E+29</text:p>
          </table:table-cell>
          <table:table-cell table:style-name="ce2" office:value-type="float" office:value="3136.22993927502" calcext:value-type="float">
            <text:p>3136.22993927502</text:p>
          </table:table-cell>
          <table:table-cell table:style-name="ce2" office:value-type="float" office:value="71.9842346840066" calcext:value-type="float">
            <text:p>71.9842346840066</text:p>
          </table:table-cell>
          <table:table-cell table:style-name="ce2"/>
          <table:table-cell table:style-name="ce2" office:value-type="string" calcext:value-type="string">
            <text:p>both flare and SSO in aperture = <text:s/>combi</text:p>
          </table:table-cell>
          <table:table-cell table:style-name="ce2" office:value-type="string" calcext:value-type="string">
            <text:p>211004548, mid , 2004 HM47 , 184114, MB&gt;Middle , 20.9 ,http://vizier.u-strasbg.fr/cgi-bin/VizieR-5?-source=B/astorb/astorb&amp;Name===2004%20HM47, 0.163 ,18.052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float" office:value="104424" calcext:value-type="float">
            <text:p>104424</text:p>
          </table:table-cell>
          <table:table-cell table:style-name="ce2" office:value-type="float" office:value="104427" calcext:value-type="float">
            <text:p>104427</text:p>
          </table:table-cell>
          <table:table-cell table:style-name="ce2" office:value-type="float" office:value="2242.69398638712" calcext:value-type="float">
            <text:p>2242.69398638712</text:p>
          </table:table-cell>
          <table:table-cell table:style-name="ce2" table:formula="of:=SUM(([.G37]+[.E37])/2)" office:value-type="float" office:value="2242.7246342956" calcext:value-type="float">
            <text:p>2242.7246342956</text:p>
          </table:table-cell>
          <table:table-cell table:style-name="ce2" office:value-type="float" office:value="2242.75528220408" calcext:value-type="float">
            <text:p>2242.75528220408</text:p>
          </table:table-cell>
          <table:table-cell table:style-name="ce2" office:value-type="float" office:value="229.408193520623" calcext:value-type="float">
            <text:p>229.408193520623</text:p>
          </table:table-cell>
          <table:table-cell table:style-name="ce2" office:value-type="float" office:value="7.88951012636174" calcext:value-type="float">
            <text:p>7.88951012636174</text:p>
          </table:table-cell>
          <table:table-cell table:style-name="ce2" office:value-type="float" office:value="0.048892202362886" calcext:value-type="float">
            <text:p>0.048892202362886</text:p>
          </table:table-cell>
          <table:table-cell table:style-name="ce2" office:value-type="float" office:value="211010854" calcext:value-type="float">
            <text:p>211010854</text:p>
          </table:table-cell>
          <table:table-cell table:style-name="ce2" office:value-type="string" calcext:value-type="string">
            <text:p>211010854,56.038785,23.146425,11x10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42.69398638712" calcext:value-type="float">
            <text:p>2242.69398638712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37]+[.E37])/2)" office:value-type="float" office:value="2242.7246342956" calcext:value-type="float">
            <text:p>2242.724634295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42.75528220408" calcext:value-type="float">
            <text:p>2242.7552822040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leiades</text:p>
          </table:table-cell>
          <table:table-cell table:style-name="ce5" office:value-type="float" office:value="5.60381932769173E+029" calcext:value-type="float">
            <text:p>5.60E+29</text:p>
          </table:table-cell>
          <table:table-cell table:style-name="ce5" office:value-type="float" office:value="1.55069577413172E+029" calcext:value-type="float">
            <text:p>1.55E+29</text:p>
          </table:table-cell>
          <table:table-cell table:style-name="ce2" office:value-type="float" office:value="3181.30705033566" calcext:value-type="float">
            <text:p>3181.30705033566</text:p>
          </table:table-cell>
          <table:table-cell table:style-name="ce2" office:value-type="float" office:value="51.1688299983023" calcext:value-type="float">
            <text:p>51.1688299983023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010854, mid , 2001 TE28 , 57549, MB&gt;Middle , 19.0 ,http://vizier.u-strasbg.fr/cgi-bin/VizieR-5?-source=B/astorb/astorb&amp;Name===2001%20TE28, 0.192 ,4.965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1632" calcext:value-type="float">
            <text:p>1632</text:p>
          </table:table-cell>
          <table:table-cell table:style-name="ce2" office:value-type="float" office:value="1636" calcext:value-type="float">
            <text:p>1636</text:p>
          </table:table-cell>
          <table:table-cell table:style-name="ce2" office:value-type="float" office:value="105446" calcext:value-type="float">
            <text:p>105446</text:p>
          </table:table-cell>
          <table:table-cell table:style-name="ce2" office:value-type="float" office:value="105450" calcext:value-type="float">
            <text:p>105450</text:p>
          </table:table-cell>
          <table:table-cell table:style-name="ce2" office:value-type="float" office:value="2263.57523946203" calcext:value-type="float">
            <text:p>2263.57523946203</text:p>
          </table:table-cell>
          <table:table-cell table:style-name="ce2" table:formula="of:=SUM(([.G38]+[.E38])/2)" office:value-type="float" office:value="2263.6161027475" calcext:value-type="float">
            <text:p>2263.6161027475</text:p>
          </table:table-cell>
          <table:table-cell table:style-name="ce2" office:value-type="float" office:value="2263.65696603298" calcext:value-type="float">
            <text:p>2263.65696603298</text:p>
          </table:table-cell>
          <table:table-cell table:style-name="ce2" office:value-type="float" office:value="29.4433705536233" calcext:value-type="float">
            <text:p>29.4433705536233</text:p>
          </table:table-cell>
          <table:table-cell table:style-name="ce2" office:value-type="float" office:value="0.93700209297985" calcext:value-type="float">
            <text:p>0.93700209297985</text:p>
          </table:table-cell>
          <table:table-cell table:style-name="ce2" office:value-type="float" office:value="0.005626433102491" calcext:value-type="float">
            <text:p>0.005626433102491</text:p>
          </table:table-cell>
          <table:table-cell table:style-name="ce2" office:value-type="float" office:value="211030439" calcext:value-type="float">
            <text:p>211030439</text:p>
          </table:table-cell>
          <table:table-cell table:style-name="ce2" office:value-type="string" calcext:value-type="string">
            <text:p>211030439,55.90248,23.45394,13x11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63.57523946203" calcext:value-type="float">
            <text:p>2263.57523946203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38]+[.E38])/2)" office:value-type="float" office:value="2263.6161027475" calcext:value-type="float">
            <text:p>2263.6161027475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63.65696603298" calcext:value-type="float">
            <text:p>2263.6569660329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leiades</text:p>
          </table:table-cell>
          <table:table-cell table:style-name="ce5" office:value-type="float" office:value="1.14740337937689E+031" calcext:value-type="float">
            <text:p>1.15E+31</text:p>
          </table:table-cell>
          <table:table-cell table:style-name="ce5" office:value-type="float" office:value="2.52963512139576E+030" calcext:value-type="float">
            <text:p>2.53E+30</text:p>
          </table:table-cell>
          <table:table-cell table:style-name="ce2" office:value-type="float" office:value="3840.88345201528" calcext:value-type="float">
            <text:p>3840.88345201528</text:p>
          </table:table-cell>
          <table:table-cell table:style-name="ce2" office:value-type="float" office:value="115.681653756489" calcext:value-type="float">
            <text:p>115.681653756489</text:p>
          </table:table-cell>
          <table:table-cell table:style-name="ce2"/>
          <table:table-cell table:style-name="ce2" office:value-type="string" calcext:value-type="string">
            <text:p>combi SSO in aperture</text:p>
          </table:table-cell>
          <table:table-cell table:style-name="ce2" office:value-type="string" calcext:value-type="string">
            <text:p>211030439, mid , 2001 NO20 , 146331, MB&gt;Middle , 20.3 ,http://vizier.u-strasbg.fr/cgi-bin/VizieR-5?-source=B/astorb/astorb&amp;Name===2001%20NO20, 0.439 ,14.681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104202" calcext:value-type="float">
            <text:p>104202</text:p>
          </table:table-cell>
          <table:table-cell table:style-name="ce2" office:value-type="float" office:value="104205" calcext:value-type="float">
            <text:p>104205</text:p>
          </table:table-cell>
          <table:table-cell table:style-name="ce2" office:value-type="float" office:value="2238.15815928471" calcext:value-type="float">
            <text:p>2238.15815928471</text:p>
          </table:table-cell>
          <table:table-cell table:style-name="ce2" table:formula="of:=SUM(([.G39]+[.E39])/2)" office:value-type="float" office:value="2238.18880738551" calcext:value-type="float">
            <text:p>2238.18880738551</text:p>
          </table:table-cell>
          <table:table-cell table:style-name="ce2" office:value-type="float" office:value="2238.21945548631" calcext:value-type="float">
            <text:p>2238.21945548631</text:p>
          </table:table-cell>
          <table:table-cell table:style-name="ce2" office:value-type="float" office:value="39.6076443180197" calcext:value-type="float">
            <text:p>39.6076443180197</text:p>
          </table:table-cell>
          <table:table-cell table:style-name="ce2" office:value-type="float" office:value="5.85195904340788" calcext:value-type="float">
            <text:p>5.85195904340788</text:p>
          </table:table-cell>
          <table:table-cell table:style-name="ce2" office:value-type="float" office:value="0.014081397798211" calcext:value-type="float">
            <text:p>0.014081397798211</text:p>
          </table:table-cell>
          <table:table-cell table:style-name="ce2" office:value-type="float" office:value="211039634" calcext:value-type="float">
            <text:p>211039634</text:p>
          </table:table-cell>
          <table:table-cell table:style-name="ce2" office:value-type="string" calcext:value-type="string">
            <text:p>211039634,57.08259,23.603347,12x11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38.15815928471" calcext:value-type="float">
            <text:p>2238.15815928471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39]+[.E39])/2)" office:value-type="float" office:value="2238.18880738551" calcext:value-type="float">
            <text:p>2238.18880738551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38.21945548631" calcext:value-type="float">
            <text:p>2238.2194554863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leiades</text:p>
          </table:table-cell>
          <table:table-cell table:style-name="ce5" office:value-type="float" office:value="2.47649173792738E+030" calcext:value-type="float">
            <text:p>2.48E+30</text:p>
          </table:table-cell>
          <table:table-cell table:style-name="ce5" office:value-type="float" office:value="6.73056280234316E+029" calcext:value-type="float">
            <text:p>6.73E+29</text:p>
          </table:table-cell>
          <table:table-cell table:style-name="ce2" office:value-type="float" office:value="3453.06960756914" calcext:value-type="float">
            <text:p>3453.06960756914</text:p>
          </table:table-cell>
          <table:table-cell table:style-name="ce2" office:value-type="float" office:value="68.5998710250744" calcext:value-type="float">
            <text:p>68.5998710250744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039634, mid , 1993 NN1 , 37617, MB&gt;Inner , 19.4 ,http://vizier.u-strasbg.fr/cgi-bin/VizieR-5?-source=B/astorb/astorb&amp;Name===1993%20NN1, 0.407 ,5.374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1406" calcext:value-type="float">
            <text:p>1406</text:p>
          </table:table-cell>
          <table:table-cell table:style-name="ce2" office:value-type="float" office:value="1409" calcext:value-type="float">
            <text:p>1409</text:p>
          </table:table-cell>
          <table:table-cell table:style-name="ce2" office:value-type="float" office:value="105213" calcext:value-type="float">
            <text:p>105213</text:p>
          </table:table-cell>
          <table:table-cell table:style-name="ce2" office:value-type="float" office:value="105216" calcext:value-type="float">
            <text:p>105216</text:p>
          </table:table-cell>
          <table:table-cell table:style-name="ce2" office:value-type="float" office:value="2258.81478594127" calcext:value-type="float">
            <text:p>2258.81478594127</text:p>
          </table:table-cell>
          <table:table-cell table:style-name="ce2" table:formula="of:=SUM(([.G40]+[.E40])/2)" office:value-type="float" office:value="2258.84543346884" calcext:value-type="float">
            <text:p>2258.84543346884</text:p>
          </table:table-cell>
          <table:table-cell table:style-name="ce2" office:value-type="float" office:value="2258.87608099641" calcext:value-type="float">
            <text:p>2258.87608099641</text:p>
          </table:table-cell>
          <table:table-cell table:style-name="ce2" office:value-type="float" office:value="58.923174475251" calcext:value-type="float">
            <text:p>58.923174475251</text:p>
          </table:table-cell>
          <table:table-cell table:style-name="ce2" office:value-type="float" office:value="1.97919382805644" calcext:value-type="float">
            <text:p>1.97919382805644</text:p>
          </table:table-cell>
          <table:table-cell table:style-name="ce2" office:value-type="float" office:value="0.015363708766773" calcext:value-type="float">
            <text:p>0.015363708766773</text:p>
          </table:table-cell>
          <table:table-cell table:style-name="ce2" office:value-type="float" office:value="211047980" calcext:value-type="float">
            <text:p>211047980</text:p>
          </table:table-cell>
          <table:table-cell table:style-name="ce2" office:value-type="string" calcext:value-type="string">
            <text:p>211047980,57.274365,23.739812,12x11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58.81478594127" calcext:value-type="float">
            <text:p>2258.81478594127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40]+[.E40])/2)" office:value-type="float" office:value="2258.84543346884" calcext:value-type="float">
            <text:p>2258.84543346884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58.87608099641" calcext:value-type="float">
            <text:p>2258.8760809964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leiades</text:p>
          </table:table-cell>
          <table:table-cell table:style-name="ce5" office:value-type="float" office:value="2.17998909967259E+030" calcext:value-type="float">
            <text:p>2.18E+30</text:p>
          </table:table-cell>
          <table:table-cell table:style-name="ce5" office:value-type="float" office:value="6.14155832148242E+029" calcext:value-type="float">
            <text:p>6.14E+29</text:p>
          </table:table-cell>
          <table:table-cell table:style-name="ce2" office:value-type="float" office:value="3427.39620196187" calcext:value-type="float">
            <text:p>3427.39620196187</text:p>
          </table:table-cell>
          <table:table-cell table:style-name="ce2" office:value-type="float" office:value="70.4179713741579" calcext:value-type="float">
            <text:p>70.4179713741579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047980, mid , 2006 QK49 , 261999, MB&gt;Inner , 21.3 ,http://vizier.u-strasbg.fr/cgi-bin/VizieR-5?-source=B/astorb/astorb&amp;Name===2006%20QK49, 0.730 ,28.498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2286" calcext:value-type="float">
            <text:p>2286</text:p>
          </table:table-cell>
          <table:table-cell table:style-name="ce2" office:value-type="float" office:value="2289" calcext:value-type="float">
            <text:p>2289</text:p>
          </table:table-cell>
          <table:table-cell table:style-name="ce2" office:value-type="float" office:value="106120" calcext:value-type="float">
            <text:p>106120</text:p>
          </table:table-cell>
          <table:table-cell table:style-name="ce2" office:value-type="float" office:value="106123" calcext:value-type="float">
            <text:p>106123</text:p>
          </table:table-cell>
          <table:table-cell table:style-name="ce2" office:value-type="float" office:value="2277.34621290284" calcext:value-type="float">
            <text:p>2277.34621290284</text:p>
          </table:table-cell>
          <table:table-cell table:style-name="ce2" table:formula="of:=SUM(([.G41]+[.E41])/2)" office:value-type="float" office:value="2277.37686023474" calcext:value-type="float">
            <text:p>2277.37686023474</text:p>
          </table:table-cell>
          <table:table-cell table:style-name="ce2" office:value-type="float" office:value="2277.40750756665" calcext:value-type="float">
            <text:p>2277.40750756665</text:p>
          </table:table-cell>
          <table:table-cell table:style-name="ce2" office:value-type="float" office:value="302.271038537884" calcext:value-type="float">
            <text:p>302.271038537884</text:p>
          </table:table-cell>
          <table:table-cell table:style-name="ce2" office:value-type="float" office:value="8.294669059536" calcext:value-type="float">
            <text:p>8.294669059536</text:p>
          </table:table-cell>
          <table:table-cell table:style-name="ce2" office:value-type="float" office:value="0.080811307241186" calcext:value-type="float">
            <text:p>0.080811307241186</text:p>
          </table:table-cell>
          <table:table-cell table:style-name="ce2" office:value-type="float" office:value="211053549" calcext:value-type="float">
            <text:p>211053549</text:p>
          </table:table-cell>
          <table:table-cell table:style-name="ce2" office:value-type="string" calcext:value-type="string">
            <text:p>211053549,56.80692,23.83153,12x11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77.34621290284" calcext:value-type="float">
            <text:p>2277.34621290284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41]+[.E41])/2)" office:value-type="float" office:value="2277.37686023474" calcext:value-type="float">
            <text:p>2277.37686023474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77.40750756665" calcext:value-type="float">
            <text:p>2277.4075075666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leiades</text:p>
          </table:table-cell>
          <table:table-cell table:style-name="ce5" office:value-type="float" office:value="1.08669163679744E+030" calcext:value-type="float">
            <text:p>1.09E+30</text:p>
          </table:table-cell>
          <table:table-cell table:style-name="ce5" office:value-type="float" office:value="3.61782165665678E+029" calcext:value-type="float">
            <text:p>3.62E+29</text:p>
          </table:table-cell>
          <table:table-cell table:style-name="ce2" office:value-type="float" office:value="3293.62927842073" calcext:value-type="float">
            <text:p>3293.62927842073</text:p>
          </table:table-cell>
          <table:table-cell table:style-name="ce2" office:value-type="float" office:value="76.8391904146954" calcext:value-type="float">
            <text:p>76.8391904146954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053549, mid , Raphaela , 708, MB&gt;Middle , 15.7 ,http://vizier.u-strasbg.fr/cgi-bin/VizieR-5?-source=B/astorb/astorb&amp;Name===Raphaela, 0.114 ,6.897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1287" calcext:value-type="float">
            <text:p>1287</text:p>
          </table:table-cell>
          <table:table-cell table:style-name="ce2" office:value-type="float" office:value="1290" calcext:value-type="float">
            <text:p>1290</text:p>
          </table:table-cell>
          <table:table-cell table:style-name="ce2" office:value-type="float" office:value="105090" calcext:value-type="float">
            <text:p>105090</text:p>
          </table:table-cell>
          <table:table-cell table:style-name="ce2" office:value-type="float" office:value="105093" calcext:value-type="float">
            <text:p>105093</text:p>
          </table:table-cell>
          <table:table-cell table:style-name="ce2" office:value-type="float" office:value="2256.30171191601" calcext:value-type="float">
            <text:p>2256.30171191601</text:p>
          </table:table-cell>
          <table:table-cell table:style-name="ce2" table:formula="of:=SUM(([.G42]+[.E42])/2)" office:value-type="float" office:value="2256.33235950143" calcext:value-type="float">
            <text:p>2256.33235950143</text:p>
          </table:table-cell>
          <table:table-cell table:style-name="ce2" office:value-type="float" office:value="2256.36300708686" calcext:value-type="float">
            <text:p>2256.36300708686</text:p>
          </table:table-cell>
          <table:table-cell table:style-name="ce2" office:value-type="float" office:value="179.266657269949" calcext:value-type="float">
            <text:p>179.266657269949</text:p>
          </table:table-cell>
          <table:table-cell table:style-name="ce2" office:value-type="float" office:value="4.52973382241195" calcext:value-type="float">
            <text:p>4.52973382241195</text:p>
          </table:table-cell>
          <table:table-cell table:style-name="ce2" office:value-type="float" office:value="0.050580204832655" calcext:value-type="float">
            <text:p>0.050580204832655</text:p>
          </table:table-cell>
          <table:table-cell table:style-name="ce2" office:value-type="float" office:value="211059658" calcext:value-type="float">
            <text:p>211059658</text:p>
          </table:table-cell>
          <table:table-cell table:style-name="ce2" office:value-type="string" calcext:value-type="string">
            <text:p>211059658,57.551805,23.926838,12x11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56.30171191601" calcext:value-type="float">
            <text:p>2256.30171191601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42]+[.E42])/2)" office:value-type="float" office:value="2256.33235950143" calcext:value-type="float">
            <text:p>2256.33235950143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56.36300708686" calcext:value-type="float">
            <text:p>2256.3630070868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leiades</text:p>
          </table:table-cell>
          <table:table-cell table:style-name="ce5" office:value-type="float" office:value="4.11060742093656E+029" calcext:value-type="float">
            <text:p>4.11E+29</text:p>
          </table:table-cell>
          <table:table-cell table:style-name="ce5" office:value-type="float" office:value="1.26612468855424E+029" calcext:value-type="float">
            <text:p>1.27E+29</text:p>
          </table:table-cell>
          <table:table-cell table:style-name="ce2" office:value-type="float" office:value="3129.45864256207" calcext:value-type="float">
            <text:p>3129.45864256207</text:p>
          </table:table-cell>
          <table:table-cell table:style-name="ce2" office:value-type="float" office:value="60.052732928257" calcext:value-type="float">
            <text:p>60.052732928257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059658, mid , Giovannipratesi , 6509, MB&gt;Middle , 16.6 ,http://vizier.u-strasbg.fr/cgi-bin/VizieR-5?-source=B/astorb/astorb&amp;Name===Giovannipratesi, 0.339 ,11.553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821" calcext:value-type="float">
            <text:p>821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float" office:value="104599" calcext:value-type="float">
            <text:p>104599</text:p>
          </table:table-cell>
          <table:table-cell table:style-name="ce2" office:value-type="float" office:value="104602" calcext:value-type="float">
            <text:p>104602</text:p>
          </table:table-cell>
          <table:table-cell table:style-name="ce2" office:value-type="float" office:value="2246.26960940914" calcext:value-type="float">
            <text:p>2246.26960940914</text:p>
          </table:table-cell>
          <table:table-cell table:style-name="ce2" table:formula="of:=SUM(([.G43]+[.E43])/2)" office:value-type="float" office:value="2246.30025727566" calcext:value-type="float">
            <text:p>2246.30025727566</text:p>
          </table:table-cell>
          <table:table-cell table:style-name="ce2" office:value-type="float" office:value="2246.33090514217" calcext:value-type="float">
            <text:p>2246.33090514217</text:p>
          </table:table-cell>
          <table:table-cell table:style-name="ce2" office:value-type="float" office:value="105.426128566997" calcext:value-type="float">
            <text:p>105.426128566997</text:p>
          </table:table-cell>
          <table:table-cell table:style-name="ce2" office:value-type="float" office:value="18.5329792675921" calcext:value-type="float">
            <text:p>18.5329792675921</text:p>
          </table:table-cell>
          <table:table-cell table:style-name="ce2" office:value-type="float" office:value="0.023916834218374" calcext:value-type="float">
            <text:p>0.023916834218374</text:p>
          </table:table-cell>
          <table:table-cell table:style-name="ce2" office:value-type="float" office:value="211061207" calcext:value-type="float">
            <text:p>211061207</text:p>
          </table:table-cell>
          <table:table-cell table:style-name="ce2" office:value-type="string" calcext:value-type="string">
            <text:p>211061207,56.412435,23.950315,11x10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46.26960940914" calcext:value-type="float">
            <text:p>2246.26960940914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43]+[.E43])/2)" office:value-type="float" office:value="2246.30025727566" calcext:value-type="float">
            <text:p>2246.3002572756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46.33090514217" calcext:value-type="float">
            <text:p>2246.330905142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leiades</text:p>
          </table:table-cell>
          <table:table-cell table:style-name="ce5" office:value-type="float" office:value="5.51214638653759E+029" calcext:value-type="float">
            <text:p>5.51E+29</text:p>
          </table:table-cell>
          <table:table-cell table:style-name="ce5" office:value-type="float" office:value="4.08317019967491E+029" calcext:value-type="float">
            <text:p>4.08E+29</text:p>
          </table:table-cell>
          <table:table-cell table:style-name="ce2" office:value-type="float" office:value="3178.59360910959" calcext:value-type="float">
            <text:p>3178.59360910959</text:p>
          </table:table-cell>
          <table:table-cell table:style-name="ce2" office:value-type="float" office:value="180.305214770497" calcext:value-type="float">
            <text:p>180.305214770497</text:p>
          </table:table-cell>
          <table:table-cell table:style-name="ce2"/>
          <table:table-cell table:style-name="ce2" office:value-type="string" calcext:value-type="string">
            <text:p>not visible in TPF</text:p>
          </table:table-cell>
          <table:table-cell table:style-name="ce2" office:value-type="string" calcext:value-type="string">
            <text:p>211061207, mid , 2014 UM27 , -, MB&gt;Outer , 21.6 ,http://vizier.u-strasbg.fr/cgi-bin/VizieR-5?-source=B/astorb/astorb&amp;Name===2014%20UM27, 0.222 ,6.808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1229" calcext:value-type="float">
            <text:p>1229</text:p>
          </table:table-cell>
          <table:table-cell table:style-name="ce2" office:value-type="float" office:value="1232" calcext:value-type="float">
            <text:p>1232</text:p>
          </table:table-cell>
          <table:table-cell table:style-name="ce2" office:value-type="float" office:value="105028" calcext:value-type="float">
            <text:p>105028</text:p>
          </table:table-cell>
          <table:table-cell table:style-name="ce2" office:value-type="float" office:value="105031" calcext:value-type="float">
            <text:p>105031</text:p>
          </table:table-cell>
          <table:table-cell table:style-name="ce2" office:value-type="float" office:value="2255.03473366883" calcext:value-type="float">
            <text:p>2255.03473366883</text:p>
          </table:table-cell>
          <table:table-cell table:style-name="ce2" table:formula="of:=SUM(([.G44]+[.E44])/2)" office:value-type="float" office:value="2255.06538123307" calcext:value-type="float">
            <text:p>2255.06538123307</text:p>
          </table:table-cell>
          <table:table-cell table:style-name="ce2" office:value-type="float" office:value="2255.09602879731" calcext:value-type="float">
            <text:p>2255.09602879731</text:p>
          </table:table-cell>
          <table:table-cell table:style-name="ce2" office:value-type="float" office:value="916.000512111278" calcext:value-type="float">
            <text:p>916.000512111278</text:p>
          </table:table-cell>
          <table:table-cell table:style-name="ce2" office:value-type="float" office:value="21.9736737822363" calcext:value-type="float">
            <text:p>21.9736737822363</text:p>
          </table:table-cell>
          <table:table-cell table:style-name="ce2" office:value-type="float" office:value="0.372506097648094" calcext:value-type="float">
            <text:p>0.372506097648094</text:p>
          </table:table-cell>
          <table:table-cell table:style-name="ce2" office:value-type="float" office:value="211081065" calcext:value-type="float">
            <text:p>211081065</text:p>
          </table:table-cell>
          <table:table-cell table:style-name="ce2" office:value-type="string" calcext:value-type="string">
            <text:p>211081065,54.88464,24.267057,12x11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55.03473366883" calcext:value-type="float">
            <text:p>2255.03473366883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44]+[.E44])/2)" office:value-type="float" office:value="2255.06538123307" calcext:value-type="float">
            <text:p>2255.06538123307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55.09602879731" calcext:value-type="float">
            <text:p>2255.0960287973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leiades</text:p>
          </table:table-cell>
          <table:table-cell table:style-name="ce5" office:value-type="float" office:value="6.88905553718609E+029" calcext:value-type="float">
            <text:p>6.89E+29</text:p>
          </table:table-cell>
          <table:table-cell table:style-name="ce5" office:value-type="float" office:value="3.26979791417709E+029" calcext:value-type="float">
            <text:p>3.27E+29</text:p>
          </table:table-cell>
          <table:table-cell table:style-name="ce2" office:value-type="float" office:value="3215.1139908734" calcext:value-type="float">
            <text:p>3215.1139908734</text:p>
          </table:table-cell>
          <table:table-cell table:style-name="ce2" office:value-type="float" office:value="112.630680773488" calcext:value-type="float">
            <text:p>112.630680773488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081065, mid , Glasgow , 5805, MB&gt;Middle , 17.1 ,http://vizier.u-strasbg.fr/cgi-bin/VizieR-5?-source=B/astorb/astorb&amp;Name===Glasgow, 0.297 ,5.743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1895" calcext:value-type="float">
            <text:p>1895</text:p>
          </table:table-cell>
          <table:table-cell table:style-name="ce2" office:value-type="float" office:value="1898" calcext:value-type="float">
            <text:p>1898</text:p>
          </table:table-cell>
          <table:table-cell table:style-name="ce2" office:value-type="float" office:value="105717" calcext:value-type="float">
            <text:p>105717</text:p>
          </table:table-cell>
          <table:table-cell table:style-name="ce2" office:value-type="float" office:value="105720" calcext:value-type="float">
            <text:p>105720</text:p>
          </table:table-cell>
          <table:table-cell table:style-name="ce2" office:value-type="float" office:value="2269.11233935393" calcext:value-type="float">
            <text:p>2269.11233935393</text:p>
          </table:table-cell>
          <table:table-cell table:style-name="ce2" table:formula="of:=SUM(([.G45]+[.E45])/2)" office:value-type="float" office:value="2269.14298673849" calcext:value-type="float">
            <text:p>2269.14298673849</text:p>
          </table:table-cell>
          <table:table-cell table:style-name="ce2" office:value-type="float" office:value="2269.17363412304" calcext:value-type="float">
            <text:p>2269.17363412304</text:p>
          </table:table-cell>
          <table:table-cell table:style-name="ce2" office:value-type="float" office:value="152.210766907257" calcext:value-type="float">
            <text:p>152.210766907257</text:p>
          </table:table-cell>
          <table:table-cell table:style-name="ce2" office:value-type="float" office:value="26.4888527478446" calcext:value-type="float">
            <text:p>26.4888527478446</text:p>
          </table:table-cell>
          <table:table-cell table:style-name="ce2" office:value-type="float" office:value="0.037722731635616" calcext:value-type="float">
            <text:p>0.037722731635616</text:p>
          </table:table-cell>
          <table:table-cell table:style-name="ce2" office:value-type="float" office:value="211103969" calcext:value-type="float">
            <text:p>211103969</text:p>
          </table:table-cell>
          <table:table-cell table:style-name="ce2" office:value-type="string" calcext:value-type="string">
            <text:p>211103969,57.188955,24.624035,12x10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69.11233935393" calcext:value-type="float">
            <text:p>2269.11233935393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45]+[.E45])/2)" office:value-type="float" office:value="2269.14298673849" calcext:value-type="float">
            <text:p>2269.14298673849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69.17363412304" calcext:value-type="float">
            <text:p>2269.1736341230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leiades</text:p>
          </table:table-cell>
          <table:table-cell table:style-name="ce5" office:value-type="float" office:value="2.55707292506407E+029" calcext:value-type="float">
            <text:p>2.56E+29</text:p>
          </table:table-cell>
          <table:table-cell table:style-name="ce5" office:value-type="float" office:value="1.05113757669896E+029" calcext:value-type="float">
            <text:p>1.05E+29</text:p>
          </table:table-cell>
          <table:table-cell table:style-name="ce2" office:value-type="float" office:value="3055.56676667261" calcext:value-type="float">
            <text:p>3055.56676667261</text:p>
          </table:table-cell>
          <table:table-cell table:style-name="ce2" office:value-type="float" office:value="90.960741239527" calcext:value-type="float">
            <text:p>90.960741239527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103969, mid , 2000 FD26 , 97662, MB&gt;Outer , 20.4 ,http://vizier.u-strasbg.fr/cgi-bin/VizieR-5?-source=B/astorb/astorb&amp;Name===2000%20FD26, 0.206 ,1.392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1869" calcext:value-type="float">
            <text:p>1869</text:p>
          </table:table-cell>
          <table:table-cell table:style-name="ce2" office:value-type="float" office:value="1876" calcext:value-type="float">
            <text:p>1876</text:p>
          </table:table-cell>
          <table:table-cell table:style-name="ce2" office:value-type="float" office:value="105690" calcext:value-type="float">
            <text:p>105690</text:p>
          </table:table-cell>
          <table:table-cell table:style-name="ce2" office:value-type="float" office:value="105698" calcext:value-type="float">
            <text:p>105698</text:p>
          </table:table-cell>
          <table:table-cell table:style-name="ce2" office:value-type="float" office:value="2268.56059469753" calcext:value-type="float">
            <text:p>2268.56059469753</text:p>
          </table:table-cell>
          <table:table-cell table:style-name="ce2" table:formula="of:=SUM(([.G46]+[.E46])/2)" office:value-type="float" office:value="2268.64232104602" calcext:value-type="float">
            <text:p>2268.64232104602</text:p>
          </table:table-cell>
          <table:table-cell table:style-name="ce2" office:value-type="float" office:value="2268.7240473945" calcext:value-type="float">
            <text:p>2268.7240473945</text:p>
          </table:table-cell>
          <table:table-cell table:style-name="ce2" office:value-type="float" office:value="286.169045529723" calcext:value-type="float">
            <text:p>286.169045529723</text:p>
          </table:table-cell>
          <table:table-cell table:style-name="ce2" office:value-type="float" office:value="18.8282377168223" calcext:value-type="float">
            <text:p>18.8282377168223</text:p>
          </table:table-cell>
          <table:table-cell table:style-name="ce2" office:value-type="float" office:value="0.032612576996733" calcext:value-type="float">
            <text:p>0.032612576996733</text:p>
          </table:table-cell>
          <table:table-cell table:style-name="ce2" office:value-type="float" office:value="211112686" calcext:value-type="float">
            <text:p>211112686</text:p>
          </table:table-cell>
          <table:table-cell table:style-name="ce2" office:value-type="string" calcext:value-type="string">
            <text:p>211112686,56.10339,24.768413,12x11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68.56059469753" calcext:value-type="float">
            <text:p>2268.56059469753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46]+[.E46])/2)" office:value-type="float" office:value="2268.64232104602" calcext:value-type="float">
            <text:p>2268.6423210460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68.7240473945" calcext:value-type="float">
            <text:p>2268.724047394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leiades</text:p>
          </table:table-cell>
          <table:table-cell table:style-name="ce5" office:value-type="float" office:value="5.12062688365541E+030" calcext:value-type="float">
            <text:p>5.12E+30</text:p>
          </table:table-cell>
          <table:table-cell table:style-name="ce5" office:value-type="float" office:value="1.03144730765036E+030" calcext:value-type="float">
            <text:p>1.03E+30</text:p>
          </table:table-cell>
          <table:table-cell table:style-name="ce2" office:value-type="float" office:value="3604.83329733023" calcext:value-type="float">
            <text:p>3604.83329733023</text:p>
          </table:table-cell>
          <table:table-cell table:style-name="ce2" office:value-type="float" office:value="61.9541047093751" calcext:value-type="float">
            <text:p>61.9541047093751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112686, mid , 2002 NJ2 , 65339, MB&gt;Outer , 19.8 ,http://vizier.u-strasbg.fr/cgi-bin/VizieR-5?-source=B/astorb/astorb&amp;Name===2002%20NJ2, 0.162 ,16.553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705" calcext:value-type="float">
            <text:p>705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float" office:value="104476" calcext:value-type="float">
            <text:p>104476</text:p>
          </table:table-cell>
          <table:table-cell table:style-name="ce2" office:value-type="float" office:value="104479" calcext:value-type="float">
            <text:p>104479</text:p>
          </table:table-cell>
          <table:table-cell table:style-name="ce2" office:value-type="float" office:value="2243.75668850693" calcext:value-type="float">
            <text:p>2243.75668850693</text:p>
          </table:table-cell>
          <table:table-cell table:style-name="ce2" table:formula="of:=SUM(([.G47]+[.E47])/2)" office:value-type="float" office:value="2243.78733649131" calcext:value-type="float">
            <text:p>2243.78733649131</text:p>
          </table:table-cell>
          <table:table-cell table:style-name="ce2" office:value-type="float" office:value="2243.8179844757" calcext:value-type="float">
            <text:p>2243.8179844757</text:p>
          </table:table-cell>
          <table:table-cell table:style-name="ce2" office:value-type="float" office:value="84.0025466611422" calcext:value-type="float">
            <text:p>84.0025466611422</text:p>
          </table:table-cell>
          <table:table-cell table:style-name="ce2" office:value-type="float" office:value="10.2370551378081" calcext:value-type="float">
            <text:p>10.2370551378081</text:p>
          </table:table-cell>
          <table:table-cell table:style-name="ce2" office:value-type="float" office:value="0.020802160865488" calcext:value-type="float">
            <text:p>0.020802160865488</text:p>
          </table:table-cell>
          <table:table-cell table:style-name="ce2" office:value-type="float" office:value="211115160" calcext:value-type="float">
            <text:p>211115160</text:p>
          </table:table-cell>
          <table:table-cell table:style-name="ce2" office:value-type="string" calcext:value-type="string">
            <text:p>211115160,59.23779,24.809614,12x11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43.75668850693" calcext:value-type="float">
            <text:p>2243.75668850693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47]+[.E47])/2)" office:value-type="float" office:value="2243.78733649131" calcext:value-type="float">
            <text:p>2243.78733649131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43.8179844757" calcext:value-type="float">
            <text:p>2243.817984475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leiades</text:p>
          </table:table-cell>
          <table:table-cell table:style-name="ce5" office:value-type="float" office:value="1.45273907549293E+030" calcext:value-type="float">
            <text:p>1.45E+30</text:p>
          </table:table-cell>
          <table:table-cell table:style-name="ce5" office:value-type="float" office:value="4.79725004240872E+029" calcext:value-type="float">
            <text:p>4.80E+29</text:p>
          </table:table-cell>
          <table:table-cell table:style-name="ce2" office:value-type="float" office:value="3342.55140493429" calcext:value-type="float">
            <text:p>3342.55140493429</text:p>
          </table:table-cell>
          <table:table-cell table:style-name="ce2" office:value-type="float" office:value="80.6742877125853" calcext:value-type="float">
            <text:p>80.6742877125853</text:p>
          </table:table-cell>
          <table:table-cell table:style-name="ce2"/>
          <table:table-cell table:style-name="ce2" office:value-type="string" calcext:value-type="string">
            <text:p>not visible in TPF</text:p>
          </table:table-cell>
          <table:table-cell table:style-name="ce2" office:value-type="string" calcext:value-type="string">
            <text:p>211115160, mid , 2012 DK101 , -, MB&gt;Middle , 22.8 ,http://vizier.u-strasbg.fr/cgi-bin/VizieR-5?-source=B/astorb/astorb&amp;Name===2012%20DK101, 1.711 ,4.875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1609" calcext:value-type="float">
            <text:p>1609</text:p>
          </table:table-cell>
          <table:table-cell table:style-name="ce2" office:value-type="float" office:value="1612" calcext:value-type="float">
            <text:p>1612</text:p>
          </table:table-cell>
          <table:table-cell table:style-name="ce2" office:value-type="float" office:value="105422" calcext:value-type="float">
            <text:p>105422</text:p>
          </table:table-cell>
          <table:table-cell table:style-name="ce2" office:value-type="float" office:value="105425" calcext:value-type="float">
            <text:p>105425</text:p>
          </table:table-cell>
          <table:table-cell table:style-name="ce2" office:value-type="float" office:value="2263.08501825855" calcext:value-type="float">
            <text:p>2263.08501825855</text:p>
          </table:table-cell>
          <table:table-cell table:style-name="ce2" table:formula="of:=SUM(([.G48]+[.E48])/2)" office:value-type="float" office:value="2263.11566572116" calcext:value-type="float">
            <text:p>2263.11566572116</text:p>
          </table:table-cell>
          <table:table-cell table:style-name="ce2" office:value-type="float" office:value="2263.14631318377" calcext:value-type="float">
            <text:p>2263.14631318377</text:p>
          </table:table-cell>
          <table:table-cell table:style-name="ce2" office:value-type="float" office:value="267.168860939131" calcext:value-type="float">
            <text:p>267.168860939131</text:p>
          </table:table-cell>
          <table:table-cell table:style-name="ce2" office:value-type="float" office:value="19.8620356649676" calcext:value-type="float">
            <text:p>19.8620356649676</text:p>
          </table:table-cell>
          <table:table-cell table:style-name="ce2" office:value-type="float" office:value="0.07415170398698" calcext:value-type="float">
            <text:p>0.07415170398698</text:p>
          </table:table-cell>
          <table:table-cell table:style-name="ce2" office:value-type="float" office:value="211126627" calcext:value-type="float">
            <text:p>211126627</text:p>
          </table:table-cell>
          <table:table-cell table:style-name="ce2" office:value-type="string" calcext:value-type="string">
            <text:p>211126627,57.17562,25.00791,12x11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63.08501825855" calcext:value-type="float">
            <text:p>2263.08501825855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48]+[.E48])/2)" office:value-type="float" office:value="2263.11566572116" calcext:value-type="float">
            <text:p>2263.1156657211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263.14631318377" calcext:value-type="float">
            <text:p>2263.1463131837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leiades</text:p>
          </table:table-cell>
          <table:table-cell table:style-name="ce5" office:value-type="float" office:value="1.16966097321295E+030" calcext:value-type="float">
            <text:p>1.17E+30</text:p>
          </table:table-cell>
          <table:table-cell table:style-name="ce5" office:value-type="float" office:value="4.2505952155138E+029" calcext:value-type="float">
            <text:p>4.25E+29</text:p>
          </table:table-cell>
          <table:table-cell table:style-name="ce2" office:value-type="float" office:value="3307.78366269446" calcext:value-type="float">
            <text:p>3307.78366269446</text:p>
          </table:table-cell>
          <table:table-cell table:style-name="ce2" office:value-type="float" office:value="88.4481126617219" calcext:value-type="float">
            <text:p>88.4481126617219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126627, mid , 2000 OS51 , 19774, MB&gt;Middle , 18.0 ,http://vizier.u-strasbg.fr/cgi-bin/VizieR-5?-source=B/astorb/astorb&amp;Name===2000%20OS51, 0.091 ,6.451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7656" calcext:value-type="float">
            <text:p>107656</text:p>
          </table:table-cell>
          <table:table-cell table:style-name="ce2" office:value-type="float" office:value="107659" calcext:value-type="float">
            <text:p>107659</text:p>
          </table:table-cell>
          <table:table-cell table:style-name="ce2" office:value-type="float" office:value="2308.73564943857" calcext:value-type="float">
            <text:p>2308.73564943857</text:p>
          </table:table-cell>
          <table:table-cell table:style-name="ce2" table:formula="of:=SUM(([.G49]+[.E49])/2)" office:value-type="float" office:value="2308.76629753006" calcext:value-type="float">
            <text:p>2308.76629753006</text:p>
          </table:table-cell>
          <table:table-cell table:style-name="ce2" office:value-type="float" office:value="2308.79694562154" calcext:value-type="float">
            <text:p>2308.79694562154</text:p>
          </table:table-cell>
          <table:table-cell table:style-name="ce2" office:value-type="float" office:value="280.379556638666" calcext:value-type="float">
            <text:p>280.379556638666</text:p>
          </table:table-cell>
          <table:table-cell table:style-name="ce2" office:value-type="float" office:value="15.4452593174934" calcext:value-type="float">
            <text:p>15.4452593174934</text:p>
          </table:table-cell>
          <table:table-cell table:style-name="ce2" office:value-type="float" office:value="0.067533716060883" calcext:value-type="float">
            <text:p>0.067533716060883</text:p>
          </table:table-cell>
          <table:table-cell table:style-name="ce2" office:value-type="float" office:value="211774926" calcext:value-type="float">
            <text:p>211774926</text:p>
          </table:table-cell>
          <table:table-cell table:style-name="ce2" office:value-type="string" calcext:value-type="string">
            <text:p>211774926,129.3834,16.959915,6x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08.73564943857" calcext:value-type="float">
            <text:p>2308.73564943857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49]+[.E49])/2)" office:value-type="float" office:value="2308.76629753006" calcext:value-type="float">
            <text:p>2308.7662975300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08.79694562154" calcext:value-type="float">
            <text:p>2308.7969456215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1.41318175640361E+030" calcext:value-type="float">
            <text:p>1.41E+30</text:p>
          </table:table-cell>
          <table:table-cell table:style-name="ce5" office:value-type="float" office:value="4.37705160712026E+029" calcext:value-type="float">
            <text:p>4.38E+29</text:p>
          </table:table-cell>
          <table:table-cell table:style-name="ce2" office:value-type="float" office:value="3310.53346688258" calcext:value-type="float">
            <text:p>3310.53346688258</text:p>
          </table:table-cell>
          <table:table-cell table:style-name="ce2" office:value-type="float" office:value="70.6816614606129" calcext:value-type="float">
            <text:p>70.6816614606129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774926, mid , 1131 T-1 , 117975, MB&gt;Inner , 20.0 ,http://vizier.u-strasbg.fr/cgi-bin/VizieR-5?-source=B/astorb/astorb&amp;Name===1131%20T-1, 0.014 ,3.205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1141" calcext:value-type="float">
            <text:p>1141</text:p>
          </table:table-cell>
          <table:table-cell table:style-name="ce2" office:value-type="float" office:value="1144" calcext:value-type="float">
            <text:p>1144</text:p>
          </table:table-cell>
          <table:table-cell table:style-name="ce2" office:value-type="float" office:value="163176" calcext:value-type="float">
            <text:p>163176</text:p>
          </table:table-cell>
          <table:table-cell table:style-name="ce2" office:value-type="float" office:value="163179" calcext:value-type="float">
            <text:p>163179</text:p>
          </table:table-cell>
          <table:table-cell table:style-name="ce2" office:value-type="float" office:value="3443.20767048264" calcext:value-type="float">
            <text:p>3443.20767048264</text:p>
          </table:table-cell>
          <table:table-cell table:style-name="ce2" table:formula="of:=SUM(([.G50]+[.E50])/2)" office:value-type="float" office:value="3443.23831814979" calcext:value-type="float">
            <text:p>3443.23831814979</text:p>
          </table:table-cell>
          <table:table-cell table:style-name="ce2" office:value-type="float" office:value="3443.26896581694" calcext:value-type="float">
            <text:p>3443.26896581694</text:p>
          </table:table-cell>
          <table:table-cell table:style-name="ce2" office:value-type="float" office:value="507.82974530317" calcext:value-type="float">
            <text:p>507.82974530317</text:p>
          </table:table-cell>
          <table:table-cell table:style-name="ce2" office:value-type="float" office:value="13.9696768613724" calcext:value-type="float">
            <text:p>13.9696768613724</text:p>
          </table:table-cell>
          <table:table-cell table:style-name="ce2" office:value-type="float" office:value="0.204042966511394" calcext:value-type="float">
            <text:p>0.204042966511394</text:p>
          </table:table-cell>
          <table:table-cell table:style-name="ce2" office:value-type="float" office:value="211844142" calcext:value-type="float">
            <text:p>211844142</text:p>
          </table:table-cell>
          <table:table-cell table:style-name="ce2" office:value-type="string" calcext:value-type="string">
            <text:p>211844142,129.68088,17.938011,7x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43.20767048264" calcext:value-type="float">
            <text:p>3443.20767048264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50]+[.E50])/2)" office:value-type="float" office:value="3443.23831814979" calcext:value-type="float">
            <text:p>3443.23831814979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43.26896581694" calcext:value-type="float">
            <text:p>3443.2689658169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6.11945877358613E+029" calcext:value-type="float">
            <text:p>6.12E+29</text:p>
          </table:table-cell>
          <table:table-cell table:style-name="ce5" office:value-type="float" office:value="1.71120012364742E+029" calcext:value-type="float">
            <text:p>1.71E+29</text:p>
          </table:table-cell>
          <table:table-cell table:style-name="ce2" office:value-type="float" office:value="3167.0376562449" calcext:value-type="float">
            <text:p>3167.0376562449</text:p>
          </table:table-cell>
          <table:table-cell table:style-name="ce2" office:value-type="float" office:value="52.1921309416636" calcext:value-type="float">
            <text:p>52.1921309416636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844142, mid , 1999 RL26 , 20509, MB&gt;Outer , 18.6 ,http://vizier.u-strasbg.fr/cgi-bin/VizieR-5?-source=B/astorb/astorb&amp;Name===1999%20RL26, 0.010 ,6.245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2260" calcext:value-type="float">
            <text:p>2260</text:p>
          </table:table-cell>
          <table:table-cell table:style-name="ce2" office:value-type="float" office:value="2266" calcext:value-type="float">
            <text:p>2266</text:p>
          </table:table-cell>
          <table:table-cell table:style-name="ce2" office:value-type="float" office:value="156764" calcext:value-type="float">
            <text:p>156764</text:p>
          </table:table-cell>
          <table:table-cell table:style-name="ce2" office:value-type="float" office:value="156770" calcext:value-type="float">
            <text:p>156770</text:p>
          </table:table-cell>
          <table:table-cell table:style-name="ce2" office:value-type="float" office:value="3312.18749591309" calcext:value-type="float">
            <text:p>3312.18749591309</text:p>
          </table:table-cell>
          <table:table-cell table:style-name="ce2" table:formula="of:=SUM(([.G51]+[.E51])/2)" office:value-type="float" office:value="3312.24880244462" calcext:value-type="float">
            <text:p>3312.24880244462</text:p>
          </table:table-cell>
          <table:table-cell table:style-name="ce2" office:value-type="float" office:value="3312.31010897616" calcext:value-type="float">
            <text:p>3312.31010897616</text:p>
          </table:table-cell>
          <table:table-cell table:style-name="ce2" office:value-type="float" office:value="4909.97788457733" calcext:value-type="float">
            <text:p>4909.97788457733</text:p>
          </table:table-cell>
          <table:table-cell table:style-name="ce2" office:value-type="float" office:value="24.3832097828322" calcext:value-type="float">
            <text:p>24.3832097828322</text:p>
          </table:table-cell>
          <table:table-cell table:style-name="ce2" office:value-type="float" office:value="1.58885179240643" calcext:value-type="float">
            <text:p>1.58885179240643</text:p>
          </table:table-cell>
          <table:table-cell table:style-name="ce2" office:value-type="float" office:value="211851675" calcext:value-type="float">
            <text:p>211851675</text:p>
          </table:table-cell>
          <table:table-cell table:style-name="ce2" office:value-type="string" calcext:value-type="string">
            <text:p>211851675,131.53407,18.040899,8x5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312.18749591309" calcext:value-type="float">
            <text:p>3312.18749591309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51]+[.E51])/2)" office:value-type="float" office:value="3312.24880244462" calcext:value-type="float">
            <text:p>3312.2488024446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312.31010897616" calcext:value-type="float">
            <text:p>3312.3101089761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4.54823226485613E+029" calcext:value-type="float">
            <text:p>4.55E+29</text:p>
          </table:table-cell>
          <table:table-cell table:style-name="ce5" office:value-type="float" office:value="1.91277511655921E+029" calcext:value-type="float">
            <text:p>1.91E+29</text:p>
          </table:table-cell>
          <table:table-cell table:style-name="ce2" office:value-type="float" office:value="3117.63087373121" calcext:value-type="float">
            <text:p>3117.63087373121</text:p>
          </table:table-cell>
          <table:table-cell table:style-name="ce2" office:value-type="float" office:value="92.6441460267717" calcext:value-type="float">
            <text:p>92.6441460267717</text:p>
          </table:table-cell>
          <table:table-cell table:style-name="ce2"/>
          <table:table-cell table:style-name="ce2" office:value-type="string" calcext:value-type="string">
            <text:p>combi as prev.</text:p>
          </table:table-cell>
          <table:table-cell table:style-name="ce2" office:value-type="string" calcext:value-type="string">
            <text:p>211851675, mid , 2011 CJ121 , -, MB&gt;Inner , 23.2 ,http://vizier.u-strasbg.fr/cgi-bin/VizieR-5?-source=B/astorb/astorb&amp;Name===2011%20CJ121, 0.375 ,27.281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2279" calcext:value-type="float">
            <text:p>2279</text:p>
          </table:table-cell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6784" calcext:value-type="float">
            <text:p>156784</text:p>
          </table:table-cell>
          <table:table-cell table:style-name="ce2" office:value-type="float" office:value="156787" calcext:value-type="float">
            <text:p>156787</text:p>
          </table:table-cell>
          <table:table-cell table:style-name="ce2" office:value-type="float" office:value="3312.59629318088" calcext:value-type="float">
            <text:p>3312.59629318088</text:p>
          </table:table-cell>
          <table:table-cell table:style-name="ce2" table:formula="of:=SUM(([.G52]+[.E52])/2)" office:value-type="float" office:value="3312.62694639033" calcext:value-type="float">
            <text:p>3312.62694639033</text:p>
          </table:table-cell>
          <table:table-cell table:style-name="ce2" office:value-type="float" office:value="3312.65759959978" calcext:value-type="float">
            <text:p>3312.65759959978</text:p>
          </table:table-cell>
          <table:table-cell table:style-name="ce2" office:value-type="float" office:value="132.981648563104" calcext:value-type="float">
            <text:p>132.981648563104</text:p>
          </table:table-cell>
          <table:table-cell table:style-name="ce2" office:value-type="float" office:value="2.69064299134749" calcext:value-type="float">
            <text:p>2.69064299134749</text:p>
          </table:table-cell>
          <table:table-cell table:style-name="ce2" office:value-type="float" office:value="0.041758444238742" calcext:value-type="float">
            <text:p>0.041758444238742</text:p>
          </table:table-cell>
          <table:table-cell table:style-name="ce2" office:value-type="float" office:value="211876887" calcext:value-type="float">
            <text:p>211876887</text:p>
          </table:table-cell>
          <table:table-cell table:style-name="ce2" office:value-type="string" calcext:value-type="string">
            <text:p>211876887,130.57638,18.392233,7x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312.59629318088" calcext:value-type="float">
            <text:p>3312.59629318088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52]+[.E52])/2)" office:value-type="float" office:value="3312.62694639033" calcext:value-type="float">
            <text:p>3312.62694639033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312.65759959978" calcext:value-type="float">
            <text:p>3312.6575995997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1.18709024932626E+030" calcext:value-type="float">
            <text:p>1.19E+30</text:p>
          </table:table-cell>
          <table:table-cell table:style-name="ce5" office:value-type="float" office:value="4.3426484465749E+029" calcext:value-type="float">
            <text:p>4.34E+29</text:p>
          </table:table-cell>
          <table:table-cell table:style-name="ce2" office:value-type="float" office:value="3278.14163009535" calcext:value-type="float">
            <text:p>3278.14163009535</text:p>
          </table:table-cell>
          <table:table-cell table:style-name="ce2" office:value-type="float" office:value="86.5789218372085" calcext:value-type="float">
            <text:p>86.5789218372085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876887, mid , 2000 VG41 , 39086, MB&gt;Middle , 20.0 ,http://vizier.u-strasbg.fr/cgi-bin/VizieR-5?-source=B/astorb/astorb&amp;Name===2000%20VG41, 0.027 ,8.432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2422" calcext:value-type="float">
            <text:p>2422</text:p>
          </table:table-cell>
          <table:table-cell table:style-name="ce2" office:value-type="float" office:value="2425" calcext:value-type="float">
            <text:p>2425</text:p>
          </table:table-cell>
          <table:table-cell table:style-name="ce2" office:value-type="float" office:value="110106" calcext:value-type="float">
            <text:p>110106</text:p>
          </table:table-cell>
          <table:table-cell table:style-name="ce2" office:value-type="float" office:value="110109" calcext:value-type="float">
            <text:p>110109</text:p>
          </table:table-cell>
          <table:table-cell table:style-name="ce2" office:value-type="float" office:value="2358.79338776406" calcext:value-type="float">
            <text:p>2358.79338776406</text:p>
          </table:table-cell>
          <table:table-cell table:style-name="ce2" table:formula="of:=SUM(([.G53]+[.E53])/2)" office:value-type="float" office:value="2358.82403529725" calcext:value-type="float">
            <text:p>2358.82403529725</text:p>
          </table:table-cell>
          <table:table-cell table:style-name="ce2" office:value-type="float" office:value="2358.85468283043" calcext:value-type="float">
            <text:p>2358.85468283043</text:p>
          </table:table-cell>
          <table:table-cell table:style-name="ce2" office:value-type="float" office:value="738.162492725555" calcext:value-type="float">
            <text:p>738.162492725555</text:p>
          </table:table-cell>
          <table:table-cell table:style-name="ce2" office:value-type="float" office:value="30.9497785828443" calcext:value-type="float">
            <text:p>30.9497785828443</text:p>
          </table:table-cell>
          <table:table-cell table:style-name="ce2" office:value-type="float" office:value="0.265234239766005" calcext:value-type="float">
            <text:p>0.265234239766005</text:p>
          </table:table-cell>
          <table:table-cell table:style-name="ce2" office:value-type="float" office:value="211887567" calcext:value-type="float">
            <text:p>211887567</text:p>
          </table:table-cell>
          <table:table-cell table:style-name="ce2" office:value-type="string" calcext:value-type="string">
            <text:p>211887567,129.09699,18.545078,7x5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58.79338776406" calcext:value-type="float">
            <text:p>2358.79338776406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53]+[.E53])/2)" office:value-type="float" office:value="2358.82403529725" calcext:value-type="float">
            <text:p>2358.82403529725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58.85468283043" calcext:value-type="float">
            <text:p>2358.8546828304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2.22921169478839E+029" calcext:value-type="float">
            <text:p>2.23E+29</text:p>
          </table:table-cell>
          <table:table-cell table:style-name="ce5" office:value-type="float" office:value="1.30926867219904E+029" calcext:value-type="float">
            <text:p>1.31E+29</text:p>
          </table:table-cell>
          <table:table-cell table:style-name="ce2" office:value-type="float" office:value="3003.72398978168" calcext:value-type="float">
            <text:p>3003.72398978168</text:p>
          </table:table-cell>
          <table:table-cell table:style-name="ce2" office:value-type="float" office:value="146.676164465842" calcext:value-type="float">
            <text:p>146.676164465842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887567, mid , Toshikazu , 14963, MB&gt;Outer , 20.1 ,http://vizier.u-strasbg.fr/cgi-bin/VizieR-5?-source=B/astorb/astorb&amp;Name===Toshikazu, 0.212 ,5.277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07632" calcext:value-type="float">
            <text:p>107632</text:p>
          </table:table-cell>
          <table:table-cell table:style-name="ce2" office:value-type="float" office:value="107635" calcext:value-type="float">
            <text:p>107635</text:p>
          </table:table-cell>
          <table:table-cell table:style-name="ce2" office:value-type="float" office:value="2308.24534375006" calcext:value-type="float">
            <text:p>2308.24534375006</text:p>
          </table:table-cell>
          <table:table-cell table:style-name="ce2" table:formula="of:=SUM(([.G54]+[.E54])/2)" office:value-type="float" office:value="2308.2759918781" calcext:value-type="float">
            <text:p>2308.2759918781</text:p>
          </table:table-cell>
          <table:table-cell table:style-name="ce2" office:value-type="float" office:value="2308.30664000614" calcext:value-type="float">
            <text:p>2308.30664000614</text:p>
          </table:table-cell>
          <table:table-cell table:style-name="ce2" office:value-type="float" office:value="118.827970834285" calcext:value-type="float">
            <text:p>118.827970834285</text:p>
          </table:table-cell>
          <table:table-cell table:style-name="ce2" office:value-type="float" office:value="14.3254193879387" calcext:value-type="float">
            <text:p>14.3254193879387</text:p>
          </table:table-cell>
          <table:table-cell table:style-name="ce2" office:value-type="float" office:value="0.033306820159419" calcext:value-type="float">
            <text:p>0.033306820159419</text:p>
          </table:table-cell>
          <table:table-cell table:style-name="ce2" office:value-type="float" office:value="211902720" calcext:value-type="float">
            <text:p>211902720</text:p>
          </table:table-cell>
          <table:table-cell table:style-name="ce2" office:value-type="string" calcext:value-type="string">
            <text:p>211902720,130.542885,18.766773,7x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08.24534375006" calcext:value-type="float">
            <text:p>2308.24534375006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54]+[.E54])/2)" office:value-type="float" office:value="2308.2759918781" calcext:value-type="float">
            <text:p>2308.2759918781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08.30664000614" calcext:value-type="float">
            <text:p>2308.306640006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5.78857615644061E+029" calcext:value-type="float">
            <text:p>5.79E+29</text:p>
          </table:table-cell>
          <table:table-cell table:style-name="ce5" office:value-type="float" office:value="2.74747746564743E+029" calcext:value-type="float">
            <text:p>2.75E+29</text:p>
          </table:table-cell>
          <table:table-cell table:style-name="ce2" office:value-type="float" office:value="3156.43327998709" calcext:value-type="float">
            <text:p>3156.43327998709</text:p>
          </table:table-cell>
          <table:table-cell table:style-name="ce2" office:value-type="float" office:value="108.564960945621" calcext:value-type="float">
            <text:p>108.564960945621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902720, mid , 2002 RG139 , 326618, MB&gt;Inner , 21.4 ,http://vizier.u-strasbg.fr/cgi-bin/VizieR-5?-source=B/astorb/astorb&amp;Name===2002%20RG139, 0.474 ,2.172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1127" calcext:value-type="float">
            <text:p>1127</text:p>
          </table:table-cell>
          <table:table-cell table:style-name="ce2" office:value-type="float" office:value="1133" calcext:value-type="float">
            <text:p>1133</text:p>
          </table:table-cell>
          <table:table-cell table:style-name="ce2" office:value-type="float" office:value="108738" calcext:value-type="float">
            <text:p>108738</text:p>
          </table:table-cell>
          <table:table-cell table:style-name="ce2" office:value-type="float" office:value="108744" calcext:value-type="float">
            <text:p>108744</text:p>
          </table:table-cell>
          <table:table-cell table:style-name="ce2" office:value-type="float" office:value="2330.84295193724" calcext:value-type="float">
            <text:p>2330.84295193724</text:p>
          </table:table-cell>
          <table:table-cell table:style-name="ce2" table:formula="of:=SUM(([.G55]+[.E55])/2)" office:value-type="float" office:value="2330.90424709028" calcext:value-type="float">
            <text:p>2330.90424709028</text:p>
          </table:table-cell>
          <table:table-cell table:style-name="ce2" office:value-type="float" office:value="2330.96554224333" calcext:value-type="float">
            <text:p>2330.96554224333</text:p>
          </table:table-cell>
          <table:table-cell table:style-name="ce2" office:value-type="float" office:value="147.747020110651" calcext:value-type="float">
            <text:p>147.747020110651</text:p>
          </table:table-cell>
          <table:table-cell table:style-name="ce2" office:value-type="float" office:value="2.87642671577845" calcext:value-type="float">
            <text:p>2.87642671577845</text:p>
          </table:table-cell>
          <table:table-cell table:style-name="ce2" office:value-type="float" office:value="0.031702702533459" calcext:value-type="float">
            <text:p>0.031702702533459</text:p>
          </table:table-cell>
          <table:table-cell table:style-name="ce2" office:value-type="float" office:value="211916718" calcext:value-type="float">
            <text:p>211916718</text:p>
          </table:table-cell>
          <table:table-cell table:style-name="ce2" office:value-type="string" calcext:value-type="string">
            <text:p>211916718,129.940545,18.976124,7x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30.84295193724" calcext:value-type="float">
            <text:p>2330.84295193724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55]+[.E55])/2)" office:value-type="float" office:value="2330.90424709028" calcext:value-type="float">
            <text:p>2330.9042470902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30.96554224333" calcext:value-type="float">
            <text:p>2330.9655422433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1.77198167518156E+030" calcext:value-type="float">
            <text:p>1.77E+30</text:p>
          </table:table-cell>
          <table:table-cell table:style-name="ce5" office:value-type="float" office:value="5.35736187195784E+029" calcext:value-type="float">
            <text:p>5.36E+29</text:p>
          </table:table-cell>
          <table:table-cell table:style-name="ce2" office:value-type="float" office:value="3347.01010434469" calcext:value-type="float">
            <text:p>3347.01010434469</text:p>
          </table:table-cell>
          <table:table-cell table:style-name="ce2" office:value-type="float" office:value="71.262469172355" calcext:value-type="float">
            <text:p>71.262469172355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916718, mid , 2003 YX62 , 116307, MB&gt;Outer , 20.5 ,http://vizier.u-strasbg.fr/cgi-bin/VizieR-5?-source=B/astorb/astorb&amp;Name===2003%20YX62, 0.420 ,14.091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1186" calcext:value-type="float">
            <text:p>1186</text:p>
          </table:table-cell>
          <table:table-cell table:style-name="ce2" office:value-type="float" office:value="1189" calcext:value-type="float">
            <text:p>1189</text:p>
          </table:table-cell>
          <table:table-cell table:style-name="ce2" office:value-type="float" office:value="163223" calcext:value-type="float">
            <text:p>163223</text:p>
          </table:table-cell>
          <table:table-cell table:style-name="ce2" office:value-type="float" office:value="163226" calcext:value-type="float">
            <text:p>163226</text:p>
          </table:table-cell>
          <table:table-cell table:style-name="ce2" office:value-type="float" office:value="3444.1679118221" calcext:value-type="float">
            <text:p>3444.1679118221</text:p>
          </table:table-cell>
          <table:table-cell table:style-name="ce2" table:formula="of:=SUM(([.G56]+[.E56])/2)" office:value-type="float" office:value="3444.19855945747" calcext:value-type="float">
            <text:p>3444.19855945747</text:p>
          </table:table-cell>
          <table:table-cell table:style-name="ce2" office:value-type="float" office:value="3444.22920709284" calcext:value-type="float">
            <text:p>3444.22920709284</text:p>
          </table:table-cell>
          <table:table-cell table:style-name="ce2" office:value-type="float" office:value="14.9925885260501" calcext:value-type="float">
            <text:p>14.9925885260501</text:p>
          </table:table-cell>
          <table:table-cell table:style-name="ce2" office:value-type="float" office:value="0.823339898492411" calcext:value-type="float">
            <text:p>0.823339898492411</text:p>
          </table:table-cell>
          <table:table-cell table:style-name="ce2" office:value-type="float" office:value="0.004061706471897" calcext:value-type="float">
            <text:p>0.004061706471897</text:p>
          </table:table-cell>
          <table:table-cell table:style-name="ce2" office:value-type="float" office:value="211924546" calcext:value-type="float">
            <text:p>211924546</text:p>
          </table:table-cell>
          <table:table-cell table:style-name="ce2" office:value-type="string" calcext:value-type="string">
            <text:p>211924546,129.236655,19.091128,8x7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44.1679118221" calcext:value-type="float">
            <text:p>3444.1679118221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56]+[.E56])/2)" office:value-type="float" office:value="3444.19855945747" calcext:value-type="float">
            <text:p>3444.19855945747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44.22920709284" calcext:value-type="float">
            <text:p>3444.2292070928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1.0693129545268E+031" calcext:value-type="float">
            <text:p>1.07E+31</text:p>
          </table:table-cell>
          <table:table-cell table:style-name="ce5" office:value-type="float" office:value="1.16634983784046E+030" calcext:value-type="float">
            <text:p>1.17E+30</text:p>
          </table:table-cell>
          <table:table-cell table:style-name="ce2" office:value-type="float" office:value="3828.47543625089" calcext:value-type="float">
            <text:p>3828.47543625089</text:p>
          </table:table-cell>
          <table:table-cell table:style-name="ce2" office:value-type="float" office:value="62.7558955477633" calcext:value-type="float">
            <text:p>62.7558955477633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924546, mid , Conscience , 12524, MB&gt;Inner , 19.8 ,http://vizier.u-strasbg.fr/cgi-bin/VizieR-5?-source=B/astorb/astorb&amp;Name===Conscience, 0.008 ,2.759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2252" calcext:value-type="float">
            <text:p>2252</text:p>
          </table:table-cell>
          <table:table-cell table:style-name="ce2" office:value-type="float" office:value="2255" calcext:value-type="float">
            <text:p>2255</text:p>
          </table:table-cell>
          <table:table-cell table:style-name="ce2" office:value-type="float" office:value="109920" calcext:value-type="float">
            <text:p>109920</text:p>
          </table:table-cell>
          <table:table-cell table:style-name="ce2" office:value-type="float" office:value="109923" calcext:value-type="float">
            <text:p>109923</text:p>
          </table:table-cell>
          <table:table-cell table:style-name="ce2" office:value-type="float" office:value="2354.99311699809" calcext:value-type="float">
            <text:p>2354.99311699809</text:p>
          </table:table-cell>
          <table:table-cell table:style-name="ce2" table:formula="of:=SUM(([.G57]+[.E57])/2)" office:value-type="float" office:value="2355.02376450601" calcext:value-type="float">
            <text:p>2355.02376450601</text:p>
          </table:table-cell>
          <table:table-cell table:style-name="ce2" office:value-type="float" office:value="2355.05441201392" calcext:value-type="float">
            <text:p>2355.05441201392</text:p>
          </table:table-cell>
          <table:table-cell table:style-name="ce2" office:value-type="float" office:value="9.14315948627568" calcext:value-type="float">
            <text:p>9.14315948627568</text:p>
          </table:table-cell>
          <table:table-cell table:style-name="ce2" office:value-type="float" office:value="0.190887923810736" calcext:value-type="float">
            <text:p>0.190887923810736</text:p>
          </table:table-cell>
          <table:table-cell table:style-name="ce2" office:value-type="float" office:value="0.00306972416092" calcext:value-type="float">
            <text:p>0.00306972416092</text:p>
          </table:table-cell>
          <table:table-cell table:style-name="ce2" office:value-type="float" office:value="211927313" calcext:value-type="float">
            <text:p>211927313</text:p>
          </table:table-cell>
          <table:table-cell table:style-name="ce2" office:value-type="string" calcext:value-type="string">
            <text:p>211927313,129.42651,19.133763,10x17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54.99311699809" calcext:value-type="float">
            <text:p>2354.99311699809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57]+[.E57])/2)" office:value-type="float" office:value="2355.02376450601" calcext:value-type="float">
            <text:p>2355.02376450601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55.05441201392" calcext:value-type="float">
            <text:p>2355.0544120139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6.06202190251763E+032" calcext:value-type="float">
            <text:p>6.06E+32</text:p>
          </table:table-cell>
          <table:table-cell table:style-name="ce5" office:value-type="float" office:value="9.67250933890056E+031" calcext:value-type="float">
            <text:p>9.67E+31</text:p>
          </table:table-cell>
          <table:table-cell table:style-name="ce2" office:value-type="float" office:value="6325.32722569572" calcext:value-type="float">
            <text:p>6325.32722569572</text:p>
          </table:table-cell>
          <table:table-cell table:style-name="ce2" office:value-type="float" office:value="219.231285141187" calcext:value-type="float">
            <text:p>219.231285141187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927313, mid , Riviera , 1426, MB&gt;Middle , 16.0 ,http://vizier.u-strasbg.fr/cgi-bin/VizieR-5?-source=B/astorb/astorb&amp;Name===Riviera, 0.267 ,23.431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2277" calcext:value-type="float">
            <text:p>2277</text:p>
          </table:table-cell>
          <table:table-cell table:style-name="ce2" office:value-type="float" office:value="2280" calcext:value-type="float">
            <text:p>2280</text:p>
          </table:table-cell>
          <table:table-cell table:style-name="ce2" office:value-type="float" office:value="156782" calcext:value-type="float">
            <text:p>156782</text:p>
          </table:table-cell>
          <table:table-cell table:style-name="ce2" office:value-type="float" office:value="156785" calcext:value-type="float">
            <text:p>156785</text:p>
          </table:table-cell>
          <table:table-cell table:style-name="ce2" office:value-type="float" office:value="3312.55549682902" calcext:value-type="float">
            <text:p>3312.55549682902</text:p>
          </table:table-cell>
          <table:table-cell table:style-name="ce2" table:formula="of:=SUM(([.G58]+[.E58])/2)" office:value-type="float" office:value="3312.58615001868" calcext:value-type="float">
            <text:p>3312.58615001868</text:p>
          </table:table-cell>
          <table:table-cell table:style-name="ce2" office:value-type="float" office:value="3312.61680320834" calcext:value-type="float">
            <text:p>3312.61680320834</text:p>
          </table:table-cell>
          <table:table-cell table:style-name="ce2" office:value-type="float" office:value="33.5523186572954" calcext:value-type="float">
            <text:p>33.5523186572954</text:p>
          </table:table-cell>
          <table:table-cell table:style-name="ce2" office:value-type="float" office:value="2.27725907415899" calcext:value-type="float">
            <text:p>2.27725907415899</text:p>
          </table:table-cell>
          <table:table-cell table:style-name="ce2" office:value-type="float" office:value="0.007750059285698" calcext:value-type="float">
            <text:p>0.007750059285698</text:p>
          </table:table-cell>
          <table:table-cell table:style-name="ce2" office:value-type="float" office:value="211935711" calcext:value-type="float">
            <text:p>211935711</text:p>
          </table:table-cell>
          <table:table-cell table:style-name="ce2" office:value-type="string" calcext:value-type="string">
            <text:p>211935711,129.901815,19.260507,10x9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312.55549682902" calcext:value-type="float">
            <text:p>3312.55549682902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58]+[.E58])/2)" office:value-type="float" office:value="3312.58615001868" calcext:value-type="float">
            <text:p>3312.5861500186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312.61680320834" calcext:value-type="float">
            <text:p>3312.6168032083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2.40479917388594E+031" calcext:value-type="float">
            <text:p>2.40E+31</text:p>
          </table:table-cell>
          <table:table-cell table:style-name="ce5" office:value-type="float" office:value="3.97951598101778E+030" calcext:value-type="float">
            <text:p>3.98E+30</text:p>
          </table:table-cell>
          <table:table-cell table:style-name="ce2" office:value-type="float" office:value="4173.42293443261" calcext:value-type="float">
            <text:p>4173.42293443261</text:p>
          </table:table-cell>
          <table:table-cell table:style-name="ce2" office:value-type="float" office:value="129.364587221241" calcext:value-type="float">
            <text:p>129.364587221241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935711, mid , 1996 XC19 , 16782, MB&gt;Outer , 18.8 ,http://vizier.u-strasbg.fr/cgi-bin/VizieR-5?-source=B/astorb/astorb&amp;Name===1996%20XC19, 0.042 ,4.904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108044" calcext:value-type="float">
            <text:p>108044</text:p>
          </table:table-cell>
          <table:table-cell table:style-name="ce2" office:value-type="float" office:value="108047" calcext:value-type="float">
            <text:p>108047</text:p>
          </table:table-cell>
          <table:table-cell table:style-name="ce2" office:value-type="float" office:value="2316.66335289667" calcext:value-type="float">
            <text:p>2316.66335289667</text:p>
          </table:table-cell>
          <table:table-cell table:style-name="ce2" table:formula="of:=SUM(([.G59]+[.E59])/2)" office:value-type="float" office:value="2316.69400078641" calcext:value-type="float">
            <text:p>2316.69400078641</text:p>
          </table:table-cell>
          <table:table-cell table:style-name="ce2" office:value-type="float" office:value="2316.72464867614" calcext:value-type="float">
            <text:p>2316.72464867614</text:p>
          </table:table-cell>
          <table:table-cell table:style-name="ce2" office:value-type="float" office:value="71.9429829831682" calcext:value-type="float">
            <text:p>71.9429829831682</text:p>
          </table:table-cell>
          <table:table-cell table:style-name="ce2" office:value-type="float" office:value="1.3060289336467" calcext:value-type="float">
            <text:p>1.3060289336467</text:p>
          </table:table-cell>
          <table:table-cell table:style-name="ce2" office:value-type="float" office:value="0.023187882803469" calcext:value-type="float">
            <text:p>0.023187882803469</text:p>
          </table:table-cell>
          <table:table-cell table:style-name="ce2" office:value-type="float" office:value="211939447" calcext:value-type="float">
            <text:p>211939447</text:p>
          </table:table-cell>
          <table:table-cell table:style-name="ce2" office:value-type="string" calcext:value-type="string">
            <text:p>211939447,130.99692,19.316162,7x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16.66335289667" calcext:value-type="float">
            <text:p>2316.66335289667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59]+[.E59])/2)" office:value-type="float" office:value="2316.69400078641" calcext:value-type="float">
            <text:p>2316.69400078641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16.72464867614" calcext:value-type="float">
            <text:p>2316.724648676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3.04679764644892E+030" calcext:value-type="float">
            <text:p>3.05E+30</text:p>
          </table:table-cell>
          <table:table-cell table:style-name="ce5" office:value-type="float" office:value="8.25765237962028E+029" calcext:value-type="float">
            <text:p>8.26E+29</text:p>
          </table:table-cell>
          <table:table-cell table:style-name="ce2" office:value-type="float" office:value="3459.96936346177" calcext:value-type="float">
            <text:p>3459.96936346177</text:p>
          </table:table-cell>
          <table:table-cell table:style-name="ce2" office:value-type="float" office:value="69.7064232434113" calcext:value-type="float">
            <text:p>69.7064232434113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939447, mid , 2000 YQ118 , 107026, MB&gt;Inner , 19.6 ,http://vizier.u-strasbg.fr/cgi-bin/VizieR-5?-source=B/astorb/astorb&amp;Name===2000%20YQ118, 0.010 ,4.77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1014" calcext:value-type="float">
            <text:p>1014</text:p>
          </table:table-cell>
          <table:table-cell table:style-name="ce2" office:value-type="float" office:value="1017" calcext:value-type="float">
            <text:p>1017</text:p>
          </table:table-cell>
          <table:table-cell table:style-name="ce2" office:value-type="float" office:value="163044" calcext:value-type="float">
            <text:p>163044</text:p>
          </table:table-cell>
          <table:table-cell table:style-name="ce2" office:value-type="float" office:value="163048" calcext:value-type="float">
            <text:p>163048</text:p>
          </table:table-cell>
          <table:table-cell table:style-name="ce2" office:value-type="float" office:value="3440.51073629181" calcext:value-type="float">
            <text:p>3440.51073629181</text:p>
          </table:table-cell>
          <table:table-cell table:style-name="ce2" table:formula="of:=SUM(([.G60]+[.E60])/2)" office:value-type="float" office:value="3440.55159988729" calcext:value-type="float">
            <text:p>3440.55159988729</text:p>
          </table:table-cell>
          <table:table-cell table:style-name="ce2" office:value-type="float" office:value="3440.59246348278" calcext:value-type="float">
            <text:p>3440.59246348278</text:p>
          </table:table-cell>
          <table:table-cell table:style-name="ce2" office:value-type="float" office:value="1503.84833903955" calcext:value-type="float">
            <text:p>1503.84833903955</text:p>
          </table:table-cell>
          <table:table-cell table:style-name="ce2" office:value-type="float" office:value="182.219710845616" calcext:value-type="float">
            <text:p>182.219710845616</text:p>
          </table:table-cell>
          <table:table-cell table:style-name="ce2" office:value-type="float" office:value="0.253818354690595" calcext:value-type="float">
            <text:p>0.253818354690595</text:p>
          </table:table-cell>
          <table:table-cell table:style-name="ce2" office:value-type="float" office:value="211946007" calcext:value-type="float">
            <text:p>211946007</text:p>
          </table:table-cell>
          <table:table-cell table:style-name="ce2" office:value-type="string" calcext:value-type="string">
            <text:p>211946007,130.664325,19.414446,6x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40.51073629181" calcext:value-type="float">
            <text:p>3440.51073629181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60]+[.E60])/2)" office:value-type="float" office:value="3440.55159988729" calcext:value-type="float">
            <text:p>3440.55159988729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40.59246348278" calcext:value-type="float">
            <text:p>3440.5924634827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1.17106056080867E+030" calcext:value-type="float">
            <text:p>1.17E+30</text:p>
          </table:table-cell>
          <table:table-cell table:style-name="ce5" office:value-type="float" office:value="3.35513945484067E+029" calcext:value-type="float">
            <text:p>3.36E+29</text:p>
          </table:table-cell>
          <table:table-cell table:style-name="ce2" office:value-type="float" office:value="3275.49708236605" calcext:value-type="float">
            <text:p>3275.49708236605</text:p>
          </table:table-cell>
          <table:table-cell table:style-name="ce2" office:value-type="float" office:value="59.7202163079832" calcext:value-type="float">
            <text:p>59.7202163079832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946007, mid , Bellqvist , 11069, MB&gt;Outer , 18.5 ,http://vizier.u-strasbg.fr/cgi-bin/VizieR-5?-source=B/astorb/astorb&amp;Name===Bellqvist, 0.018 ,2.463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1539" calcext:value-type="float">
            <text:p>1539</text:p>
          </table:table-cell>
          <table:table-cell table:style-name="ce2" office:value-type="float" office:value="1542" calcext:value-type="float">
            <text:p>1542</text:p>
          </table:table-cell>
          <table:table-cell table:style-name="ce2" office:value-type="float" office:value="163587" calcext:value-type="float">
            <text:p>163587</text:p>
          </table:table-cell>
          <table:table-cell table:style-name="ce2" office:value-type="float" office:value="163590" calcext:value-type="float">
            <text:p>163590</text:p>
          </table:table-cell>
          <table:table-cell table:style-name="ce2" office:value-type="float" office:value="3451.60548106702" calcext:value-type="float">
            <text:p>3451.60548106702</text:p>
          </table:table-cell>
          <table:table-cell table:style-name="ce2" table:formula="of:=SUM(([.G61]+[.E61])/2)" office:value-type="float" office:value="3451.63612866432" calcext:value-type="float">
            <text:p>3451.63612866432</text:p>
          </table:table-cell>
          <table:table-cell table:style-name="ce2" office:value-type="float" office:value="3451.66677626162" calcext:value-type="float">
            <text:p>3451.66677626162</text:p>
          </table:table-cell>
          <table:table-cell table:style-name="ce2" office:value-type="float" office:value="17.9382765314405" calcext:value-type="float">
            <text:p>17.9382765314405</text:p>
          </table:table-cell>
          <table:table-cell table:style-name="ce2" office:value-type="float" office:value="1.97298554173413" calcext:value-type="float">
            <text:p>1.97298554173413</text:p>
          </table:table-cell>
          <table:table-cell table:style-name="ce2" office:value-type="float" office:value="0.004887361824225" calcext:value-type="float">
            <text:p>0.004887361824225</text:p>
          </table:table-cell>
          <table:table-cell table:style-name="ce2" office:value-type="float" office:value="211946907" calcext:value-type="float">
            <text:p>211946907</text:p>
          </table:table-cell>
          <table:table-cell table:style-name="ce2" office:value-type="string" calcext:value-type="string">
            <text:p>211946907,134.09487,19.427211,10x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51.60548106702" calcext:value-type="float">
            <text:p>3451.60548106702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61]+[.E61])/2)" office:value-type="float" office:value="3451.63612866432" calcext:value-type="float">
            <text:p>3451.636128664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51.66677626162" calcext:value-type="float">
            <text:p>3451.6667762616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1.80403909322121E+030" calcext:value-type="float">
            <text:p>1.80E+30</text:p>
          </table:table-cell>
          <table:table-cell table:style-name="ce5" office:value-type="float" office:value="6.04957015352672E+029" calcext:value-type="float">
            <text:p>6.05E+29</text:p>
          </table:table-cell>
          <table:table-cell table:style-name="ce2" office:value-type="float" office:value="3350.41327317649" calcext:value-type="float">
            <text:p>3350.41327317649</text:p>
          </table:table-cell>
          <table:table-cell table:style-name="ce2" office:value-type="float" office:value="83.8017449883339" calcext:value-type="float">
            <text:p>83.8017449883339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946907, mid , 2005 WV2 , 155231, MB&gt;Outer , 20.8 ,http://vizier.u-strasbg.fr/cgi-bin/VizieR-5?-source=B/astorb/astorb&amp;Name===2005%20WV2, 0.034 ,11.977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1172" calcext:value-type="float">
            <text:p>1172</text:p>
          </table:table-cell>
          <table:table-cell table:style-name="ce2" office:value-type="float" office:value="1176" calcext:value-type="float">
            <text:p>1176</text:p>
          </table:table-cell>
          <table:table-cell table:style-name="ce2" office:value-type="float" office:value="163208" calcext:value-type="float">
            <text:p>163208</text:p>
          </table:table-cell>
          <table:table-cell table:style-name="ce2" office:value-type="float" office:value="163212" calcext:value-type="float">
            <text:p>163212</text:p>
          </table:table-cell>
          <table:table-cell table:style-name="ce2" office:value-type="float" office:value="3443.86156103724" calcext:value-type="float">
            <text:p>3443.86156103724</text:p>
          </table:table-cell>
          <table:table-cell table:style-name="ce2" table:formula="of:=SUM(([.G62]+[.E62])/2)" office:value-type="float" office:value="3443.90242454577" calcext:value-type="float">
            <text:p>3443.90242454577</text:p>
          </table:table-cell>
          <table:table-cell table:style-name="ce2" office:value-type="float" office:value="3443.9432880543" calcext:value-type="float">
            <text:p>3443.9432880543</text:p>
          </table:table-cell>
          <table:table-cell table:style-name="ce2" office:value-type="float" office:value="334.751107053895" calcext:value-type="float">
            <text:p>334.751107053895</text:p>
          </table:table-cell>
          <table:table-cell table:style-name="ce2" office:value-type="float" office:value="16.1908839491729" calcext:value-type="float">
            <text:p>16.1908839491729</text:p>
          </table:table-cell>
          <table:table-cell table:style-name="ce2" office:value-type="float" office:value="0.075051064172877" calcext:value-type="float">
            <text:p>0.075051064172877</text:p>
          </table:table-cell>
          <table:table-cell table:style-name="ce2" office:value-type="float" office:value="211949728" calcext:value-type="float">
            <text:p>211949728</text:p>
          </table:table-cell>
          <table:table-cell table:style-name="ce2" office:value-type="string" calcext:value-type="string">
            <text:p>211949728,130.78497,19.468365,7x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43.86156103724" calcext:value-type="float">
            <text:p>3443.86156103724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62]+[.E62])/2)" office:value-type="float" office:value="3443.90242454577" calcext:value-type="float">
            <text:p>3443.90242454577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43.9432880543" calcext:value-type="float">
            <text:p>3443.943288054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4.88227940277514E+029" calcext:value-type="float">
            <text:p>4.88E+29</text:p>
          </table:table-cell>
          <table:table-cell table:style-name="ce5" office:value-type="float" office:value="2.09154949616068E+029" calcext:value-type="float">
            <text:p>2.09E+29</text:p>
          </table:table-cell>
          <table:table-cell table:style-name="ce2" office:value-type="float" office:value="3128.97437366878" calcext:value-type="float">
            <text:p>3128.97437366878</text:p>
          </table:table-cell>
          <table:table-cell table:style-name="ce2" office:value-type="float" office:value="94.9964823438698" calcext:value-type="float">
            <text:p>94.9964823438698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949728, mid , Bellqvist , 11069, MB&gt;Outer , 18.5 ,http://vizier.u-strasbg.fr/cgi-bin/VizieR-5?-source=B/astorb/astorb&amp;Name===Bellqvist, 0.018 ,4.013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469" calcext:value-type="float">
            <text:p>469</text:p>
          </table:table-cell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108039" calcext:value-type="float">
            <text:p>108039</text:p>
          </table:table-cell>
          <table:table-cell table:style-name="ce2" office:value-type="float" office:value="108043" calcext:value-type="float">
            <text:p>108043</text:p>
          </table:table-cell>
          <table:table-cell table:style-name="ce2" office:value-type="float" office:value="2316.56116222328" calcext:value-type="float">
            <text:p>2316.56116222328</text:p>
          </table:table-cell>
          <table:table-cell table:style-name="ce2" table:formula="of:=SUM(([.G63]+[.E63])/2)" office:value-type="float" office:value="2316.60202611609" calcext:value-type="float">
            <text:p>2316.60202611609</text:p>
          </table:table-cell>
          <table:table-cell table:style-name="ce2" office:value-type="float" office:value="2316.64289000891" calcext:value-type="float">
            <text:p>2316.64289000891</text:p>
          </table:table-cell>
          <table:table-cell table:style-name="ce2" office:value-type="float" office:value="436.462077144371" calcext:value-type="float">
            <text:p>436.462077144371</text:p>
          </table:table-cell>
          <table:table-cell table:style-name="ce2" office:value-type="float" office:value="30.6200599212306" calcext:value-type="float">
            <text:p>30.6200599212306</text:p>
          </table:table-cell>
          <table:table-cell table:style-name="ce2" office:value-type="float" office:value="0.112047436512936" calcext:value-type="float">
            <text:p>0.112047436512936</text:p>
          </table:table-cell>
          <table:table-cell table:style-name="ce2" office:value-type="float" office:value="211953966" calcext:value-type="float">
            <text:p>211953966</text:p>
          </table:table-cell>
          <table:table-cell table:style-name="ce2" office:value-type="string" calcext:value-type="string">
            <text:p>211953966,130.670745,19.532915,7x5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16.56116222328" calcext:value-type="float">
            <text:p>2316.56116222328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63]+[.E63])/2)" office:value-type="float" office:value="2316.60202611609" calcext:value-type="float">
            <text:p>2316.60202611609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16.64289000891" calcext:value-type="float">
            <text:p>2316.6428900089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9.12693183687736E+029" calcext:value-type="float">
            <text:p>9.13E+29</text:p>
          </table:table-cell>
          <table:table-cell table:style-name="ce5" office:value-type="float" office:value="3.07336143665358E+029" calcext:value-type="float">
            <text:p>3.07E+29</text:p>
          </table:table-cell>
          <table:table-cell table:style-name="ce2" office:value-type="float" office:value="3232.96096070692" calcext:value-type="float">
            <text:p>3232.96096070692</text:p>
          </table:table-cell>
          <table:table-cell table:style-name="ce2" office:value-type="float" office:value="73.6917446788831" calcext:value-type="float">
            <text:p>73.6917446788831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953966, mid , ISO , 9998, MB&gt;Inner , 18.7 ,http://vizier.u-strasbg.fr/cgi-bin/VizieR-5?-source=B/astorb/astorb&amp;Name===ISO, 0.000 ,9.002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1598" calcext:value-type="float">
            <text:p>1598</text:p>
          </table:table-cell>
          <table:table-cell table:style-name="ce2" office:value-type="float" office:value="1601" calcext:value-type="float">
            <text:p>1601</text:p>
          </table:table-cell>
          <table:table-cell table:style-name="ce2" office:value-type="float" office:value="156075" calcext:value-type="float">
            <text:p>156075</text:p>
          </table:table-cell>
          <table:table-cell table:style-name="ce2" office:value-type="float" office:value="156078" calcext:value-type="float">
            <text:p>156078</text:p>
          </table:table-cell>
          <table:table-cell table:style-name="ce2" office:value-type="float" office:value="3298.10755430125" calcext:value-type="float">
            <text:p>3298.10755430125</text:p>
          </table:table-cell>
          <table:table-cell table:style-name="ce2" table:formula="of:=SUM(([.G64]+[.E64])/2)" office:value-type="float" office:value="3298.13820779056" calcext:value-type="float">
            <text:p>3298.13820779056</text:p>
          </table:table-cell>
          <table:table-cell table:style-name="ce2" office:value-type="float" office:value="3298.16886127988" calcext:value-type="float">
            <text:p>3298.16886127988</text:p>
          </table:table-cell>
          <table:table-cell table:style-name="ce2" office:value-type="float" office:value="142.090815011458" calcext:value-type="float">
            <text:p>142.090815011458</text:p>
          </table:table-cell>
          <table:table-cell table:style-name="ce2" office:value-type="float" office:value="5.59065094731533" calcext:value-type="float">
            <text:p>5.59065094731533</text:p>
          </table:table-cell>
          <table:table-cell table:style-name="ce2" office:value-type="float" office:value="0.043011706027289" calcext:value-type="float">
            <text:p>0.043011706027289</text:p>
          </table:table-cell>
          <table:table-cell table:style-name="ce2" office:value-type="float" office:value="211961846" calcext:value-type="float">
            <text:p>211961846</text:p>
          </table:table-cell>
          <table:table-cell table:style-name="ce2" office:value-type="string" calcext:value-type="string">
            <text:p>211961846,130.04829,19.653278,9x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98.10755430125" calcext:value-type="float">
            <text:p>3298.10755430125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64]+[.E64])/2)" office:value-type="float" office:value="3298.13820779056" calcext:value-type="float">
            <text:p>3298.1382077905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98.16886127988" calcext:value-type="float">
            <text:p>3298.1688612798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7.69675597964738E+029" calcext:value-type="float">
            <text:p>7.70E+29</text:p>
          </table:table-cell>
          <table:table-cell table:style-name="ce5" office:value-type="float" office:value="3.61112937930962E+029" calcext:value-type="float">
            <text:p>3.61E+29</text:p>
          </table:table-cell>
          <table:table-cell table:style-name="ce2" office:value-type="float" office:value="3204.1807692381" calcext:value-type="float">
            <text:p>3204.1807692381</text:p>
          </table:table-cell>
          <table:table-cell table:style-name="ce2" office:value-type="float" office:value="110.35239351049" calcext:value-type="float">
            <text:p>110.35239351049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961846, mid , 2001 KE55 , 51742, MB&gt;Inner , 20.2 ,http://vizier.u-strasbg.fr/cgi-bin/VizieR-5?-source=B/astorb/astorb&amp;Name===2001%20KE55, 0.020 ,13.441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975" calcext:value-type="float">
            <text:p>975</text:p>
          </table:table-cell>
          <table:table-cell table:style-name="ce2" office:value-type="float" office:value="978" calcext:value-type="float">
            <text:p>978</text:p>
          </table:table-cell>
          <table:table-cell table:style-name="ce2" office:value-type="float" office:value="155398" calcext:value-type="float">
            <text:p>155398</text:p>
          </table:table-cell>
          <table:table-cell table:style-name="ce2" office:value-type="float" office:value="155401" calcext:value-type="float">
            <text:p>155401</text:p>
          </table:table-cell>
          <table:table-cell table:style-name="ce2" office:value-type="float" office:value="3284.27248764013" calcext:value-type="float">
            <text:p>3284.27248764013</text:p>
          </table:table-cell>
          <table:table-cell table:style-name="ce2" table:formula="of:=SUM(([.G65]+[.E65])/2)" office:value-type="float" office:value="3284.30314117984" calcext:value-type="float">
            <text:p>3284.30314117984</text:p>
          </table:table-cell>
          <table:table-cell table:style-name="ce2" office:value-type="float" office:value="3284.33379471955" calcext:value-type="float">
            <text:p>3284.33379471955</text:p>
          </table:table-cell>
          <table:table-cell table:style-name="ce2" office:value-type="float" office:value="96.3167787574312" calcext:value-type="float">
            <text:p>96.3167787574312</text:p>
          </table:table-cell>
          <table:table-cell table:style-name="ce2" office:value-type="float" office:value="3.71129574982583" calcext:value-type="float">
            <text:p>3.71129574982583</text:p>
          </table:table-cell>
          <table:table-cell table:style-name="ce2" office:value-type="float" office:value="0.024045851976196" calcext:value-type="float">
            <text:p>0.024045851976196</text:p>
          </table:table-cell>
          <table:table-cell table:style-name="ce2" office:value-type="float" office:value="211963319" calcext:value-type="float">
            <text:p>211963319</text:p>
          </table:table-cell>
          <table:table-cell table:style-name="ce2" office:value-type="string" calcext:value-type="string">
            <text:p>211963319,131.4354,19.675647,7x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84.27248764013" calcext:value-type="float">
            <text:p>3284.27248764013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65]+[.E65])/2)" office:value-type="float" office:value="3284.30314117984" calcext:value-type="float">
            <text:p>3284.30314117984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84.33379471955" calcext:value-type="float">
            <text:p>3284.3337947195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1.48970463880115E+030" calcext:value-type="float">
            <text:p>1.49E+30</text:p>
          </table:table-cell>
          <table:table-cell table:style-name="ce5" office:value-type="float" office:value="5.10047598832208E+029" calcext:value-type="float">
            <text:p>5.10E+29</text:p>
          </table:table-cell>
          <table:table-cell table:style-name="ce2" office:value-type="float" office:value="3320.22525962894" calcext:value-type="float">
            <text:p>3320.22525962894</text:p>
          </table:table-cell>
          <table:table-cell table:style-name="ce2" office:value-type="float" office:value="83.0240768885273" calcext:value-type="float">
            <text:p>83.0240768885273</text:p>
          </table:table-cell>
          <table:table-cell table:style-name="ce2"/>
          <table:table-cell table:style-name="ce2" office:value-type="string" calcext:value-type="string">
            <text:p>not visible in TPF</text:p>
          </table:table-cell>
          <table:table-cell table:style-name="ce2" office:value-type="string" calcext:value-type="string">
            <text:p>211963319, mid , 2007 LM3 , -, MB&gt;Middle , 23.8 ,http://vizier.u-strasbg.fr/cgi-bin/VizieR-5?-source=B/astorb/astorb&amp;Name===2007%20LM3, 0.570 ,8.073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107962" calcext:value-type="float">
            <text:p>107962</text:p>
          </table:table-cell>
          <table:table-cell table:style-name="ce2" office:value-type="float" office:value="107965" calcext:value-type="float">
            <text:p>107965</text:p>
          </table:table-cell>
          <table:table-cell table:style-name="ce2" office:value-type="float" office:value="2314.98799202016" calcext:value-type="float">
            <text:p>2314.98799202016</text:p>
          </table:table-cell>
          <table:table-cell table:style-name="ce2" table:formula="of:=SUM(([.G66]+[.E66])/2)" office:value-type="float" office:value="2315.01863998032" calcext:value-type="float">
            <text:p>2315.01863998032</text:p>
          </table:table-cell>
          <table:table-cell table:style-name="ce2" office:value-type="float" office:value="2315.04928794049" calcext:value-type="float">
            <text:p>2315.04928794049</text:p>
          </table:table-cell>
          <table:table-cell table:style-name="ce2" office:value-type="float" office:value="166.788224522932" calcext:value-type="float">
            <text:p>166.788224522932</text:p>
          </table:table-cell>
          <table:table-cell table:style-name="ce2" office:value-type="float" office:value="9.73514332978782" calcext:value-type="float">
            <text:p>9.73514332978782</text:p>
          </table:table-cell>
          <table:table-cell table:style-name="ce2" office:value-type="float" office:value="0.038322366537068" calcext:value-type="float">
            <text:p>0.038322366537068</text:p>
          </table:table-cell>
          <table:table-cell table:style-name="ce2" office:value-type="float" office:value="211973202" calcext:value-type="float">
            <text:p>211973202</text:p>
          </table:table-cell>
          <table:table-cell table:style-name="ce2" office:value-type="string" calcext:value-type="string">
            <text:p>211973202,132.005385,19.827549,6x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14.98799202016" calcext:value-type="float">
            <text:p>2314.98799202016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66]+[.E66])/2)" office:value-type="float" office:value="2315.01863998032" calcext:value-type="float">
            <text:p>2315.018639980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15.04928794049" calcext:value-type="float">
            <text:p>2315.0492879404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5.44766224460561E+029" calcext:value-type="float">
            <text:p>5.45E+29</text:p>
          </table:table-cell>
          <table:table-cell table:style-name="ce5" office:value-type="float" office:value="2.65061653419838E+029" calcext:value-type="float">
            <text:p>2.65E+29</text:p>
          </table:table-cell>
          <table:table-cell table:style-name="ce2" office:value-type="float" office:value="3146.60648965043" calcext:value-type="float">
            <text:p>3146.60648965043</text:p>
          </table:table-cell>
          <table:table-cell table:style-name="ce2" office:value-type="float" office:value="111.30569009821" calcext:value-type="float">
            <text:p>111.30569009821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973202, mid , 1990 QG3 , 16474, Mars-Crosser , 21.1 ,http://vizier.u-strasbg.fr/cgi-bin/VizieR-5?-source=B/astorb/astorb&amp;Name===1990%20QG3, 0.127 ,1.055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1536" calcext:value-type="float">
            <text:p>1536</text:p>
          </table:table-cell>
          <table:table-cell table:style-name="ce2" office:value-type="float" office:value="1539" calcext:value-type="float">
            <text:p>1539</text:p>
          </table:table-cell>
          <table:table-cell table:style-name="ce2" office:value-type="float" office:value="163583" calcext:value-type="float">
            <text:p>163583</text:p>
          </table:table-cell>
          <table:table-cell table:style-name="ce2" office:value-type="float" office:value="163587" calcext:value-type="float">
            <text:p>163587</text:p>
          </table:table-cell>
          <table:table-cell table:style-name="ce2" office:value-type="float" office:value="3451.5234065082" calcext:value-type="float">
            <text:p>3451.5234065082</text:p>
          </table:table-cell>
          <table:table-cell table:style-name="ce2" table:formula="of:=SUM(([.G67]+[.E67])/2)" office:value-type="float" office:value="3451.56426989431" calcext:value-type="float">
            <text:p>3451.56426989431</text:p>
          </table:table-cell>
          <table:table-cell table:style-name="ce2" office:value-type="float" office:value="3451.60513328043" calcext:value-type="float">
            <text:p>3451.60513328043</text:p>
          </table:table-cell>
          <table:table-cell table:style-name="ce2" office:value-type="float" office:value="325.690029337085" calcext:value-type="float">
            <text:p>325.690029337085</text:p>
          </table:table-cell>
          <table:table-cell table:style-name="ce2" office:value-type="float" office:value="0.654852895056681" calcext:value-type="float">
            <text:p>0.654852895056681</text:p>
          </table:table-cell>
          <table:table-cell table:style-name="ce2" office:value-type="float" office:value="0.143171817070862" calcext:value-type="float">
            <text:p>0.143171817070862</text:p>
          </table:table-cell>
          <table:table-cell table:style-name="ce2" office:value-type="float" office:value="211980180" calcext:value-type="float">
            <text:p>211980180</text:p>
          </table:table-cell>
          <table:table-cell table:style-name="ce2" office:value-type="string" calcext:value-type="string">
            <text:p>211980180,130.290795,19.935344,8x7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51.5234065082" calcext:value-type="float">
            <text:p>3451.5234065082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67]+[.E67])/2)" office:value-type="float" office:value="3451.56426989431" calcext:value-type="float">
            <text:p>3451.56426989431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51.60513328043" calcext:value-type="float">
            <text:p>3451.6051332804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4.3990957312065E+031" calcext:value-type="float">
            <text:p>4.40E+31</text:p>
          </table:table-cell>
          <table:table-cell table:style-name="ce5" office:value-type="float" office:value="6.48985042912068E+030" calcext:value-type="float">
            <text:p>6.49E+30</text:p>
          </table:table-cell>
          <table:table-cell table:style-name="ce2" office:value-type="float" office:value="4550.14938786987" calcext:value-type="float">
            <text:p>4550.14938786987</text:p>
          </table:table-cell>
          <table:table-cell table:style-name="ce2" office:value-type="float" office:value="159.846587514271" calcext:value-type="float">
            <text:p>159.846587514271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980180, mid , Klytia , 73, MB&gt;Middle , 13.8 ,http://vizier.u-strasbg.fr/cgi-bin/VizieR-5?-source=B/astorb/astorb&amp;Name===Klytia, 0.002 ,12.723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881" calcext:value-type="float">
            <text:p>881</text:p>
          </table:table-cell>
          <table:table-cell table:style-name="ce2" office:value-type="float" office:value="108474" calcext:value-type="float">
            <text:p>108474</text:p>
          </table:table-cell>
          <table:table-cell table:style-name="ce2" office:value-type="float" office:value="108479" calcext:value-type="float">
            <text:p>108479</text:p>
          </table:table-cell>
          <table:table-cell table:style-name="ce2" office:value-type="float" office:value="2325.44891628119" calcext:value-type="float">
            <text:p>2325.44891628119</text:p>
          </table:table-cell>
          <table:table-cell table:style-name="ce2" table:formula="of:=SUM(([.G68]+[.E68])/2)" office:value-type="float" office:value="2325.49999565898" calcext:value-type="float">
            <text:p>2325.49999565898</text:p>
          </table:table-cell>
          <table:table-cell table:style-name="ce2" office:value-type="float" office:value="2325.55107503677" calcext:value-type="float">
            <text:p>2325.55107503677</text:p>
          </table:table-cell>
          <table:table-cell table:style-name="ce2" office:value-type="float" office:value="2252.8658892109" calcext:value-type="float">
            <text:p>2252.8658892109</text:p>
          </table:table-cell>
          <table:table-cell table:style-name="ce2" office:value-type="float" office:value="9.9146932779548" calcext:value-type="float">
            <text:p>9.9146932779548</text:p>
          </table:table-cell>
          <table:table-cell table:style-name="ce2" office:value-type="float" office:value="0.433834278547737" calcext:value-type="float">
            <text:p>0.433834278547737</text:p>
          </table:table-cell>
          <table:table-cell table:style-name="ce2" office:value-type="float" office:value="211994910" calcext:value-type="float">
            <text:p>211994910</text:p>
          </table:table-cell>
          <table:table-cell table:style-name="ce2" office:value-type="string" calcext:value-type="string">
            <text:p>211994910,129.66276,20.170795,6x5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25.44891628119" calcext:value-type="float">
            <text:p>2325.44891628119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68]+[.E68])/2)" office:value-type="float" office:value="2325.49999565898" calcext:value-type="float">
            <text:p>2325.4999956589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25.55107503677" calcext:value-type="float">
            <text:p>2325.5510750367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1.53582743850244E+030" calcext:value-type="float">
            <text:p>1.54E+30</text:p>
          </table:table-cell>
          <table:table-cell table:style-name="ce5" office:value-type="float" office:value="5.79532648090558E+029" calcext:value-type="float">
            <text:p>5.80E+29</text:p>
          </table:table-cell>
          <table:table-cell table:style-name="ce2" office:value-type="float" office:value="3325.47108316964" calcext:value-type="float">
            <text:p>3325.47108316964</text:p>
          </table:table-cell>
          <table:table-cell table:style-name="ce2" office:value-type="float" office:value="95.453664074408" calcext:value-type="float">
            <text:p>95.453664074408</text:p>
          </table:table-cell>
          <table:table-cell table:style-name="ce2"/>
          <table:table-cell table:style-name="ce2" office:value-type="string" calcext:value-type="string">
            <text:p>combination as previous</text:p>
          </table:table-cell>
          <table:table-cell table:style-name="ce2" office:value-type="string" calcext:value-type="string">
            <text:p>211994910, mid , 2002 JP145 , 267503, MB&gt;Middle , 20.0 ,http://vizier.u-strasbg.fr/cgi-bin/VizieR-5?-source=B/astorb/astorb&amp;Name===2002%20JP145, 0.706 ,11.794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1579" calcext:value-type="float">
            <text:p>1579</text:p>
          </table:table-cell>
          <table:table-cell table:style-name="ce2" office:value-type="float" office:value="1585" calcext:value-type="float">
            <text:p>1585</text:p>
          </table:table-cell>
          <table:table-cell table:style-name="ce2" office:value-type="float" office:value="163630" calcext:value-type="float">
            <text:p>163630</text:p>
          </table:table-cell>
          <table:table-cell table:style-name="ce2" office:value-type="float" office:value="163636" calcext:value-type="float">
            <text:p>163636</text:p>
          </table:table-cell>
          <table:table-cell table:style-name="ce2" office:value-type="float" office:value="3452.4835898903" calcext:value-type="float">
            <text:p>3452.4835898903</text:p>
          </table:table-cell>
          <table:table-cell table:style-name="ce2" table:formula="of:=SUM(([.G69]+[.E69])/2)" office:value-type="float" office:value="3452.54488491842" calcext:value-type="float">
            <text:p>3452.54488491842</text:p>
          </table:table-cell>
          <table:table-cell table:style-name="ce2" office:value-type="float" office:value="3452.60617994655" calcext:value-type="float">
            <text:p>3452.60617994655</text:p>
          </table:table-cell>
          <table:table-cell table:style-name="ce2" office:value-type="float" office:value="107.649770158781" calcext:value-type="float">
            <text:p>107.649770158781</text:p>
          </table:table-cell>
          <table:table-cell table:style-name="ce2" office:value-type="float" office:value="3.07016937068456" calcext:value-type="float">
            <text:p>3.07016937068456</text:p>
          </table:table-cell>
          <table:table-cell table:style-name="ce2" office:value-type="float" office:value="0.015209293815917" calcext:value-type="float">
            <text:p>0.015209293815917</text:p>
          </table:table-cell>
          <table:table-cell table:style-name="ce2" office:value-type="float" office:value="212003893" calcext:value-type="float">
            <text:p>212003893</text:p>
          </table:table-cell>
          <table:table-cell table:style-name="ce2" office:value-type="string" calcext:value-type="string">
            <text:p>212003893,129.23577,20.31948,8x7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52.4835898903" calcext:value-type="float">
            <text:p>3452.4835898903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69]+[.E69])/2)" office:value-type="float" office:value="3452.54488491842" calcext:value-type="float">
            <text:p>3452.5448849184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52.60617994655" calcext:value-type="float">
            <text:p>3452.6061799465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3.52219939243372E+030" calcext:value-type="float">
            <text:p>3.52E+30</text:p>
          </table:table-cell>
          <table:table-cell table:style-name="ce5" office:value-type="float" office:value="9.84808637935644E+029" calcext:value-type="float">
            <text:p>9.85E+29</text:p>
          </table:table-cell>
          <table:table-cell table:style-name="ce2" office:value-type="float" office:value="3507.7110682687" calcext:value-type="float">
            <text:p>3507.7110682687</text:p>
          </table:table-cell>
          <table:table-cell table:style-name="ce2" office:value-type="float" office:value="76.4131990809284" calcext:value-type="float">
            <text:p>76.4131990809284</text:p>
          </table:table-cell>
          <table:table-cell table:style-name="ce2"/>
          <table:table-cell table:style-name="ce2" office:value-type="string" calcext:value-type="string">
            <text:p>not visible</text:p>
          </table:table-cell>
          <table:table-cell table:style-name="ce2" office:value-type="string" calcext:value-type="string">
            <text:p>212003893, mid , 2016 SP41 , -, MB&gt;Middle , 23.4 ,http://vizier.u-strasbg.fr/cgi-bin/VizieR-5?-source=B/astorb/astorb&amp;Name===2016%20SP41, 0.004 ,5.11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2029" calcext:value-type="float">
            <text:p>162029</text:p>
          </table:table-cell>
          <table:table-cell table:style-name="ce2" office:value-type="float" office:value="162032" calcext:value-type="float">
            <text:p>162032</text:p>
          </table:table-cell>
          <table:table-cell table:style-name="ce2" office:value-type="float" office:value="3419.77220523628" calcext:value-type="float">
            <text:p>3419.77220523628</text:p>
          </table:table-cell>
          <table:table-cell table:style-name="ce2" table:formula="of:=SUM(([.G70]+[.E70])/2)" office:value-type="float" office:value="3419.80285355641" calcext:value-type="float">
            <text:p>3419.80285355641</text:p>
          </table:table-cell>
          <table:table-cell table:style-name="ce2" office:value-type="float" office:value="3419.83350187653" calcext:value-type="float">
            <text:p>3419.83350187653</text:p>
          </table:table-cell>
          <table:table-cell table:style-name="ce2" office:value-type="float" office:value="59.7791070231429" calcext:value-type="float">
            <text:p>59.7791070231429</text:p>
          </table:table-cell>
          <table:table-cell table:style-name="ce2" office:value-type="float" office:value="1.5036155524411" calcext:value-type="float">
            <text:p>1.5036155524411</text:p>
          </table:table-cell>
          <table:table-cell table:style-name="ce2" office:value-type="float" office:value="0.025178252165595" calcext:value-type="float">
            <text:p>0.025178252165595</text:p>
          </table:table-cell>
          <table:table-cell table:style-name="ce2" office:value-type="float" office:value="212005504" calcext:value-type="float">
            <text:p>212005504</text:p>
          </table:table-cell>
          <table:table-cell table:style-name="ce2" office:value-type="string" calcext:value-type="string">
            <text:p>212005504,130.33692,20.346638,7x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19.77220523628" calcext:value-type="float">
            <text:p>3419.77220523628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70]+[.E70])/2)" office:value-type="float" office:value="3419.80285355641" calcext:value-type="float">
            <text:p>3419.80285355641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19.83350187653" calcext:value-type="float">
            <text:p>3419.8335018765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3.67615240306846E+030" calcext:value-type="float">
            <text:p>3.68E+30</text:p>
          </table:table-cell>
          <table:table-cell table:style-name="ce5" office:value-type="float" office:value="1.09765938440758E+030" calcext:value-type="float">
            <text:p>1.10E+30</text:p>
          </table:table-cell>
          <table:table-cell table:style-name="ce2" office:value-type="float" office:value="3515.02436089872" calcext:value-type="float">
            <text:p>3515.02436089872</text:p>
          </table:table-cell>
          <table:table-cell table:style-name="ce2" office:value-type="float" office:value="77.2095853761756" calcext:value-type="float">
            <text:p>77.2095853761756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2005504, mid , 2001 QQ84 , 57245, MB&gt;Outer , 19.4 ,http://vizier.u-strasbg.fr/cgi-bin/VizieR-5?-source=B/astorb/astorb&amp;Name===2001%20QQ84, 0.038 ,6.485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1009" calcext:value-type="float">
            <text:p>1009</text:p>
          </table:table-cell>
          <table:table-cell table:style-name="ce2" office:value-type="float" office:value="1013" calcext:value-type="float">
            <text:p>1013</text:p>
          </table:table-cell>
          <table:table-cell table:style-name="ce2" office:value-type="float" office:value="163039" calcext:value-type="float">
            <text:p>163039</text:p>
          </table:table-cell>
          <table:table-cell table:style-name="ce2" office:value-type="float" office:value="163043" calcext:value-type="float">
            <text:p>163043</text:p>
          </table:table-cell>
          <table:table-cell table:style-name="ce2" office:value-type="float" office:value="3440.40852656052" calcext:value-type="float">
            <text:p>3440.40852656052</text:p>
          </table:table-cell>
          <table:table-cell table:style-name="ce2" table:formula="of:=SUM(([.G71]+[.E71])/2)" office:value-type="float" office:value="3440.44939024356" calcext:value-type="float">
            <text:p>3440.44939024356</text:p>
          </table:table-cell>
          <table:table-cell table:style-name="ce2" office:value-type="float" office:value="3440.49025392659" calcext:value-type="float">
            <text:p>3440.49025392659</text:p>
          </table:table-cell>
          <table:table-cell table:style-name="ce2" office:value-type="float" office:value="76.2389527872465" calcext:value-type="float">
            <text:p>76.2389527872465</text:p>
          </table:table-cell>
          <table:table-cell table:style-name="ce2" office:value-type="float" office:value="2.00770339425908" calcext:value-type="float">
            <text:p>2.00770339425908</text:p>
          </table:table-cell>
          <table:table-cell table:style-name="ce2" office:value-type="float" office:value="0.020718622707001" calcext:value-type="float">
            <text:p>0.020718622707001</text:p>
          </table:table-cell>
          <table:table-cell table:style-name="ce2" office:value-type="float" office:value="212005504" calcext:value-type="float">
            <text:p>212005504</text:p>
          </table:table-cell>
          <table:table-cell table:style-name="ce2" office:value-type="string" calcext:value-type="string">
            <text:p>212005504,130.33692,20.346638,7x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40.40852656052" calcext:value-type="float">
            <text:p>3440.40852656052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71]+[.E71])/2)" office:value-type="float" office:value="3440.44939024356" calcext:value-type="float">
            <text:p>3440.4493902435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40.49025392659" calcext:value-type="float">
            <text:p>3440.4902539265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3.67615240306846E+030" calcext:value-type="float">
            <text:p>3.68E+30</text:p>
          </table:table-cell>
          <table:table-cell table:style-name="ce5" office:value-type="float" office:value="1.09765938440758E+030" calcext:value-type="float">
            <text:p>1.10E+30</text:p>
          </table:table-cell>
          <table:table-cell table:style-name="ce2" office:value-type="float" office:value="3515.02436089872" calcext:value-type="float">
            <text:p>3515.02436089872</text:p>
          </table:table-cell>
          <table:table-cell table:style-name="ce2" office:value-type="float" office:value="77.2095853761756" calcext:value-type="float">
            <text:p>77.2095853761756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2005504, mid , 2000 FO16 , 50781, MB&gt;Middle , 19.5 ,http://vizier.u-strasbg.fr/cgi-bin/VizieR-5?-source=B/astorb/astorb&amp;Name===2000%20FO16, 0.001 ,6.988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3092" calcext:value-type="float">
            <text:p>3092</text:p>
          </table:table-cell>
          <table:table-cell table:style-name="ce2" office:value-type="float" office:value="3095" calcext:value-type="float">
            <text:p>3095</text:p>
          </table:table-cell>
          <table:table-cell table:style-name="ce2" office:value-type="float" office:value="157644" calcext:value-type="float">
            <text:p>157644</text:p>
          </table:table-cell>
          <table:table-cell table:style-name="ce2" office:value-type="float" office:value="157647" calcext:value-type="float">
            <text:p>157647</text:p>
          </table:table-cell>
          <table:table-cell table:style-name="ce2" office:value-type="float" office:value="3330.17094604511" calcext:value-type="float">
            <text:p>3330.17094604511</text:p>
          </table:table-cell>
          <table:table-cell table:style-name="ce2" table:formula="of:=SUM(([.G72]+[.E72])/2)" office:value-type="float" office:value="3330.20159855991" calcext:value-type="float">
            <text:p>3330.20159855991</text:p>
          </table:table-cell>
          <table:table-cell table:style-name="ce2" office:value-type="float" office:value="3330.23225107471" calcext:value-type="float">
            <text:p>3330.23225107471</text:p>
          </table:table-cell>
          <table:table-cell table:style-name="ce2" office:value-type="float" office:value="31.5111090972544" calcext:value-type="float">
            <text:p>31.5111090972544</text:p>
          </table:table-cell>
          <table:table-cell table:style-name="ce2" office:value-type="float" office:value="0.596565221528364" calcext:value-type="float">
            <text:p>0.596565221528364</text:p>
          </table:table-cell>
          <table:table-cell table:style-name="ce2" office:value-type="float" office:value="0.010705231178067" calcext:value-type="float">
            <text:p>0.010705231178067</text:p>
          </table:table-cell>
          <table:table-cell table:style-name="ce2" office:value-type="float" office:value="212007527" calcext:value-type="float">
            <text:p>212007527</text:p>
          </table:table-cell>
          <table:table-cell table:style-name="ce2" office:value-type="string" calcext:value-type="string">
            <text:p>212007527,126.81336,20.378964,11x11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330.17094604511" calcext:value-type="float">
            <text:p>3330.17094604511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72]+[.E72])/2)" office:value-type="float" office:value="3330.20159855991" calcext:value-type="float">
            <text:p>3330.20159855991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330.23225107471" calcext:value-type="float">
            <text:p>3330.2322510747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9.04655305711508E+031" calcext:value-type="float">
            <text:p>9.05E+31</text:p>
          </table:table-cell>
          <table:table-cell table:style-name="ce5" office:value-type="float" office:value="1.4511705603088E+031" calcext:value-type="float">
            <text:p>1.45E+31</text:p>
          </table:table-cell>
          <table:table-cell table:style-name="ce2" office:value-type="float" office:value="5059.42754087531" calcext:value-type="float">
            <text:p>5059.42754087531</text:p>
          </table:table-cell>
          <table:table-cell table:style-name="ce2" office:value-type="float" office:value="261.934006578194" calcext:value-type="float">
            <text:p>261.934006578194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2007527, mid , Beiderbecke , 23457, MB&gt;Middle , 17.2 ,http://vizier.u-strasbg.fr/cgi-bin/VizieR-5?-source=B/astorb/astorb&amp;Name===Beiderbecke, 0.002 ,11.86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1114" calcext:value-type="float">
            <text:p>1114</text:p>
          </table:table-cell>
          <table:table-cell table:style-name="ce2" office:value-type="float" office:value="1117" calcext:value-type="float">
            <text:p>1117</text:p>
          </table:table-cell>
          <table:table-cell table:style-name="ce2" office:value-type="float" office:value="108724" calcext:value-type="float">
            <text:p>108724</text:p>
          </table:table-cell>
          <table:table-cell table:style-name="ce2" office:value-type="float" office:value="108727" calcext:value-type="float">
            <text:p>108727</text:p>
          </table:table-cell>
          <table:table-cell table:style-name="ce2" office:value-type="float" office:value="2330.55683375493" calcext:value-type="float">
            <text:p>2330.55683375493</text:p>
          </table:table-cell>
          <table:table-cell table:style-name="ce2" table:formula="of:=SUM(([.G73]+[.E73])/2)" office:value-type="float" office:value="2330.58748132545" calcext:value-type="float">
            <text:p>2330.58748132545</text:p>
          </table:table-cell>
          <table:table-cell table:style-name="ce2" office:value-type="float" office:value="2330.61812889598" calcext:value-type="float">
            <text:p>2330.61812889598</text:p>
          </table:table-cell>
          <table:table-cell table:style-name="ce2" office:value-type="float" office:value="4.0829975881485" calcext:value-type="float">
            <text:p>4.0829975881485</text:p>
          </table:table-cell>
          <table:table-cell table:style-name="ce2" office:value-type="float" office:value="0.207087608418179" calcext:value-type="float">
            <text:p>0.207087608418179</text:p>
          </table:table-cell>
          <table:table-cell table:style-name="ce2" office:value-type="float" office:value="0.001065598976899" calcext:value-type="float">
            <text:p>0.001065598976899</text:p>
          </table:table-cell>
          <table:table-cell table:style-name="ce2" office:value-type="float" office:value="212018902" calcext:value-type="float">
            <text:p>212018902</text:p>
          </table:table-cell>
          <table:table-cell table:style-name="ce2" office:value-type="string" calcext:value-type="string">
            <text:p>212018902,129.56247,20.567839,12x11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30.55683375493" calcext:value-type="float">
            <text:p>2330.55683375493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73]+[.E73])/2)" office:value-type="float" office:value="2330.58748132545" calcext:value-type="float">
            <text:p>2330.58748132545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30.61812889598" calcext:value-type="float">
            <text:p>2330.6181288959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1.85179413592872E+032" calcext:value-type="float">
            <text:p>1.85E+32</text:p>
          </table:table-cell>
          <table:table-cell table:style-name="ce5" office:value-type="float" office:value="2.50111582138035E+031" calcext:value-type="float">
            <text:p>2.50E+31</text:p>
          </table:table-cell>
          <table:table-cell table:style-name="ce2" office:value-type="float" office:value="5640.62612049481" calcext:value-type="float">
            <text:p>5640.62612049481</text:p>
          </table:table-cell>
          <table:table-cell table:style-name="ce2" office:value-type="float" office:value="164.048890518365" calcext:value-type="float">
            <text:p>164.048890518365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2018902, mid , 1998 BV25 , 39842, MB&gt;Inner , 18.8 ,http://vizier.u-strasbg.fr/cgi-bin/VizieR-5?-source=B/astorb/astorb&amp;Name===1998%20BV25, 0.017 ,12.143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2275" calcext:value-type="float">
            <text:p>2275</text:p>
          </table:table-cell>
          <table:table-cell table:style-name="ce2" office:value-type="float" office:value="2279" calcext:value-type="float">
            <text:p>2279</text:p>
          </table:table-cell>
          <table:table-cell table:style-name="ce2" office:value-type="float" office:value="164353" calcext:value-type="float">
            <text:p>164353</text:p>
          </table:table-cell>
          <table:table-cell table:style-name="ce2" office:value-type="float" office:value="164358" calcext:value-type="float">
            <text:p>164358</text:p>
          </table:table-cell>
          <table:table-cell table:style-name="ce2" office:value-type="float" office:value="3467.25568867954" calcext:value-type="float">
            <text:p>3467.25568867954</text:p>
          </table:table-cell>
          <table:table-cell table:style-name="ce2" table:formula="of:=SUM(([.G74]+[.E74])/2)" office:value-type="float" office:value="3467.30676775471" calcext:value-type="float">
            <text:p>3467.30676775471</text:p>
          </table:table-cell>
          <table:table-cell table:style-name="ce2" office:value-type="float" office:value="3467.35784682988" calcext:value-type="float">
            <text:p>3467.35784682988</text:p>
          </table:table-cell>
          <table:table-cell table:style-name="ce2" office:value-type="float" office:value="393.269270556078" calcext:value-type="float">
            <text:p>393.269270556078</text:p>
          </table:table-cell>
          <table:table-cell table:style-name="ce2" office:value-type="float" office:value="8.89320005124063" calcext:value-type="float">
            <text:p>8.89320005124063</text:p>
          </table:table-cell>
          <table:table-cell table:style-name="ce2" office:value-type="float" office:value="0.083419364410871" calcext:value-type="float">
            <text:p>0.083419364410871</text:p>
          </table:table-cell>
          <table:table-cell table:style-name="ce2" office:value-type="float" office:value="212024396" calcext:value-type="float">
            <text:p>212024396</text:p>
          </table:table-cell>
          <table:table-cell table:style-name="ce2" office:value-type="string" calcext:value-type="string">
            <text:p>212024396,129.51927,20.659798,9x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67.25568867954" calcext:value-type="float">
            <text:p>3467.25568867954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74]+[.E74])/2)" office:value-type="float" office:value="3467.30676775471" calcext:value-type="float">
            <text:p>3467.30676775471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67.35784682988" calcext:value-type="float">
            <text:p>3467.3578468298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6.90511450615792E+029" calcext:value-type="float">
            <text:p>6.91E+29</text:p>
          </table:table-cell>
          <table:table-cell table:style-name="ce5" office:value-type="float" office:value="2.76958155839686E+029" calcext:value-type="float">
            <text:p>2.77E+29</text:p>
          </table:table-cell>
          <table:table-cell table:style-name="ce2" office:value-type="float" office:value="3186.87385511732" calcext:value-type="float">
            <text:p>3186.87385511732</text:p>
          </table:table-cell>
          <table:table-cell table:style-name="ce2" office:value-type="float" office:value="89.9073978150013" calcext:value-type="float">
            <text:p>89.9073978150013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2024396, mid , 2012 UF135 , 510696, MB&gt;Middle , 22.6 ,http://vizier.u-strasbg.fr/cgi-bin/VizieR-5?-source=B/astorb/astorb&amp;Name===2012%20UF135, 0.042 ,21.498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3426" calcext:value-type="float">
            <text:p>3426</text:p>
          </table:table-cell>
          <table:table-cell table:style-name="ce2" office:value-type="float" office:value="3429" calcext:value-type="float">
            <text:p>3429</text:p>
          </table:table-cell>
          <table:table-cell table:style-name="ce2" office:value-type="float" office:value="157990" calcext:value-type="float">
            <text:p>157990</text:p>
          </table:table-cell>
          <table:table-cell table:style-name="ce2" office:value-type="float" office:value="157993" calcext:value-type="float">
            <text:p>157993</text:p>
          </table:table-cell>
          <table:table-cell table:style-name="ce2" office:value-type="float" office:value="3337.24101987306" calcext:value-type="float">
            <text:p>3337.24101987306</text:p>
          </table:table-cell>
          <table:table-cell table:style-name="ce2" table:formula="of:=SUM(([.G75]+[.E75])/2)" office:value-type="float" office:value="3337.27167239642" calcext:value-type="float">
            <text:p>3337.27167239642</text:p>
          </table:table-cell>
          <table:table-cell table:style-name="ce2" office:value-type="float" office:value="3337.30232491978" calcext:value-type="float">
            <text:p>3337.30232491978</text:p>
          </table:table-cell>
          <table:table-cell table:style-name="ce2" office:value-type="float" office:value="28.2695711222734" calcext:value-type="float">
            <text:p>28.2695711222734</text:p>
          </table:table-cell>
          <table:table-cell table:style-name="ce2" office:value-type="float" office:value="1.27379307955505" calcext:value-type="float">
            <text:p>1.27379307955505</text:p>
          </table:table-cell>
          <table:table-cell table:style-name="ce2" office:value-type="float" office:value="0.009113561207825" calcext:value-type="float">
            <text:p>0.009113561207825</text:p>
          </table:table-cell>
          <table:table-cell table:style-name="ce2" office:value-type="float" office:value="212033074" calcext:value-type="float">
            <text:p>212033074</text:p>
          </table:table-cell>
          <table:table-cell table:style-name="ce2" office:value-type="string" calcext:value-type="string">
            <text:p>212033074,133.700475,20.805542,8x7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337.24101987306" calcext:value-type="float">
            <text:p>3337.24101987306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75]+[.E75])/2)" office:value-type="float" office:value="3337.27167239642" calcext:value-type="float">
            <text:p>3337.2716723964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337.30232491978" calcext:value-type="float">
            <text:p>3337.3023249197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1.38287687115744E+031" calcext:value-type="float">
            <text:p>1.38E+31</text:p>
          </table:table-cell>
          <table:table-cell table:style-name="ce5" office:value-type="float" office:value="2.7412960455595E+030" calcext:value-type="float">
            <text:p>2.74E+30</text:p>
          </table:table-cell>
          <table:table-cell table:style-name="ce2" office:value-type="float" office:value="3904.59060916577" calcext:value-type="float">
            <text:p>3904.59060916577</text:p>
          </table:table-cell>
          <table:table-cell table:style-name="ce2" office:value-type="float" office:value="104.88099305981" calcext:value-type="float">
            <text:p>104.88099305981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2033074, mid , 1998 ST77 , 59017, MB&gt;Inner , 19.1 ,http://vizier.u-strasbg.fr/cgi-bin/VizieR-5?-source=B/astorb/astorb&amp;Name===1998%20ST77, 0.009 ,4.472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1984" calcext:value-type="float">
            <text:p>1984</text:p>
          </table:table-cell>
          <table:table-cell table:style-name="ce2" office:value-type="float" office:value="1987" calcext:value-type="float">
            <text:p>1987</text:p>
          </table:table-cell>
          <table:table-cell table:style-name="ce2" office:value-type="float" office:value="109629" calcext:value-type="float">
            <text:p>109629</text:p>
          </table:table-cell>
          <table:table-cell table:style-name="ce2" office:value-type="float" office:value="109632" calcext:value-type="float">
            <text:p>109632</text:p>
          </table:table-cell>
          <table:table-cell table:style-name="ce2" office:value-type="float" office:value="2349.04744596934" calcext:value-type="float">
            <text:p>2349.04744596934</text:p>
          </table:table-cell>
          <table:table-cell table:style-name="ce2" table:formula="of:=SUM(([.G76]+[.E76])/2)" office:value-type="float" office:value="2349.07809341507" calcext:value-type="float">
            <text:p>2349.07809341507</text:p>
          </table:table-cell>
          <table:table-cell table:style-name="ce2" office:value-type="float" office:value="2349.10874086079" calcext:value-type="float">
            <text:p>2349.10874086079</text:p>
          </table:table-cell>
          <table:table-cell table:style-name="ce2" office:value-type="float" office:value="301.456998130139" calcext:value-type="float">
            <text:p>301.456998130139</text:p>
          </table:table-cell>
          <table:table-cell table:style-name="ce2" office:value-type="float" office:value="29.0014816356012" calcext:value-type="float">
            <text:p>29.0014816356012</text:p>
          </table:table-cell>
          <table:table-cell table:style-name="ce2" office:value-type="float" office:value="0.068501026559678" calcext:value-type="float">
            <text:p>0.068501026559678</text:p>
          </table:table-cell>
          <table:table-cell table:style-name="ce2" office:value-type="float" office:value="212068782" calcext:value-type="float">
            <text:p>212068782</text:p>
          </table:table-cell>
          <table:table-cell table:style-name="ce2" office:value-type="string" calcext:value-type="string">
            <text:p>212068782,129.595395,21.433489,8x7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49.04744596934" calcext:value-type="float">
            <text:p>2349.04744596934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76]+[.E76])/2)" office:value-type="float" office:value="2349.07809341507" calcext:value-type="float">
            <text:p>2349.07809341507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49.10874086079" calcext:value-type="float">
            <text:p>2349.1087408607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4.8629207263896E+029" calcext:value-type="float">
            <text:p>4.86E+29</text:p>
          </table:table-cell>
          <table:table-cell table:style-name="ce5" office:value-type="float" office:value="3.87512256403768E+029" calcext:value-type="float">
            <text:p>3.88E+29</text:p>
          </table:table-cell>
          <table:table-cell table:style-name="ce2" office:value-type="float" office:value="3128.33734291968" calcext:value-type="float">
            <text:p>3128.33734291968</text:p>
          </table:table-cell>
          <table:table-cell table:style-name="ce2" office:value-type="float" office:value="190.711261914253" calcext:value-type="float">
            <text:p>190.711261914253</text:p>
          </table:table-cell>
          <table:table-cell table:style-name="ce2"/>
          <table:table-cell table:style-name="ce2" office:value-type="string" calcext:value-type="string">
            <text:p>confirmed by TPF - actually two SSOs</text:p>
          </table:table-cell>
          <table:table-cell table:style-name="ce2" office:value-type="string" calcext:value-type="string">
            <text:p>212068782, mid , 1999 XL160 , 47417, MB&gt;Inner , 19.1 ,http://vizier.u-strasbg.fr/cgi-bin/VizieR-5?-source=B/astorb/astorb&amp;Name===1999%20XL160, 0.059 ,20.2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2032" calcext:value-type="float">
            <text:p>2032</text:p>
          </table:table-cell>
          <table:table-cell table:style-name="ce2" office:value-type="float" office:value="2035" calcext:value-type="float">
            <text:p>2035</text:p>
          </table:table-cell>
          <table:table-cell table:style-name="ce2" office:value-type="float" office:value="164094" calcext:value-type="float">
            <text:p>164094</text:p>
          </table:table-cell>
          <table:table-cell table:style-name="ce2" office:value-type="float" office:value="164097" calcext:value-type="float">
            <text:p>164097</text:p>
          </table:table-cell>
          <table:table-cell table:style-name="ce2" office:value-type="float" office:value="3461.96401939951" calcext:value-type="float">
            <text:p>3461.96401939951</text:p>
          </table:table-cell>
          <table:table-cell table:style-name="ce2" table:formula="of:=SUM(([.G77]+[.E77])/2)" office:value-type="float" office:value="3461.99466696217" calcext:value-type="float">
            <text:p>3461.99466696217</text:p>
          </table:table-cell>
          <table:table-cell table:style-name="ce2" office:value-type="float" office:value="3462.02531452484" calcext:value-type="float">
            <text:p>3462.02531452484</text:p>
          </table:table-cell>
          <table:table-cell table:style-name="ce2" office:value-type="float" office:value="3.77958922997063" calcext:value-type="float">
            <text:p>3.77958922997063</text:p>
          </table:table-cell>
          <table:table-cell table:style-name="ce2" office:value-type="float" office:value="0.272861594369533" calcext:value-type="float">
            <text:p>0.272861594369533</text:p>
          </table:table-cell>
          <table:table-cell table:style-name="ce2" office:value-type="float" office:value="0.000854326144937" calcext:value-type="float">
            <text:p>0.000854326144937</text:p>
          </table:table-cell>
          <table:table-cell table:style-name="ce2" office:value-type="float" office:value="212080687" calcext:value-type="float">
            <text:p>212080687</text:p>
          </table:table-cell>
          <table:table-cell table:style-name="ce2" office:value-type="string" calcext:value-type="string">
            <text:p>212080687,131.366445,21.653576,13x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61.96401939951" calcext:value-type="float">
            <text:p>3461.96401939951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77]+[.E77])/2)" office:value-type="float" office:value="3461.99466696217" calcext:value-type="float">
            <text:p>3461.99466696217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62.02531452484" calcext:value-type="float">
            <text:p>3462.0253145248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4.54517862352497E+032" calcext:value-type="float">
            <text:p>4.55E+32</text:p>
          </table:table-cell>
          <table:table-cell table:style-name="ce5" office:value-type="float" office:value="1.14352437330439E+032" calcext:value-type="float">
            <text:p>1.14E+32</text:p>
          </table:table-cell>
          <table:table-cell table:style-name="ce2" office:value-type="float" office:value="6129.45569639319" calcext:value-type="float">
            <text:p>6129.45569639319</text:p>
          </table:table-cell>
          <table:table-cell table:style-name="ce2" office:value-type="float" office:value="316.388244396045" calcext:value-type="float">
            <text:p>316.388244396045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2080687, mid , Paquet , 15278, MB&gt;Hilda , 18.0 ,http://vizier.u-strasbg.fr/cgi-bin/VizieR-5?-source=B/astorb/astorb&amp;Name===Paquet, 0.032 ,20.203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2072" calcext:value-type="float">
            <text:p>2072</text:p>
          </table:table-cell>
          <table:table-cell table:style-name="ce2" office:value-type="float" office:value="2075" calcext:value-type="float">
            <text:p>2075</text:p>
          </table:table-cell>
          <table:table-cell table:style-name="ce2" office:value-type="float" office:value="109724" calcext:value-type="float">
            <text:p>109724</text:p>
          </table:table-cell>
          <table:table-cell table:style-name="ce2" office:value-type="float" office:value="109727" calcext:value-type="float">
            <text:p>109727</text:p>
          </table:table-cell>
          <table:table-cell table:style-name="ce2" office:value-type="float" office:value="2350.98856240357" calcext:value-type="float">
            <text:p>2350.98856240357</text:p>
          </table:table-cell>
          <table:table-cell table:style-name="ce2" table:formula="of:=SUM(([.G78]+[.E78])/2)" office:value-type="float" office:value="2351.01920985323" calcext:value-type="float">
            <text:p>2351.01920985323</text:p>
          </table:table-cell>
          <table:table-cell table:style-name="ce2" office:value-type="float" office:value="2351.04985730288" calcext:value-type="float">
            <text:p>2351.04985730288</text:p>
          </table:table-cell>
          <table:table-cell table:style-name="ce2" office:value-type="float" office:value="2.60350943942841" calcext:value-type="float">
            <text:p>2.60350943942841</text:p>
          </table:table-cell>
          <table:table-cell table:style-name="ce2" office:value-type="float" office:value="0.127497211496003" calcext:value-type="float">
            <text:p>0.127497211496003</text:p>
          </table:table-cell>
          <table:table-cell table:style-name="ce2" office:value-type="float" office:value="0.000752546988389" calcext:value-type="float">
            <text:p>0.000752546988389</text:p>
          </table:table-cell>
          <table:table-cell table:style-name="ce2" office:value-type="float" office:value="212081702" calcext:value-type="float">
            <text:p>212081702</text:p>
          </table:table-cell>
          <table:table-cell table:style-name="ce2" office:value-type="string" calcext:value-type="string">
            <text:p>212081702,130.84404,21.671699,13x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50.98856240357" calcext:value-type="float">
            <text:p>2350.98856240357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78]+[.E78])/2)" office:value-type="float" office:value="2351.01920985323" calcext:value-type="float">
            <text:p>2351.01920985323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51.04985730288" calcext:value-type="float">
            <text:p>2351.0498573028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1.83520818425239E+032" calcext:value-type="float">
            <text:p>1.84E+32</text:p>
          </table:table-cell>
          <table:table-cell table:style-name="ce5" office:value-type="float" office:value="3.25315756189646E+031" calcext:value-type="float">
            <text:p>3.25E+31</text:p>
          </table:table-cell>
          <table:table-cell table:style-name="ce2" office:value-type="float" office:value="5599.1901906275" calcext:value-type="float">
            <text:p>5599.1901906275</text:p>
          </table:table-cell>
          <table:table-cell table:style-name="ce2" office:value-type="float" office:value="327.531437549703" calcext:value-type="float">
            <text:p>327.531437549703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2081702, mid , Sindel , 3847, MB&gt;Outer , 17.9 ,http://vizier.u-strasbg.fr/cgi-bin/VizieR-5?-source=B/astorb/astorb&amp;Name===Sindel, 0.228 ,20.156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574" calcext:value-type="float">
            <text:p>574</text:p>
          </table:table-cell>
          <table:table-cell table:style-name="ce2" office:value-type="float" office:value="578" calcext:value-type="float">
            <text:p>578</text:p>
          </table:table-cell>
          <table:table-cell table:style-name="ce2" office:value-type="float" office:value="162567" calcext:value-type="float">
            <text:p>162567</text:p>
          </table:table-cell>
          <table:table-cell table:style-name="ce2" office:value-type="float" office:value="162571" calcext:value-type="float">
            <text:p>162571</text:p>
          </table:table-cell>
          <table:table-cell table:style-name="ce2" office:value-type="float" office:value="3430.76484921003" calcext:value-type="float">
            <text:p>3430.76484921003</text:p>
          </table:table-cell>
          <table:table-cell table:style-name="ce2" table:formula="of:=SUM(([.G79]+[.E79])/2)" office:value-type="float" office:value="3430.80571332869" calcext:value-type="float">
            <text:p>3430.80571332869</text:p>
          </table:table-cell>
          <table:table-cell table:style-name="ce2" office:value-type="float" office:value="3430.84657744735" calcext:value-type="float">
            <text:p>3430.84657744735</text:p>
          </table:table-cell>
          <table:table-cell table:style-name="ce2" office:value-type="float" office:value="660.258540283605" calcext:value-type="float">
            <text:p>660.258540283605</text:p>
          </table:table-cell>
          <table:table-cell table:style-name="ce2" office:value-type="float" office:value="15.5930447600018" calcext:value-type="float">
            <text:p>15.5930447600018</text:p>
          </table:table-cell>
          <table:table-cell table:style-name="ce2" office:value-type="float" office:value="0.173398130320177" calcext:value-type="float">
            <text:p>0.173398130320177</text:p>
          </table:table-cell>
          <table:table-cell table:style-name="ce2" office:value-type="float" office:value="212089563" calcext:value-type="float">
            <text:p>212089563</text:p>
          </table:table-cell>
          <table:table-cell table:style-name="ce2" office:value-type="string" calcext:value-type="string">
            <text:p>212089563,133.620075,21.81838,8x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30.76484921003" calcext:value-type="float">
            <text:p>3430.76484921003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79]+[.E79])/2)" office:value-type="float" office:value="3430.80571332869" calcext:value-type="float">
            <text:p>3430.80571332869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30.84657744735" calcext:value-type="float">
            <text:p>3430.8465774473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6.04711001974755E+029" calcext:value-type="float">
            <text:p>6.05E+29</text:p>
          </table:table-cell>
          <table:table-cell table:style-name="ce5" office:value-type="float" office:value="1.60556704316705E+029" calcext:value-type="float">
            <text:p>1.61E+29</text:p>
          </table:table-cell>
          <table:table-cell table:style-name="ce2" office:value-type="float" office:value="3165.0967613404" calcext:value-type="float">
            <text:p>3165.0967613404</text:p>
          </table:table-cell>
          <table:table-cell table:style-name="ce2" office:value-type="float" office:value="47.3107535788361" calcext:value-type="float">
            <text:p>47.3107535788361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2089563, mid , Annekeschwob , 21739, MB&gt;Inner , 19.4 ,http://vizier.u-strasbg.fr/cgi-bin/VizieR-5?-source=B/astorb/astorb&amp;Name===Annekeschwob, 0.018 ,4.447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2377" calcext:value-type="float">
            <text:p>2377</text:p>
          </table:table-cell>
          <table:table-cell table:style-name="ce2" office:value-type="float" office:value="2380" calcext:value-type="float">
            <text:p>2380</text:p>
          </table:table-cell>
          <table:table-cell table:style-name="ce2" office:value-type="float" office:value="143402" calcext:value-type="float">
            <text:p>143402</text:p>
          </table:table-cell>
          <table:table-cell table:style-name="ce2" office:value-type="float" office:value="143405" calcext:value-type="float">
            <text:p>143405</text:p>
          </table:table-cell>
          <table:table-cell table:style-name="ce2" office:value-type="float" office:value="3039.15101961672" calcext:value-type="float">
            <text:p>3039.15101961672</text:p>
          </table:table-cell>
          <table:table-cell table:style-name="ce2" table:formula="of:=SUM(([.G80]+[.E80])/2)" office:value-type="float" office:value="3039.18166697011" calcext:value-type="float">
            <text:p>3039.18166697011</text:p>
          </table:table-cell>
          <table:table-cell table:style-name="ce2" office:value-type="float" office:value="3039.21231432351" calcext:value-type="float">
            <text:p>3039.21231432351</text:p>
          </table:table-cell>
          <table:table-cell table:style-name="ce2" office:value-type="float" office:value="33.7107386363374" calcext:value-type="float">
            <text:p>33.7107386363374</text:p>
          </table:table-cell>
          <table:table-cell table:style-name="ce2" office:value-type="float" office:value="2.02911368833619" calcext:value-type="float">
            <text:p>2.02911368833619</text:p>
          </table:table-cell>
          <table:table-cell table:style-name="ce2" office:value-type="float" office:value="0.010229184773424" calcext:value-type="float">
            <text:p>0.010229184773424</text:p>
          </table:table-cell>
          <table:table-cell table:style-name="ce2" office:value-type="float" office:value="247122957" calcext:value-type="float">
            <text:p>247122957</text:p>
          </table:table-cell>
          <table:table-cell table:style-name="ce2" office:value-type="string" calcext:value-type="string">
            <text:p>247122957,69.017385,18.888577,11x9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039.15101961672" calcext:value-type="float">
            <text:p>3039.15101961672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80]+[.E80])/2)" office:value-type="float" office:value="3039.18166697011" calcext:value-type="float">
            <text:p>3039.18166697011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039.21231432351" calcext:value-type="float">
            <text:p>3039.2123143235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hyades</text:p>
          </table:table-cell>
          <table:table-cell table:style-name="ce5" office:value-type="float" office:value="5.04907066861314E+030" calcext:value-type="float">
            <text:p>5.05E+30</text:p>
          </table:table-cell>
          <table:table-cell table:style-name="ce5" office:value-type="float" office:value="8.23678089120135E+029" calcext:value-type="float">
            <text:p>8.24E+29</text:p>
          </table:table-cell>
          <table:table-cell table:style-name="ce2" office:value-type="float" office:value="3568.37162555546" calcext:value-type="float">
            <text:p>3568.37162555546</text:p>
          </table:table-cell>
          <table:table-cell table:style-name="ce2" office:value-type="float" office:value="75.1233883938555" calcext:value-type="float">
            <text:p>75.1233883938555</text:p>
          </table:table-cell>
          <table:table-cell table:style-name="ce2"/>
          <table:table-cell table:style-name="ce2" office:value-type="string" calcext:value-type="string">
            <text:p>not visible in TPF</text:p>
          </table:table-cell>
          <table:table-cell table:style-name="ce2" office:value-type="string" calcext:value-type="string">
            <text:p>247122957, mid , 2014 ME35 , 514043, MB&gt;Outer , 21.5 ,http://vizier.u-strasbg.fr/cgi-bin/VizieR-5?-source=B/astorb/astorb&amp;Name===2014%20ME35, 0.100 ,3.692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141295" calcext:value-type="float">
            <text:p>141295</text:p>
          </table:table-cell>
          <table:table-cell table:style-name="ce2" office:value-type="float" office:value="141298" calcext:value-type="float">
            <text:p>141298</text:p>
          </table:table-cell>
          <table:table-cell table:style-name="ce2" office:value-type="float" office:value="2996.10148696054" calcext:value-type="float">
            <text:p>2996.10148696054</text:p>
          </table:table-cell>
          <table:table-cell table:style-name="ce2" table:formula="of:=SUM(([.G81]+[.E81])/2)" office:value-type="float" office:value="2996.13213499242" calcext:value-type="float">
            <text:p>2996.13213499242</text:p>
          </table:table-cell>
          <table:table-cell table:style-name="ce2" office:value-type="float" office:value="2996.16278302429" calcext:value-type="float">
            <text:p>2996.16278302429</text:p>
          </table:table-cell>
          <table:table-cell table:style-name="ce2" office:value-type="float" office:value="172.542481046892" calcext:value-type="float">
            <text:p>172.542481046892</text:p>
          </table:table-cell>
          <table:table-cell table:style-name="ce2" office:value-type="float" office:value="4.00155382549206" calcext:value-type="float">
            <text:p>4.00155382549206</text:p>
          </table:table-cell>
          <table:table-cell table:style-name="ce2" office:value-type="float" office:value="0.052396930128739" calcext:value-type="float">
            <text:p>0.052396930128739</text:p>
          </table:table-cell>
          <table:table-cell table:style-name="ce2" office:value-type="float" office:value="247153621" calcext:value-type="float">
            <text:p>247153621</text:p>
          </table:table-cell>
          <table:table-cell table:style-name="ce2" office:value-type="string" calcext:value-type="string">
            <text:p>247153621,69.728025,19.182233,9x7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996.10148696054" calcext:value-type="float">
            <text:p>2996.10148696054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81]+[.E81])/2)" office:value-type="float" office:value="2996.13213499242" calcext:value-type="float">
            <text:p>2996.1321349924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996.16278302429" calcext:value-type="float">
            <text:p>2996.1627830242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hyades</text:p>
          </table:table-cell>
          <table:table-cell table:style-name="ce5" office:value-type="float" office:value="2.09367927550771E+030" calcext:value-type="float">
            <text:p>2.09E+30</text:p>
          </table:table-cell>
          <table:table-cell table:style-name="ce5" office:value-type="float" office:value="7.43115380915209E+029" calcext:value-type="float">
            <text:p>7.43E+29</text:p>
          </table:table-cell>
          <table:table-cell table:style-name="ce2" office:value-type="float" office:value="3388.12022462356" calcext:value-type="float">
            <text:p>3388.12022462356</text:p>
          </table:table-cell>
          <table:table-cell table:style-name="ce2" office:value-type="float" office:value="95.5317068201761" calcext:value-type="float">
            <text:p>95.5317068201761</text:p>
          </table:table-cell>
          <table:table-cell table:style-name="ce2" office:value-type="string" calcext:value-type="string">
            <text:p>g-z outlier, r-z outlier</text:p>
          </table:table-cell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47153621, mid , 2000 SK303 , 106034, MB&gt;Outer , 20.3 ,http://vizier.u-strasbg.fr/cgi-bin/VizieR-5?-source=B/astorb/astorb&amp;Name===2000%20SK303, 0.057 ,10.986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2692" calcext:value-type="float">
            <text:p>2692</text:p>
          </table:table-cell>
          <table:table-cell table:style-name="ce2" office:value-type="float" office:value="2699" calcext:value-type="float">
            <text:p>2699</text:p>
          </table:table-cell>
          <table:table-cell table:style-name="ce2" office:value-type="float" office:value="143745" calcext:value-type="float">
            <text:p>143745</text:p>
          </table:table-cell>
          <table:table-cell table:style-name="ce2" office:value-type="float" office:value="143752" calcext:value-type="float">
            <text:p>143752</text:p>
          </table:table-cell>
          <table:table-cell table:style-name="ce2" office:value-type="float" office:value="3046.15918336349" calcext:value-type="float">
            <text:p>3046.15918336349</text:p>
          </table:table-cell>
          <table:table-cell table:style-name="ce2" table:formula="of:=SUM(([.G82]+[.E82])/2)" office:value-type="float" office:value="3046.23069399601" calcext:value-type="float">
            <text:p>3046.23069399601</text:p>
          </table:table-cell>
          <table:table-cell table:style-name="ce2" office:value-type="float" office:value="3046.30220462854" calcext:value-type="float">
            <text:p>3046.30220462854</text:p>
          </table:table-cell>
          <table:table-cell table:style-name="ce2" office:value-type="float" office:value="1670.21456246248" calcext:value-type="float">
            <text:p>1670.21456246248</text:p>
          </table:table-cell>
          <table:table-cell table:style-name="ce2" office:value-type="float" office:value="16.6431976526974" calcext:value-type="float">
            <text:p>16.6431976526974</text:p>
          </table:table-cell>
          <table:table-cell table:style-name="ce2" office:value-type="float" office:value="0.209358254603273" calcext:value-type="float">
            <text:p>0.209358254603273</text:p>
          </table:table-cell>
          <table:table-cell table:style-name="ce2" office:value-type="float" office:value="247230044" calcext:value-type="float">
            <text:p>247230044</text:p>
          </table:table-cell>
          <table:table-cell table:style-name="ce2" office:value-type="string" calcext:value-type="string">
            <text:p>247230044,70.25805,19.909445,7x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046.15918336349" calcext:value-type="float">
            <text:p>3046.15918336349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82]+[.E82])/2)" office:value-type="float" office:value="3046.23069399601" calcext:value-type="float">
            <text:p>3046.23069399601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046.30220462854" calcext:value-type="float">
            <text:p>3046.3022046285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hyades</text:p>
          </table:table-cell>
          <table:table-cell table:style-name="ce5" office:value-type="float" office:value="1.69001305512889E+029" calcext:value-type="float">
            <text:p>1.69E+29</text:p>
          </table:table-cell>
          <table:table-cell table:style-name="ce5" office:value-type="float" office:value="4.3295092261268E+028" calcext:value-type="float">
            <text:p>4.33E+28</text:p>
          </table:table-cell>
          <table:table-cell table:style-name="ce2" office:value-type="float" office:value="2962.90449315945" calcext:value-type="float">
            <text:p>2962.90449315945</text:p>
          </table:table-cell>
          <table:table-cell table:style-name="ce2" office:value-type="float" office:value="50.4718540355973" calcext:value-type="float">
            <text:p>50.4718540355973</text:p>
          </table:table-cell>
          <table:table-cell table:style-name="ce2"/>
          <table:table-cell table:style-name="ce2" office:value-type="string" calcext:value-type="string">
            <text:p>combi as previous</text:p>
          </table:table-cell>
          <table:table-cell table:style-name="ce2" office:value-type="string" calcext:value-type="string">
            <text:p>247230044, mid , 2011 GJ31 , 279711, MB&gt;Inner , 22.6 ,http://vizier.u-strasbg.fr/cgi-bin/VizieR-5?-source=B/astorb/astorb&amp;Name===2011%20GJ31, 0.110 ,22.593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2294" calcext:value-type="float">
            <text:p>2294</text:p>
          </table:table-cell>
          <table:table-cell table:style-name="ce2" office:value-type="float" office:value="2297" calcext:value-type="float">
            <text:p>2297</text:p>
          </table:table-cell>
          <table:table-cell table:style-name="ce2" office:value-type="float" office:value="143312" calcext:value-type="float">
            <text:p>143312</text:p>
          </table:table-cell>
          <table:table-cell table:style-name="ce2" office:value-type="float" office:value="143315" calcext:value-type="float">
            <text:p>143315</text:p>
          </table:table-cell>
          <table:table-cell table:style-name="ce2" office:value-type="float" office:value="3037.31236413412" calcext:value-type="float">
            <text:p>3037.31236413412</text:p>
          </table:table-cell>
          <table:table-cell table:style-name="ce2" table:formula="of:=SUM(([.G83]+[.E83])/2)" office:value-type="float" office:value="3037.34301157865" calcext:value-type="float">
            <text:p>3037.34301157865</text:p>
          </table:table-cell>
          <table:table-cell table:style-name="ce2" office:value-type="float" office:value="3037.37365902319" calcext:value-type="float">
            <text:p>3037.37365902319</text:p>
          </table:table-cell>
          <table:table-cell table:style-name="ce2" office:value-type="float" office:value="12.8309498136085" calcext:value-type="float">
            <text:p>12.8309498136085</text:p>
          </table:table-cell>
          <table:table-cell table:style-name="ce2" office:value-type="float" office:value="0.56315288510875" calcext:value-type="float">
            <text:p>0.56315288510875</text:p>
          </table:table-cell>
          <table:table-cell table:style-name="ce2" office:value-type="float" office:value="0.002615209761834" calcext:value-type="float">
            <text:p>0.002615209761834</text:p>
          </table:table-cell>
          <table:table-cell table:style-name="ce2" office:value-type="float" office:value="247306074" calcext:value-type="float">
            <text:p>247306074</text:p>
          </table:table-cell>
          <table:table-cell table:style-name="ce2" office:value-type="string" calcext:value-type="string">
            <text:p>247306074,70.743705,20.604848,8x7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037.31236413412" calcext:value-type="float">
            <text:p>3037.31236413412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83]+[.E83])/2)" office:value-type="float" office:value="3037.34301157865" calcext:value-type="float">
            <text:p>3037.34301157865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037.37365902319" calcext:value-type="float">
            <text:p>3037.3736590231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hyades</text:p>
          </table:table-cell>
          <table:table-cell table:style-name="ce5" office:value-type="float" office:value="2.69554223068651E+030" calcext:value-type="float">
            <text:p>2.70E+30</text:p>
          </table:table-cell>
          <table:table-cell table:style-name="ce5" office:value-type="float" office:value="9.30491268231225E+029" calcext:value-type="float">
            <text:p>9.30E+29</text:p>
          </table:table-cell>
          <table:table-cell table:style-name="ce2" office:value-type="float" office:value="3440.395941464" calcext:value-type="float">
            <text:p>3440.395941464</text:p>
          </table:table-cell>
          <table:table-cell table:style-name="ce2" office:value-type="float" office:value="99.4615266312567" calcext:value-type="float">
            <text:p>99.4615266312567</text:p>
          </table:table-cell>
          <table:table-cell table:style-name="ce2"/>
          <table:table-cell table:style-name="ce2" office:value-type="string" calcext:value-type="string">
            <text:p>not visible in TPF</text:p>
          </table:table-cell>
          <table:table-cell table:style-name="ce2" office:value-type="string" calcext:value-type="string">
            <text:p>247306074, mid , 2001 FD81 , 77310, MB&gt;Middle , 20.4 ,http://vizier.u-strasbg.fr/cgi-bin/VizieR-5?-source=B/astorb/astorb&amp;Name===2001%20FD81, 0.065 ,6.567</text:p>
          </table:table-cell>
          <table:table-cell table:style-name="ce2" table:number-columns-repeated="995"/>
        </table:table-row>
        <table:table-row table:style-name="ro1">
          <table:table-cell table:style-name="ce2" office:value-type="float" office:value="1479" calcext:value-type="float">
            <text:p>1479</text:p>
          </table:table-cell>
          <table:table-cell table:style-name="ce2" office:value-type="float" office:value="1482" calcext:value-type="float">
            <text:p>1482</text:p>
          </table:table-cell>
          <table:table-cell table:style-name="ce2" office:value-type="float" office:value="142456" calcext:value-type="float">
            <text:p>142456</text:p>
          </table:table-cell>
          <table:table-cell table:style-name="ce2" office:value-type="float" office:value="142459" calcext:value-type="float">
            <text:p>142459</text:p>
          </table:table-cell>
          <table:table-cell table:style-name="ce2" office:value-type="float" office:value="3019.8230724521" calcext:value-type="float">
            <text:p>3019.8230724521</text:p>
          </table:table-cell>
          <table:table-cell table:style-name="ce2" table:formula="of:=SUM(([.G84]+[.E84])/2)" office:value-type="float" office:value="3019.85371995568" calcext:value-type="float">
            <text:p>3019.85371995568</text:p>
          </table:table-cell>
          <table:table-cell table:style-name="ce2" office:value-type="float" office:value="3019.88436745927" calcext:value-type="float">
            <text:p>3019.88436745927</text:p>
          </table:table-cell>
          <table:table-cell table:style-name="ce2" office:value-type="float" office:value="96.4120463940448" calcext:value-type="float">
            <text:p>96.4120463940448</text:p>
          </table:table-cell>
          <table:table-cell table:style-name="ce2" office:value-type="float" office:value="3.79518346203969" calcext:value-type="float">
            <text:p>3.79518346203969</text:p>
          </table:table-cell>
          <table:table-cell table:style-name="ce2" office:value-type="float" office:value="0.020842773699784" calcext:value-type="float">
            <text:p>0.020842773699784</text:p>
          </table:table-cell>
          <table:table-cell table:style-name="ce2" office:value-type="float" office:value="247969085" calcext:value-type="float">
            <text:p>247969085</text:p>
          </table:table-cell>
          <table:table-cell table:style-name="ce2" office:value-type="string" calcext:value-type="string">
            <text:p>247969085,71.98209,25.57975,11x9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019.8230724521" calcext:value-type="float">
            <text:p>3019.8230724521</text:p>
          </table:table-cell>
          <table:table-cell table:style-name="ce2" office:value-type="string" calcext:value-type="string">
            <text:p>,</text:p>
          </table:table-cell>
          <table:table-cell table:style-name="ce2" table:formula="of:=SUM(([.G84]+[.E84])/2)" office:value-type="float" office:value="3019.85371995568" calcext:value-type="float">
            <text:p>3019.8537199556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019.88436745927" calcext:value-type="float">
            <text:p>3019.8843674592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hyades</text:p>
          </table:table-cell>
          <table:table-cell table:style-name="ce5" office:value-type="float" office:value="2.1671743498282E+030" calcext:value-type="float">
            <text:p>2.17E+30</text:p>
          </table:table-cell>
          <table:table-cell table:style-name="ce5" office:value-type="float" office:value="8.52944069630857E+029" calcext:value-type="float">
            <text:p>8.53E+29</text:p>
          </table:table-cell>
          <table:table-cell table:style-name="ce2" office:value-type="float" office:value="3394.98358878957" calcext:value-type="float">
            <text:p>3394.98358878957</text:p>
          </table:table-cell>
          <table:table-cell table:style-name="ce2" office:value-type="float" office:value="110.755569773825" calcext:value-type="float">
            <text:p>110.755569773825</text:p>
          </table:table-cell>
          <table:table-cell table:style-name="ce2"/>
          <table:table-cell table:style-name="ce2" office:value-type="string" calcext:value-type="string">
            <text:p>not visible in TPF</text:p>
          </table:table-cell>
          <table:table-cell table:style-name="ce2" office:value-type="string" calcext:value-type="string">
            <text:p>247969085, mid , 2001 HW64 , 82229, MB&gt;Inner , 21.0 ,http://vizier.u-strasbg.fr/cgi-bin/VizieR-5?-source=B/astorb/astorb&amp;Name===2001%20HW64, 0.124 ,6.632</text:p>
          </table:table-cell>
          <table:table-cell table:style-name="ce2" table:number-columns-repeated="995"/>
        </table:table-row>
        <table:table-row table:style-name="ro1">
          <table:table-cell table:style-name="ce1" office:value-type="string" calcext:value-type="string">
            <text:p>istart</text:p>
          </table:table-cell>
          <table:table-cell table:style-name="ce1" office:value-type="string" calcext:value-type="string">
            <text:p>istop</text:p>
          </table:table-cell>
          <table:table-cell table:style-name="ce1" office:value-type="string" calcext:value-type="string">
            <text:p>cstart</text:p>
          </table:table-cell>
          <table:table-cell table:style-name="ce1" office:value-type="string" calcext:value-type="string">
            <text:p>cstop</text:p>
          </table:table-cell>
          <table:table-cell table:style-name="ce1" office:value-type="string" calcext:value-type="string">
            <text:p>tstart</text:p>
          </table:table-cell>
          <table:table-cell table:style-name="ce1" office:value-type="string" calcext:value-type="string">
            <text:p>tmid</text:p>
          </table:table-cell>
          <table:table-cell table:style-name="ce1" office:value-type="string" calcext:value-type="string">
            <text:p>tstop</text:p>
          </table:table-cell>
          <table:table-cell table:style-name="ce1" office:value-type="string" calcext:value-type="string">
            <text:p>ed_rec</text:p>
          </table:table-cell>
          <table:table-cell table:style-name="ce1" office:value-type="string" calcext:value-type="string">
            <text:p>ed_rec_err</text:p>
          </table:table-cell>
          <table:table-cell table:style-name="ce1" office:value-type="string" calcext:value-type="string">
            <text:p>ampl_rec</text:p>
          </table:table-cell>
          <table:table-cell table:style-name="ce1" office:value-type="string" calcext:value-type="string">
            <text:p>EPIC</text:p>
          </table:table-cell>
          <table:table-cell table:style-name="ce1" office:value-type="string" calcext:value-type="string">
            <text:p>EPIC_DATA_RETREIVER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tstart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tmid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tstop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cluster</text:p>
          </table:table-cell>
          <table:table-cell table:style-name="ce1" office:value-type="string" calcext:value-type="string">
            <text:p>Lum_Kepler</text:p>
          </table:table-cell>
          <table:table-cell table:style-name="ce1" office:value-type="string" calcext:value-type="string">
            <text:p>e_Lum_Kepler</text:p>
          </table:table-cell>
          <table:table-cell table:style-name="ce1" office:value-type="string" calcext:value-type="string">
            <text:p>Teff_median</text:p>
          </table:table-cell>
          <table:table-cell table:style-name="ce1" office:value-type="string" calcext:value-type="string">
            <text:p>Teff_std</text:p>
          </table:table-cell>
          <table:table-cell table:style-name="ce1" office:value-type="string" calcext:value-type="string">
            <text:p>todrop</text:p>
          </table:table-cell>
          <table:table-cell table:style-name="ce1" table:number-columns-repeated="2"/>
          <table:table-cell table:style-name="ce2" table:number-columns-repeated="995"/>
        </table:table-row>
        <table:table-row table:style-name="ro2" table:number-rows-repeated="2">
          <table:table-cell table:style-name="ce1" table:number-columns-repeated="22"/>
          <table:table-cell table:style-name="ce7" table:number-columns-repeated="2"/>
          <table:table-cell table:style-name="ce1" table:number-columns-repeated="1000"/>
        </table:table-row>
        <table:table-row table:style-name="ro2">
          <table:table-cell office:value-type="string" calcext:value-type="string">
            <text:p>BELOW IS DATA FROM THE SECOND FILE</text:p>
          </table:table-cell>
          <table:table-cell table:number-columns-repeated="1023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07794" calcext:value-type="float">
            <text:p>107794</text:p>
          </table:table-cell>
          <table:table-cell table:style-name="ce2" office:value-type="float" office:value="107809" calcext:value-type="float">
            <text:p>107809</text:p>
          </table:table-cell>
          <table:table-cell table:style-name="ce2" office:value-type="float" office:value="2311.55562283193" calcext:value-type="float">
            <text:p>2311.55562283193</text:p>
          </table:table-cell>
          <table:table-cell table:style-name="ce2" office:value-type="float" office:value="2311.86210460254" calcext:value-type="float">
            <text:p>2311.86210460254</text:p>
          </table:table-cell>
          <table:table-cell table:style-name="ce2" office:value-type="float" office:value="2117.42483433094" calcext:value-type="float">
            <text:p>2117.42483433094</text:p>
          </table:table-cell>
          <table:table-cell table:style-name="ce2" office:value-type="float" office:value="34.1438880658676" calcext:value-type="float">
            <text:p>34.1438880658676</text:p>
          </table:table-cell>
          <table:table-cell table:style-name="ce2" office:value-type="float" office:value="0.168095710147923" calcext:value-type="float">
            <text:p>0.168095710147923</text:p>
          </table:table-cell>
          <table:table-cell table:style-name="ce2" office:value-type="float" office:value="3446" calcext:value-type="float">
            <text:p>344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11393422,132.8052,11.540296,8x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11.55562283193" calcext:value-type="float">
            <text:p>2311.55562283193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89]+[.R89])/2)" office:value-type="float" office:value="2311.70886371723" calcext:value-type="float">
            <text:p>2311.70886371723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11.86210460254" calcext:value-type="float">
            <text:p>2311.8621046025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SO</text:p>
          </table:table-cell>
          <table:table-cell table:style-name="ce2" office:value-type="string" calcext:value-type="string">
            <text:p>ngc2682</text:p>
          </table:table-cell>
          <table:table-cell table:style-name="ce5" office:value-type="float" office:value="1.74254082025968E+031" calcext:value-type="float">
            <text:p>1.74E+31</text:p>
          </table:table-cell>
          <table:table-cell table:style-name="ce5" office:value-type="float" office:value="3.1736364866473E+030" calcext:value-type="float">
            <text:p>3.17E+30</text:p>
          </table:table-cell>
          <table:table-cell table:style-name="ce2" office:value-type="float" office:value="4022.46310509903" calcext:value-type="float">
            <text:p>4022.46310509903</text:p>
          </table:table-cell>
          <table:table-cell table:style-name="ce2" office:value-type="float" office:value="110.694753589721" calcext:value-type="float">
            <text:p>110.694753589721</text:p>
          </table:table-cell>
          <table:table-cell table:style-name="ce2"/>
          <table:table-cell table:style-name="ce2" office:value-type="string" calcext:value-type="string">
            <text:p>211393422, mid , 1999 TK109 , 42953, MB&gt;Inner , 18.2 ,http://vizier.u-strasbg.fr/cgi-bin/VizieR-5?-source=B/astorb/astorb&amp;Name===1999%20TK109, 0.021 ,5.409</text:p>
          </table:table-cell>
          <table:table-cell table:style-name="ce2" table:number-columns-repeated="997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07674" calcext:value-type="float">
            <text:p>107674</text:p>
          </table:table-cell>
          <table:table-cell table:style-name="ce2" office:value-type="float" office:value="107683" calcext:value-type="float">
            <text:p>107683</text:p>
          </table:table-cell>
          <table:table-cell table:style-name="ce2" office:value-type="float" office:value="2309.10376922479" calcext:value-type="float">
            <text:p>2309.10376922479</text:p>
          </table:table-cell>
          <table:table-cell table:style-name="ce2" office:value-type="float" office:value="2309.28765874088" calcext:value-type="float">
            <text:p>2309.28765874088</text:p>
          </table:table-cell>
          <table:table-cell table:style-name="ce2" office:value-type="float" office:value="62.523371247827" calcext:value-type="float">
            <text:p>62.523371247827</text:p>
          </table:table-cell>
          <table:table-cell table:style-name="ce2" office:value-type="float" office:value="0.658489082661969" calcext:value-type="float">
            <text:p>0.658489082661969</text:p>
          </table:table-cell>
          <table:table-cell table:style-name="ce2" office:value-type="float" office:value="0.006069169292085" calcext:value-type="float">
            <text:p>0.006069169292085</text:p>
          </table:table-cell>
          <table:table-cell table:style-name="ce2" office:value-type="float" office:value="3446" calcext:value-type="float">
            <text:p>344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11394056,132.858075,11.550008,10x11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09.10376922479" calcext:value-type="float">
            <text:p>2309.10376922479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90]+[.R90])/2)" office:value-type="float" office:value="2309.19571398283" calcext:value-type="float">
            <text:p>2309.19571398283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09.28765874088" calcext:value-type="float">
            <text:p>2309.2876587408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SO</text:p>
          </table:table-cell>
          <table:table-cell table:style-name="ce2" office:value-type="string" calcext:value-type="string">
            <text:p>ngc2682</text:p>
          </table:table-cell>
          <table:table-cell table:style-name="ce5" office:value-type="float" office:value="4.85570376747707E+032" calcext:value-type="float">
            <text:p>4.86E+32</text:p>
          </table:table-cell>
          <table:table-cell table:style-name="ce5" office:value-type="float" office:value="1.28056587832808E+032" calcext:value-type="float">
            <text:p>1.28E+32</text:p>
          </table:table-cell>
          <table:table-cell table:style-name="ce2" office:value-type="float" office:value="6201.13651592757" calcext:value-type="float">
            <text:p>6201.13651592757</text:p>
          </table:table-cell>
          <table:table-cell table:style-name="ce2" office:value-type="float" office:value="455.857614537657" calcext:value-type="float">
            <text:p>455.857614537657</text:p>
          </table:table-cell>
          <table:table-cell table:style-name="ce2"/>
          <table:table-cell table:style-name="ce2" office:value-type="string" calcext:value-type="string">
            <text:p>211394056, mid , 1999 TK109 , 42953, MB&gt;Inner , 18.2 ,http://vizier.u-strasbg.fr/cgi-bin/VizieR-5?-source=B/astorb/astorb&amp;Name===1999%20TK109, 0.021 ,3.4</text:p>
          </table:table-cell>
          <table:table-cell table:style-name="ce2" table:number-columns-repeated="997"/>
        </table:table-row>
        <table:table-row table:style-name="ro2">
          <table:table-cell table:style-name="ce2" office:value-type="float" office:value="1313" calcext:value-type="float">
            <text:p>1313</text:p>
          </table:table-cell>
          <table:table-cell table:style-name="ce2" office:value-type="float" office:value="1316" calcext:value-type="float">
            <text:p>1316</text:p>
          </table:table-cell>
          <table:table-cell table:style-name="ce2" office:value-type="float" office:value="108930" calcext:value-type="float">
            <text:p>108930</text:p>
          </table:table-cell>
          <table:table-cell table:style-name="ce2" office:value-type="float" office:value="108933" calcext:value-type="float">
            <text:p>108933</text:p>
          </table:table-cell>
          <table:table-cell table:style-name="ce2" office:value-type="float" office:value="2334.76626456669" calcext:value-type="float">
            <text:p>2334.76626456669</text:p>
          </table:table-cell>
          <table:table-cell table:style-name="ce2" office:value-type="float" office:value="2334.82755978644" calcext:value-type="float">
            <text:p>2334.82755978644</text:p>
          </table:table-cell>
          <table:table-cell table:style-name="ce2" office:value-type="float" office:value="35.4147411398247" calcext:value-type="float">
            <text:p>35.4147411398247</text:p>
          </table:table-cell>
          <table:table-cell table:style-name="ce2" office:value-type="float" office:value="0.788026540150535" calcext:value-type="float">
            <text:p>0.788026540150535</text:p>
          </table:table-cell>
          <table:table-cell table:style-name="ce2" office:value-type="float" office:value="0.01518004730524" calcext:value-type="float">
            <text:p>0.01518004730524</text:p>
          </table:table-cell>
          <table:table-cell table:style-name="ce2" office:value-type="float" office:value="3446" calcext:value-type="float">
            <text:p>344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11396493,132.741075,11.58744,10x9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34.76626456669" calcext:value-type="float">
            <text:p>2334.76626456669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91]+[.R91])/2)" office:value-type="float" office:value="2334.79691217656" calcext:value-type="float">
            <text:p>2334.7969121765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34.82755978644" calcext:value-type="float">
            <text:p>2334.8275597864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SO</text:p>
          </table:table-cell>
          <table:table-cell table:style-name="ce2" office:value-type="string" calcext:value-type="string">
            <text:p>ngc2682</text:p>
          </table:table-cell>
          <table:table-cell table:style-name="ce5" office:value-type="float" office:value="2.30737388923377E+032" calcext:value-type="float">
            <text:p>2.31E+32</text:p>
          </table:table-cell>
          <table:table-cell table:style-name="ce5" office:value-type="float" office:value="3.18324876280607E+031" calcext:value-type="float">
            <text:p>3.18E+31</text:p>
          </table:table-cell>
          <table:table-cell table:style-name="ce2" office:value-type="float" office:value="5776.80918070163" calcext:value-type="float">
            <text:p>5776.80918070163</text:p>
          </table:table-cell>
          <table:table-cell table:style-name="ce2" office:value-type="float" office:value="128.148910605571" calcext:value-type="float">
            <text:p>128.148910605571</text:p>
          </table:table-cell>
          <table:table-cell table:style-name="ce2"/>
          <table:table-cell table:style-name="ce2" office:value-type="string" calcext:value-type="string">
            <text:p>211396493, mid , 1999 VW178 , 21955, MB&gt;Middle , 18.3 ,http://vizier.u-strasbg.fr/cgi-bin/VizieR-5?-source=B/astorb/astorb&amp;Name===1999%20VW178, 0.332 ,2.703</text:p>
          </table:table-cell>
          <table:table-cell table:style-name="ce2" table:number-columns-repeated="997"/>
        </table:table-row>
        <table:table-row table:style-name="ro2">
          <table:table-cell table:style-name="ce2" office:value-type="float" office:value="888" calcext:value-type="float">
            <text:p>888</text:p>
          </table:table-cell>
          <table:table-cell table:style-name="ce2" office:value-type="float" office:value="891" calcext:value-type="float">
            <text:p>891</text:p>
          </table:table-cell>
          <table:table-cell table:style-name="ce2" office:value-type="float" office:value="108487" calcext:value-type="float">
            <text:p>108487</text:p>
          </table:table-cell>
          <table:table-cell table:style-name="ce2" office:value-type="float" office:value="108490" calcext:value-type="float">
            <text:p>108490</text:p>
          </table:table-cell>
          <table:table-cell table:style-name="ce2" office:value-type="float" office:value="2325.71498878183" calcext:value-type="float">
            <text:p>2325.71498878183</text:p>
          </table:table-cell>
          <table:table-cell table:style-name="ce2" office:value-type="float" office:value="2325.77628434756" calcext:value-type="float">
            <text:p>2325.77628434756</text:p>
          </table:table-cell>
          <table:table-cell table:style-name="ce2" office:value-type="float" office:value="7.51044433314623" calcext:value-type="float">
            <text:p>7.51044433314623</text:p>
          </table:table-cell>
          <table:table-cell table:style-name="ce2" office:value-type="float" office:value="0.619643997389943" calcext:value-type="float">
            <text:p>0.619643997389943</text:p>
          </table:table-cell>
          <table:table-cell table:style-name="ce2" office:value-type="float" office:value="0.001513317930174" calcext:value-type="float">
            <text:p>0.001513317930174</text:p>
          </table:table-cell>
          <table:table-cell table:style-name="ce2" office:value-type="float" office:value="3446" calcext:value-type="float">
            <text:p>344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11387399,132.825195,11.441383,10x10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25.71498878183" calcext:value-type="float">
            <text:p>2325.71498878183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92]+[.R92])/2)" office:value-type="float" office:value="2325.74563656469" calcext:value-type="float">
            <text:p>2325.74563656469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25.77628434756" calcext:value-type="float">
            <text:p>2325.7762843475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SO</text:p>
          </table:table-cell>
          <table:table-cell table:style-name="ce2" office:value-type="string" calcext:value-type="string">
            <text:p>ngc2682</text:p>
          </table:table-cell>
          <table:table-cell table:style-name="ce5" office:value-type="float" office:value="4.84965111806233E+032" calcext:value-type="float">
            <text:p>4.85E+32</text:p>
          </table:table-cell>
          <table:table-cell table:style-name="ce5" office:value-type="float" office:value="1.0710815773666E+032" calcext:value-type="float">
            <text:p>1.07E+32</text:p>
          </table:table-cell>
          <table:table-cell table:style-name="ce2" office:value-type="float" office:value="6157.35396465072" calcext:value-type="float">
            <text:p>6157.35396465072</text:p>
          </table:table-cell>
          <table:table-cell table:style-name="ce2" office:value-type="float" office:value="255.681335130521" calcext:value-type="float">
            <text:p>255.681335130521</text:p>
          </table:table-cell>
          <table:table-cell table:style-name="ce2"/>
          <table:table-cell table:style-name="ce2" office:value-type="string" calcext:value-type="string">
            <text:p>211387399, mid , 1990 WU1 , 22310, MB&gt;Middle , 19.8 ,http://vizier.u-strasbg.fr/cgi-bin/VizieR-5?-source=B/astorb/astorb&amp;Name===1990%20WU1, 0.163 ,1.157</text:p>
          </table:table-cell>
          <table:table-cell table:style-name="ce2" table:number-columns-repeated="997"/>
        </table:table-row>
        <table:table-row table:style-name="ro2">
          <table:table-cell table:style-name="ce2" office:value-type="float" office:value="544" calcext:value-type="float">
            <text:p>544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float" office:value="108121" calcext:value-type="float">
            <text:p>108121</text:p>
          </table:table-cell>
          <table:table-cell table:style-name="ce2" office:value-type="float" office:value="108128" calcext:value-type="float">
            <text:p>108128</text:p>
          </table:table-cell>
          <table:table-cell table:style-name="ce2" office:value-type="float" office:value="2318.23663516036" calcext:value-type="float">
            <text:p>2318.23663516036</text:p>
          </table:table-cell>
          <table:table-cell table:style-name="ce2" office:value-type="float" office:value="2318.37965848833" calcext:value-type="float">
            <text:p>2318.37965848833</text:p>
          </table:table-cell>
          <table:table-cell table:style-name="ce2" office:value-type="float" office:value="1261.10431607965" calcext:value-type="float">
            <text:p>1261.10431607965</text:p>
          </table:table-cell>
          <table:table-cell table:style-name="ce2" office:value-type="float" office:value="44.7990222922209" calcext:value-type="float">
            <text:p>44.7990222922209</text:p>
          </table:table-cell>
          <table:table-cell table:style-name="ce2" office:value-type="float" office:value="0.145095897580322" calcext:value-type="float">
            <text:p>0.145095897580322</text:p>
          </table:table-cell>
          <table:table-cell table:style-name="ce2" office:value-type="float" office:value="3446" calcext:value-type="float">
            <text:p>344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11938817,131.30148,19.306873,7x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18.23663516036" calcext:value-type="float">
            <text:p>2318.23663516036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93]+[.R93])/2)" office:value-type="float" office:value="2318.30814682434" calcext:value-type="float">
            <text:p>2318.30814682434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18.37965848833" calcext:value-type="float">
            <text:p>2318.3796584883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SO</text:p>
          </table:table-cell>
          <table:table-cell table:style-name="ce2" office:value-type="string" calcext:value-type="string">
            <text:p>praesepe</text:p>
          </table:table-cell>
          <table:table-cell table:style-name="ce5" office:value-type="float" office:value="5.99273513414389E+029" calcext:value-type="float">
            <text:p>5.99E+29</text:p>
          </table:table-cell>
          <table:table-cell table:style-name="ce5" office:value-type="float" office:value="2.28072597861064E+029" calcext:value-type="float">
            <text:p>2.28E+29</text:p>
          </table:table-cell>
          <table:table-cell table:style-name="ce2" office:value-type="float" office:value="3163.62407158717" calcext:value-type="float">
            <text:p>3163.62407158717</text:p>
          </table:table-cell>
          <table:table-cell table:style-name="ce2" office:value-type="float" office:value="82.8440907390194" calcext:value-type="float">
            <text:p>82.8440907390194</text:p>
          </table:table-cell>
          <table:table-cell table:style-name="ce2"/>
          <table:table-cell table:style-name="ce2" office:value-type="string" calcext:value-type="string">
            <text:p>211938817, mid , 2001 TW61 , 110487, MB&gt;Middle , 20.1 ,http://vizier.u-strasbg.fr/cgi-bin/VizieR-5?-source=B/astorb/astorb&amp;Name===2001%20TW61, 0.272 ,3.568</text:p>
          </table:table-cell>
          <table:table-cell table:style-name="ce2" table:number-columns-repeated="997"/>
        </table:table-row>
        <table:table-row table:style-name="ro2">
          <table:table-cell table:style-name="ce2" office:value-type="float" office:value="3018" calcext:value-type="float">
            <text:p>3018</text:p>
          </table:table-cell>
          <table:table-cell table:style-name="ce2" office:value-type="float" office:value="3021" calcext:value-type="float">
            <text:p>3021</text:p>
          </table:table-cell>
          <table:table-cell table:style-name="ce2" office:value-type="float" office:value="110754" calcext:value-type="float">
            <text:p>110754</text:p>
          </table:table-cell>
          <table:table-cell table:style-name="ce2" office:value-type="float" office:value="110757" calcext:value-type="float">
            <text:p>110757</text:p>
          </table:table-cell>
          <table:table-cell table:style-name="ce2" office:value-type="float" office:value="2372.03294867196" calcext:value-type="float">
            <text:p>2372.03294867196</text:p>
          </table:table-cell>
          <table:table-cell table:style-name="ce2" office:value-type="float" office:value="2372.09424396948" calcext:value-type="float">
            <text:p>2372.09424396948</text:p>
          </table:table-cell>
          <table:table-cell table:style-name="ce2" office:value-type="float" office:value="226.113533095332" calcext:value-type="float">
            <text:p>226.113533095332</text:p>
          </table:table-cell>
          <table:table-cell table:style-name="ce2" office:value-type="float" office:value="4.03412059086713" calcext:value-type="float">
            <text:p>4.03412059086713</text:p>
          </table:table-cell>
          <table:table-cell table:style-name="ce2" office:value-type="float" office:value="0.101377244963696" calcext:value-type="float">
            <text:p>0.101377244963696</text:p>
          </table:table-cell>
          <table:table-cell table:style-name="ce2" office:value-type="float" office:value="3446" calcext:value-type="float">
            <text:p>344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12171351,128.359545,23.520082,9x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72.03294867196" calcext:value-type="float">
            <text:p>2372.03294867196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94]+[.R94])/2)" office:value-type="float" office:value="2372.06359632072" calcext:value-type="float">
            <text:p>2372.0635963207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72.09424396948" calcext:value-type="float">
            <text:p>2372.0942439694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1.64617703535673E+030" calcext:value-type="float">
            <text:p>1.65E+30</text:p>
          </table:table-cell>
          <table:table-cell table:style-name="ce5" office:value-type="float" office:value="5.75188519433841E+029" calcext:value-type="float">
            <text:p>5.75E+29</text:p>
          </table:table-cell>
          <table:table-cell table:style-name="ce2" office:value-type="float" office:value="3338.43603738925" calcext:value-type="float">
            <text:p>3338.43603738925</text:p>
          </table:table-cell>
          <table:table-cell table:style-name="ce2" office:value-type="float" office:value="87.4412845475795" calcext:value-type="float">
            <text:p>87.4412845475795</text:p>
          </table:table-cell>
          <table:table-cell table:style-name="ce2"/>
          <table:table-cell table:style-name="ce2" office:value-type="string" calcext:value-type="string">
            <text:p>SSO at 110756</text:p>
          </table:table-cell>
          <table:table-cell table:style-name="ce2" office:value-type="string" calcext:value-type="string">
            <text:p>212171351, mid , 2011 GY79 , -, MB&gt;Outer , 23.0 ,http://vizier.u-strasbg.fr/cgi-bin/VizieR-5?-source=B/astorb/astorb&amp;Name===2011%20GY79, 0.455 ,38.874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494" calcext:value-type="float">
            <text:p>494</text:p>
          </table:table-cell>
          <table:table-cell table:style-name="ce2" office:value-type="float" office:value="497" calcext:value-type="float">
            <text:p>497</text:p>
          </table:table-cell>
          <table:table-cell table:style-name="ce2" office:value-type="float" office:value="108068" calcext:value-type="float">
            <text:p>108068</text:p>
          </table:table-cell>
          <table:table-cell table:style-name="ce2" office:value-type="float" office:value="108071" calcext:value-type="float">
            <text:p>108071</text:p>
          </table:table-cell>
          <table:table-cell table:style-name="ce2" office:value-type="float" office:value="2317.15359092798" calcext:value-type="float">
            <text:p>2317.15359092798</text:p>
          </table:table-cell>
          <table:table-cell table:style-name="ce2" office:value-type="float" office:value="2317.21488670385" calcext:value-type="float">
            <text:p>2317.21488670385</text:p>
          </table:table-cell>
          <table:table-cell table:style-name="ce2" office:value-type="float" office:value="184.378736651231" calcext:value-type="float">
            <text:p>184.378736651231</text:p>
          </table:table-cell>
          <table:table-cell table:style-name="ce2" office:value-type="float" office:value="5.64029869290085" calcext:value-type="float">
            <text:p>5.64029869290085</text:p>
          </table:table-cell>
          <table:table-cell table:style-name="ce2" office:value-type="float" office:value="0.051792110072396" calcext:value-type="float">
            <text:p>0.051792110072396</text:p>
          </table:table-cell>
          <table:table-cell table:style-name="ce2" office:value-type="float" office:value="3446" calcext:value-type="float">
            <text:p>344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12018862,129.766455,20.567314,9x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17.15359092798" calcext:value-type="float">
            <text:p>2317.15359092798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95]+[.R95])/2)" office:value-type="float" office:value="2317.18423881591" calcext:value-type="float">
            <text:p>2317.18423881591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17.21488670385" calcext:value-type="float">
            <text:p>2317.2148867038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1.69482260010734E+030" calcext:value-type="float">
            <text:p>1.69E+30</text:p>
          </table:table-cell>
          <table:table-cell table:style-name="ce5" office:value-type="float" office:value="5.92353407337322E+029" calcext:value-type="float">
            <text:p>5.92E+29</text:p>
          </table:table-cell>
          <table:table-cell table:style-name="ce2" office:value-type="float" office:value="3338.61130747194" calcext:value-type="float">
            <text:p>3338.61130747194</text:p>
          </table:table-cell>
          <table:table-cell table:style-name="ce2" office:value-type="float" office:value="87.4958330212913" calcext:value-type="float">
            <text:p>87.4958330212913</text:p>
          </table:table-cell>
          <table:table-cell table:style-name="ce2"/>
          <table:table-cell table:style-name="ce2" office:value-type="string" calcext:value-type="string">
            <text:p>no visuals in TPFs</text:p>
          </table:table-cell>
          <table:table-cell table:style-name="ce2" office:value-type="string" calcext:value-type="string">
            <text:p>212018862, mid , 2014 YY55 , 517631, MB&gt;Outer , 22.3 ,http://vizier.u-strasbg.fr/cgi-bin/VizieR-5?-source=B/astorb/astorb&amp;Name===2014%20YY55, 0.328 ,9.467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2097" calcext:value-type="float">
            <text:p>2097</text:p>
          </table:table-cell>
          <table:table-cell table:style-name="ce2" office:value-type="float" office:value="2106" calcext:value-type="float">
            <text:p>2106</text:p>
          </table:table-cell>
          <table:table-cell table:style-name="ce2" office:value-type="float" office:value="109751" calcext:value-type="float">
            <text:p>109751</text:p>
          </table:table-cell>
          <table:table-cell table:style-name="ce2" office:value-type="float" office:value="109762" calcext:value-type="float">
            <text:p>109762</text:p>
          </table:table-cell>
          <table:table-cell table:style-name="ce2" office:value-type="float" office:value="2351.54021214504" calcext:value-type="float">
            <text:p>2351.54021214504</text:p>
          </table:table-cell>
          <table:table-cell table:style-name="ce2" office:value-type="float" office:value="2351.76496019639" calcext:value-type="float">
            <text:p>2351.76496019639</text:p>
          </table:table-cell>
          <table:table-cell table:style-name="ce2" office:value-type="float" office:value="16646.5926414808" calcext:value-type="float">
            <text:p>16646.5926414808</text:p>
          </table:table-cell>
          <table:table-cell table:style-name="ce2" office:value-type="float" office:value="55.7753374939585" calcext:value-type="float">
            <text:p>55.7753374939585</text:p>
          </table:table-cell>
          <table:table-cell table:style-name="ce2" office:value-type="float" office:value="2.39541925813078" calcext:value-type="float">
            <text:p>2.39541925813078</text:p>
          </table:table-cell>
          <table:table-cell table:style-name="ce2" office:value-type="float" office:value="3446" calcext:value-type="float">
            <text:p>344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12029226,130.308555,20.741606,9x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51.54021214504" calcext:value-type="float">
            <text:p>2351.54021214504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96]+[.R96])/2)" office:value-type="float" office:value="2351.65258617072" calcext:value-type="float">
            <text:p>2351.6525861707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51.76496019639" calcext:value-type="float">
            <text:p>2351.7649601963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6.45865954020684E+029" calcext:value-type="float">
            <text:p>6.46E+29</text:p>
          </table:table-cell>
          <table:table-cell table:style-name="ce5" office:value-type="float" office:value="3.21611614231193E+029" calcext:value-type="float">
            <text:p>3.22E+29</text:p>
          </table:table-cell>
          <table:table-cell table:style-name="ce2" office:value-type="float" office:value="3175.8683364279" calcext:value-type="float">
            <text:p>3175.8683364279</text:p>
          </table:table-cell>
          <table:table-cell table:style-name="ce2" office:value-type="float" office:value="116.047052886307" calcext:value-type="float">
            <text:p>116.047052886307</text:p>
          </table:table-cell>
          <table:table-cell table:style-name="ce2"/>
          <table:table-cell table:style-name="ce2" office:value-type="string" calcext:value-type="string">
            <text:p>end of duration is affected by SSO</text:p>
          </table:table-cell>
          <table:table-cell table:style-name="ce2" table:number-columns-repeated="997"/>
        </table:table-row>
        <table:table-row table:style-name="ro2">
          <table:table-cell table:style-name="ce2" office:value-type="float" office:value="2553" calcext:value-type="float">
            <text:p>2553</text:p>
          </table:table-cell>
          <table:table-cell table:style-name="ce2" office:value-type="float" office:value="2557" calcext:value-type="float">
            <text:p>2557</text:p>
          </table:table-cell>
          <table:table-cell table:style-name="ce2" office:value-type="float" office:value="110253" calcext:value-type="float">
            <text:p>110253</text:p>
          </table:table-cell>
          <table:table-cell table:style-name="ce2" office:value-type="float" office:value="110257" calcext:value-type="float">
            <text:p>110257</text:p>
          </table:table-cell>
          <table:table-cell table:style-name="ce2" office:value-type="float" office:value="2361.79719456815" calcext:value-type="float">
            <text:p>2361.79719456815</text:p>
          </table:table-cell>
          <table:table-cell table:style-name="ce2" office:value-type="float" office:value="2361.87892129215" calcext:value-type="float">
            <text:p>2361.87892129215</text:p>
          </table:table-cell>
          <table:table-cell table:style-name="ce2" office:value-type="float" office:value="2115.93856017004" calcext:value-type="float">
            <text:p>2115.93856017004</text:p>
          </table:table-cell>
          <table:table-cell table:style-name="ce2" office:value-type="float" office:value="20.3999494357825" calcext:value-type="float">
            <text:p>20.3999494357825</text:p>
          </table:table-cell>
          <table:table-cell table:style-name="ce2" office:value-type="float" office:value="0.665460495588814" calcext:value-type="float">
            <text:p>0.665460495588814</text:p>
          </table:table-cell>
          <table:table-cell table:style-name="ce2" office:value-type="float" office:value="3446" calcext:value-type="float">
            <text:p>344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11951223,133.16529,19.491268,8x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61.79719456815" calcext:value-type="float">
            <text:p>2361.79719456815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97]+[.R97])/2)" office:value-type="float" office:value="2361.83805793015" calcext:value-type="float">
            <text:p>2361.83805793015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61.87892129215" calcext:value-type="float">
            <text:p>2361.8789212921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7.31251730823098E+029" calcext:value-type="float">
            <text:p>7.31E+29</text:p>
          </table:table-cell>
          <table:table-cell table:style-name="ce5" office:value-type="float" office:value="2.26317405485349E+029" calcext:value-type="float">
            <text:p>2.26E+29</text:p>
          </table:table-cell>
          <table:table-cell table:style-name="ce2" office:value-type="float" office:value="3196.37402192143" calcext:value-type="float">
            <text:p>3196.37402192143</text:p>
          </table:table-cell>
          <table:table-cell table:style-name="ce2" office:value-type="float" office:value="63.0038508208554" calcext:value-type="float">
            <text:p>63.0038508208554</text:p>
          </table:table-cell>
          <table:table-cell table:style-name="ce2"/>
          <table:table-cell table:style-name="ce2" office:value-type="string" calcext:value-type="string">
            <text:p>partially SSO in aperture</text:p>
          </table:table-cell>
          <table:table-cell table:style-name="ce2" table:number-columns-repeated="997"/>
        </table:table-row>
        <table:table-row table:style-name="ro2">
          <table:table-cell table:style-name="ce2" office:value-type="float" office:value="2890" calcext:value-type="float">
            <text:p>2890</text:p>
          </table:table-cell>
          <table:table-cell table:style-name="ce2" office:value-type="float" office:value="2893" calcext:value-type="float">
            <text:p>2893</text:p>
          </table:table-cell>
          <table:table-cell table:style-name="ce2" office:value-type="float" office:value="110615" calcext:value-type="float">
            <text:p>110615</text:p>
          </table:table-cell>
          <table:table-cell table:style-name="ce2" office:value-type="float" office:value="110618" calcext:value-type="float">
            <text:p>110618</text:p>
          </table:table-cell>
          <table:table-cell table:style-name="ce2" office:value-type="float" office:value="2369.19324722604" calcext:value-type="float">
            <text:p>2369.19324722604</text:p>
          </table:table-cell>
          <table:table-cell table:style-name="ce2" office:value-type="float" office:value="2369.25454240877" calcext:value-type="float">
            <text:p>2369.25454240877</text:p>
          </table:table-cell>
          <table:table-cell table:style-name="ce2" office:value-type="float" office:value="142.684750291192" calcext:value-type="float">
            <text:p>142.684750291192</text:p>
          </table:table-cell>
          <table:table-cell table:style-name="ce2" office:value-type="float" office:value="13.539104845993" calcext:value-type="float">
            <text:p>13.539104845993</text:p>
          </table:table-cell>
          <table:table-cell table:style-name="ce2" office:value-type="float" office:value="0.038739271261909" calcext:value-type="float">
            <text:p>0.038739271261909</text:p>
          </table:table-cell>
          <table:table-cell table:style-name="ce2" office:value-type="float" office:value="3446" calcext:value-type="float">
            <text:p>344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12034597,131.076075,20.83012,9x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69.19324722604" calcext:value-type="float">
            <text:p>2369.19324722604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98]+[.R98])/2)" office:value-type="float" office:value="2369.2238948174" calcext:value-type="float">
            <text:p>2369.22389481740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69.25454240877" calcext:value-type="float">
            <text:p>2369.2545424087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7.06220685685733E+029" calcext:value-type="float">
            <text:p>7.06E+29</text:p>
          </table:table-cell>
          <table:table-cell table:style-name="ce5" office:value-type="float" office:value="2.47582857968917E+029" calcext:value-type="float">
            <text:p>2.48E+29</text:p>
          </table:table-cell>
          <table:table-cell table:style-name="ce2" office:value-type="float" office:value="3190.59484977928" calcext:value-type="float">
            <text:p>3190.59484977928</text:p>
          </table:table-cell>
          <table:table-cell table:style-name="ce2" office:value-type="float" office:value="75.3761146910876" calcext:value-type="float">
            <text:p>75.3761146910876</text:p>
          </table:table-cell>
          <table:table-cell table:style-name="ce2"/>
          <table:table-cell table:style-name="ce2" office:value-type="string" calcext:value-type="string">
            <text:p>partially SSO in aperture</text:p>
          </table:table-cell>
          <table:table-cell table:style-name="ce2" table:number-columns-repeated="997"/>
        </table:table-row>
        <table:table-row table:style-name="ro2">
          <table:table-cell table:style-name="ce2" office:value-type="float" office:value="973" calcext:value-type="float">
            <text:p>973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float" office:value="108576" calcext:value-type="float">
            <text:p>108576</text:p>
          </table:table-cell>
          <table:table-cell table:style-name="ce2" office:value-type="float" office:value="108582" calcext:value-type="float">
            <text:p>108582</text:p>
          </table:table-cell>
          <table:table-cell table:style-name="ce2" office:value-type="float" office:value="2327.53299510078" calcext:value-type="float">
            <text:p>2327.53299510078</text:p>
          </table:table-cell>
          <table:table-cell table:style-name="ce2" office:value-type="float" office:value="2327.655585605" calcext:value-type="float">
            <text:p>2327.655585605</text:p>
          </table:table-cell>
          <table:table-cell table:style-name="ce2" office:value-type="float" office:value="70.1813368337154" calcext:value-type="float">
            <text:p>70.1813368337154</text:p>
          </table:table-cell>
          <table:table-cell table:style-name="ce2" office:value-type="float" office:value="5.00938680570631" calcext:value-type="float">
            <text:p>5.00938680570631</text:p>
          </table:table-cell>
          <table:table-cell table:style-name="ce2" office:value-type="float" office:value="0.008779363209003" calcext:value-type="float">
            <text:p>0.008779363209003</text:p>
          </table:table-cell>
          <table:table-cell table:style-name="ce2" office:value-type="float" office:value="3446" calcext:value-type="float">
            <text:p>344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11908826,129.737265,18.858218,6x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27.53299510078" calcext:value-type="float">
            <text:p>2327.53299510078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99]+[.R99])/2)" office:value-type="float" office:value="2327.59429035289" calcext:value-type="float">
            <text:p>2327.59429035289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27.655585605" calcext:value-type="float">
            <text:p>2327.65558560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1.44802138896486E+030" calcext:value-type="float">
            <text:p>1.45E+30</text:p>
          </table:table-cell>
          <table:table-cell table:style-name="ce5" office:value-type="float" office:value="5.34683028226546E+029" calcext:value-type="float">
            <text:p>5.35E+29</text:p>
          </table:table-cell>
          <table:table-cell table:style-name="ce2" office:value-type="float" office:value="3314.99797657692" calcext:value-type="float">
            <text:p>3314.99797657692</text:p>
          </table:table-cell>
          <table:table-cell table:style-name="ce2" office:value-type="float" office:value="91.5353014690381" calcext:value-type="float">
            <text:p>91.5353014690381</text:p>
          </table:table-cell>
          <table:table-cell table:style-name="ce2"/>
          <table:table-cell table:style-name="ce2" office:value-type="string" calcext:value-type="string">
            <text:p>nothing visual </text:p>
          </table:table-cell>
          <table:table-cell table:style-name="ce2" office:value-type="string" calcext:value-type="string">
            <text:p>211908826, mid , 2013 UZ29 , -, MB&gt;Outer , 22.9 ,http://vizier.u-strasbg.fr/cgi-bin/VizieR-5?-source=B/astorb/astorb&amp;Name===2013%20UZ29, 0.000 ,7.848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483" calcext:value-type="float">
            <text:p>483</text:p>
          </table:table-cell>
          <table:table-cell table:style-name="ce2" office:value-type="float" office:value="108050" calcext:value-type="float">
            <text:p>108050</text:p>
          </table:table-cell>
          <table:table-cell table:style-name="ce2" office:value-type="float" office:value="108054" calcext:value-type="float">
            <text:p>108054</text:p>
          </table:table-cell>
          <table:table-cell table:style-name="ce2" office:value-type="float" office:value="2316.78582504423" calcext:value-type="float">
            <text:p>2316.78582504423</text:p>
          </table:table-cell>
          <table:table-cell table:style-name="ce2" office:value-type="float" office:value="2316.86755273626" calcext:value-type="float">
            <text:p>2316.86755273626</text:p>
          </table:table-cell>
          <table:table-cell table:style-name="ce2" office:value-type="float" office:value="18.4293653601875" calcext:value-type="float">
            <text:p>18.4293653601875</text:p>
          </table:table-cell>
          <table:table-cell table:style-name="ce2" office:value-type="float" office:value="0.336860342056133" calcext:value-type="float">
            <text:p>0.336860342056133</text:p>
          </table:table-cell>
          <table:table-cell table:style-name="ce2" office:value-type="float" office:value="0.002966063754234" calcext:value-type="float">
            <text:p>0.002966063754234</text:p>
          </table:table-cell>
          <table:table-cell table:style-name="ce2" office:value-type="float" office:value="3446" calcext:value-type="float">
            <text:p>344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11925552,129.447465,19.106876,9x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16.78582504423" calcext:value-type="float">
            <text:p>2316.78582504423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00]+[.R100])/2)" office:value-type="float" office:value="2316.82668889025" calcext:value-type="float">
            <text:p>2316.82668889025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16.86755273626" calcext:value-type="float">
            <text:p>2316.8675527362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1.00962407692667E+032" calcext:value-type="float">
            <text:p>1.01E+32</text:p>
          </table:table-cell>
          <table:table-cell table:style-name="ce5" office:value-type="float" office:value="1.71072511876196E+031" calcext:value-type="float">
            <text:p>1.71E+31</text:p>
          </table:table-cell>
          <table:table-cell table:style-name="ce2" office:value-type="float" office:value="5137.04341306441" calcext:value-type="float">
            <text:p>5137.04341306441</text:p>
          </table:table-cell>
          <table:table-cell table:style-name="ce2" office:value-type="float" office:value="271.429749936285" calcext:value-type="float">
            <text:p>271.429749936285</text:p>
          </table:table-cell>
          <table:table-cell table:style-name="ce2"/>
          <table:table-cell table:style-name="ce2" office:value-type="string" calcext:value-type="string">
            <text:p>confirmed in TPF</text:p>
          </table:table-cell>
          <table:table-cell table:style-name="ce2" office:value-type="string" calcext:value-type="string">
            <text:p>211925552, mid , 2000 QP169 , 32376, MB&gt;Middle , 18.1 ,http://vizier.u-strasbg.fr/cgi-bin/VizieR-5?-source=B/astorb/astorb&amp;Name===2000%20QP169, 0.439 ,5.172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07706" calcext:value-type="float">
            <text:p>107706</text:p>
          </table:table-cell>
          <table:table-cell table:style-name="ce2" office:value-type="float" office:value="107709" calcext:value-type="float">
            <text:p>107709</text:p>
          </table:table-cell>
          <table:table-cell table:style-name="ce2" office:value-type="float" office:value="2309.75725964177" calcext:value-type="float">
            <text:p>2309.75725964177</text:p>
          </table:table-cell>
          <table:table-cell table:style-name="ce2" office:value-type="float" office:value="2309.81855575442" calcext:value-type="float">
            <text:p>2309.81855575442</text:p>
          </table:table-cell>
          <table:table-cell table:style-name="ce2" office:value-type="float" office:value="161.245812783492" calcext:value-type="float">
            <text:p>161.245812783492</text:p>
          </table:table-cell>
          <table:table-cell table:style-name="ce2" office:value-type="float" office:value="6.37267879305086" calcext:value-type="float">
            <text:p>6.37267879305086</text:p>
          </table:table-cell>
          <table:table-cell table:style-name="ce2" office:value-type="float" office:value="0.045764084926663" calcext:value-type="float">
            <text:p>0.045764084926663</text:p>
          </table:table-cell>
          <table:table-cell table:style-name="ce2" office:value-type="float" office:value="3446" calcext:value-type="float">
            <text:p>344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11939364,129.91881,19.31498,7x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09.75725964177" calcext:value-type="float">
            <text:p>2309.75725964177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01]+[.R101])/2)" office:value-type="float" office:value="2309.78790769809" calcext:value-type="float">
            <text:p>2309.78790769809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09.81855575442" calcext:value-type="float">
            <text:p>2309.8185557544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1.33113125981559E+030" calcext:value-type="float">
            <text:p>1.33E+30</text:p>
          </table:table-cell>
          <table:table-cell table:style-name="ce5" office:value-type="float" office:value="5.02731725206395E+029" calcext:value-type="float">
            <text:p>5.03E+29</text:p>
          </table:table-cell>
          <table:table-cell table:style-name="ce2" office:value-type="float" office:value="3299.47128318109" calcext:value-type="float">
            <text:p>3299.47128318109</text:p>
          </table:table-cell>
          <table:table-cell table:style-name="ce2" office:value-type="float" office:value="92.5714400477824" calcext:value-type="float">
            <text:p>92.5714400477824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939364, mid , 2004 RB144 , 128728, MB&gt;Middle , 20.3 ,http://vizier.u-strasbg.fr/cgi-bin/VizieR-5?-source=B/astorb/astorb&amp;Name===2004%20RB144, 0.413 ,3.499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409" calcext:value-type="float">
            <text:p>409</text:p>
          </table:table-cell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107975" calcext:value-type="float">
            <text:p>107975</text:p>
          </table:table-cell>
          <table:table-cell table:style-name="ce2" office:value-type="float" office:value="107978" calcext:value-type="float">
            <text:p>107978</text:p>
          </table:table-cell>
          <table:table-cell table:style-name="ce2" office:value-type="float" office:value="2315.25349172622" calcext:value-type="float">
            <text:p>2315.25349172622</text:p>
          </table:table-cell>
          <table:table-cell table:style-name="ce2" office:value-type="float" office:value="2315.31478754155" calcext:value-type="float">
            <text:p>2315.31478754155</text:p>
          </table:table-cell>
          <table:table-cell table:style-name="ce2" office:value-type="float" office:value="363.701292291053" calcext:value-type="float">
            <text:p>363.701292291053</text:p>
          </table:table-cell>
          <table:table-cell table:style-name="ce2" office:value-type="float" office:value="50.1454788551615" calcext:value-type="float">
            <text:p>50.1454788551615</text:p>
          </table:table-cell>
          <table:table-cell table:style-name="ce2" office:value-type="float" office:value="0.081521828741622" calcext:value-type="float">
            <text:p>0.081521828741622</text:p>
          </table:table-cell>
          <table:table-cell table:style-name="ce2" office:value-type="float" office:value="3446" calcext:value-type="float">
            <text:p>344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11934172,130.245435,19.237984,6x5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15.25349172622" calcext:value-type="float">
            <text:p>2315.25349172622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02]+[.R102])/2)" office:value-type="float" office:value="2315.28413963388" calcext:value-type="float">
            <text:p>2315.2841396338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15.31478754155" calcext:value-type="float">
            <text:p>2315.3147875415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2.81020206250861E+029" calcext:value-type="float">
            <text:p>2.81E+29</text:p>
          </table:table-cell>
          <table:table-cell table:style-name="ce5" office:value-type="float" office:value="1.43305817970096E+029" calcext:value-type="float">
            <text:p>1.43E+29</text:p>
          </table:table-cell>
          <table:table-cell table:style-name="ce2" office:value-type="float" office:value="3041.03244677881" calcext:value-type="float">
            <text:p>3041.03244677881</text:p>
          </table:table-cell>
          <table:table-cell table:style-name="ce2" office:value-type="float" office:value="119.435320694974" calcext:value-type="float">
            <text:p>119.435320694974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934172, mid , Mikulasek , 11124, MB&gt;Inner , 19.0 ,http://vizier.u-strasbg.fr/cgi-bin/VizieR-5?-source=B/astorb/astorb&amp;Name===Mikulasek, 0.104 ,3.517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665" calcext:value-type="float">
            <text:p>665</text:p>
          </table:table-cell>
          <table:table-cell table:style-name="ce2" office:value-type="float" office:value="668" calcext:value-type="float">
            <text:p>668</text:p>
          </table:table-cell>
          <table:table-cell table:style-name="ce2" office:value-type="float" office:value="108252" calcext:value-type="float">
            <text:p>108252</text:p>
          </table:table-cell>
          <table:table-cell table:style-name="ce2" office:value-type="float" office:value="108255" calcext:value-type="float">
            <text:p>108255</text:p>
          </table:table-cell>
          <table:table-cell table:style-name="ce2" office:value-type="float" office:value="2320.91314856713" calcext:value-type="float">
            <text:p>2320.91314856713</text:p>
          </table:table-cell>
          <table:table-cell table:style-name="ce2" office:value-type="float" office:value="2320.9744441161" calcext:value-type="float">
            <text:p>2320.9744441161</text:p>
          </table:table-cell>
          <table:table-cell table:style-name="ce2" office:value-type="float" office:value="40.4020000133984" calcext:value-type="float">
            <text:p>40.4020000133984</text:p>
          </table:table-cell>
          <table:table-cell table:style-name="ce2" office:value-type="float" office:value="2.92267967957642" calcext:value-type="float">
            <text:p>2.92267967957642</text:p>
          </table:table-cell>
          <table:table-cell table:style-name="ce2" office:value-type="float" office:value="0.009410014139352" calcext:value-type="float">
            <text:p>0.009410014139352</text:p>
          </table:table-cell>
          <table:table-cell table:style-name="ce2" office:value-type="float" office:value="3446" calcext:value-type="float">
            <text:p>344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11979060,130.710435,19.917725,7x5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20.91314856713" calcext:value-type="float">
            <text:p>2320.91314856713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03]+[.R103])/2)" office:value-type="float" office:value="2320.94379634161" calcext:value-type="float">
            <text:p>2320.94379634161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20.9744441161" calcext:value-type="float">
            <text:p>2320.974444116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1.74923734177301E+030" calcext:value-type="float">
            <text:p>1.75E+30</text:p>
          </table:table-cell>
          <table:table-cell table:style-name="ce5" office:value-type="float" office:value="6.00007273800124E+029" calcext:value-type="float">
            <text:p>6.00E+29</text:p>
          </table:table-cell>
          <table:table-cell table:style-name="ce2" office:value-type="float" office:value="3344.56549094881" calcext:value-type="float">
            <text:p>3344.56549094881</text:p>
          </table:table-cell>
          <table:table-cell table:style-name="ce2" office:value-type="float" office:value="85.8875586522663" calcext:value-type="float">
            <text:p>85.8875586522663</text:p>
          </table:table-cell>
          <table:table-cell table:style-name="ce2"/>
          <table:table-cell table:style-name="ce2" office:value-type="string" calcext:value-type="string">
            <text:p>not visible in TPF</text:p>
          </table:table-cell>
          <table:table-cell table:style-name="ce2" office:value-type="string" calcext:value-type="string">
            <text:p>211979060, mid , 2002 GN149 , 215420, MB&gt;Inner , 21.4 ,http://vizier.u-strasbg.fr/cgi-bin/VizieR-5?-source=B/astorb/astorb&amp;Name===2002%20GN149, 0.104 ,1.104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2759" calcext:value-type="float">
            <text:p>2759</text:p>
          </table:table-cell>
          <table:table-cell table:style-name="ce2" office:value-type="float" office:value="2762" calcext:value-type="float">
            <text:p>2762</text:p>
          </table:table-cell>
          <table:table-cell table:style-name="ce2" office:value-type="float" office:value="110474" calcext:value-type="float">
            <text:p>110474</text:p>
          </table:table-cell>
          <table:table-cell table:style-name="ce2" office:value-type="float" office:value="110478" calcext:value-type="float">
            <text:p>110478</text:p>
          </table:table-cell>
          <table:table-cell table:style-name="ce2" office:value-type="float" office:value="2366.31204376164" calcext:value-type="float">
            <text:p>2366.31204376164</text:p>
          </table:table-cell>
          <table:table-cell table:style-name="ce2" office:value-type="float" office:value="2366.39377068288" calcext:value-type="float">
            <text:p>2366.39377068288</text:p>
          </table:table-cell>
          <table:table-cell table:style-name="ce2" office:value-type="float" office:value="15.4366560746255" calcext:value-type="float">
            <text:p>15.4366560746255</text:p>
          </table:table-cell>
          <table:table-cell table:style-name="ce2" office:value-type="float" office:value="0.596706017903439" calcext:value-type="float">
            <text:p>0.596706017903439</text:p>
          </table:table-cell>
          <table:table-cell table:style-name="ce2" office:value-type="float" office:value="0.002639125572982" calcext:value-type="float">
            <text:p>0.002639125572982</text:p>
          </table:table-cell>
          <table:table-cell table:style-name="ce2" office:value-type="float" office:value="3446" calcext:value-type="float">
            <text:p>344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12077235,127.79352,21.589564,10x9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66.31204376164" calcext:value-type="float">
            <text:p>2366.31204376164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04]+[.R104])/2)" office:value-type="float" office:value="2366.35290722226" calcext:value-type="float">
            <text:p>2366.3529072222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66.39377068288" calcext:value-type="float">
            <text:p>2366.3937706828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5.42013990660497E+031" calcext:value-type="float">
            <text:p>5.42E+31</text:p>
          </table:table-cell>
          <table:table-cell table:style-name="ce5" office:value-type="float" office:value="5.91219326822876E+030" calcext:value-type="float">
            <text:p>5.91E+30</text:p>
          </table:table-cell>
          <table:table-cell table:style-name="ce2" office:value-type="float" office:value="4679.18207317516" calcext:value-type="float">
            <text:p>4679.18207317516</text:p>
          </table:table-cell>
          <table:table-cell table:style-name="ce2" office:value-type="float" office:value="205.941031285154" calcext:value-type="float">
            <text:p>205.941031285154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2077235, mid , Sherlock , 5049, MB&gt;Inner , 18.6 ,http://vizier.u-strasbg.fr/cgi-bin/VizieR-5?-source=B/astorb/astorb&amp;Name===Sherlock, 0.066 ,12.899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1784" calcext:value-type="float">
            <text:p>1784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109414" calcext:value-type="float">
            <text:p>109414</text:p>
          </table:table-cell>
          <table:table-cell table:style-name="ce2" office:value-type="float" office:value="109417" calcext:value-type="float">
            <text:p>109417</text:p>
          </table:table-cell>
          <table:table-cell table:style-name="ce2" office:value-type="float" office:value="2344.65466291455" calcext:value-type="float">
            <text:p>2344.65466291455</text:p>
          </table:table-cell>
          <table:table-cell table:style-name="ce2" office:value-type="float" office:value="2344.71595781718" calcext:value-type="float">
            <text:p>2344.71595781718</text:p>
          </table:table-cell>
          <table:table-cell table:style-name="ce2" office:value-type="float" office:value="3.75613129573268" calcext:value-type="float">
            <text:p>3.75613129573268</text:p>
          </table:table-cell>
          <table:table-cell table:style-name="ce2" office:value-type="float" office:value="0.10816514062132" calcext:value-type="float">
            <text:p>0.10816514062132</text:p>
          </table:table-cell>
          <table:table-cell table:style-name="ce2" office:value-type="float" office:value="0.001429881889414" calcext:value-type="float">
            <text:p>0.001429881889414</text:p>
          </table:table-cell>
          <table:table-cell table:style-name="ce2" office:value-type="float" office:value="3446" calcext:value-type="float">
            <text:p>344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12067464,129.789555,21.409985,11x11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44.65466291455" calcext:value-type="float">
            <text:p>2344.65466291455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05]+[.R105])/2)" office:value-type="float" office:value="2344.68531036587" calcext:value-type="float">
            <text:p>2344.68531036587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44.71595781718" calcext:value-type="float">
            <text:p>2344.7159578171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2.4353175307968E+032" calcext:value-type="float">
            <text:p>2.44E+32</text:p>
          </table:table-cell>
          <table:table-cell table:style-name="ce5" office:value-type="float" office:value="3.83857195647438E+031" calcext:value-type="float">
            <text:p>3.84E+31</text:p>
          </table:table-cell>
          <table:table-cell table:style-name="ce2" office:value-type="float" office:value="5783.18852735308" calcext:value-type="float">
            <text:p>5783.18852735308</text:p>
          </table:table-cell>
          <table:table-cell table:style-name="ce2" office:value-type="float" office:value="192.638743098064" calcext:value-type="float">
            <text:p>192.638743098064</text:p>
          </table:table-cell>
          <table:table-cell table:style-name="ce2"/>
          <table:table-cell table:style-name="ce2" office:value-type="string" calcext:value-type="string">
            <text:p>confirmed by TPF </text:p>
          </table:table-cell>
          <table:table-cell table:style-name="ce2" office:value-type="string" calcext:value-type="string">
            <text:p>212067464, mid , Manto , 870, MB&gt;Inner , 17.1 ,http://vizier.u-strasbg.fr/cgi-bin/VizieR-5?-source=B/astorb/astorb&amp;Name===Manto, 0.131 ,19.335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2257" calcext:value-type="float">
            <text:p>2257</text:p>
          </table:table-cell>
          <table:table-cell table:style-name="ce2" office:value-type="float" office:value="2261" calcext:value-type="float">
            <text:p>2261</text:p>
          </table:table-cell>
          <table:table-cell table:style-name="ce2" office:value-type="float" office:value="109926" calcext:value-type="float">
            <text:p>109926</text:p>
          </table:table-cell>
          <table:table-cell table:style-name="ce2" office:value-type="float" office:value="109930" calcext:value-type="float">
            <text:p>109930</text:p>
          </table:table-cell>
          <table:table-cell table:style-name="ce2" office:value-type="float" office:value="2355.11576967272" calcext:value-type="float">
            <text:p>2355.11576967272</text:p>
          </table:table-cell>
          <table:table-cell table:style-name="ce2" office:value-type="float" office:value="2355.1974961229" calcext:value-type="float">
            <text:p>2355.1974961229</text:p>
          </table:table-cell>
          <table:table-cell table:style-name="ce2" office:value-type="float" office:value="178.680183896454" calcext:value-type="float">
            <text:p>178.680183896454</text:p>
          </table:table-cell>
          <table:table-cell table:style-name="ce2" office:value-type="float" office:value="4.96432138413097" calcext:value-type="float">
            <text:p>4.96432138413097</text:p>
          </table:table-cell>
          <table:table-cell table:style-name="ce2" office:value-type="float" office:value="0.039497669929237" calcext:value-type="float">
            <text:p>0.039497669929237</text:p>
          </table:table-cell>
          <table:table-cell table:style-name="ce2" office:value-type="float" office:value="3446" calcext:value-type="float">
            <text:p>344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11917139,130.045215,18.982517,7x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55.11576967272" calcext:value-type="float">
            <text:p>2355.11576967272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06]+[.R106])/2)" office:value-type="float" office:value="2355.15663289781" calcext:value-type="float">
            <text:p>2355.15663289781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355.1974961229" calcext:value-type="float">
            <text:p>2355.197496122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1.63588411115706E+030" calcext:value-type="float">
            <text:p>1.64E+30</text:p>
          </table:table-cell>
          <table:table-cell table:style-name="ce5" office:value-type="float" office:value="6.45620082832219E+029" calcext:value-type="float">
            <text:p>6.46E+29</text:p>
          </table:table-cell>
          <table:table-cell table:style-name="ce2" office:value-type="float" office:value="3337.25700566844" calcext:value-type="float">
            <text:p>3337.25700566844</text:p>
          </table:table-cell>
          <table:table-cell table:style-name="ce2" office:value-type="float" office:value="102.742828482062" calcext:value-type="float">
            <text:p>102.742828482062</text:p>
          </table:table-cell>
          <table:table-cell table:style-name="ce2"/>
          <table:table-cell table:style-name="ce2" office:value-type="string" calcext:value-type="string">
            <text:p>not visible in TPF</text:p>
          </table:table-cell>
          <table:table-cell table:style-name="ce2" office:value-type="string" calcext:value-type="string">
            <text:p>211917139, mid , 2005 QO120 , 327229, MB&gt;Inner , 23.0 ,http://vizier.u-strasbg.fr/cgi-bin/VizieR-5?-source=B/astorb/astorb&amp;Name===2005%20QO120, 0.478 ,13.331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3479" calcext:value-type="float">
            <text:p>3479</text:p>
          </table:table-cell>
          <table:table-cell table:style-name="ce2" office:value-type="float" office:value="3482" calcext:value-type="float">
            <text:p>3482</text:p>
          </table:table-cell>
          <table:table-cell table:style-name="ce2" office:value-type="float" office:value="158045" calcext:value-type="float">
            <text:p>158045</text:p>
          </table:table-cell>
          <table:table-cell table:style-name="ce2" office:value-type="float" office:value="158049" calcext:value-type="float">
            <text:p>158049</text:p>
          </table:table-cell>
          <table:table-cell table:style-name="ce2" office:value-type="float" office:value="3338.36484733344" calcext:value-type="float">
            <text:p>3338.36484733344</text:p>
          </table:table-cell>
          <table:table-cell table:style-name="ce2" office:value-type="float" office:value="3338.44658728319" calcext:value-type="float">
            <text:p>3338.44658728319</text:p>
          </table:table-cell>
          <table:table-cell table:style-name="ce2" office:value-type="float" office:value="27.4080583426005" calcext:value-type="float">
            <text:p>27.4080583426005</text:p>
          </table:table-cell>
          <table:table-cell table:style-name="ce2" office:value-type="float" office:value="1.22021626413448" calcext:value-type="float">
            <text:p>1.22021626413448</text:p>
          </table:table-cell>
          <table:table-cell table:style-name="ce2" office:value-type="float" office:value="0.005932310520225" calcext:value-type="float">
            <text:p>0.005932310520225</text:p>
          </table:table-cell>
          <table:table-cell table:style-name="ce2" office:value-type="float" office:value="3645" calcext:value-type="float">
            <text:p>364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211432962,132.768285,12.140158,11x9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338.36484733344" calcext:value-type="float">
            <text:p>3338.36484733344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07]+[.R107])/2)" office:value-type="float" office:value="3338.40571730832" calcext:value-type="float">
            <text:p>3338.4057173083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338.44658728319" calcext:value-type="float">
            <text:p>3338.44658728319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SO</text:p>
          </table:table-cell>
          <table:table-cell table:style-name="ce2" office:value-type="string" calcext:value-type="string">
            <text:p>ngc2682</text:p>
          </table:table-cell>
          <table:table-cell table:style-name="ce5" office:value-type="float" office:value="3.82284474915388E+032" calcext:value-type="float">
            <text:p>3.82E+32</text:p>
          </table:table-cell>
          <table:table-cell table:style-name="ce5" office:value-type="float" office:value="1.03616961331784E+032" calcext:value-type="float">
            <text:p>1.04E+32</text:p>
          </table:table-cell>
          <table:table-cell table:style-name="ce2" office:value-type="float" office:value="5971.08062785088" calcext:value-type="float">
            <text:p>5971.08062785088</text:p>
          </table:table-cell>
          <table:table-cell table:style-name="ce2" office:value-type="float" office:value="277.549123239529" calcext:value-type="float">
            <text:p>277.549123239529</text:p>
          </table:table-cell>
          <table:table-cell table:style-name="ce2" table:number-columns-repeated="2"/>
          <table:table-cell table:style-name="ce2" office:value-type="string" calcext:value-type="string">
            <text:p>211432962, mid , 1998 OL8 , 28060, MB&gt;Outer , 18.4 ,http://vizier.u-strasbg.fr/cgi-bin/VizieR-5?-source=B/astorb/astorb&amp;Name===1998%20OL8, 0.049 ,1.982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2465" calcext:value-type="float">
            <text:p>2465</text:p>
          </table:table-cell>
          <table:table-cell table:style-name="ce2" office:value-type="float" office:value="2476" calcext:value-type="float">
            <text:p>2476</text:p>
          </table:table-cell>
          <table:table-cell table:style-name="ce2" office:value-type="float" office:value="156984" calcext:value-type="float">
            <text:p>156984</text:p>
          </table:table-cell>
          <table:table-cell table:style-name="ce2" office:value-type="float" office:value="156996" calcext:value-type="float">
            <text:p>156996</text:p>
          </table:table-cell>
          <table:table-cell table:style-name="ce2" office:value-type="float" office:value="3316.68362222264" calcext:value-type="float">
            <text:p>3316.68362222264</text:p>
          </table:table-cell>
          <table:table-cell table:style-name="ce2" office:value-type="float" office:value="3316.92884641651" calcext:value-type="float">
            <text:p>3316.92884641651</text:p>
          </table:table-cell>
          <table:table-cell table:style-name="ce2" office:value-type="float" office:value="249.131734310133" calcext:value-type="float">
            <text:p>249.131734310133</text:p>
          </table:table-cell>
          <table:table-cell table:style-name="ce2" office:value-type="float" office:value="6.32554995491031" calcext:value-type="float">
            <text:p>6.32554995491031</text:p>
          </table:table-cell>
          <table:table-cell table:style-name="ce2" office:value-type="float" office:value="0.015931969232838" calcext:value-type="float">
            <text:p>0.015931969232838</text:p>
          </table:table-cell>
          <table:table-cell table:style-name="ce2" office:value-type="float" office:value="3645" calcext:value-type="float">
            <text:p>364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212069223,128.445705,21.44101,9x9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316.68362222264" calcext:value-type="float">
            <text:p>3316.68362222264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08]+[.R108])/2)" office:value-type="float" office:value="3316.80623431957" calcext:value-type="float">
            <text:p>3316.80623431957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316.92884641651" calcext:value-type="float">
            <text:p>3316.9288464165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SO</text:p>
          </table:table-cell>
          <table:table-cell table:style-name="ce2" office:value-type="string" calcext:value-type="string">
            <text:p>praesepe</text:p>
          </table:table-cell>
          <table:table-cell table:style-name="ce5" office:value-type="float" office:value="1.57240434938653E+031" calcext:value-type="float">
            <text:p>1.57E+31</text:p>
          </table:table-cell>
          <table:table-cell table:style-name="ce5" office:value-type="float" office:value="2.73384121905492E+030" calcext:value-type="float">
            <text:p>2.73E+30</text:p>
          </table:table-cell>
          <table:table-cell table:style-name="ce2" office:value-type="float" office:value="3936.25584000384" calcext:value-type="float">
            <text:p>3936.25584000384</text:p>
          </table:table-cell>
          <table:table-cell table:style-name="ce2" office:value-type="float" office:value="82.1259913419947" calcext:value-type="float">
            <text:p>82.1259913419947</text:p>
          </table:table-cell>
          <table:table-cell table:style-name="ce2" table:number-columns-repeated="2"/>
          <table:table-cell table:style-name="ce2" office:value-type="string" calcext:value-type="string">
            <text:p>212069223, mid , 1990 VV3 , 7243, MB&gt;Inner , 18.2 ,http://vizier.u-strasbg.fr/cgi-bin/VizieR-5?-source=B/astorb/astorb&amp;Name===1990%20VV3, 0.011 ,5.747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3501" calcext:value-type="float">
            <text:p>3501</text:p>
          </table:table-cell>
          <table:table-cell table:style-name="ce2" office:value-type="float" office:value="3504" calcext:value-type="float">
            <text:p>3504</text:p>
          </table:table-cell>
          <table:table-cell table:style-name="ce2" office:value-type="float" office:value="158069" calcext:value-type="float">
            <text:p>158069</text:p>
          </table:table-cell>
          <table:table-cell table:style-name="ce2" office:value-type="float" office:value="158073" calcext:value-type="float">
            <text:p>158073</text:p>
          </table:table-cell>
          <table:table-cell table:style-name="ce2" office:value-type="float" office:value="3338.85552377601" calcext:value-type="float">
            <text:p>3338.85552377601</text:p>
          </table:table-cell>
          <table:table-cell table:style-name="ce2" office:value-type="float" office:value="3338.93726330201" calcext:value-type="float">
            <text:p>3338.93726330201</text:p>
          </table:table-cell>
          <table:table-cell table:style-name="ce2" office:value-type="float" office:value="403.00742326938" calcext:value-type="float">
            <text:p>403.00742326938</text:p>
          </table:table-cell>
          <table:table-cell table:style-name="ce2" office:value-type="float" office:value="2.32597264861083" calcext:value-type="float">
            <text:p>2.32597264861083</text:p>
          </table:table-cell>
          <table:table-cell table:style-name="ce2" office:value-type="float" office:value="0.152099437954622" calcext:value-type="float">
            <text:p>0.152099437954622</text:p>
          </table:table-cell>
          <table:table-cell table:style-name="ce2" office:value-type="float" office:value="3645" calcext:value-type="float">
            <text:p>364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211886612,130.80387,18.530806,8x5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338.85552377601" calcext:value-type="float">
            <text:p>3338.85552377601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09]+[.R109])/2)" office:value-type="float" office:value="3338.89639353901" calcext:value-type="float">
            <text:p>3338.89639353901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338.93726330201" calcext:value-type="float">
            <text:p>3338.9372633020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SO</text:p>
          </table:table-cell>
          <table:table-cell table:style-name="ce2" office:value-type="string" calcext:value-type="string">
            <text:p>praesepe</text:p>
          </table:table-cell>
          <table:table-cell table:style-name="ce5" office:value-type="float" office:value="2.75184787722363E+030" calcext:value-type="float">
            <text:p>2.75E+30</text:p>
          </table:table-cell>
          <table:table-cell table:style-name="ce5" office:value-type="float" office:value="8.35743345479178E+029" calcext:value-type="float">
            <text:p>8.36E+29</text:p>
          </table:table-cell>
          <table:table-cell table:style-name="ce2" office:value-type="float" office:value="3439.34126072554" calcext:value-type="float">
            <text:p>3439.34126072554</text:p>
          </table:table-cell>
          <table:table-cell table:style-name="ce2" office:value-type="float" office:value="82.1219488787492" calcext:value-type="float">
            <text:p>82.1219488787492</text:p>
          </table:table-cell>
          <table:table-cell table:style-name="ce2" table:number-columns-repeated="2"/>
          <table:table-cell table:style-name="ce2" office:value-type="string" calcext:value-type="string">
            <text:p>211886612, mid , Prutkov , 5932, MB&gt;Middle , 17.8 ,http://vizier.u-strasbg.fr/cgi-bin/VizieR-5?-source=B/astorb/astorb&amp;Name===Prutkov, 0.008 ,8.674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2432" calcext:value-type="float">
            <text:p>2432</text:p>
          </table:table-cell>
          <table:table-cell table:style-name="ce2" office:value-type="float" office:value="2437" calcext:value-type="float">
            <text:p>2437</text:p>
          </table:table-cell>
          <table:table-cell table:style-name="ce2" office:value-type="float" office:value="156949" calcext:value-type="float">
            <text:p>156949</text:p>
          </table:table-cell>
          <table:table-cell table:style-name="ce2" office:value-type="float" office:value="156954" calcext:value-type="float">
            <text:p>156954</text:p>
          </table:table-cell>
          <table:table-cell table:style-name="ce2" office:value-type="float" office:value="3315.96819038985" calcext:value-type="float">
            <text:p>3315.96819038985</text:p>
          </table:table-cell>
          <table:table-cell table:style-name="ce2" office:value-type="float" office:value="3316.07036742367" calcext:value-type="float">
            <text:p>3316.07036742367</text:p>
          </table:table-cell>
          <table:table-cell table:style-name="ce2" office:value-type="float" office:value="182.068070713626" calcext:value-type="float">
            <text:p>182.068070713626</text:p>
          </table:table-cell>
          <table:table-cell table:style-name="ce2" office:value-type="float" office:value="3.50132594878916" calcext:value-type="float">
            <text:p>3.50132594878916</text:p>
          </table:table-cell>
          <table:table-cell table:style-name="ce2" office:value-type="float" office:value="0.040739760591196" calcext:value-type="float">
            <text:p>0.040739760591196</text:p>
          </table:table-cell>
          <table:table-cell table:style-name="ce2" office:value-type="float" office:value="3645" calcext:value-type="float">
            <text:p>364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211914098,130.11765,18.935818,8x7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315.96819038985" calcext:value-type="float">
            <text:p>3315.96819038985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10]+[.R110])/2)" office:value-type="float" office:value="3316.01927890676" calcext:value-type="float">
            <text:p>3316.0192789067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316.07036742367" calcext:value-type="float">
            <text:p>3316.0703674236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SO</text:p>
          </table:table-cell>
          <table:table-cell table:style-name="ce2" office:value-type="string" calcext:value-type="string">
            <text:p>praesepe</text:p>
          </table:table-cell>
          <table:table-cell table:style-name="ce5" office:value-type="float" office:value="7.37895665978125E+030" calcext:value-type="float">
            <text:p>7.38E+30</text:p>
          </table:table-cell>
          <table:table-cell table:style-name="ce5" office:value-type="float" office:value="1.48631419960339E+030" calcext:value-type="float">
            <text:p>1.49E+30</text:p>
          </table:table-cell>
          <table:table-cell table:style-name="ce2" office:value-type="float" office:value="3696.67052372308" calcext:value-type="float">
            <text:p>3696.67052372308</text:p>
          </table:table-cell>
          <table:table-cell table:style-name="ce2" office:value-type="float" office:value="122.479406187546" calcext:value-type="float">
            <text:p>122.479406187546</text:p>
          </table:table-cell>
          <table:table-cell table:style-name="ce2" table:number-columns-repeated="2"/>
          <table:table-cell table:style-name="ce2" office:value-type="string" calcext:value-type="string">
            <text:p>211914098, mid , Slouka , 3423, MB&gt;Outer , 17.5 ,http://vizier.u-strasbg.fr/cgi-bin/VizieR-5?-source=B/astorb/astorb&amp;Name===Slouka, 0.008 ,7.512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3006" calcext:value-type="float">
            <text:p>3006</text:p>
          </table:table-cell>
          <table:table-cell table:style-name="ce2" office:value-type="float" office:value="3009" calcext:value-type="float">
            <text:p>3009</text:p>
          </table:table-cell>
          <table:table-cell table:style-name="ce2" office:value-type="float" office:value="157555" calcext:value-type="float">
            <text:p>157555</text:p>
          </table:table-cell>
          <table:table-cell table:style-name="ce2" office:value-type="float" office:value="157558" calcext:value-type="float">
            <text:p>157558</text:p>
          </table:table-cell>
          <table:table-cell table:style-name="ce2" office:value-type="float" office:value="3328.35162320193" calcext:value-type="float">
            <text:p>3328.35162320193</text:p>
          </table:table-cell>
          <table:table-cell table:style-name="ce2" office:value-type="float" office:value="3328.41292892351" calcext:value-type="float">
            <text:p>3328.41292892351</text:p>
          </table:table-cell>
          <table:table-cell table:style-name="ce2" office:value-type="float" office:value="7.37966686445247" calcext:value-type="float">
            <text:p>7.37966686445247</text:p>
          </table:table-cell>
          <table:table-cell table:style-name="ce2" office:value-type="float" office:value="0.624931263721622" calcext:value-type="float">
            <text:p>0.624931263721622</text:p>
          </table:table-cell>
          <table:table-cell table:style-name="ce2" office:value-type="float" office:value="0.002194799310225" calcext:value-type="float">
            <text:p>0.002194799310225</text:p>
          </table:table-cell>
          <table:table-cell table:style-name="ce2" office:value-type="float" office:value="3645" calcext:value-type="float">
            <text:p>364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211416749,132.89907,11.89297,11x11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328.35162320193" calcext:value-type="float">
            <text:p>3328.35162320193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11]+[.R111])/2)" office:value-type="float" office:value="3328.38227606272" calcext:value-type="float">
            <text:p>3328.3822760627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328.41292892351" calcext:value-type="float">
            <text:p>3328.4129289235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ngc2682</text:p>
          </table:table-cell>
          <table:table-cell table:style-name="ce5" office:value-type="float" office:value="7.39871203415661E+031" calcext:value-type="float">
            <text:p>7.40E+31</text:p>
          </table:table-cell>
          <table:table-cell table:style-name="ce5" office:value-type="float" office:value="1.19437403406132E+031" calcext:value-type="float">
            <text:p>1.19E+31</text:p>
          </table:table-cell>
          <table:table-cell table:style-name="ce2" office:value-type="float" office:value="4933.81330571489" calcext:value-type="float">
            <text:p>4933.81330571489</text:p>
          </table:table-cell>
          <table:table-cell table:style-name="ce2" office:value-type="float" office:value="113.298578909188" calcext:value-type="float">
            <text:p>113.298578909188</text:p>
          </table:table-cell>
          <table:table-cell table:style-name="ce2" office:value-type="string" calcext:value-type="string">
            <text:p>BP-RP outlier</text:p>
          </table:table-cell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416749, mid , 1999 RG112 , 102040, MB&gt;Outer , 18.5 ,http://vizier.u-strasbg.fr/cgi-bin/VizieR-5?-source=B/astorb/astorb&amp;Name===1999%20RG112, 0.060 ,9.883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3005" calcext:value-type="float">
            <text:p>3005</text:p>
          </table:table-cell>
          <table:table-cell table:style-name="ce2" office:value-type="float" office:value="157549" calcext:value-type="float">
            <text:p>157549</text:p>
          </table:table-cell>
          <table:table-cell table:style-name="ce2" office:value-type="float" office:value="157554" calcext:value-type="float">
            <text:p>157554</text:p>
          </table:table-cell>
          <table:table-cell table:style-name="ce2" office:value-type="float" office:value="3328.22903657539" calcext:value-type="float">
            <text:p>3328.22903657539</text:p>
          </table:table-cell>
          <table:table-cell table:style-name="ce2" office:value-type="float" office:value="3328.33121285426" calcext:value-type="float">
            <text:p>3328.33121285426</text:p>
          </table:table-cell>
          <table:table-cell table:style-name="ce2" office:value-type="float" office:value="98.5599094929444" calcext:value-type="float">
            <text:p>98.5599094929444</text:p>
          </table:table-cell>
          <table:table-cell table:style-name="ce2" office:value-type="float" office:value="2.79362391325851" calcext:value-type="float">
            <text:p>2.79362391325851</text:p>
          </table:table-cell>
          <table:table-cell table:style-name="ce2" office:value-type="float" office:value="0.027386901576073" calcext:value-type="float">
            <text:p>0.027386901576073</text:p>
          </table:table-cell>
          <table:table-cell table:style-name="ce2" office:value-type="float" office:value="3645" calcext:value-type="float">
            <text:p>364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211423010,132.58905,11.9858,10x9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328.22903657539" calcext:value-type="float">
            <text:p>3328.22903657539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12]+[.R112])/2)" office:value-type="float" office:value="3328.28012471482" calcext:value-type="float">
            <text:p>3328.2801247148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328.33121285426" calcext:value-type="float">
            <text:p>3328.3312128542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ngc2682</text:p>
          </table:table-cell>
          <table:table-cell table:style-name="ce5" office:value-type="float" office:value="1.36119609196007E+032" calcext:value-type="float">
            <text:p>1.36E+32</text:p>
          </table:table-cell>
          <table:table-cell table:style-name="ce5" office:value-type="float" office:value="2.33500154084842E+031" calcext:value-type="float">
            <text:p>2.34E+31</text:p>
          </table:table-cell>
          <table:table-cell table:style-name="ce2" office:value-type="float" office:value="5383.85369570173" calcext:value-type="float">
            <text:p>5383.85369570173</text:p>
          </table:table-cell>
          <table:table-cell table:style-name="ce2" office:value-type="float" office:value="66.5011586119378" calcext:value-type="float">
            <text:p>66.5011586119378</text:p>
          </table:table-cell>
          <table:table-cell table:style-name="ce2" office:value-type="string" calcext:value-type="string">
            <text:p>g-z outlier</text:p>
          </table:table-cell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423010, mid , Yamasaki , 6497, MB&gt;Inner , 18.1 ,http://vizier.u-strasbg.fr/cgi-bin/VizieR-5?-source=B/astorb/astorb&amp;Name===Yamasaki, 0.031 ,5.704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1195" calcext:value-type="float">
            <text:p>1195</text:p>
          </table:table-cell>
          <table:table-cell table:style-name="ce2" office:value-type="float" office:value="1198" calcext:value-type="float">
            <text:p>1198</text:p>
          </table:table-cell>
          <table:table-cell table:style-name="ce2" office:value-type="float" office:value="155641" calcext:value-type="float">
            <text:p>155641</text:p>
          </table:table-cell>
          <table:table-cell table:style-name="ce2" office:value-type="float" office:value="155644" calcext:value-type="float">
            <text:p>155644</text:p>
          </table:table-cell>
          <table:table-cell table:style-name="ce2" office:value-type="float" office:value="3289.23801524704" calcext:value-type="float">
            <text:p>3289.23801524704</text:p>
          </table:table-cell>
          <table:table-cell table:style-name="ce2" office:value-type="float" office:value="3289.29932232422" calcext:value-type="float">
            <text:p>3289.29932232422</text:p>
          </table:table-cell>
          <table:table-cell table:style-name="ce2" office:value-type="float" office:value="1351.67788290727" calcext:value-type="float">
            <text:p>1351.67788290727</text:p>
          </table:table-cell>
          <table:table-cell table:style-name="ce2" office:value-type="float" office:value="6.51231005599724" calcext:value-type="float">
            <text:p>6.51231005599724</text:p>
          </table:table-cell>
          <table:table-cell table:style-name="ce2" office:value-type="float" office:value="0.63746019868632" calcext:value-type="float">
            <text:p>0.63746019868632</text:p>
          </table:table-cell>
          <table:table-cell table:style-name="ce2" office:value-type="float" office:value="3645" calcext:value-type="float">
            <text:p>364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211429166,132.965595,12.079666,11x10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89.23801524704" calcext:value-type="float">
            <text:p>3289.23801524704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13]+[.R113])/2)" office:value-type="float" office:value="3289.26866878563" calcext:value-type="float">
            <text:p>3289.26866878563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289.29932232422" calcext:value-type="float">
            <text:p>3289.2993223242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ngc2682</text:p>
          </table:table-cell>
          <table:table-cell table:style-name="ce5" office:value-type="float" office:value="4.12979280467765E+032" calcext:value-type="float">
            <text:p>4.13E+32</text:p>
          </table:table-cell>
          <table:table-cell table:style-name="ce5" office:value-type="float" office:value="1.09092484430053E+032" calcext:value-type="float">
            <text:p>1.09E+32</text:p>
          </table:table-cell>
          <table:table-cell table:style-name="ce2" office:value-type="float" office:value="6046.62071556266" calcext:value-type="float">
            <text:p>6046.62071556266</text:p>
          </table:table-cell>
          <table:table-cell table:style-name="ce2" office:value-type="float" office:value="350.477704667522" calcext:value-type="float">
            <text:p>350.477704667522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429166, mid , Pomona , 32, MB&gt;Middle , 12.7 ,http://vizier.u-strasbg.fr/cgi-bin/VizieR-5?-source=B/astorb/astorb&amp;Name===Pomona, 0.025 ,11.839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3233" calcext:value-type="float">
            <text:p>3233</text:p>
          </table:table-cell>
          <table:table-cell table:style-name="ce2" office:value-type="float" office:value="3236" calcext:value-type="float">
            <text:p>3236</text:p>
          </table:table-cell>
          <table:table-cell table:style-name="ce2" office:value-type="float" office:value="157788" calcext:value-type="float">
            <text:p>157788</text:p>
          </table:table-cell>
          <table:table-cell table:style-name="ce2" office:value-type="float" office:value="157792" calcext:value-type="float">
            <text:p>157792</text:p>
          </table:table-cell>
          <table:table-cell table:style-name="ce2" office:value-type="float" office:value="3333.11300371928" calcext:value-type="float">
            <text:p>3333.11300371928</text:p>
          </table:table-cell>
          <table:table-cell table:style-name="ce2" office:value-type="float" office:value="3333.19474436041" calcext:value-type="float">
            <text:p>3333.19474436041</text:p>
          </table:table-cell>
          <table:table-cell table:style-name="ce2" office:value-type="float" office:value="209.033929235214" calcext:value-type="float">
            <text:p>209.033929235214</text:p>
          </table:table-cell>
          <table:table-cell table:style-name="ce2" office:value-type="float" office:value="2.42272280797909" calcext:value-type="float">
            <text:p>2.42272280797909</text:p>
          </table:table-cell>
          <table:table-cell table:style-name="ce2" office:value-type="float" office:value="0.035755250203795" calcext:value-type="float">
            <text:p>0.035755250203795</text:p>
          </table:table-cell>
          <table:table-cell table:style-name="ce2" office:value-type="float" office:value="3645" calcext:value-type="float">
            <text:p>364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211421905,133.197645,11.969059,9x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333.11300371928" calcext:value-type="float">
            <text:p>3333.11300371928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14]+[.R114])/2)" office:value-type="float" office:value="3333.15387403985" calcext:value-type="float">
            <text:p>3333.15387403985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333.19474436041" calcext:value-type="float">
            <text:p>3333.1947443604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ngc2682</text:p>
          </table:table-cell>
          <table:table-cell table:style-name="ce5" office:value-type="float" office:value="1.45767422999961E+032" calcext:value-type="float">
            <text:p>1.46E+32</text:p>
          </table:table-cell>
          <table:table-cell table:style-name="ce5" office:value-type="float" office:value="2.29468597978497E+031" calcext:value-type="float">
            <text:p>2.29E+31</text:p>
          </table:table-cell>
          <table:table-cell table:style-name="ce2" office:value-type="float" office:value="5435.72255924659" calcext:value-type="float">
            <text:p>5435.72255924659</text:p>
          </table:table-cell>
          <table:table-cell table:style-name="ce2" office:value-type="float" office:value="109.674691902887" calcext:value-type="float">
            <text:p>109.674691902887</text:p>
          </table:table-cell>
          <table:table-cell table:style-name="ce2" office:value-type="string" calcext:value-type="string">
            <text:p>g-z outlier</text:p>
          </table:table-cell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421905, mid , 1998 OL8 , 28060, MB&gt;Outer , 18.5 ,http://vizier.u-strasbg.fr/cgi-bin/VizieR-5?-source=B/astorb/astorb&amp;Name===1998%20OL8, 0.050 ,4.259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2941" calcext:value-type="float">
            <text:p>2941</text:p>
          </table:table-cell>
          <table:table-cell table:style-name="ce2" office:value-type="float" office:value="2944" calcext:value-type="float">
            <text:p>2944</text:p>
          </table:table-cell>
          <table:table-cell table:style-name="ce2" office:value-type="float" office:value="157487" calcext:value-type="float">
            <text:p>157487</text:p>
          </table:table-cell>
          <table:table-cell table:style-name="ce2" office:value-type="float" office:value="157490" calcext:value-type="float">
            <text:p>157490</text:p>
          </table:table-cell>
          <table:table-cell table:style-name="ce2" office:value-type="float" office:value="3326.96232464573" calcext:value-type="float">
            <text:p>3326.96232464573</text:p>
          </table:table-cell>
          <table:table-cell table:style-name="ce2" office:value-type="float" office:value="3327.02363023179" calcext:value-type="float">
            <text:p>3327.02363023179</text:p>
          </table:table-cell>
          <table:table-cell table:style-name="ce2" office:value-type="float" office:value="390.196241659213" calcext:value-type="float">
            <text:p>390.196241659213</text:p>
          </table:table-cell>
          <table:table-cell table:style-name="ce2" office:value-type="float" office:value="10.865118875199" calcext:value-type="float">
            <text:p>10.865118875199</text:p>
          </table:table-cell>
          <table:table-cell table:style-name="ce2" office:value-type="float" office:value="0.110879356494249" calcext:value-type="float">
            <text:p>0.110879356494249</text:p>
          </table:table-cell>
          <table:table-cell table:style-name="ce2" office:value-type="float" office:value="3645" calcext:value-type="float">
            <text:p>364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211901847,130.89426,18.753853,6x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326.96232464573" calcext:value-type="float">
            <text:p>3326.96232464573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15]+[.R115])/2)" office:value-type="float" office:value="3326.99297743876" calcext:value-type="float">
            <text:p>3326.9929774387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327.02363023179" calcext:value-type="float">
            <text:p>3327.0236302317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9.80374526528131E+029" calcext:value-type="float">
            <text:p>9.80E+29</text:p>
          </table:table-cell>
          <table:table-cell table:style-name="ce5" office:value-type="float" office:value="3.29280762925703E+029" calcext:value-type="float">
            <text:p>3.29E+29</text:p>
          </table:table-cell>
          <table:table-cell table:style-name="ce2" office:value-type="float" office:value="3244.47594199007" calcext:value-type="float">
            <text:p>3244.47594199007</text:p>
          </table:table-cell>
          <table:table-cell table:style-name="ce2" office:value-type="float" office:value="74.2225019088303" calcext:value-type="float">
            <text:p>74.2225019088303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901847, mid , 2000 AW69 , 53495, MB&gt;Outer , 19.6 ,http://vizier.u-strasbg.fr/cgi-bin/VizieR-5?-source=B/astorb/astorb&amp;Name===2000%20AW69, 0.052 ,4.833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2224" calcext:value-type="float">
            <text:p>2224</text:p>
          </table:table-cell>
          <table:table-cell table:style-name="ce2" office:value-type="float" office:value="156721" calcext:value-type="float">
            <text:p>156721</text:p>
          </table:table-cell>
          <table:table-cell table:style-name="ce2" office:value-type="float" office:value="156724" calcext:value-type="float">
            <text:p>156724</text:p>
          </table:table-cell>
          <table:table-cell table:style-name="ce2" office:value-type="float" office:value="3311.30884286112" calcext:value-type="float">
            <text:p>3311.30884286112</text:p>
          </table:table-cell>
          <table:table-cell table:style-name="ce2" office:value-type="float" office:value="3311.37014924474" calcext:value-type="float">
            <text:p>3311.37014924474</text:p>
          </table:table-cell>
          <table:table-cell table:style-name="ce2" office:value-type="float" office:value="65.8005632815919" calcext:value-type="float">
            <text:p>65.8005632815919</text:p>
          </table:table-cell>
          <table:table-cell table:style-name="ce2" office:value-type="float" office:value="1.17820646027772" calcext:value-type="float">
            <text:p>1.17820646027772</text:p>
          </table:table-cell>
          <table:table-cell table:style-name="ce2" office:value-type="float" office:value="0.023304702811398" calcext:value-type="float">
            <text:p>0.023304702811398</text:p>
          </table:table-cell>
          <table:table-cell table:style-name="ce2" office:value-type="float" office:value="3645" calcext:value-type="float">
            <text:p>364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211922849,130.93638,19.066274,7x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311.30884286112" calcext:value-type="float">
            <text:p>3311.30884286112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16]+[.R116])/2)" office:value-type="float" office:value="3311.33949605293" calcext:value-type="float">
            <text:p>3311.33949605293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311.37014924474" calcext:value-type="float">
            <text:p>3311.3701492447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6.09974931489567E+030" calcext:value-type="float">
            <text:p>6.10E+30</text:p>
          </table:table-cell>
          <table:table-cell table:style-name="ce5" office:value-type="float" office:value="1.18233445593233E+030" calcext:value-type="float">
            <text:p>1.18E+30</text:p>
          </table:table-cell>
          <table:table-cell table:style-name="ce2" office:value-type="float" office:value="3636.07115511047" calcext:value-type="float">
            <text:p>3636.07115511047</text:p>
          </table:table-cell>
          <table:table-cell table:style-name="ce2" office:value-type="float" office:value="136.34768400052" calcext:value-type="float">
            <text:p>136.34768400052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922849, mid , 2000 AR1 , 75568, MB&gt;Inner , 19.0 ,http://vizier.u-strasbg.fr/cgi-bin/VizieR-5?-source=B/astorb/astorb&amp;Name===2000%20AR1, 0.019 ,3.322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2306" calcext:value-type="float">
            <text:p>2306</text:p>
          </table:table-cell>
          <table:table-cell table:style-name="ce2" office:value-type="float" office:value="2309" calcext:value-type="float">
            <text:p>2309</text:p>
          </table:table-cell>
          <table:table-cell table:style-name="ce2" office:value-type="float" office:value="156811" calcext:value-type="float">
            <text:p>156811</text:p>
          </table:table-cell>
          <table:table-cell table:style-name="ce2" office:value-type="float" office:value="156815" calcext:value-type="float">
            <text:p>156815</text:p>
          </table:table-cell>
          <table:table-cell table:style-name="ce2" office:value-type="float" office:value="3313.14812085396" calcext:value-type="float">
            <text:p>3313.14812085396</text:p>
          </table:table-cell>
          <table:table-cell table:style-name="ce2" office:value-type="float" office:value="3313.22986255751" calcext:value-type="float">
            <text:p>3313.22986255751</text:p>
          </table:table-cell>
          <table:table-cell table:style-name="ce2" office:value-type="float" office:value="4.3941484664723" calcext:value-type="float">
            <text:p>4.3941484664723</text:p>
          </table:table-cell>
          <table:table-cell table:style-name="ce2" office:value-type="float" office:value="0.279145857116485" calcext:value-type="float">
            <text:p>0.279145857116485</text:p>
          </table:table-cell>
          <table:table-cell table:style-name="ce2" office:value-type="float" office:value="0.000823908315682" calcext:value-type="float">
            <text:p>0.000823908315682</text:p>
          </table:table-cell>
          <table:table-cell table:style-name="ce2" office:value-type="float" office:value="3645" calcext:value-type="float">
            <text:p>364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211939206,129.968085,19.312641,13x13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313.14812085396" calcext:value-type="float">
            <text:p>3313.14812085396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17]+[.R117])/2)" office:value-type="float" office:value="3313.18899170573" calcext:value-type="float">
            <text:p>3313.18899170573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313.22986255751" calcext:value-type="float">
            <text:p>3313.2298625575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4.76632647635175E+032" calcext:value-type="float">
            <text:p>4.77E+32</text:p>
          </table:table-cell>
          <table:table-cell table:style-name="ce5" office:value-type="float" office:value="1.1993439878593E+032" calcext:value-type="float">
            <text:p>1.20E+32</text:p>
          </table:table-cell>
          <table:table-cell table:style-name="ce2" office:value-type="float" office:value="6198.38568406323" calcext:value-type="float">
            <text:p>6198.38568406323</text:p>
          </table:table-cell>
          <table:table-cell table:style-name="ce2" office:value-type="float" office:value="372.182704615419" calcext:value-type="float">
            <text:p>372.182704615419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939206, mid , Pothier , 18830, MB&gt;Inner , 18.2 ,http://vizier.u-strasbg.fr/cgi-bin/VizieR-5?-source=B/astorb/astorb&amp;Name===Pothier, 0.027 ,6.957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56449" calcext:value-type="float">
            <text:p>156449</text:p>
          </table:table-cell>
          <table:table-cell table:style-name="ce2" office:value-type="float" office:value="156452" calcext:value-type="float">
            <text:p>156452</text:p>
          </table:table-cell>
          <table:table-cell table:style-name="ce2" office:value-type="float" office:value="3305.75048518995" calcext:value-type="float">
            <text:p>3305.75048518995</text:p>
          </table:table-cell>
          <table:table-cell table:style-name="ce2" office:value-type="float" office:value="3305.81179194704" calcext:value-type="float">
            <text:p>3305.81179194704</text:p>
          </table:table-cell>
          <table:table-cell table:style-name="ce2" office:value-type="float" office:value="1166.3272431247" calcext:value-type="float">
            <text:p>1166.3272431247</text:p>
          </table:table-cell>
          <table:table-cell table:style-name="ce2" office:value-type="float" office:value="12.2059544557175" calcext:value-type="float">
            <text:p>12.2059544557175</text:p>
          </table:table-cell>
          <table:table-cell table:style-name="ce2" office:value-type="float" office:value="0.57659847746149" calcext:value-type="float">
            <text:p>0.57659847746149</text:p>
          </table:table-cell>
          <table:table-cell table:style-name="ce2" office:value-type="float" office:value="3645" calcext:value-type="float">
            <text:p>364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211952098,129.803025,19.504698,9x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305.75048518995" calcext:value-type="float">
            <text:p>3305.75048518995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18]+[.R118])/2)" office:value-type="float" office:value="3305.78113856849" calcext:value-type="float">
            <text:p>3305.78113856849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305.81179194704" calcext:value-type="float">
            <text:p>3305.8117919470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1.81359323378991E+029" calcext:value-type="float">
            <text:p>1.81E+29</text:p>
          </table:table-cell>
          <table:table-cell table:style-name="ce5" office:value-type="float" office:value="1.50285019253155E+029" calcext:value-type="float">
            <text:p>1.50E+29</text:p>
          </table:table-cell>
          <table:table-cell table:style-name="ce2" office:value-type="float" office:value="2969.5518156124" calcext:value-type="float">
            <text:p>2969.5518156124</text:p>
          </table:table-cell>
          <table:table-cell table:style-name="ce2" office:value-type="float" office:value="228.320594631376" calcext:value-type="float">
            <text:p>228.320594631376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952098, mid , 1999 XQ95 , 25505, MB&gt;Inner , 18.0 ,http://vizier.u-strasbg.fr/cgi-bin/VizieR-5?-source=B/astorb/astorb&amp;Name===1999%20XQ95, 0.013 ,6.896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2729" calcext:value-type="float">
            <text:p>2729</text:p>
          </table:table-cell>
          <table:table-cell table:style-name="ce2" office:value-type="float" office:value="2732" calcext:value-type="float">
            <text:p>2732</text:p>
          </table:table-cell>
          <table:table-cell table:style-name="ce2" office:value-type="float" office:value="157263" calcext:value-type="float">
            <text:p>157263</text:p>
          </table:table-cell>
          <table:table-cell table:style-name="ce2" office:value-type="float" office:value="157266" calcext:value-type="float">
            <text:p>157266</text:p>
          </table:table-cell>
          <table:table-cell table:style-name="ce2" office:value-type="float" office:value="3322.38485150583" calcext:value-type="float">
            <text:p>3322.38485150583</text:p>
          </table:table-cell>
          <table:table-cell table:style-name="ce2" office:value-type="float" office:value="3322.44615737782" calcext:value-type="float">
            <text:p>3322.44615737782</text:p>
          </table:table-cell>
          <table:table-cell table:style-name="ce2" office:value-type="float" office:value="343.370402623064" calcext:value-type="float">
            <text:p>343.370402623064</text:p>
          </table:table-cell>
          <table:table-cell table:style-name="ce2" office:value-type="float" office:value="27.2576483321439" calcext:value-type="float">
            <text:p>27.2576483321439</text:p>
          </table:table-cell>
          <table:table-cell table:style-name="ce2" office:value-type="float" office:value="0.092411115517984" calcext:value-type="float">
            <text:p>0.092411115517984</text:p>
          </table:table-cell>
          <table:table-cell table:style-name="ce2" office:value-type="float" office:value="3645" calcext:value-type="float">
            <text:p>364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211956610,130.80273,19.574734,7x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322.38485150583" calcext:value-type="float">
            <text:p>3322.38485150583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19]+[.R119])/2)" office:value-type="float" office:value="3322.41550444182" calcext:value-type="float">
            <text:p>3322.4155044418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322.44615737782" calcext:value-type="float">
            <text:p>3322.4461573778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5.59145509808509E+029" calcext:value-type="float">
            <text:p>5.59E+29</text:p>
          </table:table-cell>
          <table:table-cell table:style-name="ce5" office:value-type="float" office:value="2.54782120356327E+029" calcext:value-type="float">
            <text:p>2.55E+29</text:p>
          </table:table-cell>
          <table:table-cell table:style-name="ce2" office:value-type="float" office:value="3150.81859805367" calcext:value-type="float">
            <text:p>3150.81859805367</text:p>
          </table:table-cell>
          <table:table-cell table:style-name="ce2" office:value-type="float" office:value="103.157827001574" calcext:value-type="float">
            <text:p>103.157827001574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956610, mid , 2013 CM189 , 479230, MB&gt;Outer , 20.4 ,http://vizier.u-strasbg.fr/cgi-bin/VizieR-5?-source=B/astorb/astorb&amp;Name===2013%20CM189, 0.022 ,7.288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3073" calcext:value-type="float">
            <text:p>3073</text:p>
          </table:table-cell>
          <table:table-cell table:style-name="ce2" office:value-type="float" office:value="3076" calcext:value-type="float">
            <text:p>3076</text:p>
          </table:table-cell>
          <table:table-cell table:style-name="ce2" office:value-type="float" office:value="157625" calcext:value-type="float">
            <text:p>157625</text:p>
          </table:table-cell>
          <table:table-cell table:style-name="ce2" office:value-type="float" office:value="157628" calcext:value-type="float">
            <text:p>157628</text:p>
          </table:table-cell>
          <table:table-cell table:style-name="ce2" office:value-type="float" office:value="3329.78241924012" calcext:value-type="float">
            <text:p>3329.78241924012</text:p>
          </table:table-cell>
          <table:table-cell table:style-name="ce2" office:value-type="float" office:value="3329.84372457892" calcext:value-type="float">
            <text:p>3329.84372457892</text:p>
          </table:table-cell>
          <table:table-cell table:style-name="ce2" office:value-type="float" office:value="20.7370597949642" calcext:value-type="float">
            <text:p>20.7370597949642</text:p>
          </table:table-cell>
          <table:table-cell table:style-name="ce2" office:value-type="float" office:value="1.20215892873738" calcext:value-type="float">
            <text:p>1.20215892873738</text:p>
          </table:table-cell>
          <table:table-cell table:style-name="ce2" office:value-type="float" office:value="0.00477590733054" calcext:value-type="float">
            <text:p>0.00477590733054</text:p>
          </table:table-cell>
          <table:table-cell table:style-name="ce2" office:value-type="float" office:value="3645" calcext:value-type="float">
            <text:p>364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211896450,130.244415,18.675047,8x7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329.78241924012" calcext:value-type="float">
            <text:p>3329.78241924012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20]+[.R120])/2)" office:value-type="float" office:value="3329.81307190952" calcext:value-type="float">
            <text:p>3329.8130719095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329.84372457892" calcext:value-type="float">
            <text:p>3329.8437245789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3.04434880414242E+031" calcext:value-type="float">
            <text:p>3.04E+31</text:p>
          </table:table-cell>
          <table:table-cell table:style-name="ce5" office:value-type="float" office:value="4.95998767397196E+030" calcext:value-type="float">
            <text:p>4.96E+30</text:p>
          </table:table-cell>
          <table:table-cell table:style-name="ce2" office:value-type="float" office:value="4314" calcext:value-type="float">
            <text:p>4314</text:p>
          </table:table-cell>
          <table:table-cell table:style-name="ce2" office:value-type="float" office:value="211.28274930499" calcext:value-type="float">
            <text:p>211.28274930499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896450, mid , 1999 TC3 , 86205, MB&gt;Outer , 18.9 ,http://vizier.u-strasbg.fr/cgi-bin/VizieR-5?-source=B/astorb/astorb&amp;Name===1999%20TC3, 0.027 ,5.341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2640" calcext:value-type="float">
            <text:p>2640</text:p>
          </table:table-cell>
          <table:table-cell table:style-name="ce2" office:value-type="float" office:value="2643" calcext:value-type="float">
            <text:p>2643</text:p>
          </table:table-cell>
          <table:table-cell table:style-name="ce2" office:value-type="float" office:value="157171" calcext:value-type="float">
            <text:p>157171</text:p>
          </table:table-cell>
          <table:table-cell table:style-name="ce2" office:value-type="float" office:value="157174" calcext:value-type="float">
            <text:p>157174</text:p>
          </table:table-cell>
          <table:table-cell table:style-name="ce2" office:value-type="float" office:value="3320.50476451226" calcext:value-type="float">
            <text:p>3320.50476451226</text:p>
          </table:table-cell>
          <table:table-cell table:style-name="ce2" office:value-type="float" office:value="3320.56607052743" calcext:value-type="float">
            <text:p>3320.56607052743</text:p>
          </table:table-cell>
          <table:table-cell table:style-name="ce2" office:value-type="float" office:value="45.7663531434916" calcext:value-type="float">
            <text:p>45.7663531434916</text:p>
          </table:table-cell>
          <table:table-cell table:style-name="ce2" office:value-type="float" office:value="3.92037950934657" calcext:value-type="float">
            <text:p>3.92037950934657</text:p>
          </table:table-cell>
          <table:table-cell table:style-name="ce2" office:value-type="float" office:value="0.011683895059005" calcext:value-type="float">
            <text:p>0.011683895059005</text:p>
          </table:table-cell>
          <table:table-cell table:style-name="ce2" office:value-type="float" office:value="3645" calcext:value-type="float">
            <text:p>364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211970517,131.359605,19.784394,7x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320.50476451226" calcext:value-type="float">
            <text:p>3320.50476451226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21]+[.R121])/2)" office:value-type="float" office:value="3320.53541751984" calcext:value-type="float">
            <text:p>3320.53541751984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320.56607052743" calcext:value-type="float">
            <text:p>3320.5660705274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2.08276211809167E+030" calcext:value-type="float">
            <text:p>2.08E+30</text:p>
          </table:table-cell>
          <table:table-cell table:style-name="ce5" office:value-type="float" office:value="6.7898271742293E+029" calcext:value-type="float">
            <text:p>6.79E+29</text:p>
          </table:table-cell>
          <table:table-cell table:style-name="ce2" office:value-type="float" office:value="3382.96915680745" calcext:value-type="float">
            <text:p>3382.96915680745</text:p>
          </table:table-cell>
          <table:table-cell table:style-name="ce2" office:value-type="float" office:value="84.1221275461967" calcext:value-type="float">
            <text:p>84.1221275461967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970517, mid , 2001 VD90 , 173927, MB&gt;Outer , 20.0 ,http://vizier.u-strasbg.fr/cgi-bin/VizieR-5?-source=B/astorb/astorb&amp;Name===2001%20VD90, 0.083 ,3.307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3005" calcext:value-type="float">
            <text:p>3005</text:p>
          </table:table-cell>
          <table:table-cell table:style-name="ce2" office:value-type="float" office:value="3008" calcext:value-type="float">
            <text:p>3008</text:p>
          </table:table-cell>
          <table:table-cell table:style-name="ce2" office:value-type="float" office:value="157554" calcext:value-type="float">
            <text:p>157554</text:p>
          </table:table-cell>
          <table:table-cell table:style-name="ce2" office:value-type="float" office:value="157557" calcext:value-type="float">
            <text:p>157557</text:p>
          </table:table-cell>
          <table:table-cell table:style-name="ce2" office:value-type="float" office:value="3328.33159002919" calcext:value-type="float">
            <text:p>3328.33159002919</text:p>
          </table:table-cell>
          <table:table-cell table:style-name="ce2" office:value-type="float" office:value="3328.39289540712" calcext:value-type="float">
            <text:p>3328.39289540712</text:p>
          </table:table-cell>
          <table:table-cell table:style-name="ce2" office:value-type="float" office:value="49.572058753444" calcext:value-type="float">
            <text:p>49.572058753444</text:p>
          </table:table-cell>
          <table:table-cell table:style-name="ce2" office:value-type="float" office:value="2.36425126510365" calcext:value-type="float">
            <text:p>2.36425126510365</text:p>
          </table:table-cell>
          <table:table-cell table:style-name="ce2" office:value-type="float" office:value="0.014077384334758" calcext:value-type="float">
            <text:p>0.014077384334758</text:p>
          </table:table-cell>
          <table:table-cell table:style-name="ce2" office:value-type="float" office:value="3645" calcext:value-type="float">
            <text:p>364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211970861,129.557985,19.789711,11x7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328.33159002919" calcext:value-type="float">
            <text:p>3328.33159002919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22]+[.R122])/2)" office:value-type="float" office:value="3328.36224271815" calcext:value-type="float">
            <text:p>3328.36224271815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328.39289540712" calcext:value-type="float">
            <text:p>3328.3928954071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5.93214685814881E+030" calcext:value-type="float">
            <text:p>5.93E+30</text:p>
          </table:table-cell>
          <table:table-cell table:style-name="ce5" office:value-type="float" office:value="1.28444657549499E+030" calcext:value-type="float">
            <text:p>1.28E+30</text:p>
          </table:table-cell>
          <table:table-cell table:style-name="ce2" office:value-type="float" office:value="3619.54518250979" calcext:value-type="float">
            <text:p>3619.54518250979</text:p>
          </table:table-cell>
          <table:table-cell table:style-name="ce2" office:value-type="float" office:value="85.0856570926889" calcext:value-type="float">
            <text:p>85.0856570926889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970861, mid , 2001 XD59 , 125628, MB&gt;Middle , 19.0 ,http://vizier.u-strasbg.fr/cgi-bin/VizieR-5?-source=B/astorb/astorb&amp;Name===2001%20XD59, 0.099 ,4.753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162296" calcext:value-type="float">
            <text:p>162296</text:p>
          </table:table-cell>
          <table:table-cell table:style-name="ce2" office:value-type="float" office:value="162300" calcext:value-type="float">
            <text:p>162300</text:p>
          </table:table-cell>
          <table:table-cell table:style-name="ce2" office:value-type="float" office:value="3425.22792094226" calcext:value-type="float">
            <text:p>3425.22792094226</text:p>
          </table:table-cell>
          <table:table-cell table:style-name="ce2" office:value-type="float" office:value="3425.30964987434" calcext:value-type="float">
            <text:p>3425.30964987434</text:p>
          </table:table-cell>
          <table:table-cell table:style-name="ce2" office:value-type="float" office:value="10130.7723847851" calcext:value-type="float">
            <text:p>10130.7723847851</text:p>
          </table:table-cell>
          <table:table-cell table:style-name="ce2" office:value-type="float" office:value="53.6847483609274" calcext:value-type="float">
            <text:p>53.6847483609274</text:p>
          </table:table-cell>
          <table:table-cell table:style-name="ce2" office:value-type="float" office:value="3.46119062107335" calcext:value-type="float">
            <text:p>3.46119062107335</text:p>
          </table:table-cell>
          <table:table-cell table:style-name="ce2" office:value-type="float" office:value="2371" calcext:value-type="float">
            <text:p>237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211434023,133.15767,12.155676,8x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25.22792094226" calcext:value-type="float">
            <text:p>3425.22792094226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23]+[.R123])/2)" office:value-type="float" office:value="3425.2687854083" calcext:value-type="float">
            <text:p>3425.26878540830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25.30964987434" calcext:value-type="float">
            <text:p>3425.3096498743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SO</text:p>
          </table:table-cell>
          <table:table-cell table:style-name="ce2" office:value-type="string" calcext:value-type="string">
            <text:p>ngc2682</text:p>
          </table:table-cell>
          <table:table-cell table:style-name="ce5" office:value-type="float" office:value="3.11126431618164E+030" calcext:value-type="float">
            <text:p>3.11E+30</text:p>
          </table:table-cell>
          <table:table-cell table:style-name="ce5" office:value-type="float" office:value="9.04529763931469E+029" calcext:value-type="float">
            <text:p>9.05E+29</text:p>
          </table:table-cell>
          <table:table-cell table:style-name="ce2" office:value-type="float" office:value="3501.20368808987" calcext:value-type="float">
            <text:p>3501.20368808987</text:p>
          </table:table-cell>
          <table:table-cell table:style-name="ce2" office:value-type="float" office:value="83.4685609626927" calcext:value-type="float">
            <text:p>83.4685609626927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434023, mid , Covington , 5424, MB&gt;Inner , 16.6 ,http://vizier.u-strasbg.fr/cgi-bin/VizieR-5?-source=B/astorb/astorb&amp;Name===Covington, 0.009 ,7.406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1231" calcext:value-type="float">
            <text:p>1231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float" office:value="163269" calcext:value-type="float">
            <text:p>163269</text:p>
          </table:table-cell>
          <table:table-cell table:style-name="ce2" office:value-type="float" office:value="163273" calcext:value-type="float">
            <text:p>163273</text:p>
          </table:table-cell>
          <table:table-cell table:style-name="ce2" office:value-type="float" office:value="3445.10780489388" calcext:value-type="float">
            <text:p>3445.10780489388</text:p>
          </table:table-cell>
          <table:table-cell table:style-name="ce2" office:value-type="float" office:value="3445.18953179917" calcext:value-type="float">
            <text:p>3445.18953179917</text:p>
          </table:table-cell>
          <table:table-cell table:style-name="ce2" office:value-type="float" office:value="4.03753624932203" calcext:value-type="float">
            <text:p>4.03753624932203</text:p>
          </table:table-cell>
          <table:table-cell table:style-name="ce2" office:value-type="float" office:value="0.257689408205993" calcext:value-type="float">
            <text:p>0.257689408205993</text:p>
          </table:table-cell>
          <table:table-cell table:style-name="ce2" office:value-type="float" office:value="0.000700970970458" calcext:value-type="float">
            <text:p>0.000700970970458</text:p>
          </table:table-cell>
          <table:table-cell table:style-name="ce2" office:value-type="float" office:value="2371" calcext:value-type="float">
            <text:p>237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211988531,129.87675,20.069053,10x11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45.10780489388" calcext:value-type="float">
            <text:p>3445.10780489388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24]+[.R124])/2)" office:value-type="float" office:value="3445.14866834652" calcext:value-type="float">
            <text:p>3445.1486683465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45.18953179917" calcext:value-type="float">
            <text:p>3445.1895317991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SO</text:p>
          </table:table-cell>
          <table:table-cell table:style-name="ce2" office:value-type="string" calcext:value-type="string">
            <text:p>praesepe</text:p>
          </table:table-cell>
          <table:table-cell table:style-name="ce5" office:value-type="float" office:value="2.9121010377568E+032" calcext:value-type="float">
            <text:p>2.91E+32</text:p>
          </table:table-cell>
          <table:table-cell table:style-name="ce5" office:value-type="float" office:value="8.97401202950845E+031" calcext:value-type="float">
            <text:p>8.97E+31</text:p>
          </table:table-cell>
          <table:table-cell table:style-name="ce2" office:value-type="float" office:value="5793.20562174987" calcext:value-type="float">
            <text:p>5793.20562174987</text:p>
          </table:table-cell>
          <table:table-cell table:style-name="ce2" office:value-type="float" office:value="373.945960450361" calcext:value-type="float">
            <text:p>373.945960450361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988531, mid , Champion , 8732, MB&gt;Inner , 18.1 ,http://vizier.u-strasbg.fr/cgi-bin/VizieR-5?-source=B/astorb/astorb&amp;Name===Champion, 0.006 ,14.914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966" calcext:value-type="float">
            <text:p>966</text:p>
          </table:table-cell>
          <table:table-cell table:style-name="ce2" office:value-type="float" office:value="969" calcext:value-type="float">
            <text:p>969</text:p>
          </table:table-cell>
          <table:table-cell table:style-name="ce2" office:value-type="float" office:value="162994" calcext:value-type="float">
            <text:p>162994</text:p>
          </table:table-cell>
          <table:table-cell table:style-name="ce2" office:value-type="float" office:value="162997" calcext:value-type="float">
            <text:p>162997</text:p>
          </table:table-cell>
          <table:table-cell table:style-name="ce2" office:value-type="float" office:value="3439.4890030794" calcext:value-type="float">
            <text:p>3439.4890030794</text:p>
          </table:table-cell>
          <table:table-cell table:style-name="ce2" office:value-type="float" office:value="3439.55029851964" calcext:value-type="float">
            <text:p>3439.55029851964</text:p>
          </table:table-cell>
          <table:table-cell table:style-name="ce2" office:value-type="float" office:value="879.07530983857" calcext:value-type="float">
            <text:p>879.07530983857</text:p>
          </table:table-cell>
          <table:table-cell table:style-name="ce2" office:value-type="float" office:value="8.86421710602832" calcext:value-type="float">
            <text:p>8.86421710602832</text:p>
          </table:table-cell>
          <table:table-cell table:style-name="ce2" office:value-type="float" office:value="0.341792916242442" calcext:value-type="float">
            <text:p>0.341792916242442</text:p>
          </table:table-cell>
          <table:table-cell table:style-name="ce2" office:value-type="float" office:value="2371" calcext:value-type="float">
            <text:p>237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211993420,129.187575,20.146084,6x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39.4890030794" calcext:value-type="float">
            <text:p>3439.4890030794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25]+[.R125])/2)" office:value-type="float" office:value="3439.51965079952" calcext:value-type="float">
            <text:p>3439.5196507995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39.55029851964" calcext:value-type="float">
            <text:p>3439.5502985196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SO</text:p>
          </table:table-cell>
          <table:table-cell table:style-name="ce2" office:value-type="string" calcext:value-type="string">
            <text:p>praesepe</text:p>
          </table:table-cell>
          <table:table-cell table:style-name="ce5" office:value-type="float" office:value="9.51304447054679E+029" calcext:value-type="float">
            <text:p>9.51E+29</text:p>
          </table:table-cell>
          <table:table-cell table:style-name="ce5" office:value-type="float" office:value="4.0189725794255E+029" calcext:value-type="float">
            <text:p>4.02E+29</text:p>
          </table:table-cell>
          <table:table-cell table:style-name="ce2" office:value-type="float" office:value="3240.0550915257" calcext:value-type="float">
            <text:p>3240.0550915257</text:p>
          </table:table-cell>
          <table:table-cell table:style-name="ce2" office:value-type="float" office:value="100.243472660701" calcext:value-type="float">
            <text:p>100.243472660701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993420, mid , Champion , 8732, MB&gt;Inner , 18.1 ,http://vizier.u-strasbg.fr/cgi-bin/VizieR-5?-source=B/astorb/astorb&amp;Name===Champion, 0.006 ,4.265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936" calcext:value-type="float">
            <text:p>936</text:p>
          </table:table-cell>
          <table:table-cell table:style-name="ce2" office:value-type="float" office:value="941" calcext:value-type="float">
            <text:p>941</text:p>
          </table:table-cell>
          <table:table-cell table:style-name="ce2" office:value-type="float" office:value="162962" calcext:value-type="float">
            <text:p>162962</text:p>
          </table:table-cell>
          <table:table-cell table:style-name="ce2" office:value-type="float" office:value="162967" calcext:value-type="float">
            <text:p>162967</text:p>
          </table:table-cell>
          <table:table-cell table:style-name="ce2" office:value-type="float" office:value="3438.83532711061" calcext:value-type="float">
            <text:p>3438.83532711061</text:p>
          </table:table-cell>
          <table:table-cell table:style-name="ce2" office:value-type="float" office:value="3438.9374863592" calcext:value-type="float">
            <text:p>3438.9374863592</text:p>
          </table:table-cell>
          <table:table-cell table:style-name="ce2" office:value-type="float" office:value="6308.29249340972" calcext:value-type="float">
            <text:p>6308.29249340972</text:p>
          </table:table-cell>
          <table:table-cell table:style-name="ce2" office:value-type="float" office:value="22.9181795376645" calcext:value-type="float">
            <text:p>22.9181795376645</text:p>
          </table:table-cell>
          <table:table-cell table:style-name="ce2" office:value-type="float" office:value="1.81706330491087" calcext:value-type="float">
            <text:p>1.81706330491087</text:p>
          </table:table-cell>
          <table:table-cell table:style-name="ce2" office:value-type="float" office:value="2371" calcext:value-type="float">
            <text:p>237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211810140,130.31211,17.460171,7x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38.83532711061" calcext:value-type="float">
            <text:p>3438.83532711061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26]+[.R126])/2)" office:value-type="float" office:value="3438.8864067349" calcext:value-type="float">
            <text:p>3438.88640673490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38.9374863592" calcext:value-type="float">
            <text:p>3438.937486359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SO</text:p>
          </table:table-cell>
          <table:table-cell table:style-name="ce2" office:value-type="string" calcext:value-type="string">
            <text:p>praesepe</text:p>
          </table:table-cell>
          <table:table-cell table:style-name="ce5" office:value-type="float" office:value="7.78934391697149E+029" calcext:value-type="float">
            <text:p>7.79E+29</text:p>
          </table:table-cell>
          <table:table-cell table:style-name="ce5" office:value-type="float" office:value="2.37164166732043E+029" calcext:value-type="float">
            <text:p>2.37E+29</text:p>
          </table:table-cell>
          <table:table-cell table:style-name="ce2" office:value-type="float" office:value="3206.18036074517" calcext:value-type="float">
            <text:p>3206.18036074517</text:p>
          </table:table-cell>
          <table:table-cell table:style-name="ce2" office:value-type="float" office:value="61.8539744982834" calcext:value-type="float">
            <text:p>61.8539744982834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810140, mid , Piazzia , 1000, MB&gt;Outer , 15.9 ,http://vizier.u-strasbg.fr/cgi-bin/VizieR-5?-source=B/astorb/astorb&amp;Name===Piazzia, 0.010 ,4.828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932" calcext:value-type="float">
            <text:p>932</text:p>
          </table:table-cell>
          <table:table-cell table:style-name="ce2" office:value-type="float" office:value="939" calcext:value-type="float">
            <text:p>939</text:p>
          </table:table-cell>
          <table:table-cell table:style-name="ce2" office:value-type="float" office:value="162958" calcext:value-type="float">
            <text:p>162958</text:p>
          </table:table-cell>
          <table:table-cell table:style-name="ce2" office:value-type="float" office:value="162965" calcext:value-type="float">
            <text:p>162965</text:p>
          </table:table-cell>
          <table:table-cell table:style-name="ce2" office:value-type="float" office:value="3438.75363588265" calcext:value-type="float">
            <text:p>3438.75363588265</text:p>
          </table:table-cell>
          <table:table-cell table:style-name="ce2" office:value-type="float" office:value="3438.89665898442" calcext:value-type="float">
            <text:p>3438.89665898442</text:p>
          </table:table-cell>
          <table:table-cell table:style-name="ce2" office:value-type="float" office:value="5162.39299955143" calcext:value-type="float">
            <text:p>5162.39299955143</text:p>
          </table:table-cell>
          <table:table-cell table:style-name="ce2" office:value-type="float" office:value="88.3854238389155" calcext:value-type="float">
            <text:p>88.3854238389155</text:p>
          </table:table-cell>
          <table:table-cell table:style-name="ce2" office:value-type="float" office:value="0.812444793864106" calcext:value-type="float">
            <text:p>0.812444793864106</text:p>
          </table:table-cell>
          <table:table-cell table:style-name="ce2" office:value-type="float" office:value="2371" calcext:value-type="float">
            <text:p>237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211827577,130.81113,17.708385,7x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38.75363588265" calcext:value-type="float">
            <text:p>3438.75363588265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27]+[.R127])/2)" office:value-type="float" office:value="3438.82514743353" calcext:value-type="float">
            <text:p>3438.82514743353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38.89665898442" calcext:value-type="float">
            <text:p>3438.8966589844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SO</text:p>
          </table:table-cell>
          <table:table-cell table:style-name="ce2" office:value-type="string" calcext:value-type="string">
            <text:p>praesepe</text:p>
          </table:table-cell>
          <table:table-cell table:style-name="ce5" office:value-type="float" office:value="9.11673899271063E+029" calcext:value-type="float">
            <text:p>9.12E+29</text:p>
          </table:table-cell>
          <table:table-cell table:style-name="ce5" office:value-type="float" office:value="2.74751048389615E+029" calcext:value-type="float">
            <text:p>2.75E+29</text:p>
          </table:table-cell>
          <table:table-cell table:style-name="ce2" office:value-type="float" office:value="3232.77019897209" calcext:value-type="float">
            <text:p>3232.77019897209</text:p>
          </table:table-cell>
          <table:table-cell table:style-name="ce2" office:value-type="float" office:value="62.2400160957265" calcext:value-type="float">
            <text:p>62.2400160957265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827577, mid , Davidgavine , 7120, MB&gt;Outer , 18.2 ,http://vizier.u-strasbg.fr/cgi-bin/VizieR-5?-source=B/astorb/astorb&amp;Name===Davidgavine, 0.008 ,1.764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62105" calcext:value-type="float">
            <text:p>162105</text:p>
          </table:table-cell>
          <table:table-cell table:style-name="ce2" office:value-type="float" office:value="162108" calcext:value-type="float">
            <text:p>162108</text:p>
          </table:table-cell>
          <table:table-cell table:style-name="ce2" office:value-type="float" office:value="3421.32509670007" calcext:value-type="float">
            <text:p>3421.32509670007</text:p>
          </table:table-cell>
          <table:table-cell table:style-name="ce2" office:value-type="float" office:value="3421.38639327047" calcext:value-type="float">
            <text:p>3421.38639327047</text:p>
          </table:table-cell>
          <table:table-cell table:style-name="ce2" office:value-type="float" office:value="8673.47523226093" calcext:value-type="float">
            <text:p>8673.47523226093</text:p>
          </table:table-cell>
          <table:table-cell table:style-name="ce2" office:value-type="float" office:value="21.0935630643669" calcext:value-type="float">
            <text:p>21.0935630643669</text:p>
          </table:table-cell>
          <table:table-cell table:style-name="ce2" office:value-type="float" office:value="2.88600712469024" calcext:value-type="float">
            <text:p>2.88600712469024</text:p>
          </table:table-cell>
          <table:table-cell table:style-name="ce2" office:value-type="float" office:value="2371" calcext:value-type="float">
            <text:p>237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211926166,130.6281,19.116064,7x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21.32509670007" calcext:value-type="float">
            <text:p>3421.32509670007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28]+[.R128])/2)" office:value-type="float" office:value="3421.35574498527" calcext:value-type="float">
            <text:p>3421.35574498527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21.38639327047" calcext:value-type="float">
            <text:p>3421.3863932704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SO</text:p>
          </table:table-cell>
          <table:table-cell table:style-name="ce2" office:value-type="string" calcext:value-type="string">
            <text:p>praesepe</text:p>
          </table:table-cell>
          <table:table-cell table:style-name="ce5" office:value-type="float" office:value="4.54274682606409E+029" calcext:value-type="float">
            <text:p>4.54E+29</text:p>
          </table:table-cell>
          <table:table-cell table:style-name="ce5" office:value-type="float" office:value="2.1674164678101E+029" calcext:value-type="float">
            <text:p>2.17E+29</text:p>
          </table:table-cell>
          <table:table-cell table:style-name="ce2" office:value-type="float" office:value="3117.43807434878" calcext:value-type="float">
            <text:p>3117.43807434878</text:p>
          </table:table-cell>
          <table:table-cell table:style-name="ce2" office:value-type="float" office:value="107.914131031843" calcext:value-type="float">
            <text:p>107.914131031843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926166, mid , Harvard , 736, MB&gt;Inner , 15.2 ,http://vizier.u-strasbg.fr/cgi-bin/VizieR-5?-source=B/astorb/astorb&amp;Name===Harvard, 0.005 ,3.543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1156" calcext:value-type="float">
            <text:p>1156</text:p>
          </table:table-cell>
          <table:table-cell table:style-name="ce2" office:value-type="float" office:value="1161" calcext:value-type="float">
            <text:p>1161</text:p>
          </table:table-cell>
          <table:table-cell table:style-name="ce2" office:value-type="float" office:value="163192" calcext:value-type="float">
            <text:p>163192</text:p>
          </table:table-cell>
          <table:table-cell table:style-name="ce2" office:value-type="float" office:value="163197" calcext:value-type="float">
            <text:p>163197</text:p>
          </table:table-cell>
          <table:table-cell table:style-name="ce2" office:value-type="float" office:value="3443.53465149147" calcext:value-type="float">
            <text:p>3443.53465149147</text:p>
          </table:table-cell>
          <table:table-cell table:style-name="ce2" office:value-type="float" office:value="3443.63681030711" calcext:value-type="float">
            <text:p>3443.63681030711</text:p>
          </table:table-cell>
          <table:table-cell table:style-name="ce2" office:value-type="float" office:value="138.099288559287" calcext:value-type="float">
            <text:p>138.099288559287</text:p>
          </table:table-cell>
          <table:table-cell table:style-name="ce2" office:value-type="float" office:value="3.73557784171436" calcext:value-type="float">
            <text:p>3.73557784171436</text:p>
          </table:table-cell>
          <table:table-cell table:style-name="ce2" office:value-type="float" office:value="0.024218949370049" calcext:value-type="float">
            <text:p>0.024218949370049</text:p>
          </table:table-cell>
          <table:table-cell table:style-name="ce2" office:value-type="float" office:value="2371" calcext:value-type="float">
            <text:p>237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211949501,130.772025,19.465165,7x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43.53465149147" calcext:value-type="float">
            <text:p>3443.53465149147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29]+[.R129])/2)" office:value-type="float" office:value="3443.58573089929" calcext:value-type="float">
            <text:p>3443.58573089929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43.63681030711" calcext:value-type="float">
            <text:p>3443.6368103071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SO</text:p>
          </table:table-cell>
          <table:table-cell table:style-name="ce2" office:value-type="string" calcext:value-type="string">
            <text:p>praesepe</text:p>
          </table:table-cell>
          <table:table-cell table:style-name="ce5" office:value-type="float" office:value="1.06111451682547E+031" calcext:value-type="float">
            <text:p>1.06E+31</text:p>
          </table:table-cell>
          <table:table-cell table:style-name="ce5" office:value-type="float" office:value="2.70007261859448E+030" calcext:value-type="float">
            <text:p>2.70E+30</text:p>
          </table:table-cell>
          <table:table-cell table:style-name="ce2" office:value-type="float" office:value="3814.33063140596" calcext:value-type="float">
            <text:p>3814.33063140596</text:p>
          </table:table-cell>
          <table:table-cell table:style-name="ce2" office:value-type="float" office:value="95.8656813117486" calcext:value-type="float">
            <text:p>95.8656813117486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949501, mid , Bellqvist , 11069, MB&gt;Outer , 18.5 ,http://vizier.u-strasbg.fr/cgi-bin/VizieR-5?-source=B/astorb/astorb&amp;Name===Bellqvist, 0.018 ,1.541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823" calcext:value-type="float">
            <text:p>823</text:p>
          </table:table-cell>
          <table:table-cell table:style-name="ce2" office:value-type="float" office:value="162839" calcext:value-type="float">
            <text:p>162839</text:p>
          </table:table-cell>
          <table:table-cell table:style-name="ce2" office:value-type="float" office:value="162843" calcext:value-type="float">
            <text:p>162843</text:p>
          </table:table-cell>
          <table:table-cell table:style-name="ce2" office:value-type="float" office:value="3436.32249916277" calcext:value-type="float">
            <text:p>3436.32249916277</text:p>
          </table:table-cell>
          <table:table-cell table:style-name="ce2" office:value-type="float" office:value="3436.40422691976" calcext:value-type="float">
            <text:p>3436.40422691976</text:p>
          </table:table-cell>
          <table:table-cell table:style-name="ce2" office:value-type="float" office:value="85.6765639011761" calcext:value-type="float">
            <text:p>85.6765639011761</text:p>
          </table:table-cell>
          <table:table-cell table:style-name="ce2" office:value-type="float" office:value="11.7457264026764" calcext:value-type="float">
            <text:p>11.7457264026764</text:p>
          </table:table-cell>
          <table:table-cell table:style-name="ce2" office:value-type="float" office:value="0.014185644785695" calcext:value-type="float">
            <text:p>0.014185644785695</text:p>
          </table:table-cell>
          <table:table-cell table:style-name="ce2" office:value-type="float" office:value="2371" calcext:value-type="float">
            <text:p>237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211420952,132.54831,11.954516,9x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36.32249916277" calcext:value-type="float">
            <text:p>3436.32249916277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30]+[.R130])/2)" office:value-type="float" office:value="3436.36336304126" calcext:value-type="float">
            <text:p>3436.3633630412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36.40422691976" calcext:value-type="float">
            <text:p>3436.4042269197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ngc2682</text:p>
          </table:table-cell>
          <table:table-cell table:style-name="ce5" office:value-type="float" office:value="1.49819993325308E+031" calcext:value-type="float">
            <text:p>1.50E+31</text:p>
          </table:table-cell>
          <table:table-cell table:style-name="ce5" office:value-type="float" office:value="2.97279226750676E+030" calcext:value-type="float">
            <text:p>2.97E+30</text:p>
          </table:table-cell>
          <table:table-cell table:style-name="ce2" office:value-type="float" office:value="3945.22765443881" calcext:value-type="float">
            <text:p>3945.22765443881</text:p>
          </table:table-cell>
          <table:table-cell table:style-name="ce2" office:value-type="float" office:value="87.6980100658045" calcext:value-type="float">
            <text:p>87.6980100658045</text:p>
          </table:table-cell>
          <table:table-cell table:style-name="ce2"/>
          <table:table-cell table:style-name="ce2" office:value-type="string" calcext:value-type="string">
            <text:p>not visible in TPF</text:p>
          </table:table-cell>
          <table:table-cell table:style-name="ce2" office:value-type="string" calcext:value-type="string">
            <text:p>211420952, mid , 2010 TU183 , -, MB&gt;Outer , 21.3 ,http://vizier.u-strasbg.fr/cgi-bin/VizieR-5?-source=B/astorb/astorb&amp;Name===2010%20TU183, 0.035 ,4.683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870" calcext:value-type="float">
            <text:p>870</text:p>
          </table:table-cell>
          <table:table-cell table:style-name="ce2" office:value-type="float" office:value="873" calcext:value-type="float">
            <text:p>873</text:p>
          </table:table-cell>
          <table:table-cell table:style-name="ce2" office:value-type="float" office:value="162893" calcext:value-type="float">
            <text:p>162893</text:p>
          </table:table-cell>
          <table:table-cell table:style-name="ce2" office:value-type="float" office:value="162896" calcext:value-type="float">
            <text:p>162896</text:p>
          </table:table-cell>
          <table:table-cell table:style-name="ce2" office:value-type="float" office:value="3437.4258634235" calcext:value-type="float">
            <text:p>3437.4258634235</text:p>
          </table:table-cell>
          <table:table-cell table:style-name="ce2" office:value-type="float" office:value="3437.48715928935" calcext:value-type="float">
            <text:p>3437.48715928935</text:p>
          </table:table-cell>
          <table:table-cell table:style-name="ce2" office:value-type="float" office:value="9.43151297595335" calcext:value-type="float">
            <text:p>9.43151297595335</text:p>
          </table:table-cell>
          <table:table-cell table:style-name="ce2" office:value-type="float" office:value="1.42151438634885" calcext:value-type="float">
            <text:p>1.42151438634885</text:p>
          </table:table-cell>
          <table:table-cell table:style-name="ce2" office:value-type="float" office:value="0.002148556754404" calcext:value-type="float">
            <text:p>0.002148556754404</text:p>
          </table:table-cell>
          <table:table-cell table:style-name="ce2" office:value-type="float" office:value="2371" calcext:value-type="float">
            <text:p>237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211383527,132.89088,11.380833,10x10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37.4258634235" calcext:value-type="float">
            <text:p>3437.4258634235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31]+[.R131])/2)" office:value-type="float" office:value="3437.45651135642" calcext:value-type="float">
            <text:p>3437.4565113564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37.48715928935" calcext:value-type="float">
            <text:p>3437.4871592893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ngc2682</text:p>
          </table:table-cell>
          <table:table-cell table:style-name="ce5" office:value-type="float" office:value="4.87048832706375E+032" calcext:value-type="float">
            <text:p>4.87E+32</text:p>
          </table:table-cell>
          <table:table-cell table:style-name="ce5" office:value-type="float" office:value="1.12605869650279E+032" calcext:value-type="float">
            <text:p>1.13E+32</text:p>
          </table:table-cell>
          <table:table-cell table:style-name="ce2" office:value-type="float" office:value="6173.01169135403" calcext:value-type="float">
            <text:p>6173.01169135403</text:p>
          </table:table-cell>
          <table:table-cell table:style-name="ce2" office:value-type="float" office:value="331.569204071564" calcext:value-type="float">
            <text:p>331.569204071564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383527, mid , 1996 GD2 , 26176, MB&gt;Middle , 19.3 ,http://vizier.u-strasbg.fr/cgi-bin/VizieR-5?-source=B/astorb/astorb&amp;Name===1996%20GD2, 0.005 ,1.374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628" calcext:value-type="float">
            <text:p>628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float" office:value="162639" calcext:value-type="float">
            <text:p>162639</text:p>
          </table:table-cell>
          <table:table-cell table:style-name="ce2" office:value-type="float" office:value="162642" calcext:value-type="float">
            <text:p>162642</text:p>
          </table:table-cell>
          <table:table-cell table:style-name="ce2" office:value-type="float" office:value="3432.23572982468" calcext:value-type="float">
            <text:p>3432.23572982468</text:p>
          </table:table-cell>
          <table:table-cell table:style-name="ce2" office:value-type="float" office:value="3432.29702564024" calcext:value-type="float">
            <text:p>3432.29702564024</text:p>
          </table:table-cell>
          <table:table-cell table:style-name="ce2" office:value-type="float" office:value="6.51450208679151" calcext:value-type="float">
            <text:p>6.51450208679151</text:p>
          </table:table-cell>
          <table:table-cell table:style-name="ce2" office:value-type="float" office:value="0.563128351894633" calcext:value-type="float">
            <text:p>0.563128351894633</text:p>
          </table:table-cell>
          <table:table-cell table:style-name="ce2" office:value-type="float" office:value="0.001464339190784" calcext:value-type="float">
            <text:p>0.001464339190784</text:p>
          </table:table-cell>
          <table:table-cell table:style-name="ce2" office:value-type="float" office:value="2371" calcext:value-type="float">
            <text:p>237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212009294,129.792345,20.408392,8x7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32.23572982468" calcext:value-type="float">
            <text:p>3432.23572982468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32]+[.R132])/2)" office:value-type="float" office:value="3432.26637773246" calcext:value-type="float">
            <text:p>3432.2663777324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32.29702564024" calcext:value-type="float">
            <text:p>3432.2970256402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2.51762930412217E+031" calcext:value-type="float">
            <text:p>2.52E+31</text:p>
          </table:table-cell>
          <table:table-cell table:style-name="ce5" office:value-type="float" office:value="4.02966519407818E+030" calcext:value-type="float">
            <text:p>4.03E+30</text:p>
          </table:table-cell>
          <table:table-cell table:style-name="ce2" office:value-type="float" office:value="4204.43983306158" calcext:value-type="float">
            <text:p>4204.43983306158</text:p>
          </table:table-cell>
          <table:table-cell table:style-name="ce2" office:value-type="float" office:value="137.837946774808" calcext:value-type="float">
            <text:p>137.837946774808</text:p>
          </table:table-cell>
          <table:table-cell table:style-name="ce2"/>
          <table:table-cell table:style-name="ce2" office:value-type="string" calcext:value-type="string">
            <text:p>not visible in TPFs</text:p>
          </table:table-cell>
          <table:table-cell table:style-name="ce2" office:value-type="string" calcext:value-type="string">
            <text:p>212009294, mid , 2004 RK172 , 254259, MB&gt;Outer , 20.8 ,http://vizier.u-strasbg.fr/cgi-bin/VizieR-5?-source=B/astorb/astorb&amp;Name===2004%20RK172, 0.059 ,1.207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62081" calcext:value-type="float">
            <text:p>162081</text:p>
          </table:table-cell>
          <table:table-cell table:style-name="ce2" office:value-type="float" office:value="162084" calcext:value-type="float">
            <text:p>162084</text:p>
          </table:table-cell>
          <table:table-cell table:style-name="ce2" office:value-type="float" office:value="3420.83465183179" calcext:value-type="float">
            <text:p>3420.83465183179</text:p>
          </table:table-cell>
          <table:table-cell table:style-name="ce2" office:value-type="float" office:value="3420.89594836494" calcext:value-type="float">
            <text:p>3420.89594836494</text:p>
          </table:table-cell>
          <table:table-cell table:style-name="ce2" office:value-type="float" office:value="30.2100423461756" calcext:value-type="float">
            <text:p>30.2100423461756</text:p>
          </table:table-cell>
          <table:table-cell table:style-name="ce2" office:value-type="float" office:value="0.620317440455788" calcext:value-type="float">
            <text:p>0.620317440455788</text:p>
          </table:table-cell>
          <table:table-cell table:style-name="ce2" office:value-type="float" office:value="0.007423467890944" calcext:value-type="float">
            <text:p>0.007423467890944</text:p>
          </table:table-cell>
          <table:table-cell table:style-name="ce2" office:value-type="float" office:value="2371" calcext:value-type="float">
            <text:p>237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211985566,129.81054,20.022005,7x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20.83465183179" calcext:value-type="float">
            <text:p>3420.83465183179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33]+[.R133])/2)" office:value-type="float" office:value="3420.86530009836" calcext:value-type="float">
            <text:p>3420.8653000983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20.89594836494" calcext:value-type="float">
            <text:p>3420.8959483649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6.43514808944539E+030" calcext:value-type="float">
            <text:p>6.44E+30</text:p>
          </table:table-cell>
          <table:table-cell table:style-name="ce5" office:value-type="float" office:value="1.26017725947982E+030" calcext:value-type="float">
            <text:p>1.26E+30</text:p>
          </table:table-cell>
          <table:table-cell table:style-name="ce2" office:value-type="float" office:value="3653.98410230057" calcext:value-type="float">
            <text:p>3653.98410230057</text:p>
          </table:table-cell>
          <table:table-cell table:style-name="ce2" office:value-type="float" office:value="128.525507549715" calcext:value-type="float">
            <text:p>128.525507549715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985566, mid , 1995 BM12 , 73790, MB&gt;Middle , 19.8 ,http://vizier.u-strasbg.fr/cgi-bin/VizieR-5?-source=B/astorb/astorb&amp;Name===1995%20BM12, 0.001 ,4.041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633" calcext:value-type="float">
            <text:p>633</text:p>
          </table:table-cell>
          <table:table-cell table:style-name="ce2" office:value-type="float" office:value="636" calcext:value-type="float">
            <text:p>636</text:p>
          </table:table-cell>
          <table:table-cell table:style-name="ce2" office:value-type="float" office:value="162644" calcext:value-type="float">
            <text:p>162644</text:p>
          </table:table-cell>
          <table:table-cell table:style-name="ce2" office:value-type="float" office:value="162647" calcext:value-type="float">
            <text:p>162647</text:p>
          </table:table-cell>
          <table:table-cell table:style-name="ce2" office:value-type="float" office:value="3432.33789990106" calcext:value-type="float">
            <text:p>3432.33789990106</text:p>
          </table:table-cell>
          <table:table-cell table:style-name="ce2" office:value-type="float" office:value="3432.39919571662" calcext:value-type="float">
            <text:p>3432.39919571662</text:p>
          </table:table-cell>
          <table:table-cell table:style-name="ce2" office:value-type="float" office:value="80.5790706695998" calcext:value-type="float">
            <text:p>80.5790706695998</text:p>
          </table:table-cell>
          <table:table-cell table:style-name="ce2" office:value-type="float" office:value="0.771805532778718" calcext:value-type="float">
            <text:p>0.771805532778718</text:p>
          </table:table-cell>
          <table:table-cell table:style-name="ce2" office:value-type="float" office:value="0.038278249814407" calcext:value-type="float">
            <text:p>0.038278249814407</text:p>
          </table:table-cell>
          <table:table-cell table:style-name="ce2" office:value-type="float" office:value="2371" calcext:value-type="float">
            <text:p>237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211985566,129.81054,20.022005,7x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32.33789990106" calcext:value-type="float">
            <text:p>3432.33789990106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34]+[.R134])/2)" office:value-type="float" office:value="3432.36854780884" calcext:value-type="float">
            <text:p>3432.36854780884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32.39919571662" calcext:value-type="float">
            <text:p>3432.3991957166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6.43514808944539E+030" calcext:value-type="float">
            <text:p>6.44E+30</text:p>
          </table:table-cell>
          <table:table-cell table:style-name="ce5" office:value-type="float" office:value="1.26017725947982E+030" calcext:value-type="float">
            <text:p>1.26E+30</text:p>
          </table:table-cell>
          <table:table-cell table:style-name="ce2" office:value-type="float" office:value="3653.98410230057" calcext:value-type="float">
            <text:p>3653.98410230057</text:p>
          </table:table-cell>
          <table:table-cell table:style-name="ce2" office:value-type="float" office:value="128.525507549715" calcext:value-type="float">
            <text:p>128.525507549715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985566, mid , 2000 AB240 , 50225, MB&gt;Inner , 18.3 ,http://vizier.u-strasbg.fr/cgi-bin/VizieR-5?-source=B/astorb/astorb&amp;Name===2000%20AB240, 0.016 ,5.672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1093" calcext:value-type="float">
            <text:p>1093</text:p>
          </table:table-cell>
          <table:table-cell table:style-name="ce2" office:value-type="float" office:value="1096" calcext:value-type="float">
            <text:p>1096</text:p>
          </table:table-cell>
          <table:table-cell table:style-name="ce2" office:value-type="float" office:value="163127" calcext:value-type="float">
            <text:p>163127</text:p>
          </table:table-cell>
          <table:table-cell table:style-name="ce2" office:value-type="float" office:value="163130" calcext:value-type="float">
            <text:p>163130</text:p>
          </table:table-cell>
          <table:table-cell table:style-name="ce2" office:value-type="float" office:value="3442.20662957478" calcext:value-type="float">
            <text:p>3442.20662957478</text:p>
          </table:table-cell>
          <table:table-cell table:style-name="ce2" office:value-type="float" office:value="3442.26792500407" calcext:value-type="float">
            <text:p>3442.26792500407</text:p>
          </table:table-cell>
          <table:table-cell table:style-name="ce2" office:value-type="float" office:value="834.415240358609" calcext:value-type="float">
            <text:p>834.415240358609</text:p>
          </table:table-cell>
          <table:table-cell table:style-name="ce2" office:value-type="float" office:value="32.7752909504853" calcext:value-type="float">
            <text:p>32.7752909504853</text:p>
          </table:table-cell>
          <table:table-cell table:style-name="ce2" office:value-type="float" office:value="0.228444165867096" calcext:value-type="float">
            <text:p>0.228444165867096</text:p>
          </table:table-cell>
          <table:table-cell table:style-name="ce2" office:value-type="float" office:value="2371" calcext:value-type="float">
            <text:p>237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211824166,130.95519,17.659288,7x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42.20662957478" calcext:value-type="float">
            <text:p>3442.20662957478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35]+[.R135])/2)" office:value-type="float" office:value="3442.23727728943" calcext:value-type="float">
            <text:p>3442.23727728943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42.26792500407" calcext:value-type="float">
            <text:p>3442.2679250040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1.60811661514273E+029" calcext:value-type="float">
            <text:p>1.61E+29</text:p>
          </table:table-cell>
          <table:table-cell table:style-name="ce5" office:value-type="float" office:value="5.49468626247668E+028" calcext:value-type="float">
            <text:p>5.49E+28</text:p>
          </table:table-cell>
          <table:table-cell table:style-name="ce2" office:value-type="float" office:value="2948.94955672077" calcext:value-type="float">
            <text:p>2948.94955672077</text:p>
          </table:table-cell>
          <table:table-cell table:style-name="ce2" office:value-type="float" office:value="86.1534637980234" calcext:value-type="float">
            <text:p>86.1534637980234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824166, mid , 2008 CU160 , 256842, MB&gt;Outer , 20.6 ,http://vizier.u-strasbg.fr/cgi-bin/VizieR-5?-source=B/astorb/astorb&amp;Name===2008%20CU160, 0.028 ,2.843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428" calcext:value-type="float">
            <text:p>428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162413" calcext:value-type="float">
            <text:p>162413</text:p>
          </table:table-cell>
          <table:table-cell table:style-name="ce2" office:value-type="float" office:value="162416" calcext:value-type="float">
            <text:p>162416</text:p>
          </table:table-cell>
          <table:table-cell table:style-name="ce2" office:value-type="float" office:value="3427.61816433888" calcext:value-type="float">
            <text:p>3427.61816433888</text:p>
          </table:table-cell>
          <table:table-cell table:style-name="ce2" office:value-type="float" office:value="3427.67946046597" calcext:value-type="float">
            <text:p>3427.67946046597</text:p>
          </table:table-cell>
          <table:table-cell table:style-name="ce2" office:value-type="float" office:value="3.56945287956251" calcext:value-type="float">
            <text:p>3.56945287956251</text:p>
          </table:table-cell>
          <table:table-cell table:style-name="ce2" office:value-type="float" office:value="0.63942874629658" calcext:value-type="float">
            <text:p>0.63942874629658</text:p>
          </table:table-cell>
          <table:table-cell table:style-name="ce2" office:value-type="float" office:value="0.000738970562548" calcext:value-type="float">
            <text:p>0.000738970562548</text:p>
          </table:table-cell>
          <table:table-cell table:style-name="ce2" office:value-type="float" office:value="2371" calcext:value-type="float">
            <text:p>237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211896418,130.139985,18.674485,10x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27.61816433888" calcext:value-type="float">
            <text:p>3427.61816433888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36]+[.R136])/2)" office:value-type="float" office:value="3427.64881240242" calcext:value-type="float">
            <text:p>3427.6488124024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27.67946046597" calcext:value-type="float">
            <text:p>3427.6794604659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1.68047314760084E+032" calcext:value-type="float">
            <text:p>1.68E+32</text:p>
          </table:table-cell>
          <table:table-cell table:style-name="ce5" office:value-type="float" office:value="3.03115619837484E+031" calcext:value-type="float">
            <text:p>3.03E+31</text:p>
          </table:table-cell>
          <table:table-cell table:style-name="ce2" office:value-type="float" office:value="5527.84430312983" calcext:value-type="float">
            <text:p>5527.84430312983</text:p>
          </table:table-cell>
          <table:table-cell table:style-name="ce2" office:value-type="float" office:value="428.562301022438" calcext:value-type="float">
            <text:p>428.562301022438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896418, mid , 2002 CO174 , 95390, MB&gt;Outer , 19.5 ,http://vizier.u-strasbg.fr/cgi-bin/VizieR-5?-source=B/astorb/astorb&amp;Name===2002%20CO174, 0.008 ,10.937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1876" calcext:value-type="float">
            <text:p>1876</text:p>
          </table:table-cell>
          <table:table-cell table:style-name="ce2" office:value-type="float" office:value="1879" calcext:value-type="float">
            <text:p>1879</text:p>
          </table:table-cell>
          <table:table-cell table:style-name="ce2" office:value-type="float" office:value="163934" calcext:value-type="float">
            <text:p>163934</text:p>
          </table:table-cell>
          <table:table-cell table:style-name="ce2" office:value-type="float" office:value="163937" calcext:value-type="float">
            <text:p>163937</text:p>
          </table:table-cell>
          <table:table-cell table:style-name="ce2" office:value-type="float" office:value="3458.69494181785" calcext:value-type="float">
            <text:p>3458.69494181785</text:p>
          </table:table-cell>
          <table:table-cell table:style-name="ce2" office:value-type="float" office:value="3458.75623676227" calcext:value-type="float">
            <text:p>3458.75623676227</text:p>
          </table:table-cell>
          <table:table-cell table:style-name="ce2" office:value-type="float" office:value="7.87014546581723" calcext:value-type="float">
            <text:p>7.87014546581723</text:p>
          </table:table-cell>
          <table:table-cell table:style-name="ce2" office:value-type="float" office:value="0.196493809349879" calcext:value-type="float">
            <text:p>0.196493809349879</text:p>
          </table:table-cell>
          <table:table-cell table:style-name="ce2" office:value-type="float" office:value="0.001929218409595" calcext:value-type="float">
            <text:p>0.001929218409595</text:p>
          </table:table-cell>
          <table:table-cell table:style-name="ce2" office:value-type="float" office:value="2371" calcext:value-type="float">
            <text:p>237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211896418,130.139985,18.674485,10x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58.69494181785" calcext:value-type="float">
            <text:p>3458.69494181785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37]+[.R137])/2)" office:value-type="float" office:value="3458.72558929006" calcext:value-type="float">
            <text:p>3458.7255892900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58.75623676227" calcext:value-type="float">
            <text:p>3458.7562367622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1.68047314760084E+032" calcext:value-type="float">
            <text:p>1.68E+32</text:p>
          </table:table-cell>
          <table:table-cell table:style-name="ce5" office:value-type="float" office:value="3.03115619837484E+031" calcext:value-type="float">
            <text:p>3.03E+31</text:p>
          </table:table-cell>
          <table:table-cell table:style-name="ce2" office:value-type="float" office:value="5527.84430312983" calcext:value-type="float">
            <text:p>5527.84430312983</text:p>
          </table:table-cell>
          <table:table-cell table:style-name="ce2" office:value-type="float" office:value="428.562301022438" calcext:value-type="float">
            <text:p>428.562301022438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896418, mid , Jekabsons , 3188, MB&gt;Inner , 18.3 ,http://vizier.u-strasbg.fr/cgi-bin/VizieR-5?-source=B/astorb/astorb&amp;Name===Jekabsons, 0.009 ,15.501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1992" calcext:value-type="float">
            <text:p>161992</text:p>
          </table:table-cell>
          <table:table-cell table:style-name="ce2" office:value-type="float" office:value="161995" calcext:value-type="float">
            <text:p>161995</text:p>
          </table:table-cell>
          <table:table-cell table:style-name="ce2" office:value-type="float" office:value="3419.01627799863" calcext:value-type="float">
            <text:p>3419.01627799863</text:p>
          </table:table-cell>
          <table:table-cell table:style-name="ce2" office:value-type="float" office:value="3419.07757476089" calcext:value-type="float">
            <text:p>3419.07757476089</text:p>
          </table:table-cell>
          <table:table-cell table:style-name="ce2" office:value-type="float" office:value="34.2108524297237" calcext:value-type="float">
            <text:p>34.2108524297237</text:p>
          </table:table-cell>
          <table:table-cell table:style-name="ce2" office:value-type="float" office:value="2.35649814360498" calcext:value-type="float">
            <text:p>2.35649814360498</text:p>
          </table:table-cell>
          <table:table-cell table:style-name="ce2" office:value-type="float" office:value="0.011612130452837" calcext:value-type="float">
            <text:p>0.011612130452837</text:p>
          </table:table-cell>
          <table:table-cell table:style-name="ce2" office:value-type="float" office:value="2371" calcext:value-type="float">
            <text:p>237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211896749,130.849695,18.679209,7x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19.01627799863" calcext:value-type="float">
            <text:p>3419.01627799863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38]+[.R138])/2)" office:value-type="float" office:value="3419.04692637976" calcext:value-type="float">
            <text:p>3419.0469263797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19.07757476089" calcext:value-type="float">
            <text:p>3419.0775747608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4.23334194233967E+030" calcext:value-type="float">
            <text:p>4.23E+30</text:p>
          </table:table-cell>
          <table:table-cell table:style-name="ce5" office:value-type="float" office:value="6.96536614813489E+029" calcext:value-type="float">
            <text:p>6.97E+29</text:p>
          </table:table-cell>
          <table:table-cell table:style-name="ce2" office:value-type="float" office:value="3523.74743530099" calcext:value-type="float">
            <text:p>3523.74743530099</text:p>
          </table:table-cell>
          <table:table-cell table:style-name="ce2" office:value-type="float" office:value="74.1208400956551" calcext:value-type="float">
            <text:p>74.1208400956551</text:p>
          </table:table-cell>
          <table:table-cell table:style-name="ce2"/>
          <table:table-cell table:style-name="ce2" office:value-type="string" calcext:value-type="string">
            <text:p>not visible in TPF</text:p>
          </table:table-cell>
          <table:table-cell table:style-name="ce2" office:value-type="string" calcext:value-type="string">
            <text:p>211896749, mid , 2007 EH214 , 278258, MB&gt;Inner , 20.6 ,http://vizier.u-strasbg.fr/cgi-bin/VizieR-5?-source=B/astorb/astorb&amp;Name===2007%20EH214, 0.056 ,3.625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1428" calcext:value-type="float">
            <text:p>1428</text:p>
          </table:table-cell>
          <table:table-cell table:style-name="ce2" office:value-type="float" office:value="1431" calcext:value-type="float">
            <text:p>1431</text:p>
          </table:table-cell>
          <table:table-cell table:style-name="ce2" office:value-type="float" office:value="163473" calcext:value-type="float">
            <text:p>163473</text:p>
          </table:table-cell>
          <table:table-cell table:style-name="ce2" office:value-type="float" office:value="163476" calcext:value-type="float">
            <text:p>163476</text:p>
          </table:table-cell>
          <table:table-cell table:style-name="ce2" office:value-type="float" office:value="3449.27601176486" calcext:value-type="float">
            <text:p>3449.27601176486</text:p>
          </table:table-cell>
          <table:table-cell table:style-name="ce2" office:value-type="float" office:value="3449.33730693362" calcext:value-type="float">
            <text:p>3449.33730693362</text:p>
          </table:table-cell>
          <table:table-cell table:style-name="ce2" office:value-type="float" office:value="11.1590149279625" calcext:value-type="float">
            <text:p>11.1590149279625</text:p>
          </table:table-cell>
          <table:table-cell table:style-name="ce2" office:value-type="float" office:value="0.641746374156137" calcext:value-type="float">
            <text:p>0.641746374156137</text:p>
          </table:table-cell>
          <table:table-cell table:style-name="ce2" office:value-type="float" office:value="0.003257007330674" calcext:value-type="float">
            <text:p>0.003257007330674</text:p>
          </table:table-cell>
          <table:table-cell table:style-name="ce2" office:value-type="float" office:value="2371" calcext:value-type="float">
            <text:p>237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211917204,131.05533,18.983469,7x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49.27601176486" calcext:value-type="float">
            <text:p>3449.27601176486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39]+[.R139])/2)" office:value-type="float" office:value="3449.30665934924" calcext:value-type="float">
            <text:p>3449.30665934924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49.33730693362" calcext:value-type="float">
            <text:p>3449.3373069336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1.24900840783926E+031" calcext:value-type="float">
            <text:p>1.25E+31</text:p>
          </table:table-cell>
          <table:table-cell table:style-name="ce5" office:value-type="float" office:value="2.5505201947116E+030" calcext:value-type="float">
            <text:p>2.55E+30</text:p>
          </table:table-cell>
          <table:table-cell table:style-name="ce2" office:value-type="float" office:value="3869.66175226403" calcext:value-type="float">
            <text:p>3869.66175226403</text:p>
          </table:table-cell>
          <table:table-cell table:style-name="ce2" office:value-type="float" office:value="118.056182246648" calcext:value-type="float">
            <text:p>118.056182246648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917204, mid , 2000 AZ90 , 56349, MB&gt;Inner , 20.4 ,http://vizier.u-strasbg.fr/cgi-bin/VizieR-5?-source=B/astorb/astorb&amp;Name===2000%20AZ90, 0.036 ,3.49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764" calcext:value-type="float">
            <text:p>764</text:p>
          </table:table-cell>
          <table:table-cell table:style-name="ce2" office:value-type="float" office:value="162776" calcext:value-type="float">
            <text:p>162776</text:p>
          </table:table-cell>
          <table:table-cell table:style-name="ce2" office:value-type="float" office:value="162780" calcext:value-type="float">
            <text:p>162780</text:p>
          </table:table-cell>
          <table:table-cell table:style-name="ce2" office:value-type="float" office:value="3435.03472542868" calcext:value-type="float">
            <text:p>3435.03472542868</text:p>
          </table:table-cell>
          <table:table-cell table:style-name="ce2" office:value-type="float" office:value="3435.11645296517" calcext:value-type="float">
            <text:p>3435.11645296517</text:p>
          </table:table-cell>
          <table:table-cell table:style-name="ce2" office:value-type="float" office:value="2.60650025965608" calcext:value-type="float">
            <text:p>2.60650025965608</text:p>
          </table:table-cell>
          <table:table-cell table:style-name="ce2" office:value-type="float" office:value="0.312648756217604" calcext:value-type="float">
            <text:p>0.312648756217604</text:p>
          </table:table-cell>
          <table:table-cell table:style-name="ce2" office:value-type="float" office:value="0.000471183062126" calcext:value-type="float">
            <text:p>0.000471183062126</text:p>
          </table:table-cell>
          <table:table-cell table:style-name="ce2" office:value-type="float" office:value="2371" calcext:value-type="float">
            <text:p>237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211955365,127.731135,19.555497,9x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35.03472542868" calcext:value-type="float">
            <text:p>3435.03472542868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40]+[.R140])/2)" office:value-type="float" office:value="3435.07558919692" calcext:value-type="float">
            <text:p>3435.0755891969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35.11645296517" calcext:value-type="float">
            <text:p>3435.1164529651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3.26379453502056E+032" calcext:value-type="float">
            <text:p>3.26E+32</text:p>
          </table:table-cell>
          <table:table-cell table:style-name="ce5" office:value-type="float" office:value="7.8116702538662E+031" calcext:value-type="float">
            <text:p>7.81E+31</text:p>
          </table:table-cell>
          <table:table-cell table:style-name="ce2" office:value-type="float" office:value="5902.89015506682" calcext:value-type="float">
            <text:p>5902.89015506682</text:p>
          </table:table-cell>
          <table:table-cell table:style-name="ce2" office:value-type="float" office:value="247.752819964425" calcext:value-type="float">
            <text:p>247.752819964425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955365, mid , 2001 BQ15 , 72290, MB&gt;Middle , 18.7 ,http://vizier.u-strasbg.fr/cgi-bin/VizieR-5?-source=B/astorb/astorb&amp;Name===2001%20BQ15, 0.024 ,12.453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469" calcext:value-type="float">
            <text:p>469</text:p>
          </table:table-cell>
          <table:table-cell table:style-name="ce2" office:value-type="float" office:value="162453" calcext:value-type="float">
            <text:p>162453</text:p>
          </table:table-cell>
          <table:table-cell table:style-name="ce2" office:value-type="float" office:value="162456" calcext:value-type="float">
            <text:p>162456</text:p>
          </table:table-cell>
          <table:table-cell table:style-name="ce2" office:value-type="float" office:value="3428.43521893481" calcext:value-type="float">
            <text:p>3428.43521893481</text:p>
          </table:table-cell>
          <table:table-cell table:style-name="ce2" office:value-type="float" office:value="3428.49651485842" calcext:value-type="float">
            <text:p>3428.49651485842</text:p>
          </table:table-cell>
          <table:table-cell table:style-name="ce2" office:value-type="float" office:value="24.5036810377449" calcext:value-type="float">
            <text:p>24.5036810377449</text:p>
          </table:table-cell>
          <table:table-cell table:style-name="ce2" office:value-type="float" office:value="1.84773875655521" calcext:value-type="float">
            <text:p>1.84773875655521</text:p>
          </table:table-cell>
          <table:table-cell table:style-name="ce2" office:value-type="float" office:value="0.005181397815596" calcext:value-type="float">
            <text:p>0.005181397815596</text:p>
          </table:table-cell>
          <table:table-cell table:style-name="ce2" office:value-type="float" office:value="2371" calcext:value-type="float">
            <text:p>237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211941802,127.71261,19.352466,8x7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28.43521893481" calcext:value-type="float">
            <text:p>3428.43521893481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41]+[.R141])/2)" office:value-type="float" office:value="3428.46586689661" calcext:value-type="float">
            <text:p>3428.46586689661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28.49651485842" calcext:value-type="float">
            <text:p>3428.4965148584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1.4596725241493E+031" calcext:value-type="float">
            <text:p>1.46E+31</text:p>
          </table:table-cell>
          <table:table-cell table:style-name="ce5" office:value-type="float" office:value="2.96732144252928E+030" calcext:value-type="float">
            <text:p>2.97E+30</text:p>
          </table:table-cell>
          <table:table-cell table:style-name="ce2" office:value-type="float" office:value="3918.60353492276" calcext:value-type="float">
            <text:p>3918.60353492276</text:p>
          </table:table-cell>
          <table:table-cell table:style-name="ce2" office:value-type="float" office:value="82.0446420161628" calcext:value-type="float">
            <text:p>82.0446420161628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941802, mid , 2000 AH244 , 97438, MB&gt;Middle , 19.4 ,http://vizier.u-strasbg.fr/cgi-bin/VizieR-5?-source=B/astorb/astorb&amp;Name===2000%20AH244, 0.018 ,2.856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162360" calcext:value-type="float">
            <text:p>162360</text:p>
          </table:table-cell>
          <table:table-cell table:style-name="ce2" office:value-type="float" office:value="162363" calcext:value-type="float">
            <text:p>162363</text:p>
          </table:table-cell>
          <table:table-cell table:style-name="ce2" office:value-type="float" office:value="3426.53528457586" calcext:value-type="float">
            <text:p>3426.53528457586</text:p>
          </table:table-cell>
          <table:table-cell table:style-name="ce2" office:value-type="float" office:value="3426.59658079562" calcext:value-type="float">
            <text:p>3426.59658079562</text:p>
          </table:table-cell>
          <table:table-cell table:style-name="ce2" office:value-type="float" office:value="495.67201758397" calcext:value-type="float">
            <text:p>495.67201758397</text:p>
          </table:table-cell>
          <table:table-cell table:style-name="ce2" office:value-type="float" office:value="13.4019142388813" calcext:value-type="float">
            <text:p>13.4019142388813</text:p>
          </table:table-cell>
          <table:table-cell table:style-name="ce2" office:value-type="float" office:value="0.158695587253371" calcext:value-type="float">
            <text:p>0.158695587253371</text:p>
          </table:table-cell>
          <table:table-cell table:style-name="ce2" office:value-type="float" office:value="2371" calcext:value-type="float">
            <text:p>237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212023593,131.0028,20.645966,9x7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26.53528457586" calcext:value-type="float">
            <text:p>3426.53528457586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42]+[.R142])/2)" office:value-type="float" office:value="3426.56593268574" calcext:value-type="float">
            <text:p>3426.56593268574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26.59658079562" calcext:value-type="float">
            <text:p>3426.5965807956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5.99311597287344E+029" calcext:value-type="float">
            <text:p>5.99E+29</text:p>
          </table:table-cell>
          <table:table-cell table:style-name="ce5" office:value-type="float" office:value="1.9797025226302E+029" calcext:value-type="float">
            <text:p>1.98E+29</text:p>
          </table:table-cell>
          <table:table-cell table:style-name="ce2" office:value-type="float" office:value="3163.63442854081" calcext:value-type="float">
            <text:p>3163.63442854081</text:p>
          </table:table-cell>
          <table:table-cell table:style-name="ce2" office:value-type="float" office:value="68.1117938111154" calcext:value-type="float">
            <text:p>68.1117938111154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2023593, mid , 1999 JC72 , 38157, MB&gt;Inner , 19.4 ,http://vizier.u-strasbg.fr/cgi-bin/VizieR-5?-source=B/astorb/astorb&amp;Name===1999%20JC72, 0.006 ,6.918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538" calcext:value-type="float">
            <text:p>538</text:p>
          </table:table-cell>
          <table:table-cell table:style-name="ce2" office:value-type="float" office:value="542" calcext:value-type="float">
            <text:p>542</text:p>
          </table:table-cell>
          <table:table-cell table:style-name="ce2" office:value-type="float" office:value="162529" calcext:value-type="float">
            <text:p>162529</text:p>
          </table:table-cell>
          <table:table-cell table:style-name="ce2" office:value-type="float" office:value="162533" calcext:value-type="float">
            <text:p>162533</text:p>
          </table:table-cell>
          <table:table-cell table:style-name="ce2" office:value-type="float" office:value="3429.98825402694" calcext:value-type="float">
            <text:p>3429.98825402694</text:p>
          </table:table-cell>
          <table:table-cell table:style-name="ce2" office:value-type="float" office:value="3430.06998209989" calcext:value-type="float">
            <text:p>3430.06998209989</text:p>
          </table:table-cell>
          <table:table-cell table:style-name="ce2" office:value-type="float" office:value="1577.3687115593" calcext:value-type="float">
            <text:p>1577.3687115593</text:p>
          </table:table-cell>
          <table:table-cell table:style-name="ce2" office:value-type="float" office:value="17.1056882665341" calcext:value-type="float">
            <text:p>17.1056882665341</text:p>
          </table:table-cell>
          <table:table-cell table:style-name="ce2" office:value-type="float" office:value="0.414924562576634" calcext:value-type="float">
            <text:p>0.414924562576634</text:p>
          </table:table-cell>
          <table:table-cell table:style-name="ce2" office:value-type="float" office:value="2371" calcext:value-type="float">
            <text:p>237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211737793,129.425415,16.435514,6x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29.98825402694" calcext:value-type="float">
            <text:p>3429.98825402694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43]+[.R143])/2)" office:value-type="float" office:value="3430.02911806341" calcext:value-type="float">
            <text:p>3430.02911806341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30.06998209989" calcext:value-type="float">
            <text:p>3430.0699820998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8.12084028255616E+029" calcext:value-type="float">
            <text:p>8.12E+29</text:p>
          </table:table-cell>
          <table:table-cell table:style-name="ce5" office:value-type="float" office:value="3.05204236034244E+029" calcext:value-type="float">
            <text:p>3.05E+29</text:p>
          </table:table-cell>
          <table:table-cell table:style-name="ce2" office:value-type="float" office:value="3213.17198150041" calcext:value-type="float">
            <text:p>3213.17198150041</text:p>
          </table:table-cell>
          <table:table-cell table:style-name="ce2" office:value-type="float" office:value="84.2696479444725" calcext:value-type="float">
            <text:p>84.2696479444725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737793, mid , 2000 HR51 , 32004, MB&gt;Inner , 19.6 ,http://vizier.u-strasbg.fr/cgi-bin/VizieR-5?-source=B/astorb/astorb&amp;Name===2000%20HR51, 0.046 ,1.54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1216" calcext:value-type="float">
            <text:p>1216</text:p>
          </table:table-cell>
          <table:table-cell table:style-name="ce2" office:value-type="float" office:value="163251" calcext:value-type="float">
            <text:p>163251</text:p>
          </table:table-cell>
          <table:table-cell table:style-name="ce2" office:value-type="float" office:value="163254" calcext:value-type="float">
            <text:p>163254</text:p>
          </table:table-cell>
          <table:table-cell table:style-name="ce2" office:value-type="float" office:value="3444.74006580276" calcext:value-type="float">
            <text:p>3444.74006580276</text:p>
          </table:table-cell>
          <table:table-cell table:style-name="ce2" office:value-type="float" office:value="3444.80136108072" calcext:value-type="float">
            <text:p>3444.80136108072</text:p>
          </table:table-cell>
          <table:table-cell table:style-name="ce2" office:value-type="float" office:value="67.8733435565771" calcext:value-type="float">
            <text:p>67.8733435565771</text:p>
          </table:table-cell>
          <table:table-cell table:style-name="ce2" office:value-type="float" office:value="3.21061142368212" calcext:value-type="float">
            <text:p>3.21061142368212</text:p>
          </table:table-cell>
          <table:table-cell table:style-name="ce2" office:value-type="float" office:value="0.017083464922416" calcext:value-type="float">
            <text:p>0.017083464922416</text:p>
          </table:table-cell>
          <table:table-cell table:style-name="ce2" office:value-type="float" office:value="2371" calcext:value-type="float">
            <text:p>237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211916718,129.940545,18.976124,6x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44.74006580276" calcext:value-type="float">
            <text:p>3444.74006580276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44]+[.R144])/2)" office:value-type="float" office:value="3444.77071344174" calcext:value-type="float">
            <text:p>3444.77071344174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44.80136108072" calcext:value-type="float">
            <text:p>3444.8013610807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1.77198167518156E+030" calcext:value-type="float">
            <text:p>1.77E+30</text:p>
          </table:table-cell>
          <table:table-cell table:style-name="ce5" office:value-type="float" office:value="5.35736187195784E+029" calcext:value-type="float">
            <text:p>5.36E+29</text:p>
          </table:table-cell>
          <table:table-cell table:style-name="ce2" office:value-type="float" office:value="3347.01010434469" calcext:value-type="float">
            <text:p>3347.01010434469</text:p>
          </table:table-cell>
          <table:table-cell table:style-name="ce2" office:value-type="float" office:value="71.262469172355" calcext:value-type="float">
            <text:p>71.262469172355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916718, mid , Mulhall , 21708, MB&gt;Middle , 19.7 ,http://vizier.u-strasbg.fr/cgi-bin/VizieR-5?-source=B/astorb/astorb&amp;Name===Mulhall, 0.004 ,5.325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1123" calcext:value-type="float">
            <text:p>1123</text:p>
          </table:table-cell>
          <table:table-cell table:style-name="ce2" office:value-type="float" office:value="163155" calcext:value-type="float">
            <text:p>163155</text:p>
          </table:table-cell>
          <table:table-cell table:style-name="ce2" office:value-type="float" office:value="163158" calcext:value-type="float">
            <text:p>163158</text:p>
          </table:table-cell>
          <table:table-cell table:style-name="ce2" office:value-type="float" office:value="3442.77867163421" calcext:value-type="float">
            <text:p>3442.77867163421</text:p>
          </table:table-cell>
          <table:table-cell table:style-name="ce2" office:value-type="float" office:value="3442.83996711391" calcext:value-type="float">
            <text:p>3442.83996711391</text:p>
          </table:table-cell>
          <table:table-cell table:style-name="ce2" office:value-type="float" office:value="155.711231096572" calcext:value-type="float">
            <text:p>155.711231096572</text:p>
          </table:table-cell>
          <table:table-cell table:style-name="ce2" office:value-type="float" office:value="12.6599057015712" calcext:value-type="float">
            <text:p>12.6599057015712</text:p>
          </table:table-cell>
          <table:table-cell table:style-name="ce2" office:value-type="float" office:value="0.037237452861953" calcext:value-type="float">
            <text:p>0.037237452861953</text:p>
          </table:table-cell>
          <table:table-cell table:style-name="ce2" office:value-type="float" office:value="2371" calcext:value-type="float">
            <text:p>237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211983811,130.88595,19.992502,7x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42.77867163421" calcext:value-type="float">
            <text:p>3442.77867163421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45]+[.R145])/2)" office:value-type="float" office:value="3442.80931937406" calcext:value-type="float">
            <text:p>3442.8093193740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42.83996711391" calcext:value-type="float">
            <text:p>3442.8399671139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7.37370570145793E+029" calcext:value-type="float">
            <text:p>7.37E+29</text:p>
          </table:table-cell>
          <table:table-cell table:style-name="ce5" office:value-type="float" office:value="3.16813962574259E+029" calcext:value-type="float">
            <text:p>3.17E+29</text:p>
          </table:table-cell>
          <table:table-cell table:style-name="ce2" office:value-type="float" office:value="3197.75994301857" calcext:value-type="float">
            <text:p>3197.75994301857</text:p>
          </table:table-cell>
          <table:table-cell table:style-name="ce2" office:value-type="float" office:value="98.7468003796676" calcext:value-type="float">
            <text:p>98.7468003796676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983811, mid , 1999 RV25 , 40426, MB&gt;Outer , 19.5 ,http://vizier.u-strasbg.fr/cgi-bin/VizieR-5?-source=B/astorb/astorb&amp;Name===1999%20RV25, 0.041 ,4.462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2128" calcext:value-type="float">
            <text:p>2128</text:p>
          </table:table-cell>
          <table:table-cell table:style-name="ce2" office:value-type="float" office:value="2131" calcext:value-type="float">
            <text:p>2131</text:p>
          </table:table-cell>
          <table:table-cell table:style-name="ce2" office:value-type="float" office:value="164195" calcext:value-type="float">
            <text:p>164195</text:p>
          </table:table-cell>
          <table:table-cell table:style-name="ce2" office:value-type="float" office:value="164199" calcext:value-type="float">
            <text:p>164199</text:p>
          </table:table-cell>
          <table:table-cell table:style-name="ce2" office:value-type="float" office:value="3464.0273936384" calcext:value-type="float">
            <text:p>3464.0273936384</text:p>
          </table:table-cell>
          <table:table-cell table:style-name="ce2" office:value-type="float" office:value="3464.10912024968" calcext:value-type="float">
            <text:p>3464.10912024968</text:p>
          </table:table-cell>
          <table:table-cell table:style-name="ce2" office:value-type="float" office:value="36.5455331094541" calcext:value-type="float">
            <text:p>36.5455331094541</text:p>
          </table:table-cell>
          <table:table-cell table:style-name="ce2" office:value-type="float" office:value="2.00239053520188" calcext:value-type="float">
            <text:p>2.00239053520188</text:p>
          </table:table-cell>
          <table:table-cell table:style-name="ce2" office:value-type="float" office:value="0.011665520068113" calcext:value-type="float">
            <text:p>0.011665520068113</text:p>
          </table:table-cell>
          <table:table-cell table:style-name="ce2" office:value-type="float" office:value="2371" calcext:value-type="float">
            <text:p>237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211897829,128.276895,18.694901,6x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64.0273936384" calcext:value-type="float">
            <text:p>3464.0273936384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46]+[.R146])/2)" office:value-type="float" office:value="3464.06825694404" calcext:value-type="float">
            <text:p>3464.06825694404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64.10912024968" calcext:value-type="float">
            <text:p>3464.1091202496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1.98241849563755E+030" calcext:value-type="float">
            <text:p>1.98E+30</text:p>
          </table:table-cell>
          <table:table-cell table:style-name="ce5" office:value-type="float" office:value="7.28468680525839E+029" calcext:value-type="float">
            <text:p>7.28E+29</text:p>
          </table:table-cell>
          <table:table-cell table:style-name="ce2" office:value-type="float" office:value="3373.2878887071" calcext:value-type="float">
            <text:p>3373.2878887071</text:p>
          </table:table-cell>
          <table:table-cell table:style-name="ce2" office:value-type="float" office:value="98.2174948363324" calcext:value-type="float">
            <text:p>98.2174948363324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897829, mid , 2002 CZ274 , 186321, MB&gt;Outer , 20.1 ,http://vizier.u-strasbg.fr/cgi-bin/VizieR-5?-source=B/astorb/astorb&amp;Name===2002%20CZ274, 0.024 ,10.336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162548" calcext:value-type="float">
            <text:p>162548</text:p>
          </table:table-cell>
          <table:table-cell table:style-name="ce2" office:value-type="float" office:value="162551" calcext:value-type="float">
            <text:p>162551</text:p>
          </table:table-cell>
          <table:table-cell table:style-name="ce2" office:value-type="float" office:value="3430.37646310961" calcext:value-type="float">
            <text:p>3430.37646310961</text:p>
          </table:table-cell>
          <table:table-cell table:style-name="ce2" office:value-type="float" office:value="3430.43775896952" calcext:value-type="float">
            <text:p>3430.43775896952</text:p>
          </table:table-cell>
          <table:table-cell table:style-name="ce2" office:value-type="float" office:value="4003.51169121599" calcext:value-type="float">
            <text:p>4003.51169121599</text:p>
          </table:table-cell>
          <table:table-cell table:style-name="ce2" office:value-type="float" office:value="30.3726889582258" calcext:value-type="float">
            <text:p>30.3726889582258</text:p>
          </table:table-cell>
          <table:table-cell table:style-name="ce2" office:value-type="float" office:value="1.60693464575429" calcext:value-type="float">
            <text:p>1.60693464575429</text:p>
          </table:table-cell>
          <table:table-cell table:style-name="ce2" office:value-type="float" office:value="2371" calcext:value-type="float">
            <text:p>237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211711533,129.35208,16.069126,6x5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30.37646310961" calcext:value-type="float">
            <text:p>3430.37646310961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47]+[.R147])/2)" office:value-type="float" office:value="3430.40711103957" calcext:value-type="float">
            <text:p>3430.40711103957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30.43775896952" calcext:value-type="float">
            <text:p>3430.4377589695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6.06278556168361E+029" calcext:value-type="float">
            <text:p>6.06E+29</text:p>
          </table:table-cell>
          <table:table-cell table:style-name="ce5" office:value-type="float" office:value="2.67879791496744E+029" calcext:value-type="float">
            <text:p>2.68E+29</text:p>
          </table:table-cell>
          <table:table-cell table:style-name="ce2" office:value-type="float" office:value="3165.51907596759" calcext:value-type="float">
            <text:p>3165.51907596759</text:p>
          </table:table-cell>
          <table:table-cell table:style-name="ce2" office:value-type="float" office:value="100.098073288236" calcext:value-type="float">
            <text:p>100.098073288236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711533, mid , 2000 AZ32 , 47488, MB&gt;Inner , 17.8 ,http://vizier.u-strasbg.fr/cgi-bin/VizieR-5?-source=B/astorb/astorb&amp;Name===2000%20AZ32, 0.016 ,3.916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1539" calcext:value-type="float">
            <text:p>1539</text:p>
          </table:table-cell>
          <table:table-cell table:style-name="ce2" office:value-type="float" office:value="1542" calcext:value-type="float">
            <text:p>1542</text:p>
          </table:table-cell>
          <table:table-cell table:style-name="ce2" office:value-type="float" office:value="163587" calcext:value-type="float">
            <text:p>163587</text:p>
          </table:table-cell>
          <table:table-cell table:style-name="ce2" office:value-type="float" office:value="163590" calcext:value-type="float">
            <text:p>163590</text:p>
          </table:table-cell>
          <table:table-cell table:style-name="ce2" office:value-type="float" office:value="3451.60507140034" calcext:value-type="float">
            <text:p>3451.60507140034</text:p>
          </table:table-cell>
          <table:table-cell table:style-name="ce2" office:value-type="float" office:value="3451.66636645827" calcext:value-type="float">
            <text:p>3451.66636645827</text:p>
          </table:table-cell>
          <table:table-cell table:style-name="ce2" office:value-type="float" office:value="10.3650204707618" calcext:value-type="float">
            <text:p>10.3650204707618</text:p>
          </table:table-cell>
          <table:table-cell table:style-name="ce2" office:value-type="float" office:value="0.268629935026786" calcext:value-type="float">
            <text:p>0.268629935026786</text:p>
          </table:table-cell>
          <table:table-cell table:style-name="ce2" office:value-type="float" office:value="0.004140757579685" calcext:value-type="float">
            <text:p>0.004140757579685</text:p>
          </table:table-cell>
          <table:table-cell table:style-name="ce2" office:value-type="float" office:value="2371" calcext:value-type="float">
            <text:p>237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211946055,129.465885,19.414932,9x7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51.60507140034" calcext:value-type="float">
            <text:p>3451.60507140034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48]+[.R148])/2)" office:value-type="float" office:value="3451.6357189293" calcext:value-type="float">
            <text:p>3451.63571892930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51.66636645827" calcext:value-type="float">
            <text:p>3451.6663664582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8.31787775808916E+031" calcext:value-type="float">
            <text:p>8.32E+31</text:p>
          </table:table-cell>
          <table:table-cell table:style-name="ce5" office:value-type="float" office:value="1.30510333569681E+031" calcext:value-type="float">
            <text:p>1.31E+31</text:p>
          </table:table-cell>
          <table:table-cell table:style-name="ce2" office:value-type="float" office:value="5002.27086483547" calcext:value-type="float">
            <text:p>5002.27086483547</text:p>
          </table:table-cell>
          <table:table-cell table:style-name="ce2" office:value-type="float" office:value="144.015778682798" calcext:value-type="float">
            <text:p>144.015778682798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946055, mid , Pasadena , 2200, MB&gt;Inner , 16.6 ,http://vizier.u-strasbg.fr/cgi-bin/VizieR-5?-source=B/astorb/astorb&amp;Name===Pasadena, 0.023 ,5.49</text:p>
          </table:table-cell>
          <table:table-cell table:style-name="ce2" table:number-columns-repeated="996"/>
        </table:table-row>
        <table:table-row table:style-name="ro2">
          <table:table-cell table:style-name="ce2" office:value-type="float" office:value="645" calcext:value-type="float">
            <text:p>645</text:p>
          </table:table-cell>
          <table:table-cell table:style-name="ce2" office:value-type="float" office:value="651" calcext:value-type="float">
            <text:p>651</text:p>
          </table:table-cell>
          <table:table-cell table:style-name="ce2" office:value-type="float" office:value="162656" calcext:value-type="float">
            <text:p>162656</text:p>
          </table:table-cell>
          <table:table-cell table:style-name="ce2" office:value-type="float" office:value="162663" calcext:value-type="float">
            <text:p>162663</text:p>
          </table:table-cell>
          <table:table-cell table:style-name="ce2" office:value-type="float" office:value="3432.58340323559" calcext:value-type="float">
            <text:p>3432.58340323559</text:p>
          </table:table-cell>
          <table:table-cell table:style-name="ce2" office:value-type="float" office:value="3432.72642742678" calcext:value-type="float">
            <text:p>3432.72642742678</text:p>
          </table:table-cell>
          <table:table-cell table:style-name="ce2" office:value-type="float" office:value="355.809907130705" calcext:value-type="float">
            <text:p>355.809907130705</text:p>
          </table:table-cell>
          <table:table-cell table:style-name="ce2" office:value-type="float" office:value="5.16481970853927" calcext:value-type="float">
            <text:p>5.16481970853927</text:p>
          </table:table-cell>
          <table:table-cell table:style-name="ce2" office:value-type="float" office:value="0.08310456640382" calcext:value-type="float">
            <text:p>0.08310456640382</text:p>
          </table:table-cell>
          <table:table-cell table:style-name="ce2" office:value-type="float" office:value="2371" calcext:value-type="float">
            <text:p>237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211923104,133.79358,19.069941,8x8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32.58340323559" calcext:value-type="float">
            <text:p>3432.58340323559</text:p>
          </table:table-cell>
          <table:table-cell table:style-name="ce2" office:value-type="string" calcext:value-type="string">
            <text:p>,</text:p>
          </table:table-cell>
          <table:table-cell table:style-name="ce6" table:formula="of:=SUM(([.N149]+[.R149])/2)" office:value-type="float" office:value="3432.65491533119" calcext:value-type="float">
            <text:p>3432.65491533119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432.72642742678" calcext:value-type="float">
            <text:p>3432.7264274267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aesepe</text:p>
          </table:table-cell>
          <table:table-cell table:style-name="ce5" office:value-type="float" office:value="1.24904331410851E+030" calcext:value-type="float">
            <text:p>1.25E+30</text:p>
          </table:table-cell>
          <table:table-cell table:style-name="ce5" office:value-type="float" office:value="3.67198140085139E+029" calcext:value-type="float">
            <text:p>3.67E+29</text:p>
          </table:table-cell>
          <table:table-cell table:style-name="ce2" office:value-type="float" office:value="3287.20302265661" calcext:value-type="float">
            <text:p>3287.20302265661</text:p>
          </table:table-cell>
          <table:table-cell table:style-name="ce2" office:value-type="float" office:value="63.2115475017685" calcext:value-type="float">
            <text:p>63.2115475017685</text:p>
          </table:table-cell>
          <table:table-cell table:style-name="ce2"/>
          <table:table-cell table:style-name="ce2" office:value-type="string" calcext:value-type="string">
            <text:p>confirmed by TPF</text:p>
          </table:table-cell>
          <table:table-cell table:style-name="ce2" office:value-type="string" calcext:value-type="string">
            <text:p>211923104, mid , 2006 AR93 , 159963, MB&gt;Middle , 20.7 ,http://vizier.u-strasbg.fr/cgi-bin/VizieR-5?-source=B/astorb/astorb&amp;Name===2006%20AR93, 0.008 ,5.277</text:p>
          </table:table-cell>
          <table:table-cell table:style-name="ce2" table:number-columns-repeated="996"/>
        </table:table-row>
        <table:table-row table:style-name="ro2" table:number-rows-repeated="1048421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0" table:number-columns-repeated="3" table:default-cell-style-name="ce11"/>
        <table:table-column table:style-name="co11" table:default-cell-style-name="ce11"/>
        <table:table-column table:style-name="co10" table:number-columns-repeated="2" table:default-cell-style-name="ce11"/>
        <table:table-column table:style-name="co12" table:default-cell-style-name="ce11"/>
        <table:table-column table:style-name="co13" table:default-cell-style-name="ce11"/>
        <table:table-column table:style-name="co10" table:number-columns-repeated="1007" table:default-cell-style-name="ce11"/>
        <table:table-row table:style-name="ro1">
          <table:table-cell table:style-name="ce9" office:value-type="string" calcext:value-type="string">
            <text:p>istart</text:p>
          </table:table-cell>
          <table:table-cell table:style-name="ce9" office:value-type="string" calcext:value-type="string">
            <text:p>istop</text:p>
          </table:table-cell>
          <table:table-cell table:style-name="ce9" office:value-type="string" calcext:value-type="string">
            <text:p>EPIC</text:p>
          </table:table-cell>
          <table:table-cell office:value-type="string" calcext:value-type="string">
            <text:p>C</text:p>
          </table:table-cell>
          <table:table-cell table:style-name="ce9" office:value-type="string" calcext:value-type="string">
            <text:p>note</text:p>
          </table:table-cell>
          <table:table-cell table:style-name="ce9" office:value-type="string" calcext:value-type="string">
            <text:p>cluster</text:p>
          </table:table-cell>
          <table:table-cell table:style-name="ce9" office:value-type="string" calcext:value-type="string">
            <text:p>SSO status</text:p>
          </table:table-cell>
          <table:table-cell office:value-type="string" calcext:value-type="string">
            <text:p>SkyBot_out</text:p>
          </table:table-cell>
          <table:table-cell table:number-columns-repeated="1007"/>
        </table:table-row>
        <table:table-row table:style-name="ro1">
          <table:table-cell table:style-name="ce10" office:value-type="float" office:value="1437" calcext:value-type="float">
            <text:p>1437</text:p>
          </table:table-cell>
          <table:table-cell table:style-name="ce10" office:value-type="float" office:value="1441" calcext:value-type="float">
            <text:p>1441</text:p>
          </table:table-cell>
          <table:table-cell table:style-name="ce10" office:value-type="float" office:value="210771915" calcext:value-type="float">
            <text:p>210771915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string" calcext:value-type="string">
            <text:p>SSO</text:p>
          </table:table-cell>
          <table:table-cell table:style-name="ce10" office:value-type="string" calcext:value-type="string">
            <text:p>hyades</text:p>
          </table:table-cell>
          <table:table-cell table:style-name="ce10" office:value-type="string" calcext:value-type="string">
            <text:p>confirmed by TPF</text:p>
          </table:table-cell>
          <table:table-cell table:style-name="ce12" office:value-type="string" calcext:value-type="string">
            <text:p>210771915, mid , Yoichi , 5176, MB&gt;Middle , 16.4 ,http://vizier.u-strasbg.fr/cgi-bin/VizieR-5?-source=B/astorb/astorb&amp;Name===Yoichi, 0.030 ,7.648</text:p>
          </table:table-cell>
          <table:table-cell table:number-columns-repeated="1007"/>
        </table:table-row>
        <table:table-row table:style-name="ro1">
          <table:table-cell table:style-name="ce10" office:value-type="float" office:value="1162" calcext:value-type="float">
            <text:p>1162</text:p>
          </table:table-cell>
          <table:table-cell table:style-name="ce10" office:value-type="float" office:value="1166" calcext:value-type="float">
            <text:p>1166</text:p>
          </table:table-cell>
          <table:table-cell table:style-name="ce10" office:value-type="float" office:value="210829407" calcext:value-type="float">
            <text:p>210829407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string" calcext:value-type="string">
            <text:p>SSO</text:p>
          </table:table-cell>
          <table:table-cell table:style-name="ce10" office:value-type="string" calcext:value-type="string">
            <text:p>pleiades</text:p>
          </table:table-cell>
          <table:table-cell table:style-name="ce10" office:value-type="string" calcext:value-type="string">
            <text:p>confirmed in TPF</text:p>
          </table:table-cell>
          <table:table-cell table:style-name="ce12" office:value-type="string" calcext:value-type="string">
            <text:p>210829407, mid , 2003 UX150 , 115685, MB&gt;Outer , 20.5 ,http://vizier.u-strasbg.fr/cgi-bin/VizieR-5?-source=B/astorb/astorb&amp;Name===2003%20UX150, 0.305 ,1.072</text:p>
          </table:table-cell>
          <table:table-cell table:number-columns-repeated="1007"/>
        </table:table-row>
        <table:table-row table:style-name="ro1">
          <table:table-cell table:style-name="ce10" office:value-type="float" office:value="675" calcext:value-type="float">
            <text:p>675</text:p>
          </table:table-cell>
          <table:table-cell table:style-name="ce10" office:value-type="float" office:value="683" calcext:value-type="float">
            <text:p>683</text:p>
          </table:table-cell>
          <table:table-cell table:style-name="ce10" office:value-type="float" office:value="210963351" calcext:value-type="float">
            <text:p>210963351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string" calcext:value-type="string">
            <text:p>SSO</text:p>
          </table:table-cell>
          <table:table-cell table:style-name="ce10" office:value-type="string" calcext:value-type="string">
            <text:p>pleiades</text:p>
          </table:table-cell>
          <table:table-cell table:style-name="ce10" office:value-type="string" calcext:value-type="string">
            <text:p>confirmed in TPF</text:p>
          </table:table-cell>
          <table:table-cell table:style-name="ce12" office:value-type="string" calcext:value-type="string">
            <text:p>210963351, mid , Brian , 2683, MB&gt;Outer , 16.5 ,http://vizier.u-strasbg.fr/cgi-bin/VizieR-5?-source=B/astorb/astorb&amp;Name===Brian, 0.219 ,2.912</text:p>
          </table:table-cell>
          <table:table-cell table:number-columns-repeated="1007"/>
        </table:table-row>
        <table:table-row table:style-name="ro1">
          <table:table-cell table:style-name="ce10" office:value-type="float" office:value="1714" calcext:value-type="float">
            <text:p>1714</text:p>
          </table:table-cell>
          <table:table-cell table:style-name="ce10" office:value-type="float" office:value="1720" calcext:value-type="float">
            <text:p>1720</text:p>
          </table:table-cell>
          <table:table-cell table:style-name="ce10" office:value-type="float" office:value="210974364" calcext:value-type="float">
            <text:p>210974364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string" calcext:value-type="string">
            <text:p>SSO</text:p>
          </table:table-cell>
          <table:table-cell table:style-name="ce10" office:value-type="string" calcext:value-type="string">
            <text:p>pleiades</text:p>
          </table:table-cell>
          <table:table-cell table:style-name="ce10" office:value-type="string" calcext:value-type="string">
            <text:p>confirmed in TPF</text:p>
          </table:table-cell>
          <table:table-cell table:style-name="ce12" office:value-type="string" calcext:value-type="string">
            <text:p>210974364, mid , 2014 US89 , 454738, MB&gt;Outer , 20.8 ,http://vizier.u-strasbg.fr/cgi-bin/VizieR-5?-source=B/astorb/astorb&amp;Name===2014%20US89, 0.293 ,15.998</text:p>
          </table:table-cell>
          <table:table-cell table:number-columns-repeated="1007"/>
        </table:table-row>
        <table:table-row table:style-name="ro1">
          <table:table-cell table:style-name="ce10" office:value-type="float" office:value="2148" calcext:value-type="float">
            <text:p>2148</text:p>
          </table:table-cell>
          <table:table-cell table:style-name="ce10" office:value-type="float" office:value="2151" calcext:value-type="float">
            <text:p>2151</text:p>
          </table:table-cell>
          <table:table-cell table:style-name="ce10" office:value-type="float" office:value="211101696" calcext:value-type="float">
            <text:p>211101696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string" calcext:value-type="string">
            <text:p>SSO</text:p>
          </table:table-cell>
          <table:table-cell table:style-name="ce10" office:value-type="string" calcext:value-type="string">
            <text:p>pleiades</text:p>
          </table:table-cell>
          <table:table-cell table:style-name="ce10" office:value-type="string" calcext:value-type="string">
            <text:p>confirmed in TPF</text:p>
          </table:table-cell>
          <table:table-cell table:style-name="ce12" office:value-type="string" calcext:value-type="string">
            <text:p>211101696, mid , Laverna , 2103, MB&gt;Outer , 16.5 ,http://vizier.u-strasbg.fr/cgi-bin/VizieR-5?-source=B/astorb/astorb&amp;Name===Laverna, 0.088 ,7.94</text:p>
          </table:table-cell>
          <table:table-cell table:number-columns-repeated="1007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11384003" calcext:value-type="float">
            <text:p>211384003</text:p>
          </table:table-cell>
          <table:table-cell table:style-name="ce10" office:value-type="float" office:value="5" calcext:value-type="float">
            <text:p>5</text:p>
          </table:table-cell>
          <table:table-cell table:style-name="ce9" office:value-type="string" calcext:value-type="string">
            <text:p>SSO</text:p>
          </table:table-cell>
          <table:table-cell table:style-name="ce10" office:value-type="string" calcext:value-type="string">
            <text:p>ngc2682</text:p>
          </table:table-cell>
          <table:table-cell table:style-name="ce10" office:value-type="string" calcext:value-type="string">
            <text:p>confirmed in TPF</text:p>
          </table:table-cell>
          <table:table-cell table:style-name="ce12" office:value-type="string" calcext:value-type="string">
            <text:p>211384003, mid , Sundsvall , 6796, MB&gt;Middle , 18.1 ,http://vizier.u-strasbg.fr/cgi-bin/VizieR-5?-source=B/astorb/astorb&amp;Name===Sundsvall, 0.224 ,5.864</text:p>
          </table:table-cell>
          <table:table-cell table:number-columns-repeated="1007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11394397" calcext:value-type="float">
            <text:p>211394397</text:p>
          </table:table-cell>
          <table:table-cell table:style-name="ce10" office:value-type="float" office:value="5" calcext:value-type="float">
            <text:p>5</text:p>
          </table:table-cell>
          <table:table-cell table:style-name="ce9" office:value-type="string" calcext:value-type="string">
            <text:p>SSO</text:p>
          </table:table-cell>
          <table:table-cell table:style-name="ce10" office:value-type="string" calcext:value-type="string">
            <text:p>ngc2682</text:p>
          </table:table-cell>
          <table:table-cell table:style-name="ce10" office:value-type="string" calcext:value-type="string">
            <text:p>confirmed in TPF</text:p>
          </table:table-cell>
          <table:table-cell table:style-name="ce12" office:value-type="string" calcext:value-type="string">
            <text:p>211394397, mid , 1999 TK109 , 42953, MB&gt;Inner , 17.9 ,http://vizier.u-strasbg.fr/cgi-bin/VizieR-5?-source=B/astorb/astorb&amp;Name===1999%20TK109, 0.021 ,5.856</text:p>
          </table:table-cell>
          <table:table-cell table:number-columns-repeated="1007"/>
        </table:table-row>
        <table:table-row table:style-name="ro1">
          <table:table-cell table:style-name="ce10" office:value-type="float" office:value="591" calcext:value-type="float">
            <text:p>591</text:p>
          </table:table-cell>
          <table:table-cell table:style-name="ce10" office:value-type="float" office:value="594" calcext:value-type="float">
            <text:p>594</text:p>
          </table:table-cell>
          <table:table-cell table:style-name="ce10" office:value-type="float" office:value="211397837" calcext:value-type="float">
            <text:p>211397837</text:p>
          </table:table-cell>
          <table:table-cell table:style-name="ce10" office:value-type="float" office:value="5" calcext:value-type="float">
            <text:p>5</text:p>
          </table:table-cell>
          <table:table-cell table:style-name="ce9" office:value-type="string" calcext:value-type="string">
            <text:p>SSO</text:p>
          </table:table-cell>
          <table:table-cell table:style-name="ce10" office:value-type="string" calcext:value-type="string">
            <text:p>ngc2682</text:p>
          </table:table-cell>
          <table:table-cell table:style-name="ce10" office:value-type="string" calcext:value-type="string">
            <text:p>confirmed in TPF</text:p>
          </table:table-cell>
          <table:table-cell table:style-name="ce12" office:value-type="string" calcext:value-type="string">
            <text:p>211397837, mid , 2004 BN37 , 244971, MB&gt;Outer , 20.0 ,http://vizier.u-strasbg.fr/cgi-bin/VizieR-5?-source=B/astorb/astorb&amp;Name===2004%20BN37, 0.712 ,6.109</text:p>
          </table:table-cell>
          <table:table-cell table:number-columns-repeated="1007"/>
        </table:table-row>
        <table:table-row table:style-name="ro1">
          <table:table-cell table:style-name="ce10" office:value-type="float" office:value="533" calcext:value-type="float">
            <text:p>533</text:p>
          </table:table-cell>
          <table:table-cell table:style-name="ce10" office:value-type="float" office:value="537" calcext:value-type="float">
            <text:p>537</text:p>
          </table:table-cell>
          <table:table-cell table:style-name="ce10" office:value-type="float" office:value="211401251" calcext:value-type="float">
            <text:p>211401251</text:p>
          </table:table-cell>
          <table:table-cell table:style-name="ce10" office:value-type="float" office:value="5" calcext:value-type="float">
            <text:p>5</text:p>
          </table:table-cell>
          <table:table-cell table:style-name="ce9" office:value-type="string" calcext:value-type="string">
            <text:p>SSO</text:p>
          </table:table-cell>
          <table:table-cell table:style-name="ce10" office:value-type="string" calcext:value-type="string">
            <text:p>ngc2682</text:p>
          </table:table-cell>
          <table:table-cell table:style-name="ce10" office:value-type="string" calcext:value-type="string">
            <text:p>confirmed in TPF</text:p>
          </table:table-cell>
          <table:table-cell table:style-name="ce12" office:value-type="string" calcext:value-type="string">
            <text:p>211401251, mid , 2004 BN37 , 244971, MB&gt;Outer , 20.0 ,http://vizier.u-strasbg.fr/cgi-bin/VizieR-5?-source=B/astorb/astorb&amp;Name===2004%20BN37, 0.712 ,7.737</text:p>
          </table:table-cell>
          <table:table-cell table:number-columns-repeated="1007"/>
        </table:table-row>
        <table:table-row table:style-name="ro1">
          <table:table-cell table:style-name="ce10" office:value-type="float" office:value="1047" calcext:value-type="float">
            <text:p>1047</text:p>
          </table:table-cell>
          <table:table-cell table:style-name="ce10" office:value-type="float" office:value="1051" calcext:value-type="float">
            <text:p>1051</text:p>
          </table:table-cell>
          <table:table-cell table:style-name="ce10" office:value-type="float" office:value="211436705" calcext:value-type="float">
            <text:p>211436705</text:p>
          </table:table-cell>
          <table:table-cell table:style-name="ce10" office:value-type="float" office:value="5" calcext:value-type="float">
            <text:p>5</text:p>
          </table:table-cell>
          <table:table-cell table:style-name="ce9" office:value-type="string" calcext:value-type="string">
            <text:p>SSO</text:p>
          </table:table-cell>
          <table:table-cell table:style-name="ce10" office:value-type="string" calcext:value-type="string">
            <text:p>ngc2682</text:p>
          </table:table-cell>
          <table:table-cell table:style-name="ce10" office:value-type="string" calcext:value-type="string">
            <text:p>confirmed in TPF</text:p>
          </table:table-cell>
          <table:table-cell table:style-name="ce12" office:value-type="string" calcext:value-type="string">
            <text:p>211436705, mid , 1999 FP30 , 31583, MB&gt;Outer , 18.7 ,http://vizier.u-strasbg.fr/cgi-bin/VizieR-5?-source=B/astorb/astorb&amp;Name===1999%20FP30, 0.310 ,2.593</text:p>
          </table:table-cell>
          <table:table-cell table:number-columns-repeated="1007"/>
        </table:table-row>
        <table:table-row table:style-name="ro1">
          <table:table-cell table:style-name="ce10" office:value-type="float" office:value="1449" calcext:value-type="float">
            <text:p>1449</text:p>
          </table:table-cell>
          <table:table-cell table:style-name="ce10" office:value-type="float" office:value="1454" calcext:value-type="float">
            <text:p>1454</text:p>
          </table:table-cell>
          <table:table-cell table:style-name="ce10" office:value-type="float" office:value="211781289" calcext:value-type="float">
            <text:p>211781289</text:p>
          </table:table-cell>
          <table:table-cell table:style-name="ce10" office:value-type="float" office:value="5" calcext:value-type="float">
            <text:p>5</text:p>
          </table:table-cell>
          <table:table-cell table:style-name="ce9" office:value-type="string" calcext:value-type="string">
            <text:p>SSO</text:p>
          </table:table-cell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in TPF</text:p>
          </table:table-cell>
          <table:table-cell table:style-name="ce12" office:value-type="string" calcext:value-type="string">
            <text:p>211781289, mid , Bohrmann , 1635, MB&gt;Outer , 16.5 ,http://vizier.u-strasbg.fr/cgi-bin/VizieR-5?-source=B/astorb/astorb&amp;Name===Bohrmann, 0.069 ,7.359</text:p>
          </table:table-cell>
          <table:table-cell table:number-columns-repeated="1007"/>
        </table:table-row>
        <table:table-row table:style-name="ro1">
          <table:table-cell table:style-name="ce10" office:value-type="float" office:value="1421" calcext:value-type="float">
            <text:p>1421</text:p>
          </table:table-cell>
          <table:table-cell table:style-name="ce10" office:value-type="float" office:value="1426" calcext:value-type="float">
            <text:p>1426</text:p>
          </table:table-cell>
          <table:table-cell table:style-name="ce10" office:value-type="float" office:value="211936906" calcext:value-type="float">
            <text:p>211936906</text:p>
          </table:table-cell>
          <table:table-cell table:style-name="ce10" office:value-type="float" office:value="5" calcext:value-type="float">
            <text:p>5</text:p>
          </table:table-cell>
          <table:table-cell table:style-name="ce9" office:value-type="string" calcext:value-type="string">
            <text:p>SSO</text:p>
          </table:table-cell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in TPF</text:p>
          </table:table-cell>
          <table:table-cell table:style-name="ce12" office:value-type="string" calcext:value-type="string">
            <text:p>211936906, mid , Tarka , 1360, MB&gt;Middle , 16.6 ,http://vizier.u-strasbg.fr/cgi-bin/VizieR-5?-source=B/astorb/astorb&amp;Name===Tarka, 0.355 ,2.192</text:p>
          </table:table-cell>
          <table:table-cell table:number-columns-repeated="1007"/>
        </table:table-row>
        <table:table-row table:style-name="ro1">
          <table:table-cell table:style-name="ce10" office:value-type="float" office:value="1198" calcext:value-type="float">
            <text:p>1198</text:p>
          </table:table-cell>
          <table:table-cell table:style-name="ce10" office:value-type="float" office:value="1201" calcext:value-type="float">
            <text:p>1201</text:p>
          </table:table-cell>
          <table:table-cell table:style-name="ce10" office:value-type="float" office:value="211975426" calcext:value-type="float">
            <text:p>211975426</text:p>
          </table:table-cell>
          <table:table-cell table:style-name="ce10" office:value-type="float" office:value="5" calcext:value-type="float">
            <text:p>5</text:p>
          </table:table-cell>
          <table:table-cell table:style-name="ce9" office:value-type="string" calcext:value-type="string">
            <text:p>SSO</text:p>
          </table:table-cell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in TPF</text:p>
          </table:table-cell>
          <table:table-cell table:style-name="ce12" office:value-type="string" calcext:value-type="string">
            <text:p>211975426, mid , Tarka , 1360, MB&gt;Middle , 16.4 ,http://vizier.u-strasbg.fr/cgi-bin/VizieR-5?-source=B/astorb/astorb&amp;Name===Tarka, 0.357 ,4.534</text:p>
          </table:table-cell>
          <table:table-cell table:number-columns-repeated="1007"/>
        </table:table-row>
        <table:table-row table:style-name="ro1"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219604743" calcext:value-type="float">
            <text:p>219604743</text:p>
          </table:table-cell>
          <table:table-cell table:style-name="ce10" office:value-type="float" office:value="7" calcext:value-type="float">
            <text:p>7</text:p>
          </table:table-cell>
          <table:table-cell table:style-name="ce9" office:value-type="string" calcext:value-type="string">
            <text:p>SSO</text:p>
          </table:table-cell>
          <table:table-cell table:style-name="ce10" office:value-type="string" calcext:value-type="string">
            <text:p>ngc6774</text:p>
          </table:table-cell>
          <table:table-cell table:style-name="ce10" office:value-type="string" calcext:value-type="string">
            <text:p>confirmed in TPF</text:p>
          </table:table-cell>
          <table:table-cell table:style-name="ce12" office:value-type="string" calcext:value-type="string">
            <text:p>219604743, mid , Hugo , 2106, MB&gt;Middle , 16.6 ,http://vizier.u-strasbg.fr/cgi-bin/VizieR-5?-source=B/astorb/astorb&amp;Name===Hugo, 0.009 ,4.921</text:p>
          </table:table-cell>
          <table:table-cell table:number-columns-repeated="1007"/>
        </table:table-row>
        <table:table-row table:style-name="ro1">
          <table:table-cell table:style-name="ce10" office:value-type="float" office:value="1072" calcext:value-type="float">
            <text:p>1072</text:p>
          </table:table-cell>
          <table:table-cell table:style-name="ce10" office:value-type="float" office:value="1077" calcext:value-type="float">
            <text:p>1077</text:p>
          </table:table-cell>
          <table:table-cell table:style-name="ce10" office:value-type="float" office:value="219619241" calcext:value-type="float">
            <text:p>219619241</text:p>
          </table:table-cell>
          <table:table-cell table:style-name="ce10" office:value-type="float" office:value="7" calcext:value-type="float">
            <text:p>7</text:p>
          </table:table-cell>
          <table:table-cell table:style-name="ce9" office:value-type="string" calcext:value-type="string">
            <text:p>SSO</text:p>
          </table:table-cell>
          <table:table-cell table:style-name="ce10" office:value-type="string" calcext:value-type="string">
            <text:p>ngc6774</text:p>
          </table:table-cell>
          <table:table-cell table:style-name="ce10" office:value-type="string" calcext:value-type="string">
            <text:p>confirmed in TPF</text:p>
          </table:table-cell>
          <table:table-cell table:style-name="ce12" office:value-type="string" calcext:value-type="string">
            <text:p>219619241, mid , 1995 WO8 , 9219, MB&gt;Outer , 17.2 ,http://vizier.u-strasbg.fr/cgi-bin/VizieR-5?-source=B/astorb/astorb&amp;Name===1995%20WO8, 0.210 ,3.857</text:p>
          </table:table-cell>
          <table:table-cell table:number-columns-repeated="1007"/>
        </table:table-row>
        <table:table-row table:style-name="ro1">
          <table:table-cell table:style-name="ce10" office:value-type="float" office:value="557" calcext:value-type="float">
            <text:p>557</text:p>
          </table:table-cell>
          <table:table-cell table:style-name="ce10" office:value-type="float" office:value="565" calcext:value-type="float">
            <text:p>565</text:p>
          </table:table-cell>
          <table:table-cell table:style-name="ce10" office:value-type="float" office:value="247167923" calcext:value-type="float">
            <text:p>247167923</text:p>
          </table:table-cell>
          <table:table-cell table:style-name="ce10" office:value-type="float" office:value="13" calcext:value-type="float">
            <text:p>13</text:p>
          </table:table-cell>
          <table:table-cell table:style-name="ce9" office:value-type="string" calcext:value-type="string">
            <text:p>SSO</text:p>
          </table:table-cell>
          <table:table-cell table:style-name="ce10" office:value-type="string" calcext:value-type="string">
            <text:p>hyades</text:p>
          </table:table-cell>
          <table:table-cell table:style-name="ce10" office:value-type="string" calcext:value-type="string">
            <text:p>confirmed in TPF</text:p>
          </table:table-cell>
          <table:table-cell table:style-name="ce12" office:value-type="string" calcext:value-type="string">
            <text:p>247167923, mid , Scottyu , 22833, MB&gt;Inner , 18.1 ,http://vizier.u-strasbg.fr/cgi-bin/VizieR-5?-source=B/astorb/astorb&amp;Name===Scottyu, 0.072 ,6.594</text:p>
          </table:table-cell>
          <table:table-cell table:number-columns-repeated="1007"/>
        </table:table-row>
        <table:table-row table:style-name="ro1">
          <table:table-cell table:style-name="ce10" office:value-type="float" office:value="1204" calcext:value-type="float">
            <text:p>1204</text:p>
          </table:table-cell>
          <table:table-cell table:style-name="ce10" office:value-type="float" office:value="1207" calcext:value-type="float">
            <text:p>1207</text:p>
          </table:table-cell>
          <table:table-cell table:style-name="ce10" office:value-type="float" office:value="211427749" calcext:value-type="float">
            <text:p>211427749</text:p>
          </table:table-cell>
          <table:table-cell table:style-name="ce10" office:value-type="float" office:value="16" calcext:value-type="float">
            <text:p>16</text:p>
          </table:table-cell>
          <table:table-cell table:style-name="ce9" office:value-type="string" calcext:value-type="string">
            <text:p>SSO</text:p>
          </table:table-cell>
          <table:table-cell table:style-name="ce10" office:value-type="string" calcext:value-type="string">
            <text:p>ngc2682</text:p>
          </table:table-cell>
          <table:table-cell table:style-name="ce10" office:value-type="string" calcext:value-type="string">
            <text:p>confirmed in TPF</text:p>
          </table:table-cell>
          <table:table-cell table:style-name="ce12" office:value-type="string" calcext:value-type="string">
            <text:p>211427749, mid , Pomona , 32, MB&gt;Middle , 12.7 ,http://vizier.u-strasbg.fr/cgi-bin/VizieR-5?-source=B/astorb/astorb&amp;Name===Pomona, 0.025 ,10.222</text:p>
          </table:table-cell>
          <table:table-cell table:number-columns-repeated="1007"/>
        </table:table-row>
        <table:table-row table:style-name="ro1">
          <table:table-cell table:style-name="ce10" office:value-type="float" office:value="3373" calcext:value-type="float">
            <text:p>3373</text:p>
          </table:table-cell>
          <table:table-cell table:style-name="ce10" office:value-type="float" office:value="3377" calcext:value-type="float">
            <text:p>3377</text:p>
          </table:table-cell>
          <table:table-cell table:style-name="ce10" office:value-type="float" office:value="211427784" calcext:value-type="float">
            <text:p>211427784</text:p>
          </table:table-cell>
          <table:table-cell table:style-name="ce10" office:value-type="float" office:value="16" calcext:value-type="float">
            <text:p>16</text:p>
          </table:table-cell>
          <table:table-cell table:style-name="ce9" office:value-type="string" calcext:value-type="string">
            <text:p>SSO</text:p>
          </table:table-cell>
          <table:table-cell table:style-name="ce10" office:value-type="string" calcext:value-type="string">
            <text:p>ngc2682</text:p>
          </table:table-cell>
          <table:table-cell table:style-name="ce10" office:value-type="string" calcext:value-type="string">
            <text:p>confirmed in TPF</text:p>
          </table:table-cell>
          <table:table-cell table:style-name="ce12" office:value-type="string" calcext:value-type="string">
            <text:p>211427784, mid , 1998 OL8 , 28060, MB&gt;Outer , 18.5 ,http://vizier.u-strasbg.fr/cgi-bin/VizieR-5?-source=B/astorb/astorb&amp;Name===1998%20OL8, 0.050 ,4.082</text:p>
          </table:table-cell>
          <table:table-cell table:number-columns-repeated="1007"/>
        </table:table-row>
        <table:table-row table:style-name="ro1">
          <table:table-cell table:style-name="ce10" office:value-type="float" office:value="2230" calcext:value-type="float">
            <text:p>2230</text:p>
          </table:table-cell>
          <table:table-cell table:style-name="ce10" office:value-type="float" office:value="2234" calcext:value-type="float">
            <text:p>2234</text:p>
          </table:table-cell>
          <table:table-cell table:style-name="ce10" office:value-type="float" office:value="211947849" calcext:value-type="float">
            <text:p>211947849</text:p>
          </table:table-cell>
          <table:table-cell table:style-name="ce10" office:value-type="float" office:value="16" calcext:value-type="float">
            <text:p>16</text:p>
          </table:table-cell>
          <table:table-cell table:style-name="ce9" office:value-type="string" calcext:value-type="string">
            <text:p>SSO</text:p>
          </table:table-cell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in TPF</text:p>
          </table:table-cell>
          <table:table-cell table:style-name="ce12" office:value-type="string" calcext:value-type="string">
            <text:p>211947849, mid , 2000 SX66 , 87745, MB&gt;Outer , 19.9 ,http://vizier.u-strasbg.fr/cgi-bin/VizieR-5?-source=B/astorb/astorb&amp;Name===2000%20SX66, 0.074 ,10.672</text:p>
          </table:table-cell>
          <table:table-cell table:number-columns-repeated="1007"/>
        </table:table-row>
        <table:table-row table:style-name="ro1">
          <table:table-cell table:style-name="ce10" office:value-type="float" office:value="648" calcext:value-type="float">
            <text:p>648</text:p>
          </table:table-cell>
          <table:table-cell table:style-name="ce10" office:value-type="float" office:value="651" calcext:value-type="float">
            <text:p>651</text:p>
          </table:table-cell>
          <table:table-cell table:style-name="ce10" office:value-type="float" office:value="211390071" calcext:value-type="float">
            <text:p>211390071</text:p>
          </table:table-cell>
          <table:table-cell table:style-name="ce10" office:value-type="float" office:value="18" calcext:value-type="float">
            <text:p>18</text:p>
          </table:table-cell>
          <table:table-cell table:style-name="ce9" office:value-type="string" calcext:value-type="string">
            <text:p>SSO</text:p>
          </table:table-cell>
          <table:table-cell table:style-name="ce10" office:value-type="string" calcext:value-type="string">
            <text:p>ngc2682</text:p>
          </table:table-cell>
          <table:table-cell table:style-name="ce10" office:value-type="string" calcext:value-type="string">
            <text:p>confirmed in TPF</text:p>
          </table:table-cell>
          <table:table-cell table:style-name="ce12" office:value-type="string" calcext:value-type="string">
            <text:p>211390071, mid , Nayoro , 16463, MB&gt;Middle , 17.0 ,http://vizier.u-strasbg.fr/cgi-bin/VizieR-5?-source=B/astorb/astorb&amp;Name===Nayoro, 0.009 ,6.846</text:p>
          </table:table-cell>
          <table:table-cell table:number-columns-repeated="1007"/>
        </table:table-row>
        <table:table-row table:style-name="ro1">
          <table:table-cell table:style-name="ce10" office:value-type="float" office:value="118" calcext:value-type="float">
            <text:p>118</text:p>
          </table:table-cell>
          <table:table-cell table:style-name="ce10" office:value-type="float" office:value="121" calcext:value-type="float">
            <text:p>121</text:p>
          </table:table-cell>
          <table:table-cell table:style-name="ce10" office:value-type="float" office:value="211396661" calcext:value-type="float">
            <text:p>211396661</text:p>
          </table:table-cell>
          <table:table-cell table:style-name="ce10" office:value-type="float" office:value="18" calcext:value-type="float">
            <text:p>18</text:p>
          </table:table-cell>
          <table:table-cell table:style-name="ce9" office:value-type="string" calcext:value-type="string">
            <text:p>SSO</text:p>
          </table:table-cell>
          <table:table-cell table:style-name="ce10" office:value-type="string" calcext:value-type="string">
            <text:p>ngc2682</text:p>
          </table:table-cell>
          <table:table-cell table:style-name="ce10" office:value-type="string" calcext:value-type="string">
            <text:p>confirmed in TPF</text:p>
          </table:table-cell>
          <table:table-cell table:style-name="ce12" office:value-type="string" calcext:value-type="string">
            <text:p>211396661, mid , Kratzer , 14262, MB&gt;Inner , 18.3 ,http://vizier.u-strasbg.fr/cgi-bin/VizieR-5?-source=B/astorb/astorb&amp;Name===Kratzer, 0.004 ,7.149</text:p>
          </table:table-cell>
          <table:table-cell table:number-columns-repeated="1007"/>
        </table:table-row>
        <table:table-row table:style-name="ro1">
          <table:table-cell table:style-name="ce10" office:value-type="float" office:value="2347" calcext:value-type="float">
            <text:p>2347</text:p>
          </table:table-cell>
          <table:table-cell table:style-name="ce10" office:value-type="float" office:value="2351" calcext:value-type="float">
            <text:p>2351</text:p>
          </table:table-cell>
          <table:table-cell table:style-name="ce10" office:value-type="float" office:value="200233473" calcext:value-type="float">
            <text:p>200233473</text:p>
          </table:table-cell>
          <table:table-cell table:style-name="ce10" office:value-type="float" office:value="18" calcext:value-type="float">
            <text:p>18</text:p>
          </table:table-cell>
          <table:table-cell table:style-name="ce9" office:value-type="string" calcext:value-type="string">
            <text:p>SSO</text:p>
          </table:table-cell>
          <table:table-cell table:style-name="ce10" office:value-type="string" calcext:value-type="string">
            <text:p>ngc2682</text:p>
          </table:table-cell>
          <table:table-cell table:style-name="ce10" office:value-type="string" calcext:value-type="string">
            <text:p>confirmed in TPF</text:p>
          </table:table-cell>
          <table:table-cell table:style-name="ce12" office:value-type="string" calcext:value-type="string">
            <text:p>200233473, mid , 1989 YA2 , 30808, MB&gt;Middle , 18.3 ,http://vizier.u-strasbg.fr/cgi-bin/VizieR-5?-source=B/astorb/astorb&amp;Name===1989%20YA2, 0.027 ,22.742</text:p>
          </table:table-cell>
          <table:table-cell table:number-columns-repeated="1007"/>
        </table:table-row>
        <table:table-row table:style-name="ro1">
          <table:table-cell table:style-name="ce10" office:value-type="float" office:value="2357" calcext:value-type="float">
            <text:p>2357</text:p>
          </table:table-cell>
          <table:table-cell table:style-name="ce10" office:value-type="float" office:value="2360" calcext:value-type="float">
            <text:p>2360</text:p>
          </table:table-cell>
          <table:table-cell table:style-name="ce10" office:value-type="float" office:value="200233625" calcext:value-type="float">
            <text:p>200233625</text:p>
          </table:table-cell>
          <table:table-cell table:style-name="ce10" office:value-type="float" office:value="18" calcext:value-type="float">
            <text:p>18</text:p>
          </table:table-cell>
          <table:table-cell table:style-name="ce9" office:value-type="string" calcext:value-type="string">
            <text:p>SSO</text:p>
          </table:table-cell>
          <table:table-cell table:style-name="ce10" office:value-type="string" calcext:value-type="string">
            <text:p>ngc2682</text:p>
          </table:table-cell>
          <table:table-cell table:style-name="ce10" office:value-type="string" calcext:value-type="string">
            <text:p>confirmed in TPF</text:p>
          </table:table-cell>
          <table:table-cell table:style-name="ce12" office:value-type="string" calcext:value-type="string">
            <text:p>200233625, mid , 1989 YA2 , 30808, MB&gt;Middle , 18.3 ,http://vizier.u-strasbg.fr/cgi-bin/VizieR-5?-source=B/astorb/astorb&amp;Name===1989%20YA2, 0.027 ,38.633</text:p>
          </table:table-cell>
          <table:table-cell table:number-columns-repeated="1007"/>
        </table:table-row>
        <table:table-row table:style-name="ro1">
          <table:table-cell table:style-name="ce10" office:value-type="float" office:value="629" calcext:value-type="float">
            <text:p>629</text:p>
          </table:table-cell>
          <table:table-cell table:style-name="ce10" office:value-type="float" office:value="634" calcext:value-type="float">
            <text:p>634</text:p>
          </table:table-cell>
          <table:table-cell table:style-name="ce10" office:value-type="float" office:value="211388537" calcext:value-type="float">
            <text:p>211388537</text:p>
          </table:table-cell>
          <table:table-cell table:style-name="ce10" office:value-type="float" office:value="18" calcext:value-type="float">
            <text:p>18</text:p>
          </table:table-cell>
          <table:table-cell table:style-name="ce9" office:value-type="string" calcext:value-type="string">
            <text:p>SSO</text:p>
          </table:table-cell>
          <table:table-cell table:style-name="ce10" office:value-type="string" calcext:value-type="string">
            <text:p>ngc2682</text:p>
          </table:table-cell>
          <table:table-cell table:style-name="ce10" office:value-type="string" calcext:value-type="string">
            <text:p>confirmed in TPF</text:p>
          </table:table-cell>
          <table:table-cell table:style-name="ce12" office:value-type="string" calcext:value-type="string">
            <text:p>211388537, mid , Nayoro , 16463, MB&gt;Middle , 17.0 ,http://vizier.u-strasbg.fr/cgi-bin/VizieR-5?-source=B/astorb/astorb&amp;Name===Nayoro, 0.009 ,15.622</text:p>
          </table:table-cell>
          <table:table-cell table:number-columns-repeated="1007"/>
        </table:table-row>
        <table:table-row table:style-name="ro1">
          <table:table-cell table:style-name="ce10" office:value-type="float" office:value="1089" calcext:value-type="float">
            <text:p>1089</text:p>
          </table:table-cell>
          <table:table-cell table:style-name="ce10" office:value-type="float" office:value="1093" calcext:value-type="float">
            <text:p>1093</text:p>
          </table:table-cell>
          <table:table-cell table:style-name="ce10" office:value-type="float" office:value="212017486" calcext:value-type="float">
            <text:p>212017486</text:p>
          </table:table-cell>
          <table:table-cell table:style-name="ce10" office:value-type="float" office:value="18" calcext:value-type="float">
            <text:p>18</text:p>
          </table:table-cell>
          <table:table-cell table:style-name="ce9" office:value-type="string" calcext:value-type="string">
            <text:p>SSO</text:p>
          </table:table-cell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in TPF</text:p>
          </table:table-cell>
          <table:table-cell table:style-name="ce12" office:value-type="string" calcext:value-type="string">
            <text:p>212017486, mid , Perth , 3953, MB&gt;Inner , 18.1 ,http://vizier.u-strasbg.fr/cgi-bin/VizieR-5?-source=B/astorb/astorb&amp;Name===Perth, 0.013 ,4.96</text:p>
          </table:table-cell>
          <table:table-cell table:number-columns-repeated="1007"/>
        </table:table-row>
        <table:table-row table:style-name="ro1">
          <table:table-cell table:style-name="ce10" office:value-type="float" office:value="236" calcext:value-type="float">
            <text:p>236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211393422" calcext:value-type="float">
            <text:p>211393422</text:p>
          </table:table-cell>
          <table:table-cell table:style-name="ce10" office:value-type="float" office:value="5" calcext:value-type="float">
            <text:p>5</text:p>
          </table:table-cell>
          <table:table-cell table:style-name="ce9" office:value-type="string" calcext:value-type="string">
            <text:p>SSO</text:p>
          </table:table-cell>
          <table:table-cell table:style-name="ce10" office:value-type="string" calcext:value-type="string">
            <text:p>ngc2682</text:p>
          </table:table-cell>
          <table:table-cell table:style-name="ce10" office:value-type="string" calcext:value-type="string">
            <text:p>211393422, mid , 1999 TK109 , 42953, MB&gt;Inner , 18.2 ,http://vizier.u-strasbg.fr/cgi-bin/VizieR-5?-source=B/astorb/astorb&amp;Name===1999%20TK109, 0.021 ,5.409</text:p>
          </table:table-cell>
          <table:table-cell table:style-name="ce10" table:number-columns-repeated="4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129" calcext:value-type="float">
            <text:p>129</text:p>
          </table:table-cell>
          <table:table-cell table:style-name="ce10" office:value-type="float" office:value="211394056" calcext:value-type="float">
            <text:p>211394056</text:p>
          </table:table-cell>
          <table:table-cell table:style-name="ce10" office:value-type="float" office:value="5" calcext:value-type="float">
            <text:p>5</text:p>
          </table:table-cell>
          <table:table-cell table:style-name="ce9" office:value-type="string" calcext:value-type="string">
            <text:p>SSO</text:p>
          </table:table-cell>
          <table:table-cell table:style-name="ce10" office:value-type="string" calcext:value-type="string">
            <text:p>ngc2682</text:p>
          </table:table-cell>
          <table:table-cell table:style-name="ce10" office:value-type="string" calcext:value-type="string">
            <text:p>211394056, mid , 1999 TK109 , 42953, MB&gt;Inner , 18.2 ,http://vizier.u-strasbg.fr/cgi-bin/VizieR-5?-source=B/astorb/astorb&amp;Name===1999%20TK109, 0.021 ,3.4</text:p>
          </table:table-cell>
          <table:table-cell table:style-name="ce10" table:number-columns-repeated="4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1313" calcext:value-type="float">
            <text:p>1313</text:p>
          </table:table-cell>
          <table:table-cell table:style-name="ce10" office:value-type="float" office:value="1316" calcext:value-type="float">
            <text:p>1316</text:p>
          </table:table-cell>
          <table:table-cell table:style-name="ce10" office:value-type="float" office:value="211396493" calcext:value-type="float">
            <text:p>211396493</text:p>
          </table:table-cell>
          <table:table-cell table:style-name="ce10" office:value-type="float" office:value="5" calcext:value-type="float">
            <text:p>5</text:p>
          </table:table-cell>
          <table:table-cell table:style-name="ce9" office:value-type="string" calcext:value-type="string">
            <text:p>SSO</text:p>
          </table:table-cell>
          <table:table-cell table:style-name="ce10" office:value-type="string" calcext:value-type="string">
            <text:p>ngc2682</text:p>
          </table:table-cell>
          <table:table-cell table:style-name="ce10" office:value-type="string" calcext:value-type="string">
            <text:p>211396493, mid , 1999 VW178 , 21955, MB&gt;Middle , 18.3 ,http://vizier.u-strasbg.fr/cgi-bin/VizieR-5?-source=B/astorb/astorb&amp;Name===1999%20VW178, 0.332 ,2.703</text:p>
          </table:table-cell>
          <table:table-cell table:style-name="ce10" table:number-columns-repeated="4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888" calcext:value-type="float">
            <text:p>888</text:p>
          </table:table-cell>
          <table:table-cell table:style-name="ce10" office:value-type="float" office:value="891" calcext:value-type="float">
            <text:p>891</text:p>
          </table:table-cell>
          <table:table-cell table:style-name="ce10" office:value-type="float" office:value="211387399" calcext:value-type="float">
            <text:p>211387399</text:p>
          </table:table-cell>
          <table:table-cell table:style-name="ce10" office:value-type="float" office:value="5" calcext:value-type="float">
            <text:p>5</text:p>
          </table:table-cell>
          <table:table-cell table:style-name="ce9" office:value-type="string" calcext:value-type="string">
            <text:p>SSO</text:p>
          </table:table-cell>
          <table:table-cell table:style-name="ce10" office:value-type="string" calcext:value-type="string">
            <text:p>ngc2682</text:p>
          </table:table-cell>
          <table:table-cell table:style-name="ce10" office:value-type="string" calcext:value-type="string">
            <text:p>211387399, mid , 1990 WU1 , 22310, MB&gt;Middle , 19.8 ,http://vizier.u-strasbg.fr/cgi-bin/VizieR-5?-source=B/astorb/astorb&amp;Name===1990%20WU1, 0.163 ,1.157</text:p>
          </table:table-cell>
          <table:table-cell table:style-name="ce10" table:number-columns-repeated="4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544" calcext:value-type="float">
            <text:p>544</text:p>
          </table:table-cell>
          <table:table-cell table:style-name="ce10" office:value-type="float" office:value="549" calcext:value-type="float">
            <text:p>549</text:p>
          </table:table-cell>
          <table:table-cell table:style-name="ce10" office:value-type="float" office:value="211938817" calcext:value-type="float">
            <text:p>211938817</text:p>
          </table:table-cell>
          <table:table-cell table:style-name="ce10" office:value-type="float" office:value="5" calcext:value-type="float">
            <text:p>5</text:p>
          </table:table-cell>
          <table:table-cell table:style-name="ce9" office:value-type="string" calcext:value-type="string">
            <text:p>SSO</text:p>
          </table:table-cell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211938817, mid , 2001 TW61 , 110487, MB&gt;Middle , 20.1 ,http://vizier.u-strasbg.fr/cgi-bin/VizieR-5?-source=B/astorb/astorb&amp;Name===2001%20TW61, 0.272 ,3.568</text:p>
          </table:table-cell>
          <table:table-cell table:style-name="ce10" table:number-columns-repeated="4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3479" calcext:value-type="float">
            <text:p>3479</text:p>
          </table:table-cell>
          <table:table-cell table:style-name="ce10" office:value-type="float" office:value="3482" calcext:value-type="float">
            <text:p>3482</text:p>
          </table:table-cell>
          <table:table-cell table:style-name="ce10" office:value-type="float" office:value="211432962" calcext:value-type="float">
            <text:p>211432962</text:p>
          </table:table-cell>
          <table:table-cell table:style-name="ce10" office:value-type="float" office:value="16" calcext:value-type="float">
            <text:p>16</text:p>
          </table:table-cell>
          <table:table-cell table:style-name="ce9" office:value-type="string" calcext:value-type="string">
            <text:p>SSO</text:p>
          </table:table-cell>
          <table:table-cell table:style-name="ce10" office:value-type="string" calcext:value-type="string">
            <text:p>ngc2682</text:p>
          </table:table-cell>
          <table:table-cell table:style-name="ce10"/>
          <table:table-cell table:style-name="ce10" office:value-type="string" calcext:value-type="string">
            <text:p>211432962, mid , 1998 OL8 , 28060, MB&gt;Outer , 18.4 ,http://vizier.u-strasbg.fr/cgi-bin/VizieR-5?-source=B/astorb/astorb&amp;Name===1998%20OL8, 0.049 ,1.982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2465" calcext:value-type="float">
            <text:p>2465</text:p>
          </table:table-cell>
          <table:table-cell table:style-name="ce10" office:value-type="float" office:value="2476" calcext:value-type="float">
            <text:p>2476</text:p>
          </table:table-cell>
          <table:table-cell table:style-name="ce10" office:value-type="float" office:value="212069223" calcext:value-type="float">
            <text:p>212069223</text:p>
          </table:table-cell>
          <table:table-cell table:style-name="ce10" office:value-type="float" office:value="16" calcext:value-type="float">
            <text:p>16</text:p>
          </table:table-cell>
          <table:table-cell table:style-name="ce9" office:value-type="string" calcext:value-type="string">
            <text:p>SSO</text:p>
          </table:table-cell>
          <table:table-cell table:style-name="ce10" office:value-type="string" calcext:value-type="string">
            <text:p>praesepe</text:p>
          </table:table-cell>
          <table:table-cell table:style-name="ce10"/>
          <table:table-cell table:style-name="ce10" office:value-type="string" calcext:value-type="string">
            <text:p>212069223, mid , 1990 VV3 , 7243, MB&gt;Inner , 18.2 ,http://vizier.u-strasbg.fr/cgi-bin/VizieR-5?-source=B/astorb/astorb&amp;Name===1990%20VV3, 0.011 ,5.747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3501" calcext:value-type="float">
            <text:p>3501</text:p>
          </table:table-cell>
          <table:table-cell table:style-name="ce10" office:value-type="float" office:value="3504" calcext:value-type="float">
            <text:p>3504</text:p>
          </table:table-cell>
          <table:table-cell table:style-name="ce10" office:value-type="float" office:value="211886612" calcext:value-type="float">
            <text:p>211886612</text:p>
          </table:table-cell>
          <table:table-cell table:style-name="ce10" office:value-type="float" office:value="16" calcext:value-type="float">
            <text:p>16</text:p>
          </table:table-cell>
          <table:table-cell table:style-name="ce9" office:value-type="string" calcext:value-type="string">
            <text:p>SSO</text:p>
          </table:table-cell>
          <table:table-cell table:style-name="ce10" office:value-type="string" calcext:value-type="string">
            <text:p>praesepe</text:p>
          </table:table-cell>
          <table:table-cell table:style-name="ce10"/>
          <table:table-cell table:style-name="ce10" office:value-type="string" calcext:value-type="string">
            <text:p>211886612, mid , Prutkov , 5932, MB&gt;Middle , 17.8 ,http://vizier.u-strasbg.fr/cgi-bin/VizieR-5?-source=B/astorb/astorb&amp;Name===Prutkov, 0.008 ,8.674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2432" calcext:value-type="float">
            <text:p>2432</text:p>
          </table:table-cell>
          <table:table-cell table:style-name="ce10" office:value-type="float" office:value="2437" calcext:value-type="float">
            <text:p>2437</text:p>
          </table:table-cell>
          <table:table-cell table:style-name="ce10" office:value-type="float" office:value="211914098" calcext:value-type="float">
            <text:p>211914098</text:p>
          </table:table-cell>
          <table:table-cell table:style-name="ce10" office:value-type="float" office:value="16" calcext:value-type="float">
            <text:p>16</text:p>
          </table:table-cell>
          <table:table-cell table:style-name="ce9" office:value-type="string" calcext:value-type="string">
            <text:p>SSO</text:p>
          </table:table-cell>
          <table:table-cell table:style-name="ce10" office:value-type="string" calcext:value-type="string">
            <text:p>praesepe</text:p>
          </table:table-cell>
          <table:table-cell table:style-name="ce10"/>
          <table:table-cell table:style-name="ce10" office:value-type="string" calcext:value-type="string">
            <text:p>211914098, mid , Slouka , 3423, MB&gt;Outer , 17.5 ,http://vizier.u-strasbg.fr/cgi-bin/VizieR-5?-source=B/astorb/astorb&amp;Name===Slouka, 0.008 ,7.512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312" calcext:value-type="float">
            <text:p>312</text:p>
          </table:table-cell>
          <table:table-cell table:style-name="ce10" office:value-type="float" office:value="316" calcext:value-type="float">
            <text:p>316</text:p>
          </table:table-cell>
          <table:table-cell table:style-name="ce10" office:value-type="float" office:value="211434023" calcext:value-type="float">
            <text:p>211434023</text:p>
          </table:table-cell>
          <table:table-cell table:style-name="ce10" office:value-type="float" office:value="18" calcext:value-type="float">
            <text:p>18</text:p>
          </table:table-cell>
          <table:table-cell table:style-name="ce9" office:value-type="string" calcext:value-type="string">
            <text:p>SSO</text:p>
          </table:table-cell>
          <table:table-cell table:style-name="ce10" office:value-type="string" calcext:value-type="string">
            <text:p>ngc2682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434023, mid , Covington , 5424, MB&gt;Inner , 16.6 ,http://vizier.u-strasbg.fr/cgi-bin/VizieR-5?-source=B/astorb/astorb&amp;Name===Covington, 0.009 ,7.406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1231" calcext:value-type="float">
            <text:p>1231</text:p>
          </table:table-cell>
          <table:table-cell table:style-name="ce10" office:value-type="float" office:value="1235" calcext:value-type="float">
            <text:p>1235</text:p>
          </table:table-cell>
          <table:table-cell table:style-name="ce10" office:value-type="float" office:value="211988531" calcext:value-type="float">
            <text:p>211988531</text:p>
          </table:table-cell>
          <table:table-cell table:style-name="ce10" office:value-type="float" office:value="18" calcext:value-type="float">
            <text:p>18</text:p>
          </table:table-cell>
          <table:table-cell table:style-name="ce9" office:value-type="string" calcext:value-type="string">
            <text:p>SSO</text:p>
          </table:table-cell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988531, mid , Champion , 8732, MB&gt;Inner , 18.1 ,http://vizier.u-strasbg.fr/cgi-bin/VizieR-5?-source=B/astorb/astorb&amp;Name===Champion, 0.006 ,14.914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966" calcext:value-type="float">
            <text:p>966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211993420" calcext:value-type="float">
            <text:p>211993420</text:p>
          </table:table-cell>
          <table:table-cell table:style-name="ce10" office:value-type="float" office:value="18" calcext:value-type="float">
            <text:p>18</text:p>
          </table:table-cell>
          <table:table-cell table:style-name="ce9" office:value-type="string" calcext:value-type="string">
            <text:p>SSO</text:p>
          </table:table-cell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993420, mid , Champion , 8732, MB&gt;Inner , 18.1 ,http://vizier.u-strasbg.fr/cgi-bin/VizieR-5?-source=B/astorb/astorb&amp;Name===Champion, 0.006 ,4.265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936" calcext:value-type="float">
            <text:p>936</text:p>
          </table:table-cell>
          <table:table-cell table:style-name="ce10" office:value-type="float" office:value="941" calcext:value-type="float">
            <text:p>941</text:p>
          </table:table-cell>
          <table:table-cell table:style-name="ce10" office:value-type="float" office:value="211810140" calcext:value-type="float">
            <text:p>211810140</text:p>
          </table:table-cell>
          <table:table-cell table:style-name="ce10" office:value-type="float" office:value="18" calcext:value-type="float">
            <text:p>18</text:p>
          </table:table-cell>
          <table:table-cell table:style-name="ce9" office:value-type="string" calcext:value-type="string">
            <text:p>SSO</text:p>
          </table:table-cell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810140, mid , Piazzia , 1000, MB&gt;Outer , 15.9 ,http://vizier.u-strasbg.fr/cgi-bin/VizieR-5?-source=B/astorb/astorb&amp;Name===Piazzia, 0.010 ,4.828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932" calcext:value-type="float">
            <text:p>932</text:p>
          </table:table-cell>
          <table:table-cell table:style-name="ce10" office:value-type="float" office:value="939" calcext:value-type="float">
            <text:p>939</text:p>
          </table:table-cell>
          <table:table-cell table:style-name="ce10" office:value-type="float" office:value="211827577" calcext:value-type="float">
            <text:p>211827577</text:p>
          </table:table-cell>
          <table:table-cell table:style-name="ce10" office:value-type="float" office:value="18" calcext:value-type="float">
            <text:p>18</text:p>
          </table:table-cell>
          <table:table-cell table:style-name="ce9" office:value-type="string" calcext:value-type="string">
            <text:p>SSO</text:p>
          </table:table-cell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827577, mid , Davidgavine , 7120, MB&gt;Outer , 18.2 ,http://vizier.u-strasbg.fr/cgi-bin/VizieR-5?-source=B/astorb/astorb&amp;Name===Davidgavine, 0.008 ,1.764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129" calcext:value-type="float">
            <text:p>129</text:p>
          </table:table-cell>
          <table:table-cell table:style-name="ce10" office:value-type="float" office:value="132" calcext:value-type="float">
            <text:p>132</text:p>
          </table:table-cell>
          <table:table-cell table:style-name="ce10" office:value-type="float" office:value="211926166" calcext:value-type="float">
            <text:p>211926166</text:p>
          </table:table-cell>
          <table:table-cell table:style-name="ce10" office:value-type="float" office:value="18" calcext:value-type="float">
            <text:p>18</text:p>
          </table:table-cell>
          <table:table-cell table:style-name="ce9" office:value-type="string" calcext:value-type="string">
            <text:p>SSO</text:p>
          </table:table-cell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926166, mid , Harvard , 736, MB&gt;Inner , 15.2 ,http://vizier.u-strasbg.fr/cgi-bin/VizieR-5?-source=B/astorb/astorb&amp;Name===Harvard, 0.005 ,3.543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1156" calcext:value-type="float">
            <text:p>1156</text:p>
          </table:table-cell>
          <table:table-cell table:style-name="ce10" office:value-type="float" office:value="1161" calcext:value-type="float">
            <text:p>1161</text:p>
          </table:table-cell>
          <table:table-cell table:style-name="ce10" office:value-type="float" office:value="211949501" calcext:value-type="float">
            <text:p>211949501</text:p>
          </table:table-cell>
          <table:table-cell table:style-name="ce10" office:value-type="float" office:value="18" calcext:value-type="float">
            <text:p>18</text:p>
          </table:table-cell>
          <table:table-cell table:style-name="ce9" office:value-type="string" calcext:value-type="string">
            <text:p>SSO</text:p>
          </table:table-cell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949501, mid , Bellqvist , 11069, MB&gt;Outer , 18.5 ,http://vizier.u-strasbg.fr/cgi-bin/VizieR-5?-source=B/astorb/astorb&amp;Name===Bellqvist, 0.018 ,1.541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513" calcext:value-type="float">
            <text:p>513</text:p>
          </table:table-cell>
          <table:table-cell table:style-name="ce10" office:value-type="float" office:value="516" calcext:value-type="float">
            <text:p>516</text:p>
          </table:table-cell>
          <table:table-cell table:style-name="ce10" office:value-type="float" office:value="210971338" calcext:value-type="float">
            <text:p>210971338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string" calcext:value-type="string">
            <text:p>pleiades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0971338, mid , 2001 XQ99 , 94764, MB&gt;Inner , 18.7 ,http://vizier.u-strasbg.fr/cgi-bin/VizieR-5?-source=B/astorb/astorb&amp;Name===2001%20XQ99, 0.127 ,4.239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821" calcext:value-type="float">
            <text:p>821</text:p>
          </table:table-cell>
          <table:table-cell table:style-name="ce10" office:value-type="float" office:value="824" calcext:value-type="float">
            <text:p>824</text:p>
          </table:table-cell>
          <table:table-cell table:style-name="ce10" office:value-type="float" office:value="211061207" calcext:value-type="float">
            <text:p>211061207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string" calcext:value-type="string">
            <text:p>pleiades</text:p>
          </table:table-cell>
          <table:table-cell table:style-name="ce10" office:value-type="string" calcext:value-type="string">
            <text:p>not visible in TPF</text:p>
          </table:table-cell>
          <table:table-cell table:style-name="ce10" office:value-type="string" calcext:value-type="string">
            <text:p>211061207, mid , 2014 UM27 , -, MB&gt;Outer , 21.6 ,http://vizier.u-strasbg.fr/cgi-bin/VizieR-5?-source=B/astorb/astorb&amp;Name===2014%20UM27, 0.222 ,6.808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1869" calcext:value-type="float">
            <text:p>1869</text:p>
          </table:table-cell>
          <table:table-cell table:style-name="ce10" office:value-type="float" office:value="1876" calcext:value-type="float">
            <text:p>1876</text:p>
          </table:table-cell>
          <table:table-cell table:style-name="ce10" office:value-type="float" office:value="211112686" calcext:value-type="float">
            <text:p>211112686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string" calcext:value-type="string">
            <text:p>pleiades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112686, mid , 2002 NJ2 , 65339, MB&gt;Outer , 19.8 ,http://vizier.u-strasbg.fr/cgi-bin/VizieR-5?-source=B/astorb/astorb&amp;Name===2002%20NJ2, 0.162 ,16.553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555" calcext:value-type="float">
            <text:p>555</text:p>
          </table:table-cell>
          <table:table-cell table:style-name="ce10" office:value-type="float" office:value="560" calcext:value-type="float">
            <text:p>560</text:p>
          </table:table-cell>
          <table:table-cell table:style-name="ce10" office:value-type="float" office:value="210700098" calcext:value-type="float">
            <text:p>210700098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string" calcext:value-type="string">
            <text:p>hyades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0700098, mid , Zeissia , 851, MB&gt;Inner , 14.6 ,http://vizier.u-strasbg.fr/cgi-bin/VizieR-5?-source=B/astorb/astorb&amp;Name===Zeissia, 0.019 ,8.211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1543" calcext:value-type="float">
            <text:p>1543</text:p>
          </table:table-cell>
          <table:table-cell table:style-name="ce10" office:value-type="float" office:value="1546" calcext:value-type="float">
            <text:p>1546</text:p>
          </table:table-cell>
          <table:table-cell table:style-name="ce10" office:value-type="float" office:value="210762863" calcext:value-type="float">
            <text:p>210762863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string" calcext:value-type="string">
            <text:p>pleiades</text:p>
          </table:table-cell>
          <table:table-cell table:style-name="ce10" office:value-type="string" calcext:value-type="string">
            <text:p>not visible in TPF</text:p>
          </table:table-cell>
          <table:table-cell table:style-name="ce10" office:value-type="string" calcext:value-type="string">
            <text:p>210762863, mid , 2008 EA64 , 325118, MB&gt;Middle , 22.0 ,http://vizier.u-strasbg.fr/cgi-bin/VizieR-5?-source=B/astorb/astorb&amp;Name===2008%20EA64, 0.705 ,13.616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942" calcext:value-type="float">
            <text:p>942</text:p>
          </table:table-cell>
          <table:table-cell table:style-name="ce10" office:value-type="float" office:value="946" calcext:value-type="float">
            <text:p>946</text:p>
          </table:table-cell>
          <table:table-cell table:style-name="ce10" office:value-type="float" office:value="210863683" calcext:value-type="float">
            <text:p>210863683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string" calcext:value-type="string">
            <text:p>pleiades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0863683, mid , 2000 QV139 , 122453, MB&gt;Middle , 20.6 ,http://vizier.u-strasbg.fr/cgi-bin/VizieR-5?-source=B/astorb/astorb&amp;Name===2000%20QV139, 0.349 ,18.428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2758" calcext:value-type="float">
            <text:p>2758</text:p>
          </table:table-cell>
          <table:table-cell table:style-name="ce10" office:value-type="float" office:value="2761" calcext:value-type="float">
            <text:p>2761</text:p>
          </table:table-cell>
          <table:table-cell table:style-name="ce10" office:value-type="float" office:value="210872505" calcext:value-type="float">
            <text:p>210872505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string" calcext:value-type="string">
            <text:p>pleiades</text:p>
          </table:table-cell>
          <table:table-cell table:style-name="ce10" office:value-type="string" calcext:value-type="string">
            <text:p>not visible in TPF</text:p>
          </table:table-cell>
          <table:table-cell table:style-name="ce10" office:value-type="string" calcext:value-type="string">
            <text:p>210872505, mid , 2014 TB20 , -, MB&gt;Inner , 23.1 ,http://vizier.u-strasbg.fr/cgi-bin/VizieR-5?-source=B/astorb/astorb&amp;Name===2014%20TB20, 0.673 ,11.7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1873" calcext:value-type="float">
            <text:p>1873</text:p>
          </table:table-cell>
          <table:table-cell table:style-name="ce10" office:value-type="float" office:value="1876" calcext:value-type="float">
            <text:p>1876</text:p>
          </table:table-cell>
          <table:table-cell table:style-name="ce10" office:value-type="float" office:value="210963935" calcext:value-type="float">
            <text:p>210963935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string" calcext:value-type="string">
            <text:p>pleiades</text:p>
          </table:table-cell>
          <table:table-cell table:style-name="ce10" office:value-type="string" calcext:value-type="string">
            <text:p>not visible in TPF</text:p>
          </table:table-cell>
          <table:table-cell table:style-name="ce10" office:value-type="string" calcext:value-type="string">
            <text:p>210963935, mid , 2014 WY1 , -, MB&gt;Outer , 22.5 ,http://vizier.u-strasbg.fr/cgi-bin/VizieR-5?-source=B/astorb/astorb&amp;Name===2014%20WY1, 0.125 ,8.005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1337" calcext:value-type="float">
            <text:p>1337</text:p>
          </table:table-cell>
          <table:table-cell table:style-name="ce10" office:value-type="float" office:value="1340" calcext:value-type="float">
            <text:p>1340</text:p>
          </table:table-cell>
          <table:table-cell table:style-name="ce10" office:value-type="float" office:value="210971138" calcext:value-type="float">
            <text:p>210971138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string" calcext:value-type="string">
            <text:p>pleiades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0971138, mid , Degas , 6673, MB&gt;Inner , 18.0 ,http://vizier.u-strasbg.fr/cgi-bin/VizieR-5?-source=B/astorb/astorb&amp;Name===Degas, 0.196 ,11.7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1275" calcext:value-type="float">
            <text:p>1275</text:p>
          </table:table-cell>
          <table:table-cell table:style-name="ce10" office:value-type="float" office:value="1278" calcext:value-type="float">
            <text:p>1278</text:p>
          </table:table-cell>
          <table:table-cell table:style-name="ce10" office:value-type="float" office:value="210974893" calcext:value-type="float">
            <text:p>210974893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string" calcext:value-type="string">
            <text:p>pleiades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0974893, mid , Danjon , 1594, MB&gt;Inner , 16.4 ,http://vizier.u-strasbg.fr/cgi-bin/VizieR-5?-source=B/astorb/astorb&amp;Name===Danjon, 0.184 ,7.112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1678" calcext:value-type="float">
            <text:p>1678</text:p>
          </table:table-cell>
          <table:table-cell table:style-name="ce10" office:value-type="float" office:value="1681" calcext:value-type="float">
            <text:p>1681</text:p>
          </table:table-cell>
          <table:table-cell table:style-name="ce10" office:value-type="float" office:value="210991032" calcext:value-type="float">
            <text:p>210991032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string" calcext:value-type="string">
            <text:p>pleiades</text:p>
          </table:table-cell>
          <table:table-cell table:style-name="ce10" office:value-type="string" calcext:value-type="string">
            <text:p>not visible in TPF</text:p>
          </table:table-cell>
          <table:table-cell table:style-name="ce10" office:value-type="string" calcext:value-type="string">
            <text:p>210991032, mid , 2014 WK90 , -, MB&gt;Outer , 22.8 ,http://vizier.u-strasbg.fr/cgi-bin/VizieR-5?-source=B/astorb/astorb&amp;Name===2014%20WK90, 7.168 ,5.014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324" calcext:value-type="float">
            <text:p>324</text:p>
          </table:table-cell>
          <table:table-cell table:style-name="ce10" office:value-type="float" office:value="327" calcext:value-type="float">
            <text:p>327</text:p>
          </table:table-cell>
          <table:table-cell table:style-name="ce10" office:value-type="float" office:value="211001183" calcext:value-type="float">
            <text:p>211001183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string" calcext:value-type="string">
            <text:p>pleiades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001183, mid , Solov\'yanenko , 6755, MB&gt;Inner , 16.7 ,http://vizier.u-strasbg.fr/cgi-bin/VizieR-5?-source=B/astorb/astorb&amp;Name===Solov\'yanenko, 0.219 ,3.545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228" calcext:value-type="float">
            <text:p>228</text:p>
          </table:table-cell>
          <table:table-cell table:style-name="ce10" office:value-type="float" office:value="232" calcext:value-type="float">
            <text:p>232</text:p>
          </table:table-cell>
          <table:table-cell table:style-name="ce10" office:value-type="float" office:value="211004548" calcext:value-type="float">
            <text:p>211004548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string" calcext:value-type="string">
            <text:p>pleiades</text:p>
          </table:table-cell>
          <table:table-cell table:style-name="ce10" office:value-type="string" calcext:value-type="string">
            <text:p>both flare and SSO in aperture = <text:s/>combi</text:p>
          </table:table-cell>
          <table:table-cell table:style-name="ce10" office:value-type="string" calcext:value-type="string">
            <text:p>211004548, mid , 2004 HM47 , 184114, MB&gt;Middle , 20.9 ,http://vizier.u-strasbg.fr/cgi-bin/VizieR-5?-source=B/astorb/astorb&amp;Name===2004%20HM47, 0.163 ,18.052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1632" calcext:value-type="float">
            <text:p>1632</text:p>
          </table:table-cell>
          <table:table-cell table:style-name="ce10" office:value-type="float" office:value="1636" calcext:value-type="float">
            <text:p>1636</text:p>
          </table:table-cell>
          <table:table-cell table:style-name="ce10" office:value-type="float" office:value="211030439" calcext:value-type="float">
            <text:p>211030439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string" calcext:value-type="string">
            <text:p>pleiades</text:p>
          </table:table-cell>
          <table:table-cell table:style-name="ce10" office:value-type="string" calcext:value-type="string">
            <text:p>combi SSO in aperture</text:p>
          </table:table-cell>
          <table:table-cell table:style-name="ce10" office:value-type="string" calcext:value-type="string">
            <text:p>211030439, mid , 2001 NO20 , 146331, MB&gt;Middle , 20.3 ,http://vizier.u-strasbg.fr/cgi-bin/VizieR-5?-source=B/astorb/astorb&amp;Name===2001%20NO20, 0.439 ,14.681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441" calcext:value-type="float">
            <text:p>441</text:p>
          </table:table-cell>
          <table:table-cell table:style-name="ce10" office:value-type="float" office:value="444" calcext:value-type="float">
            <text:p>444</text:p>
          </table:table-cell>
          <table:table-cell table:style-name="ce10" office:value-type="float" office:value="211039634" calcext:value-type="float">
            <text:p>211039634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string" calcext:value-type="string">
            <text:p>pleiades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039634, mid , 1993 NN1 , 37617, MB&gt;Inner , 19.4 ,http://vizier.u-strasbg.fr/cgi-bin/VizieR-5?-source=B/astorb/astorb&amp;Name===1993%20NN1, 0.407 ,5.374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1406" calcext:value-type="float">
            <text:p>1406</text:p>
          </table:table-cell>
          <table:table-cell table:style-name="ce10" office:value-type="float" office:value="1409" calcext:value-type="float">
            <text:p>1409</text:p>
          </table:table-cell>
          <table:table-cell table:style-name="ce10" office:value-type="float" office:value="211047980" calcext:value-type="float">
            <text:p>211047980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string" calcext:value-type="string">
            <text:p>pleiades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047980, mid , 2006 QK49 , 261999, MB&gt;Inner , 21.3 ,http://vizier.u-strasbg.fr/cgi-bin/VizieR-5?-source=B/astorb/astorb&amp;Name===2006%20QK49, 0.730 ,28.498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2286" calcext:value-type="float">
            <text:p>2286</text:p>
          </table:table-cell>
          <table:table-cell table:style-name="ce10" office:value-type="float" office:value="2289" calcext:value-type="float">
            <text:p>2289</text:p>
          </table:table-cell>
          <table:table-cell table:style-name="ce10" office:value-type="float" office:value="211053549" calcext:value-type="float">
            <text:p>211053549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string" calcext:value-type="string">
            <text:p>pleiades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053549, mid , Raphaela , 708, MB&gt;Middle , 15.7 ,http://vizier.u-strasbg.fr/cgi-bin/VizieR-5?-source=B/astorb/astorb&amp;Name===Raphaela, 0.114 ,6.897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1287" calcext:value-type="float">
            <text:p>1287</text:p>
          </table:table-cell>
          <table:table-cell table:style-name="ce10" office:value-type="float" office:value="1290" calcext:value-type="float">
            <text:p>1290</text:p>
          </table:table-cell>
          <table:table-cell table:style-name="ce10" office:value-type="float" office:value="211059658" calcext:value-type="float">
            <text:p>211059658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string" calcext:value-type="string">
            <text:p>pleiades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059658, mid , Giovannipratesi , 6509, MB&gt;Middle , 16.6 ,http://vizier.u-strasbg.fr/cgi-bin/VizieR-5?-source=B/astorb/astorb&amp;Name===Giovannipratesi, 0.339 ,11.553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1229" calcext:value-type="float">
            <text:p>1229</text:p>
          </table:table-cell>
          <table:table-cell table:style-name="ce10" office:value-type="float" office:value="1232" calcext:value-type="float">
            <text:p>1232</text:p>
          </table:table-cell>
          <table:table-cell table:style-name="ce10" office:value-type="float" office:value="211081065" calcext:value-type="float">
            <text:p>211081065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string" calcext:value-type="string">
            <text:p>pleiades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081065, mid , Glasgow , 5805, MB&gt;Middle , 17.1 ,http://vizier.u-strasbg.fr/cgi-bin/VizieR-5?-source=B/astorb/astorb&amp;Name===Glasgow, 0.297 ,5.743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1895" calcext:value-type="float">
            <text:p>1895</text:p>
          </table:table-cell>
          <table:table-cell table:style-name="ce10" office:value-type="float" office:value="1898" calcext:value-type="float">
            <text:p>1898</text:p>
          </table:table-cell>
          <table:table-cell table:style-name="ce10" office:value-type="float" office:value="211103969" calcext:value-type="float">
            <text:p>211103969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string" calcext:value-type="string">
            <text:p>pleiades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103969, mid , 2000 FD26 , 97662, MB&gt;Outer , 20.4 ,http://vizier.u-strasbg.fr/cgi-bin/VizieR-5?-source=B/astorb/astorb&amp;Name===2000%20FD26, 0.206 ,1.392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705" calcext:value-type="float">
            <text:p>705</text:p>
          </table:table-cell>
          <table:table-cell table:style-name="ce10" office:value-type="float" office:value="708" calcext:value-type="float">
            <text:p>708</text:p>
          </table:table-cell>
          <table:table-cell table:style-name="ce10" office:value-type="float" office:value="211115160" calcext:value-type="float">
            <text:p>211115160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string" calcext:value-type="string">
            <text:p>pleiades</text:p>
          </table:table-cell>
          <table:table-cell table:style-name="ce10" office:value-type="string" calcext:value-type="string">
            <text:p>not visible in TPF</text:p>
          </table:table-cell>
          <table:table-cell table:style-name="ce10" office:value-type="string" calcext:value-type="string">
            <text:p>211115160, mid , 2012 DK101 , -, MB&gt;Middle , 22.8 ,http://vizier.u-strasbg.fr/cgi-bin/VizieR-5?-source=B/astorb/astorb&amp;Name===2012%20DK101, 1.711 ,4.875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1609" calcext:value-type="float">
            <text:p>1609</text:p>
          </table:table-cell>
          <table:table-cell table:style-name="ce10" office:value-type="float" office:value="1612" calcext:value-type="float">
            <text:p>1612</text:p>
          </table:table-cell>
          <table:table-cell table:style-name="ce10" office:value-type="float" office:value="211126627" calcext:value-type="float">
            <text:p>211126627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string" calcext:value-type="string">
            <text:p>pleiades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126627, mid , 2000 OS51 , 19774, MB&gt;Middle , 18.0 ,http://vizier.u-strasbg.fr/cgi-bin/VizieR-5?-source=B/astorb/astorb&amp;Name===2000%20OS51, 0.091 ,6.451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505" calcext:value-type="float">
            <text:p>505</text:p>
          </table:table-cell>
          <table:table-cell table:style-name="ce10" office:value-type="float" office:value="508" calcext:value-type="float">
            <text:p>508</text:p>
          </table:table-cell>
          <table:table-cell table:style-name="ce10" office:value-type="float" office:value="211010854" calcext:value-type="float">
            <text:p>211010854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string" calcext:value-type="string">
            <text:p>pleiades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010854, mid , 2001 TE28 , 57549, MB&gt;Middle , 19.0 ,http://vizier.u-strasbg.fr/cgi-bin/VizieR-5?-source=B/astorb/astorb&amp;Name===2001%20TE28, 0.192 ,4.965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211774926" calcext:value-type="float">
            <text:p>211774926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774926, mid , 1131 T-1 , 117975, MB&gt;Inner , 20.0 ,http://vizier.u-strasbg.fr/cgi-bin/VizieR-5?-source=B/astorb/astorb&amp;Name===1131%20T-1, 0.014 ,3.205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2422" calcext:value-type="float">
            <text:p>2422</text:p>
          </table:table-cell>
          <table:table-cell table:style-name="ce10" office:value-type="float" office:value="2425" calcext:value-type="float">
            <text:p>2425</text:p>
          </table:table-cell>
          <table:table-cell table:style-name="ce10" office:value-type="float" office:value="211887567" calcext:value-type="float">
            <text:p>211887567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887567, mid , Toshikazu , 14963, MB&gt;Outer , 20.1 ,http://vizier.u-strasbg.fr/cgi-bin/VizieR-5?-source=B/astorb/astorb&amp;Name===Toshikazu, 0.212 ,5.277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211902720" calcext:value-type="float">
            <text:p>211902720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902720, mid , 2002 RG139 , 326618, MB&gt;Inner , 21.4 ,http://vizier.u-strasbg.fr/cgi-bin/VizieR-5?-source=B/astorb/astorb&amp;Name===2002%20RG139, 0.474 ,2.172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1127" calcext:value-type="float">
            <text:p>1127</text:p>
          </table:table-cell>
          <table:table-cell table:style-name="ce10" office:value-type="float" office:value="1133" calcext:value-type="float">
            <text:p>1133</text:p>
          </table:table-cell>
          <table:table-cell table:style-name="ce10" office:value-type="float" office:value="211916718" calcext:value-type="float">
            <text:p>211916718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916718, mid , 2003 YX62 , 116307, MB&gt;Outer , 20.5 ,http://vizier.u-strasbg.fr/cgi-bin/VizieR-5?-source=B/astorb/astorb&amp;Name===2003%20YX62, 0.420 ,14.091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2252" calcext:value-type="float">
            <text:p>2252</text:p>
          </table:table-cell>
          <table:table-cell table:style-name="ce10" office:value-type="float" office:value="2255" calcext:value-type="float">
            <text:p>2255</text:p>
          </table:table-cell>
          <table:table-cell table:style-name="ce10" office:value-type="float" office:value="211927313" calcext:value-type="float">
            <text:p>211927313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927313, mid , Riviera , 1426, MB&gt;Middle , 16.0 ,http://vizier.u-strasbg.fr/cgi-bin/VizieR-5?-source=B/astorb/astorb&amp;Name===Riviera, 0.267 ,23.431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474" calcext:value-type="float">
            <text:p>474</text:p>
          </table:table-cell>
          <table:table-cell table:style-name="ce10" office:value-type="float" office:value="477" calcext:value-type="float">
            <text:p>477</text:p>
          </table:table-cell>
          <table:table-cell table:style-name="ce10" office:value-type="float" office:value="211939447" calcext:value-type="float">
            <text:p>211939447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939447, mid , 2000 YQ118 , 107026, MB&gt;Inner , 19.6 ,http://vizier.u-strasbg.fr/cgi-bin/VizieR-5?-source=B/astorb/astorb&amp;Name===2000%20YQ118, 0.010 ,4.77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469" calcext:value-type="float">
            <text:p>469</text:p>
          </table:table-cell>
          <table:table-cell table:style-name="ce10" office:value-type="float" office:value="473" calcext:value-type="float">
            <text:p>473</text:p>
          </table:table-cell>
          <table:table-cell table:style-name="ce10" office:value-type="float" office:value="211953966" calcext:value-type="float">
            <text:p>211953966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953966, mid , ISO , 9998, MB&gt;Inner , 18.7 ,http://vizier.u-strasbg.fr/cgi-bin/VizieR-5?-source=B/astorb/astorb&amp;Name===ISO, 0.000 ,9.002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396" calcext:value-type="float">
            <text:p>396</text:p>
          </table:table-cell>
          <table:table-cell table:style-name="ce10" office:value-type="float" office:value="399" calcext:value-type="float">
            <text:p>399</text:p>
          </table:table-cell>
          <table:table-cell table:style-name="ce10" office:value-type="float" office:value="211973202" calcext:value-type="float">
            <text:p>211973202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973202, mid , 1990 QG3 , 16474, Mars-Crosser , 21.1 ,http://vizier.u-strasbg.fr/cgi-bin/VizieR-5?-source=B/astorb/astorb&amp;Name===1990%20QG3, 0.127 ,1.055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876" calcext:value-type="float">
            <text:p>876</text:p>
          </table:table-cell>
          <table:table-cell table:style-name="ce10" office:value-type="float" office:value="881" calcext:value-type="float">
            <text:p>881</text:p>
          </table:table-cell>
          <table:table-cell table:style-name="ce10" office:value-type="float" office:value="211994910" calcext:value-type="float">
            <text:p>211994910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mbination as previous</text:p>
          </table:table-cell>
          <table:table-cell table:style-name="ce10" office:value-type="string" calcext:value-type="string">
            <text:p>211994910, mid , 2002 JP145 , 267503, MB&gt;Middle , 20.0 ,http://vizier.u-strasbg.fr/cgi-bin/VizieR-5?-source=B/astorb/astorb&amp;Name===2002%20JP145, 0.706 ,11.794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1114" calcext:value-type="float">
            <text:p>1114</text:p>
          </table:table-cell>
          <table:table-cell table:style-name="ce10" office:value-type="float" office:value="1117" calcext:value-type="float">
            <text:p>1117</text:p>
          </table:table-cell>
          <table:table-cell table:style-name="ce10" office:value-type="float" office:value="212018902" calcext:value-type="float">
            <text:p>212018902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2018902, mid , 1998 BV25 , 39842, MB&gt;Inner , 18.8 ,http://vizier.u-strasbg.fr/cgi-bin/VizieR-5?-source=B/astorb/astorb&amp;Name===1998%20BV25, 0.017 ,12.143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1984" calcext:value-type="float">
            <text:p>1984</text:p>
          </table:table-cell>
          <table:table-cell table:style-name="ce10" office:value-type="float" office:value="1987" calcext:value-type="float">
            <text:p>1987</text:p>
          </table:table-cell>
          <table:table-cell table:style-name="ce10" office:value-type="float" office:value="212068782" calcext:value-type="float">
            <text:p>212068782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 - actually two SSOs</text:p>
          </table:table-cell>
          <table:table-cell table:style-name="ce10" office:value-type="string" calcext:value-type="string">
            <text:p>212068782, mid , 1999 XL160 , 47417, MB&gt;Inner , 19.1 ,http://vizier.u-strasbg.fr/cgi-bin/VizieR-5?-source=B/astorb/astorb&amp;Name===1999%20XL160, 0.059 ,20.2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2072" calcext:value-type="float">
            <text:p>2072</text:p>
          </table:table-cell>
          <table:table-cell table:style-name="ce10" office:value-type="float" office:value="2075" calcext:value-type="float">
            <text:p>2075</text:p>
          </table:table-cell>
          <table:table-cell table:style-name="ce10" office:value-type="float" office:value="212081702" calcext:value-type="float">
            <text:p>212081702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2081702, mid , Sindel , 3847, MB&gt;Outer , 17.9 ,http://vizier.u-strasbg.fr/cgi-bin/VizieR-5?-source=B/astorb/astorb&amp;Name===Sindel, 0.228 ,20.156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382" calcext:value-type="float">
            <text:p>382</text:p>
          </table:table-cell>
          <table:table-cell table:style-name="ce10" office:value-type="float" office:value="385" calcext:value-type="float">
            <text:p>385</text:p>
          </table:table-cell>
          <table:table-cell table:style-name="ce10" office:value-type="float" office:value="247153621" calcext:value-type="float">
            <text:p>247153621</text:p>
          </table:table-cell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0" office:value-type="string" calcext:value-type="string">
            <text:p>hyades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47153621, mid , 2000 SK303 , 106034, MB&gt;Outer , 20.3 ,http://vizier.u-strasbg.fr/cgi-bin/VizieR-5?-source=B/astorb/astorb&amp;Name===2000%20SK303, 0.057 ,10.986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2377" calcext:value-type="float">
            <text:p>2377</text:p>
          </table:table-cell>
          <table:table-cell table:style-name="ce10" office:value-type="float" office:value="2380" calcext:value-type="float">
            <text:p>2380</text:p>
          </table:table-cell>
          <table:table-cell table:style-name="ce10" office:value-type="float" office:value="247122957" calcext:value-type="float">
            <text:p>247122957</text:p>
          </table:table-cell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0" office:value-type="string" calcext:value-type="string">
            <text:p>hyades</text:p>
          </table:table-cell>
          <table:table-cell table:style-name="ce10" office:value-type="string" calcext:value-type="string">
            <text:p>not visible in TPF</text:p>
          </table:table-cell>
          <table:table-cell table:style-name="ce10" office:value-type="string" calcext:value-type="string">
            <text:p>247122957, mid , 2014 ME35 , 514043, MB&gt;Outer , 21.5 ,http://vizier.u-strasbg.fr/cgi-bin/VizieR-5?-source=B/astorb/astorb&amp;Name===2014%20ME35, 0.100 ,3.692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2692" calcext:value-type="float">
            <text:p>2692</text:p>
          </table:table-cell>
          <table:table-cell table:style-name="ce10" office:value-type="float" office:value="2699" calcext:value-type="float">
            <text:p>2699</text:p>
          </table:table-cell>
          <table:table-cell table:style-name="ce10" office:value-type="float" office:value="247230044" calcext:value-type="float">
            <text:p>247230044</text:p>
          </table:table-cell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0" office:value-type="string" calcext:value-type="string">
            <text:p>hyades</text:p>
          </table:table-cell>
          <table:table-cell table:style-name="ce10" office:value-type="string" calcext:value-type="string">
            <text:p>combi as previous</text:p>
          </table:table-cell>
          <table:table-cell table:style-name="ce10" office:value-type="string" calcext:value-type="string">
            <text:p>247230044, mid , 2011 GJ31 , 279711, MB&gt;Inner , 22.6 ,http://vizier.u-strasbg.fr/cgi-bin/VizieR-5?-source=B/astorb/astorb&amp;Name===2011%20GJ31, 0.110 ,22.593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2294" calcext:value-type="float">
            <text:p>2294</text:p>
          </table:table-cell>
          <table:table-cell table:style-name="ce10" office:value-type="float" office:value="2297" calcext:value-type="float">
            <text:p>2297</text:p>
          </table:table-cell>
          <table:table-cell table:style-name="ce10" office:value-type="float" office:value="247306074" calcext:value-type="float">
            <text:p>247306074</text:p>
          </table:table-cell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0" office:value-type="string" calcext:value-type="string">
            <text:p>hyades</text:p>
          </table:table-cell>
          <table:table-cell table:style-name="ce10" office:value-type="string" calcext:value-type="string">
            <text:p>not visible in TPF</text:p>
          </table:table-cell>
          <table:table-cell table:style-name="ce10" office:value-type="string" calcext:value-type="string">
            <text:p>247306074, mid , 2001 FD81 , 77310, MB&gt;Middle , 20.4 ,http://vizier.u-strasbg.fr/cgi-bin/VizieR-5?-source=B/astorb/astorb&amp;Name===2001%20FD81, 0.065 ,6.567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1479" calcext:value-type="float">
            <text:p>1479</text:p>
          </table:table-cell>
          <table:table-cell table:style-name="ce10" office:value-type="float" office:value="1482" calcext:value-type="float">
            <text:p>1482</text:p>
          </table:table-cell>
          <table:table-cell table:style-name="ce10" office:value-type="float" office:value="247969085" calcext:value-type="float">
            <text:p>247969085</text:p>
          </table:table-cell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0" office:value-type="string" calcext:value-type="string">
            <text:p>hyades</text:p>
          </table:table-cell>
          <table:table-cell table:style-name="ce10" office:value-type="string" calcext:value-type="string">
            <text:p>not visible in TPF</text:p>
          </table:table-cell>
          <table:table-cell table:style-name="ce10" office:value-type="string" calcext:value-type="string">
            <text:p>247969085, mid , 2001 HW64 , 82229, MB&gt;Inner , 21.0 ,http://vizier.u-strasbg.fr/cgi-bin/VizieR-5?-source=B/astorb/astorb&amp;Name===2001%20HW64, 0.124 ,6.632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2260" calcext:value-type="float">
            <text:p>2260</text:p>
          </table:table-cell>
          <table:table-cell table:style-name="ce10" office:value-type="float" office:value="2266" calcext:value-type="float">
            <text:p>2266</text:p>
          </table:table-cell>
          <table:table-cell table:style-name="ce10" office:value-type="float" office:value="211851675" calcext:value-type="float">
            <text:p>211851675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mbi as prev.</text:p>
          </table:table-cell>
          <table:table-cell table:style-name="ce10" office:value-type="string" calcext:value-type="string">
            <text:p>211851675, mid , 2011 CJ121 , -, MB&gt;Inner , 23.2 ,http://vizier.u-strasbg.fr/cgi-bin/VizieR-5?-source=B/astorb/astorb&amp;Name===2011%20CJ121, 0.375 ,27.281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2279" calcext:value-type="float">
            <text:p>2279</text:p>
          </table:table-cell>
          <table:table-cell table:style-name="ce10" office:value-type="float" office:value="2282" calcext:value-type="float">
            <text:p>2282</text:p>
          </table:table-cell>
          <table:table-cell table:style-name="ce10" office:value-type="float" office:value="211876887" calcext:value-type="float">
            <text:p>211876887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876887, mid , 2000 VG41 , 39086, MB&gt;Middle , 20.0 ,http://vizier.u-strasbg.fr/cgi-bin/VizieR-5?-source=B/astorb/astorb&amp;Name===2000%20VG41, 0.027 ,8.432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2277" calcext:value-type="float">
            <text:p>2277</text:p>
          </table:table-cell>
          <table:table-cell table:style-name="ce10" office:value-type="float" office:value="2280" calcext:value-type="float">
            <text:p>2280</text:p>
          </table:table-cell>
          <table:table-cell table:style-name="ce10" office:value-type="float" office:value="211935711" calcext:value-type="float">
            <text:p>211935711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935711, mid , 1996 XC19 , 16782, MB&gt;Outer , 18.8 ,http://vizier.u-strasbg.fr/cgi-bin/VizieR-5?-source=B/astorb/astorb&amp;Name===1996%20XC19, 0.042 ,4.904</text:p>
          </table:table-cell>
          <table:table-cell table:style-name="ce10" table:number-columns-repeated="3"/>
          <table:table-cell table:number-columns-repeated="3"/>
          <table:table-cell table:style-name="ce10" table:number-columns-repeated="2"/>
          <table:table-cell table:number-columns-repeated="7"/>
          <table:table-cell table:style-name="ce10" table:number-columns-repeated="6"/>
          <table:table-cell table:number-columns-repeated="986"/>
        </table:table-row>
        <table:table-row table:style-name="ro1">
          <table:table-cell table:style-name="ce10" office:value-type="float" office:value="1598" calcext:value-type="float">
            <text:p>1598</text:p>
          </table:table-cell>
          <table:table-cell table:style-name="ce10" office:value-type="float" office:value="1601" calcext:value-type="float">
            <text:p>1601</text:p>
          </table:table-cell>
          <table:table-cell table:style-name="ce10" office:value-type="float" office:value="211961846" calcext:value-type="float">
            <text:p>211961846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961846, mid , 2001 KE55 , 51742, MB&gt;Inner , 20.2 ,http://vizier.u-strasbg.fr/cgi-bin/VizieR-5?-source=B/astorb/astorb&amp;Name===2001%20KE55, 0.020 ,13.441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7"/>
          <table:table-cell table:number-columns-repeated="988"/>
        </table:table-row>
        <table:table-row table:style-name="ro1">
          <table:table-cell table:style-name="ce10" office:value-type="float" office:value="975" calcext:value-type="float">
            <text:p>975</text:p>
          </table:table-cell>
          <table:table-cell table:style-name="ce10" office:value-type="float" office:value="978" calcext:value-type="float">
            <text:p>978</text:p>
          </table:table-cell>
          <table:table-cell table:style-name="ce10" office:value-type="float" office:value="211963319" calcext:value-type="float">
            <text:p>211963319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not visible in TPF</text:p>
          </table:table-cell>
          <table:table-cell table:style-name="ce10" office:value-type="string" calcext:value-type="string">
            <text:p>211963319, mid , 2007 LM3 , -, MB&gt;Middle , 23.8 ,http://vizier.u-strasbg.fr/cgi-bin/VizieR-5?-source=B/astorb/astorb&amp;Name===2007%20LM3, 0.570 ,8.073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7"/>
          <table:table-cell table:number-columns-repeated="988"/>
        </table:table-row>
        <table:table-row table:style-name="ro1">
          <table:table-cell table:style-name="ce10" office:value-type="float" office:value="3426" calcext:value-type="float">
            <text:p>3426</text:p>
          </table:table-cell>
          <table:table-cell table:style-name="ce10" office:value-type="float" office:value="3429" calcext:value-type="float">
            <text:p>3429</text:p>
          </table:table-cell>
          <table:table-cell table:style-name="ce10" office:value-type="float" office:value="212033074" calcext:value-type="float">
            <text:p>212033074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2033074, mid , 1998 ST77 , 59017, MB&gt;Inner , 19.1 ,http://vizier.u-strasbg.fr/cgi-bin/VizieR-5?-source=B/astorb/astorb&amp;Name===1998%20ST77, 0.009 ,4.472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7"/>
          <table:table-cell table:number-columns-repeated="988"/>
        </table:table-row>
        <table:table-row table:style-name="ro1">
          <table:table-cell table:style-name="ce10" office:value-type="float" office:value="3092" calcext:value-type="float">
            <text:p>3092</text:p>
          </table:table-cell>
          <table:table-cell table:style-name="ce10" office:value-type="float" office:value="3095" calcext:value-type="float">
            <text:p>3095</text:p>
          </table:table-cell>
          <table:table-cell table:style-name="ce10" office:value-type="float" office:value="212007527" calcext:value-type="float">
            <text:p>212007527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2007527, mid , Beiderbecke , 23457, MB&gt;Middle , 17.2 ,http://vizier.u-strasbg.fr/cgi-bin/VizieR-5?-source=B/astorb/astorb&amp;Name===Beiderbecke, 0.002 ,11.86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7"/>
          <table:table-cell table:number-columns-repeated="988"/>
        </table:table-row>
        <table:table-row table:style-name="ro1">
          <table:table-cell table:style-name="ce10" office:value-type="float" office:value="1579" calcext:value-type="float">
            <text:p>1579</text:p>
          </table:table-cell>
          <table:table-cell table:style-name="ce10" office:value-type="float" office:value="1585" calcext:value-type="float">
            <text:p>1585</text:p>
          </table:table-cell>
          <table:table-cell table:style-name="ce10" office:value-type="float" office:value="212003893" calcext:value-type="float">
            <text:p>212003893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not visible</text:p>
          </table:table-cell>
          <table:table-cell table:style-name="ce10" office:value-type="string" calcext:value-type="string">
            <text:p>212003893, mid , 2016 SP41 , -, MB&gt;Middle , 23.4 ,http://vizier.u-strasbg.fr/cgi-bin/VizieR-5?-source=B/astorb/astorb&amp;Name===2016%20SP41, 0.004 ,5.11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7"/>
          <table:table-cell table:number-columns-repeated="988"/>
        </table:table-row>
        <table:table-row table:style-name="ro1">
          <table:table-cell table:style-name="ce10" office:value-type="float" office:value="1141" calcext:value-type="float">
            <text:p>1141</text:p>
          </table:table-cell>
          <table:table-cell table:style-name="ce10" office:value-type="float" office:value="1144" calcext:value-type="float">
            <text:p>1144</text:p>
          </table:table-cell>
          <table:table-cell table:style-name="ce10" office:value-type="float" office:value="211844142" calcext:value-type="float">
            <text:p>211844142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844142, mid , 1999 RL26 , 20509, MB&gt;Outer , 18.6 ,http://vizier.u-strasbg.fr/cgi-bin/VizieR-5?-source=B/astorb/astorb&amp;Name===1999%20RL26, 0.010 ,6.245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7"/>
          <table:table-cell table:number-columns-repeated="988"/>
        </table:table-row>
        <table:table-row table:style-name="ro1">
          <table:table-cell table:style-name="ce10" office:value-type="float" office:value="1186" calcext:value-type="float">
            <text:p>1186</text:p>
          </table:table-cell>
          <table:table-cell table:style-name="ce10" office:value-type="float" office:value="1189" calcext:value-type="float">
            <text:p>1189</text:p>
          </table:table-cell>
          <table:table-cell table:style-name="ce10" office:value-type="float" office:value="211924546" calcext:value-type="float">
            <text:p>211924546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924546, mid , Conscience , 12524, MB&gt;Inner , 19.8 ,http://vizier.u-strasbg.fr/cgi-bin/VizieR-5?-source=B/astorb/astorb&amp;Name===Conscience, 0.008 ,2.759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7"/>
          <table:table-cell table:number-columns-repeated="988"/>
        </table:table-row>
        <table:table-row table:style-name="ro1">
          <table:table-cell table:style-name="ce10" office:value-type="float" office:value="1014" calcext:value-type="float">
            <text:p>1014</text:p>
          </table:table-cell>
          <table:table-cell table:style-name="ce10" office:value-type="float" office:value="1017" calcext:value-type="float">
            <text:p>1017</text:p>
          </table:table-cell>
          <table:table-cell table:style-name="ce10" office:value-type="float" office:value="211946007" calcext:value-type="float">
            <text:p>211946007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946007, mid , Bellqvist , 11069, MB&gt;Outer , 18.5 ,http://vizier.u-strasbg.fr/cgi-bin/VizieR-5?-source=B/astorb/astorb&amp;Name===Bellqvist, 0.018 ,2.463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7"/>
          <table:table-cell table:number-columns-repeated="988"/>
        </table:table-row>
        <table:table-row table:style-name="ro1">
          <table:table-cell table:style-name="ce10" office:value-type="float" office:value="1539" calcext:value-type="float">
            <text:p>1539</text:p>
          </table:table-cell>
          <table:table-cell table:style-name="ce10" office:value-type="float" office:value="1542" calcext:value-type="float">
            <text:p>1542</text:p>
          </table:table-cell>
          <table:table-cell table:style-name="ce10" office:value-type="float" office:value="211946907" calcext:value-type="float">
            <text:p>211946907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946907, mid , 2005 WV2 , 155231, MB&gt;Outer , 20.8 ,http://vizier.u-strasbg.fr/cgi-bin/VizieR-5?-source=B/astorb/astorb&amp;Name===2005%20WV2, 0.034 ,11.977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7"/>
          <table:table-cell table:number-columns-repeated="988"/>
        </table:table-row>
        <table:table-row table:style-name="ro1">
          <table:table-cell table:style-name="ce10" office:value-type="float" office:value="1172" calcext:value-type="float">
            <text:p>1172</text:p>
          </table:table-cell>
          <table:table-cell table:style-name="ce10" office:value-type="float" office:value="1176" calcext:value-type="float">
            <text:p>1176</text:p>
          </table:table-cell>
          <table:table-cell table:style-name="ce10" office:value-type="float" office:value="211949728" calcext:value-type="float">
            <text:p>211949728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949728, mid , Bellqvist , 11069, MB&gt;Outer , 18.5 ,http://vizier.u-strasbg.fr/cgi-bin/VizieR-5?-source=B/astorb/astorb&amp;Name===Bellqvist, 0.018 ,4.013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7"/>
          <table:table-cell table:number-columns-repeated="988"/>
        </table:table-row>
        <table:table-row table:style-name="ro1">
          <table:table-cell table:style-name="ce10" office:value-type="float" office:value="1536" calcext:value-type="float">
            <text:p>1536</text:p>
          </table:table-cell>
          <table:table-cell table:style-name="ce10" office:value-type="float" office:value="1539" calcext:value-type="float">
            <text:p>1539</text:p>
          </table:table-cell>
          <table:table-cell table:style-name="ce10" office:value-type="float" office:value="211980180" calcext:value-type="float">
            <text:p>211980180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980180, mid , Klytia , 73, MB&gt;Middle , 13.8 ,http://vizier.u-strasbg.fr/cgi-bin/VizieR-5?-source=B/astorb/astorb&amp;Name===Klytia, 0.002 ,12.723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7"/>
          <table:table-cell table:number-columns-repeated="988"/>
        </table:table-row>
        <table:table-row table:style-name="ro1"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212005504" calcext:value-type="float">
            <text:p>212005504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2005504, mid , 2001 QQ84 , 57245, MB&gt;Outer , 19.4 ,http://vizier.u-strasbg.fr/cgi-bin/VizieR-5?-source=B/astorb/astorb&amp;Name===2001%20QQ84, 0.038 ,6.485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7"/>
          <table:table-cell table:number-columns-repeated="988"/>
        </table:table-row>
        <table:table-row table:style-name="ro1">
          <table:table-cell table:style-name="ce10" office:value-type="float" office:value="1009" calcext:value-type="float">
            <text:p>1009</text:p>
          </table:table-cell>
          <table:table-cell table:style-name="ce10" office:value-type="float" office:value="1013" calcext:value-type="float">
            <text:p>1013</text:p>
          </table:table-cell>
          <table:table-cell table:style-name="ce10" office:value-type="float" office:value="212005504" calcext:value-type="float">
            <text:p>212005504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2005504, mid , 2000 FO16 , 50781, MB&gt;Middle , 19.5 ,http://vizier.u-strasbg.fr/cgi-bin/VizieR-5?-source=B/astorb/astorb&amp;Name===2000%20FO16, 0.001 ,6.988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7"/>
          <table:table-cell table:number-columns-repeated="988"/>
        </table:table-row>
        <table:table-row table:style-name="ro1">
          <table:table-cell table:style-name="ce10" office:value-type="float" office:value="2275" calcext:value-type="float">
            <text:p>2275</text:p>
          </table:table-cell>
          <table:table-cell table:style-name="ce10" office:value-type="float" office:value="2279" calcext:value-type="float">
            <text:p>2279</text:p>
          </table:table-cell>
          <table:table-cell table:style-name="ce10" office:value-type="float" office:value="212024396" calcext:value-type="float">
            <text:p>212024396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2024396, mid , 2012 UF135 , 510696, MB&gt;Middle , 22.6 ,http://vizier.u-strasbg.fr/cgi-bin/VizieR-5?-source=B/astorb/astorb&amp;Name===2012%20UF135, 0.042 ,21.498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7"/>
          <table:table-cell table:number-columns-repeated="988"/>
        </table:table-row>
        <table:table-row table:style-name="ro1">
          <table:table-cell table:style-name="ce10" office:value-type="float" office:value="2032" calcext:value-type="float">
            <text:p>2032</text:p>
          </table:table-cell>
          <table:table-cell table:style-name="ce10" office:value-type="float" office:value="2035" calcext:value-type="float">
            <text:p>2035</text:p>
          </table:table-cell>
          <table:table-cell table:style-name="ce10" office:value-type="float" office:value="212080687" calcext:value-type="float">
            <text:p>212080687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2080687, mid , Paquet , 15278, MB&gt;Hilda , 18.0 ,http://vizier.u-strasbg.fr/cgi-bin/VizieR-5?-source=B/astorb/astorb&amp;Name===Paquet, 0.032 ,20.203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7"/>
          <table:table-cell table:number-columns-repeated="988"/>
        </table:table-row>
        <table:table-row table:style-name="ro1">
          <table:table-cell table:style-name="ce10" office:value-type="float" office:value="574" calcext:value-type="float">
            <text:p>574</text:p>
          </table:table-cell>
          <table:table-cell table:style-name="ce10" office:value-type="float" office:value="578" calcext:value-type="float">
            <text:p>578</text:p>
          </table:table-cell>
          <table:table-cell table:style-name="ce10" office:value-type="float" office:value="212089563" calcext:value-type="float">
            <text:p>212089563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2089563, mid , Annekeschwob , 21739, MB&gt;Inner , 19.4 ,http://vizier.u-strasbg.fr/cgi-bin/VizieR-5?-source=B/astorb/astorb&amp;Name===Annekeschwob, 0.018 ,4.447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7"/>
          <table:table-cell table:number-columns-repeated="988"/>
        </table:table-row>
        <table:table-row table:style-name="ro1">
          <table:table-cell table:style-name="ce10" office:value-type="float" office:value="3018" calcext:value-type="float">
            <text:p>3018</text:p>
          </table:table-cell>
          <table:table-cell table:style-name="ce10" office:value-type="float" office:value="3021" calcext:value-type="float">
            <text:p>3021</text:p>
          </table:table-cell>
          <table:table-cell table:style-name="ce10" office:value-type="float" office:value="212171351" calcext:value-type="float">
            <text:p>212171351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SSO at 110756</text:p>
          </table:table-cell>
          <table:table-cell table:style-name="ce10" office:value-type="string" calcext:value-type="string">
            <text:p>212171351, mid , 2011 GY79 , -, MB&gt;Outer , 23.0 ,http://vizier.u-strasbg.fr/cgi-bin/VizieR-5?-source=B/astorb/astorb&amp;Name===2011%20GY79, 0.455 ,38.874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7"/>
          <table:table-cell table:number-columns-repeated="988"/>
        </table:table-row>
        <table:table-row table:style-name="ro1">
          <table:table-cell table:style-name="ce10" office:value-type="float" office:value="494" calcext:value-type="float">
            <text:p>494</text:p>
          </table:table-cell>
          <table:table-cell table:style-name="ce10" office:value-type="float" office:value="497" calcext:value-type="float">
            <text:p>497</text:p>
          </table:table-cell>
          <table:table-cell table:style-name="ce10" office:value-type="float" office:value="212018862" calcext:value-type="float">
            <text:p>212018862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no visuals in TPFs</text:p>
          </table:table-cell>
          <table:table-cell table:style-name="ce10" office:value-type="string" calcext:value-type="string">
            <text:p>212018862, mid , 2014 YY55 , 517631, MB&gt;Outer , 22.3 ,http://vizier.u-strasbg.fr/cgi-bin/VizieR-5?-source=B/astorb/astorb&amp;Name===2014%20YY55, 0.328 ,9.467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7"/>
          <table:table-cell table:number-columns-repeated="988"/>
        </table:table-row>
        <table:table-row table:style-name="ro1">
          <table:table-cell table:style-name="ce10" office:value-type="float" office:value="2097" calcext:value-type="float">
            <text:p>2097</text:p>
          </table:table-cell>
          <table:table-cell table:style-name="ce10" office:value-type="float" office:value="2106" calcext:value-type="float">
            <text:p>2106</text:p>
          </table:table-cell>
          <table:table-cell table:style-name="ce10" office:value-type="float" office:value="212029226" calcext:value-type="float">
            <text:p>212029226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end of duration is affected by SSO</text:p>
          </table:table-cell>
          <table:table-cell table:style-name="ce10" office:value-type="string" calcext:value-type="string">
            <text:p>212029226, mid , 2015 DZ177 , -, MB&gt;Outer , 21.7 ,http://vizier.u-strasbg.fr/cgi-bin/VizieR-5?-source=B/astorb/astorb&amp;Name===2015%20DZ177, 0.319 ,18.698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7"/>
          <table:table-cell table:number-columns-repeated="988"/>
        </table:table-row>
        <table:table-row table:style-name="ro1">
          <table:table-cell table:style-name="ce10" office:value-type="float" office:value="2553" calcext:value-type="float">
            <text:p>2553</text:p>
          </table:table-cell>
          <table:table-cell table:style-name="ce10" office:value-type="float" office:value="2557" calcext:value-type="float">
            <text:p>2557</text:p>
          </table:table-cell>
          <table:table-cell table:style-name="ce10" office:value-type="float" office:value="211951223" calcext:value-type="float">
            <text:p>211951223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partially SSO in aperture</text:p>
          </table:table-cell>
          <table:table-cell table:style-name="ce10" office:value-type="string" calcext:value-type="string">
            <text:p>211951223, mid , Orchis , 1080, MB&gt;Inner , 17.0 ,http://vizier.u-strasbg.fr/cgi-bin/VizieR-5?-source=B/astorb/astorb&amp;Name===Orchis, 0.090 ,30.586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7"/>
          <table:table-cell table:number-columns-repeated="988"/>
        </table:table-row>
        <table:table-row table:style-name="ro1">
          <table:table-cell table:style-name="ce10" office:value-type="float" office:value="2890" calcext:value-type="float">
            <text:p>2890</text:p>
          </table:table-cell>
          <table:table-cell table:style-name="ce10" office:value-type="float" office:value="2893" calcext:value-type="float">
            <text:p>2893</text:p>
          </table:table-cell>
          <table:table-cell table:style-name="ce10" office:value-type="float" office:value="212034597" calcext:value-type="float">
            <text:p>212034597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partially SSO in aperture</text:p>
          </table:table-cell>
          <table:table-cell table:style-name="ce10" office:value-type="string" calcext:value-type="string">
            <text:p>212034597, mid , 2009 QT52 , 529084, MB&gt;Middle , 22.5 ,http://vizier.u-strasbg.fr/cgi-bin/VizieR-5?-source=B/astorb/astorb&amp;Name===2009%20QT52, 4.435 ,25.2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7"/>
          <table:table-cell table:number-columns-repeated="988"/>
        </table:table-row>
        <table:table-row table:style-name="ro1">
          <table:table-cell table:style-name="ce10" office:value-type="float" office:value="973" calcext:value-type="float">
            <text:p>973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office:value-type="float" office:value="211908826" calcext:value-type="float">
            <text:p>211908826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nothing visual </text:p>
          </table:table-cell>
          <table:table-cell table:style-name="ce10" office:value-type="string" calcext:value-type="string">
            <text:p>211908826, mid , 2013 UZ29 , -, MB&gt;Outer , 22.9 ,http://vizier.u-strasbg.fr/cgi-bin/VizieR-5?-source=B/astorb/astorb&amp;Name===2013%20UZ29, 0.000 ,7.848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7"/>
          <table:table-cell table:number-columns-repeated="988"/>
        </table:table-row>
        <table:table-row table:style-name="ro1">
          <table:table-cell table:style-name="ce10" office:value-type="float" office:value="480" calcext:value-type="float">
            <text:p>480</text:p>
          </table:table-cell>
          <table:table-cell table:style-name="ce10" office:value-type="float" office:value="483" calcext:value-type="float">
            <text:p>483</text:p>
          </table:table-cell>
          <table:table-cell table:style-name="ce10" office:value-type="float" office:value="211925552" calcext:value-type="float">
            <text:p>211925552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in TPF</text:p>
          </table:table-cell>
          <table:table-cell table:style-name="ce10" office:value-type="string" calcext:value-type="string">
            <text:p>211925552, mid , 2000 QP169 , 32376, MB&gt;Middle , 18.1 ,http://vizier.u-strasbg.fr/cgi-bin/VizieR-5?-source=B/astorb/astorb&amp;Name===2000%20QP169, 0.439 ,5.172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7"/>
          <table:table-cell table:number-columns-repeated="988"/>
        </table:table-row>
        <table:table-row table:style-name="ro1">
          <table:table-cell table:style-name="ce10" office:value-type="float" office:value="151" calcext:value-type="float">
            <text:p>151</text:p>
          </table:table-cell>
          <table:table-cell table:style-name="ce10" office:value-type="float" office:value="154" calcext:value-type="float">
            <text:p>154</text:p>
          </table:table-cell>
          <table:table-cell table:style-name="ce10" office:value-type="float" office:value="211939364" calcext:value-type="float">
            <text:p>211939364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939364, mid , 2004 RB144 , 128728, MB&gt;Middle , 20.3 ,http://vizier.u-strasbg.fr/cgi-bin/VizieR-5?-source=B/astorb/astorb&amp;Name===2004%20RB144, 0.413 ,3.499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7"/>
          <table:table-cell table:number-columns-repeated="988"/>
        </table:table-row>
        <table:table-row table:style-name="ro1">
          <table:table-cell table:style-name="ce10" office:value-type="float" office:value="409" calcext:value-type="float">
            <text:p>409</text:p>
          </table:table-cell>
          <table:table-cell table:style-name="ce10" office:value-type="float" office:value="412" calcext:value-type="float">
            <text:p>412</text:p>
          </table:table-cell>
          <table:table-cell table:style-name="ce10" office:value-type="float" office:value="211934172" calcext:value-type="float">
            <text:p>211934172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934172, mid , Mikulasek , 11124, MB&gt;Inner , 19.0 ,http://vizier.u-strasbg.fr/cgi-bin/VizieR-5?-source=B/astorb/astorb&amp;Name===Mikulasek, 0.104 ,3.517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7"/>
          <table:table-cell table:number-columns-repeated="988"/>
        </table:table-row>
        <table:table-row table:style-name="ro1">
          <table:table-cell table:style-name="ce10" office:value-type="float" office:value="665" calcext:value-type="float">
            <text:p>665</text:p>
          </table:table-cell>
          <table:table-cell table:style-name="ce10" office:value-type="float" office:value="668" calcext:value-type="float">
            <text:p>668</text:p>
          </table:table-cell>
          <table:table-cell table:style-name="ce10" office:value-type="float" office:value="211979060" calcext:value-type="float">
            <text:p>211979060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not visible in TPF</text:p>
          </table:table-cell>
          <table:table-cell table:style-name="ce10" office:value-type="string" calcext:value-type="string">
            <text:p>211979060, mid , 2002 GN149 , 215420, MB&gt;Inner , 21.4 ,http://vizier.u-strasbg.fr/cgi-bin/VizieR-5?-source=B/astorb/astorb&amp;Name===2002%20GN149, 0.104 ,1.104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6"/>
          <table:table-cell table:number-columns-repeated="989"/>
        </table:table-row>
        <table:table-row table:style-name="ro1">
          <table:table-cell table:style-name="ce10" office:value-type="float" office:value="2759" calcext:value-type="float">
            <text:p>2759</text:p>
          </table:table-cell>
          <table:table-cell table:style-name="ce10" office:value-type="float" office:value="2762" calcext:value-type="float">
            <text:p>2762</text:p>
          </table:table-cell>
          <table:table-cell table:style-name="ce10" office:value-type="float" office:value="212077235" calcext:value-type="float">
            <text:p>212077235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2077235, mid , Sherlock , 5049, MB&gt;Inner , 18.6 ,http://vizier.u-strasbg.fr/cgi-bin/VizieR-5?-source=B/astorb/astorb&amp;Name===Sherlock, 0.066 ,12.899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6"/>
          <table:table-cell table:number-columns-repeated="989"/>
        </table:table-row>
        <table:table-row table:style-name="ro1">
          <table:table-cell table:style-name="ce10" office:value-type="float" office:value="1784" calcext:value-type="float">
            <text:p>1784</text:p>
          </table:table-cell>
          <table:table-cell table:style-name="ce10" office:value-type="float" office:value="1787" calcext:value-type="float">
            <text:p>1787</text:p>
          </table:table-cell>
          <table:table-cell table:style-name="ce10" office:value-type="float" office:value="212067464" calcext:value-type="float">
            <text:p>212067464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 </text:p>
          </table:table-cell>
          <table:table-cell table:style-name="ce10" office:value-type="string" calcext:value-type="string">
            <text:p>212067464, mid , Manto , 870, MB&gt;Inner , 17.1 ,http://vizier.u-strasbg.fr/cgi-bin/VizieR-5?-source=B/astorb/astorb&amp;Name===Manto, 0.131 ,19.335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6"/>
          <table:table-cell table:number-columns-repeated="989"/>
        </table:table-row>
        <table:table-row table:style-name="ro1">
          <table:table-cell table:style-name="ce10" office:value-type="float" office:value="2257" calcext:value-type="float">
            <text:p>2257</text:p>
          </table:table-cell>
          <table:table-cell table:style-name="ce10" office:value-type="float" office:value="2261" calcext:value-type="float">
            <text:p>2261</text:p>
          </table:table-cell>
          <table:table-cell table:style-name="ce10" office:value-type="float" office:value="211917139" calcext:value-type="float">
            <text:p>211917139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not visible in TPF</text:p>
          </table:table-cell>
          <table:table-cell table:style-name="ce10" office:value-type="string" calcext:value-type="string">
            <text:p>211917139, mid , 2005 QO120 , 327229, MB&gt;Inner , 23.0 ,http://vizier.u-strasbg.fr/cgi-bin/VizieR-5?-source=B/astorb/astorb&amp;Name===2005%20QO120, 0.478 ,13.331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6"/>
          <table:table-cell table:number-columns-repeated="989"/>
        </table:table-row>
        <table:table-row table:style-name="ro1">
          <table:table-cell table:style-name="ce10" office:value-type="float" office:value="3006" calcext:value-type="float">
            <text:p>3006</text:p>
          </table:table-cell>
          <table:table-cell table:style-name="ce10" office:value-type="float" office:value="3009" calcext:value-type="float">
            <text:p>3009</text:p>
          </table:table-cell>
          <table:table-cell table:style-name="ce10" office:value-type="float" office:value="211416749" calcext:value-type="float">
            <text:p>211416749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string" calcext:value-type="string">
            <text:p>ngc2682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416749, mid , 1999 RG112 , 102040, MB&gt;Outer , 18.5 ,http://vizier.u-strasbg.fr/cgi-bin/VizieR-5?-source=B/astorb/astorb&amp;Name===1999%20RG112, 0.060 ,9.883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6"/>
          <table:table-cell table:number-columns-repeated="989"/>
        </table:table-row>
        <table:table-row table:style-name="ro1">
          <table:table-cell table:style-name="ce10" office:value-type="float" office:value="3000" calcext:value-type="float">
            <text:p>3000</text:p>
          </table:table-cell>
          <table:table-cell table:style-name="ce10" office:value-type="float" office:value="3005" calcext:value-type="float">
            <text:p>3005</text:p>
          </table:table-cell>
          <table:table-cell table:style-name="ce10" office:value-type="float" office:value="211423010" calcext:value-type="float">
            <text:p>211423010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string" calcext:value-type="string">
            <text:p>ngc2682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423010, mid , Yamasaki , 6497, MB&gt;Inner , 18.1 ,http://vizier.u-strasbg.fr/cgi-bin/VizieR-5?-source=B/astorb/astorb&amp;Name===Yamasaki, 0.031 ,5.704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6"/>
          <table:table-cell table:number-columns-repeated="989"/>
        </table:table-row>
        <table:table-row table:style-name="ro1">
          <table:table-cell table:style-name="ce10" office:value-type="float" office:value="1195" calcext:value-type="float">
            <text:p>1195</text:p>
          </table:table-cell>
          <table:table-cell table:style-name="ce10" office:value-type="float" office:value="1198" calcext:value-type="float">
            <text:p>1198</text:p>
          </table:table-cell>
          <table:table-cell table:style-name="ce10" office:value-type="float" office:value="211429166" calcext:value-type="float">
            <text:p>211429166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string" calcext:value-type="string">
            <text:p>ngc2682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429166, mid , Pomona , 32, MB&gt;Middle , 12.7 ,http://vizier.u-strasbg.fr/cgi-bin/VizieR-5?-source=B/astorb/astorb&amp;Name===Pomona, 0.025 ,11.839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6"/>
          <table:table-cell table:number-columns-repeated="989"/>
        </table:table-row>
        <table:table-row table:style-name="ro1">
          <table:table-cell table:style-name="ce10" office:value-type="float" office:value="3233" calcext:value-type="float">
            <text:p>3233</text:p>
          </table:table-cell>
          <table:table-cell table:style-name="ce10" office:value-type="float" office:value="3236" calcext:value-type="float">
            <text:p>3236</text:p>
          </table:table-cell>
          <table:table-cell table:style-name="ce10" office:value-type="float" office:value="211421905" calcext:value-type="float">
            <text:p>211421905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string" calcext:value-type="string">
            <text:p>ngc2682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421905, mid , 1998 OL8 , 28060, MB&gt;Outer , 18.5 ,http://vizier.u-strasbg.fr/cgi-bin/VizieR-5?-source=B/astorb/astorb&amp;Name===1998%20OL8, 0.050 ,4.259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6"/>
          <table:table-cell table:number-columns-repeated="989"/>
        </table:table-row>
        <table:table-row table:style-name="ro1">
          <table:table-cell table:style-name="ce10" office:value-type="float" office:value="2941" calcext:value-type="float">
            <text:p>2941</text:p>
          </table:table-cell>
          <table:table-cell table:style-name="ce10" office:value-type="float" office:value="2944" calcext:value-type="float">
            <text:p>2944</text:p>
          </table:table-cell>
          <table:table-cell table:style-name="ce10" office:value-type="float" office:value="211901847" calcext:value-type="float">
            <text:p>211901847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901847, mid , 2000 AW69 , 53495, MB&gt;Outer , 19.6 ,http://vizier.u-strasbg.fr/cgi-bin/VizieR-5?-source=B/astorb/astorb&amp;Name===2000%20AW69, 0.052 ,4.833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6"/>
          <table:table-cell table:number-columns-repeated="989"/>
        </table:table-row>
        <table:table-row table:style-name="ro1">
          <table:table-cell table:style-name="ce10" office:value-type="float" office:value="2221" calcext:value-type="float">
            <text:p>2221</text:p>
          </table:table-cell>
          <table:table-cell table:style-name="ce10" office:value-type="float" office:value="2224" calcext:value-type="float">
            <text:p>2224</text:p>
          </table:table-cell>
          <table:table-cell table:style-name="ce10" office:value-type="float" office:value="211922849" calcext:value-type="float">
            <text:p>211922849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922849, mid , 2000 AR1 , 75568, MB&gt;Inner , 19.0 ,http://vizier.u-strasbg.fr/cgi-bin/VizieR-5?-source=B/astorb/astorb&amp;Name===2000%20AR1, 0.019 ,3.322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6"/>
          <table:table-cell table:number-columns-repeated="989"/>
        </table:table-row>
        <table:table-row table:style-name="ro1">
          <table:table-cell table:style-name="ce10" office:value-type="float" office:value="2306" calcext:value-type="float">
            <text:p>2306</text:p>
          </table:table-cell>
          <table:table-cell table:style-name="ce10" office:value-type="float" office:value="2309" calcext:value-type="float">
            <text:p>2309</text:p>
          </table:table-cell>
          <table:table-cell table:style-name="ce10" office:value-type="float" office:value="211939206" calcext:value-type="float">
            <text:p>211939206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939206, mid , Pothier , 18830, MB&gt;Inner , 18.2 ,http://vizier.u-strasbg.fr/cgi-bin/VizieR-5?-source=B/astorb/astorb&amp;Name===Pothier, 0.027 ,6.957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6"/>
          <table:table-cell table:number-columns-repeated="989"/>
        </table:table-row>
        <table:table-row table:style-name="ro1">
          <table:table-cell table:style-name="ce10" office:value-type="float" office:value="1960" calcext:value-type="float">
            <text:p>1960</text:p>
          </table:table-cell>
          <table:table-cell table:style-name="ce10" office:value-type="float" office:value="1963" calcext:value-type="float">
            <text:p>1963</text:p>
          </table:table-cell>
          <table:table-cell table:style-name="ce10" office:value-type="float" office:value="211952098" calcext:value-type="float">
            <text:p>211952098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952098, mid , 1999 XQ95 , 25505, MB&gt;Inner , 18.0 ,http://vizier.u-strasbg.fr/cgi-bin/VizieR-5?-source=B/astorb/astorb&amp;Name===1999%20XQ95, 0.013 ,6.896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6"/>
          <table:table-cell table:number-columns-repeated="989"/>
        </table:table-row>
        <table:table-row table:style-name="ro1">
          <table:table-cell table:style-name="ce10" office:value-type="float" office:value="2729" calcext:value-type="float">
            <text:p>2729</text:p>
          </table:table-cell>
          <table:table-cell table:style-name="ce10" office:value-type="float" office:value="2732" calcext:value-type="float">
            <text:p>2732</text:p>
          </table:table-cell>
          <table:table-cell table:style-name="ce10" office:value-type="float" office:value="211956610" calcext:value-type="float">
            <text:p>211956610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956610, mid , 2013 CM189 , 479230, MB&gt;Outer , 20.4 ,http://vizier.u-strasbg.fr/cgi-bin/VizieR-5?-source=B/astorb/astorb&amp;Name===2013%20CM189, 0.022 ,7.288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6"/>
          <table:table-cell table:number-columns-repeated="989"/>
        </table:table-row>
        <table:table-row table:style-name="ro1">
          <table:table-cell table:style-name="ce10" office:value-type="float" office:value="3073" calcext:value-type="float">
            <text:p>3073</text:p>
          </table:table-cell>
          <table:table-cell table:style-name="ce10" office:value-type="float" office:value="3076" calcext:value-type="float">
            <text:p>3076</text:p>
          </table:table-cell>
          <table:table-cell table:style-name="ce10" office:value-type="float" office:value="211896450" calcext:value-type="float">
            <text:p>211896450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896450, mid , 1999 TC3 , 86205, MB&gt;Outer , 18.9 ,http://vizier.u-strasbg.fr/cgi-bin/VizieR-5?-source=B/astorb/astorb&amp;Name===1999%20TC3, 0.027 ,5.341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6"/>
          <table:table-cell table:number-columns-repeated="989"/>
        </table:table-row>
        <table:table-row table:style-name="ro1">
          <table:table-cell table:style-name="ce10" office:value-type="float" office:value="2640" calcext:value-type="float">
            <text:p>2640</text:p>
          </table:table-cell>
          <table:table-cell table:style-name="ce10" office:value-type="float" office:value="2643" calcext:value-type="float">
            <text:p>2643</text:p>
          </table:table-cell>
          <table:table-cell table:style-name="ce10" office:value-type="float" office:value="211970517" calcext:value-type="float">
            <text:p>211970517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970517, mid , 2001 VD90 , 173927, MB&gt;Outer , 20.0 ,http://vizier.u-strasbg.fr/cgi-bin/VizieR-5?-source=B/astorb/astorb&amp;Name===2001%20VD90, 0.083 ,3.307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6"/>
          <table:table-cell table:number-columns-repeated="989"/>
        </table:table-row>
        <table:table-row table:style-name="ro1">
          <table:table-cell table:style-name="ce10" office:value-type="float" office:value="3005" calcext:value-type="float">
            <text:p>3005</text:p>
          </table:table-cell>
          <table:table-cell table:style-name="ce10" office:value-type="float" office:value="3008" calcext:value-type="float">
            <text:p>3008</text:p>
          </table:table-cell>
          <table:table-cell table:style-name="ce10" office:value-type="float" office:value="211970861" calcext:value-type="float">
            <text:p>211970861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970861, mid , 2001 XD59 , 125628, MB&gt;Middle , 19.0 ,http://vizier.u-strasbg.fr/cgi-bin/VizieR-5?-source=B/astorb/astorb&amp;Name===2001%20XD59, 0.099 ,4.753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6"/>
          <table:table-cell table:number-columns-repeated="989"/>
        </table:table-row>
        <table:table-row table:style-name="ro1"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823" calcext:value-type="float">
            <text:p>823</text:p>
          </table:table-cell>
          <table:table-cell table:style-name="ce10" office:value-type="float" office:value="211420952" calcext:value-type="float">
            <text:p>211420952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string" calcext:value-type="string">
            <text:p>ngc2682</text:p>
          </table:table-cell>
          <table:table-cell table:style-name="ce10" office:value-type="string" calcext:value-type="string">
            <text:p>not visible in TPF</text:p>
          </table:table-cell>
          <table:table-cell table:style-name="ce10" office:value-type="string" calcext:value-type="string">
            <text:p>211420952, mid , 2010 TU183 , -, MB&gt;Outer , 21.3 ,http://vizier.u-strasbg.fr/cgi-bin/VizieR-5?-source=B/astorb/astorb&amp;Name===2010%20TU183, 0.035 ,4.683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6"/>
          <table:table-cell table:number-columns-repeated="989"/>
        </table:table-row>
        <table:table-row table:style-name="ro1">
          <table:table-cell table:style-name="ce10" office:value-type="float" office:value="870" calcext:value-type="float">
            <text:p>870</text:p>
          </table:table-cell>
          <table:table-cell table:style-name="ce10" office:value-type="float" office:value="873" calcext:value-type="float">
            <text:p>873</text:p>
          </table:table-cell>
          <table:table-cell table:style-name="ce10" office:value-type="float" office:value="211383527" calcext:value-type="float">
            <text:p>211383527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string" calcext:value-type="string">
            <text:p>ngc2682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383527, mid , 1996 GD2 , 26176, MB&gt;Middle , 19.3 ,http://vizier.u-strasbg.fr/cgi-bin/VizieR-5?-source=B/astorb/astorb&amp;Name===1996%20GD2, 0.005 ,1.374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6"/>
          <table:table-cell table:number-columns-repeated="989"/>
        </table:table-row>
        <table:table-row table:style-name="ro1">
          <table:table-cell table:style-name="ce10" office:value-type="float" office:value="628" calcext:value-type="float">
            <text:p>628</text:p>
          </table:table-cell>
          <table:table-cell table:style-name="ce10" office:value-type="float" office:value="631" calcext:value-type="float">
            <text:p>631</text:p>
          </table:table-cell>
          <table:table-cell table:style-name="ce10" office:value-type="float" office:value="212009294" calcext:value-type="float">
            <text:p>212009294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not visible in TPFs</text:p>
          </table:table-cell>
          <table:table-cell table:style-name="ce10" office:value-type="string" calcext:value-type="string">
            <text:p>212009294, mid , 2004 RK172 , 254259, MB&gt;Outer , 20.8 ,http://vizier.u-strasbg.fr/cgi-bin/VizieR-5?-source=B/astorb/astorb&amp;Name===2004%20RK172, 0.059 ,1.207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6"/>
          <table:table-cell table:number-columns-repeated="989"/>
        </table:table-row>
        <table:table-row table:style-name="ro1"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211985566" calcext:value-type="float">
            <text:p>211985566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985566, mid , 1995 BM12 , 73790, MB&gt;Middle , 19.8 ,http://vizier.u-strasbg.fr/cgi-bin/VizieR-5?-source=B/astorb/astorb&amp;Name===1995%20BM12, 0.001 ,4.041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6"/>
          <table:table-cell table:number-columns-repeated="989"/>
        </table:table-row>
        <table:table-row table:style-name="ro1">
          <table:table-cell table:style-name="ce10" office:value-type="float" office:value="633" calcext:value-type="float">
            <text:p>633</text:p>
          </table:table-cell>
          <table:table-cell table:style-name="ce10" office:value-type="float" office:value="636" calcext:value-type="float">
            <text:p>636</text:p>
          </table:table-cell>
          <table:table-cell table:style-name="ce10" office:value-type="float" office:value="211985566" calcext:value-type="float">
            <text:p>211985566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985566, mid , 2000 AB240 , 50225, MB&gt;Inner , 18.3 ,http://vizier.u-strasbg.fr/cgi-bin/VizieR-5?-source=B/astorb/astorb&amp;Name===2000%20AB240, 0.016 ,5.672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6"/>
          <table:table-cell table:number-columns-repeated="989"/>
        </table:table-row>
        <table:table-row table:style-name="ro1">
          <table:table-cell table:style-name="ce10" office:value-type="float" office:value="1093" calcext:value-type="float">
            <text:p>1093</text:p>
          </table:table-cell>
          <table:table-cell table:style-name="ce10" office:value-type="float" office:value="1096" calcext:value-type="float">
            <text:p>1096</text:p>
          </table:table-cell>
          <table:table-cell table:style-name="ce10" office:value-type="float" office:value="211824166" calcext:value-type="float">
            <text:p>211824166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824166, mid , 2008 CU160 , 256842, MB&gt;Outer , 20.6 ,http://vizier.u-strasbg.fr/cgi-bin/VizieR-5?-source=B/astorb/astorb&amp;Name===2008%20CU160, 0.028 ,2.843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6"/>
          <table:table-cell table:number-columns-repeated="989"/>
        </table:table-row>
        <table:table-row table:style-name="ro1">
          <table:table-cell table:style-name="ce10" office:value-type="float" office:value="428" calcext:value-type="float">
            <text:p>428</text:p>
          </table:table-cell>
          <table:table-cell table:style-name="ce10" office:value-type="float" office:value="431" calcext:value-type="float">
            <text:p>431</text:p>
          </table:table-cell>
          <table:table-cell table:style-name="ce10" office:value-type="float" office:value="211896418" calcext:value-type="float">
            <text:p>211896418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896418, mid , 2002 CO174 , 95390, MB&gt;Outer , 19.5 ,http://vizier.u-strasbg.fr/cgi-bin/VizieR-5?-source=B/astorb/astorb&amp;Name===2002%20CO174, 0.008 ,10.937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6"/>
          <table:table-cell table:number-columns-repeated="989"/>
        </table:table-row>
        <table:table-row table:style-name="ro1">
          <table:table-cell table:style-name="ce10" office:value-type="float" office:value="1876" calcext:value-type="float">
            <text:p>1876</text:p>
          </table:table-cell>
          <table:table-cell table:style-name="ce10" office:value-type="float" office:value="1879" calcext:value-type="float">
            <text:p>1879</text:p>
          </table:table-cell>
          <table:table-cell table:style-name="ce10" office:value-type="float" office:value="211896418" calcext:value-type="float">
            <text:p>211896418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896418, mid , Jekabsons , 3188, MB&gt;Inner , 18.3 ,http://vizier.u-strasbg.fr/cgi-bin/VizieR-5?-source=B/astorb/astorb&amp;Name===Jekabsons, 0.009 ,15.501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6"/>
          <table:table-cell table:number-columns-repeated="989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11896749" calcext:value-type="float">
            <text:p>211896749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not visible in TPF</text:p>
          </table:table-cell>
          <table:table-cell table:style-name="ce10" office:value-type="string" calcext:value-type="string">
            <text:p>211896749, mid , 2007 EH214 , 278258, MB&gt;Inner , 20.6 ,http://vizier.u-strasbg.fr/cgi-bin/VizieR-5?-source=B/astorb/astorb&amp;Name===2007%20EH214, 0.056 ,3.625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6"/>
          <table:table-cell table:number-columns-repeated="989"/>
        </table:table-row>
        <table:table-row table:style-name="ro1">
          <table:table-cell table:style-name="ce10" office:value-type="float" office:value="1428" calcext:value-type="float">
            <text:p>1428</text:p>
          </table:table-cell>
          <table:table-cell table:style-name="ce10" office:value-type="float" office:value="1431" calcext:value-type="float">
            <text:p>1431</text:p>
          </table:table-cell>
          <table:table-cell table:style-name="ce10" office:value-type="float" office:value="211917204" calcext:value-type="float">
            <text:p>211917204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917204, mid , 2000 AZ90 , 56349, MB&gt;Inner , 20.4 ,http://vizier.u-strasbg.fr/cgi-bin/VizieR-5?-source=B/astorb/astorb&amp;Name===2000%20AZ90, 0.036 ,3.49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6"/>
          <table:table-cell table:number-columns-repeated="989"/>
        </table:table-row>
        <table:table-row table:style-name="ro1">
          <table:table-cell table:style-name="ce10" office:value-type="float" office:value="760" calcext:value-type="float">
            <text:p>760</text:p>
          </table:table-cell>
          <table:table-cell table:style-name="ce10" office:value-type="float" office:value="764" calcext:value-type="float">
            <text:p>764</text:p>
          </table:table-cell>
          <table:table-cell table:style-name="ce10" office:value-type="float" office:value="211955365" calcext:value-type="float">
            <text:p>211955365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955365, mid , 2001 BQ15 , 72290, MB&gt;Middle , 18.7 ,http://vizier.u-strasbg.fr/cgi-bin/VizieR-5?-source=B/astorb/astorb&amp;Name===2001%20BQ15, 0.024 ,12.453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6"/>
          <table:table-cell table:number-columns-repeated="989"/>
        </table:table-row>
        <table:table-row table:style-name="ro1">
          <table:table-cell table:style-name="ce10" office:value-type="float" office:value="466" calcext:value-type="float">
            <text:p>466</text:p>
          </table:table-cell>
          <table:table-cell table:style-name="ce10" office:value-type="float" office:value="469" calcext:value-type="float">
            <text:p>469</text:p>
          </table:table-cell>
          <table:table-cell table:style-name="ce10" office:value-type="float" office:value="211941802" calcext:value-type="float">
            <text:p>211941802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941802, mid , 2000 AH244 , 97438, MB&gt;Middle , 19.4 ,http://vizier.u-strasbg.fr/cgi-bin/VizieR-5?-source=B/astorb/astorb&amp;Name===2000%20AH244, 0.018 ,2.856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6"/>
          <table:table-cell table:number-columns-repeated="989"/>
        </table:table-row>
        <table:table-row table:style-name="ro1">
          <table:table-cell table:style-name="ce10" office:value-type="float" office:value="375" calcext:value-type="float">
            <text:p>375</text:p>
          </table:table-cell>
          <table:table-cell table:style-name="ce10" office:value-type="float" office:value="378" calcext:value-type="float">
            <text:p>378</text:p>
          </table:table-cell>
          <table:table-cell table:style-name="ce10" office:value-type="float" office:value="212023593" calcext:value-type="float">
            <text:p>212023593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2023593, mid , 1999 JC72 , 38157, MB&gt;Inner , 19.4 ,http://vizier.u-strasbg.fr/cgi-bin/VizieR-5?-source=B/astorb/astorb&amp;Name===1999%20JC72, 0.006 ,6.918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6"/>
          <table:table-cell table:number-columns-repeated="989"/>
        </table:table-row>
        <table:table-row table:style-name="ro1">
          <table:table-cell table:style-name="ce10" office:value-type="float" office:value="538" calcext:value-type="float">
            <text:p>538</text:p>
          </table:table-cell>
          <table:table-cell table:style-name="ce10" office:value-type="float" office:value="542" calcext:value-type="float">
            <text:p>542</text:p>
          </table:table-cell>
          <table:table-cell table:style-name="ce10" office:value-type="float" office:value="211737793" calcext:value-type="float">
            <text:p>211737793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737793, mid , 2000 HR51 , 32004, MB&gt;Inner , 19.6 ,http://vizier.u-strasbg.fr/cgi-bin/VizieR-5?-source=B/astorb/astorb&amp;Name===2000%20HR51, 0.046 ,1.54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6"/>
          <table:table-cell table:number-columns-repeated="989"/>
        </table:table-row>
        <table:table-row table:style-name="ro1">
          <table:table-cell table:style-name="ce10" office:value-type="float" office:value="1213" calcext:value-type="float">
            <text:p>1213</text:p>
          </table:table-cell>
          <table:table-cell table:style-name="ce10" office:value-type="float" office:value="1216" calcext:value-type="float">
            <text:p>1216</text:p>
          </table:table-cell>
          <table:table-cell table:style-name="ce10" office:value-type="float" office:value="211916718" calcext:value-type="float">
            <text:p>211916718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916718, mid , Mulhall , 21708, MB&gt;Middle , 19.7 ,http://vizier.u-strasbg.fr/cgi-bin/VizieR-5?-source=B/astorb/astorb&amp;Name===Mulhall, 0.004 ,5.325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6"/>
          <table:table-cell table:number-columns-repeated="989"/>
        </table:table-row>
        <table:table-row table:style-name="ro1">
          <table:table-cell table:style-name="ce10" office:value-type="float" office:value="1120" calcext:value-type="float">
            <text:p>1120</text:p>
          </table:table-cell>
          <table:table-cell table:style-name="ce10" office:value-type="float" office:value="1123" calcext:value-type="float">
            <text:p>1123</text:p>
          </table:table-cell>
          <table:table-cell table:style-name="ce10" office:value-type="float" office:value="211983811" calcext:value-type="float">
            <text:p>211983811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983811, mid , 1999 RV25 , 40426, MB&gt;Outer , 19.5 ,http://vizier.u-strasbg.fr/cgi-bin/VizieR-5?-source=B/astorb/astorb&amp;Name===1999%20RV25, 0.041 ,4.462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6"/>
          <table:table-cell table:number-columns-repeated="989"/>
        </table:table-row>
        <table:table-row table:style-name="ro1">
          <table:table-cell table:style-name="ce10" office:value-type="float" office:value="2128" calcext:value-type="float">
            <text:p>2128</text:p>
          </table:table-cell>
          <table:table-cell table:style-name="ce10" office:value-type="float" office:value="2131" calcext:value-type="float">
            <text:p>2131</text:p>
          </table:table-cell>
          <table:table-cell table:style-name="ce10" office:value-type="float" office:value="211897829" calcext:value-type="float">
            <text:p>211897829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897829, mid , 2002 CZ274 , 186321, MB&gt;Outer , 20.1 ,http://vizier.u-strasbg.fr/cgi-bin/VizieR-5?-source=B/astorb/astorb&amp;Name===2002%20CZ274, 0.024 ,10.336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6"/>
          <table:table-cell table:number-columns-repeated="989"/>
        </table:table-row>
        <table:table-row table:style-name="ro1">
          <table:table-cell table:style-name="ce10" office:value-type="float" office:value="556" calcext:value-type="float">
            <text:p>556</text:p>
          </table:table-cell>
          <table:table-cell table:style-name="ce10" office:value-type="float" office:value="559" calcext:value-type="float">
            <text:p>559</text:p>
          </table:table-cell>
          <table:table-cell table:style-name="ce10" office:value-type="float" office:value="211711533" calcext:value-type="float">
            <text:p>211711533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711533, mid , 2000 AZ32 , 47488, MB&gt;Inner , 17.8 ,http://vizier.u-strasbg.fr/cgi-bin/VizieR-5?-source=B/astorb/astorb&amp;Name===2000%20AZ32, 0.016 ,3.916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6"/>
          <table:table-cell table:number-columns-repeated="989"/>
        </table:table-row>
        <table:table-row table:style-name="ro1">
          <table:table-cell table:style-name="ce10" office:value-type="float" office:value="1539" calcext:value-type="float">
            <text:p>1539</text:p>
          </table:table-cell>
          <table:table-cell table:style-name="ce10" office:value-type="float" office:value="1542" calcext:value-type="float">
            <text:p>1542</text:p>
          </table:table-cell>
          <table:table-cell table:style-name="ce10" office:value-type="float" office:value="211946055" calcext:value-type="float">
            <text:p>211946055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946055, mid , Pasadena , 2200, MB&gt;Inner , 16.6 ,http://vizier.u-strasbg.fr/cgi-bin/VizieR-5?-source=B/astorb/astorb&amp;Name===Pasadena, 0.023 ,5.49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6"/>
          <table:table-cell table:number-columns-repeated="989"/>
        </table:table-row>
        <table:table-row table:style-name="ro1">
          <table:table-cell table:style-name="ce10" office:value-type="float" office:value="645" calcext:value-type="float">
            <text:p>645</text:p>
          </table:table-cell>
          <table:table-cell table:style-name="ce10" office:value-type="float" office:value="651" calcext:value-type="float">
            <text:p>651</text:p>
          </table:table-cell>
          <table:table-cell table:style-name="ce10" office:value-type="float" office:value="211923104" calcext:value-type="float">
            <text:p>211923104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string" calcext:value-type="string">
            <text:p>praesepe</text:p>
          </table:table-cell>
          <table:table-cell table:style-name="ce10" office:value-type="string" calcext:value-type="string">
            <text:p>confirmed by TPF</text:p>
          </table:table-cell>
          <table:table-cell table:style-name="ce10" office:value-type="string" calcext:value-type="string">
            <text:p>211923104, mid , 2006 AR93 , 159963, MB&gt;Middle , 20.7 ,http://vizier.u-strasbg.fr/cgi-bin/VizieR-5?-source=B/astorb/astorb&amp;Name===2006%20AR93, 0.008 ,5.277</text:p>
          </table:table-cell>
          <table:table-cell table:style-name="ce10" table:number-columns-repeated="3"/>
          <table:table-cell table:style-name="Default" table:number-columns-repeated="2"/>
          <table:table-cell table:style-name="ce10"/>
          <table:table-cell table:style-name="Default" table:number-columns-repeated="6"/>
          <table:table-cell table:style-name="ce10" table:number-columns-repeated="6"/>
          <table:table-cell table:number-columns-repeated="989"/>
        </table:table-row>
        <table:table-row table:style-name="ro1" table:number-rows-repeated="6">
          <table:table-cell table:number-columns-repeated="11"/>
          <table:table-cell table:style-name="Default" table:number-columns-repeated="2"/>
          <table:table-cell/>
          <table:table-cell table:style-name="Default" table:number-columns-repeated="6"/>
          <table:table-cell table:number-columns-repeated="995"/>
        </table:table-row>
        <table:table-row table:style-name="ro1" table:number-rows-repeated="36">
          <table:table-cell table:number-columns-repeated="11"/>
          <table:table-cell table:style-name="Default" table:number-columns-repeated="2"/>
          <table:table-cell table:number-columns-repeated="1002"/>
        </table:table-row>
        <table:table-row table:style-name="ro1" table:number-rows-repeated="1048387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Sheet3" table:style-name="ta2">
        <office:forms form:automatic-focus="false" form:apply-design-mode="false"/>
        <table:table-column table:style-name="co10" table:number-columns-repeated="4" table:default-cell-style-name="ce10"/>
        <table:table-column table:style-name="co10" table:default-cell-style-name="Default"/>
        <table:table-column table:style-name="co10" table:number-columns-repeated="3" table:default-cell-style-name="ce10"/>
        <table:table-row table:style-name="ro1">
          <table:table-cell office:value-type="string" calcext:value-type="string">
            <text:p>istart</text:p>
          </table:table-cell>
          <table:table-cell office:value-type="string" calcext:value-type="string">
            <text:p>istop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</text:p>
          </table:table-cell>
          <table:table-cell/>
          <table:table-cell table:style-name="ce11"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16" calcext:value-type="float">
            <text:p>516</text:p>
          </table:table-cell>
          <table:table-cell office:value-type="float" office:value="210971338" calcext:value-type="float">
            <text:p>21097133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824" calcext:value-type="float">
            <text:p>824</text:p>
          </table:table-cell>
          <table:table-cell office:value-type="float" office:value="211061207" calcext:value-type="float">
            <text:p>21106120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1876" calcext:value-type="float">
            <text:p>1876</text:p>
          </table:table-cell>
          <table:table-cell office:value-type="float" office:value="211112686" calcext:value-type="float">
            <text:p>21111268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60" calcext:value-type="float">
            <text:p>560</text:p>
          </table:table-cell>
          <table:table-cell office:value-type="float" office:value="210700098" calcext:value-type="float">
            <text:p>21070009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546" calcext:value-type="float">
            <text:p>1546</text:p>
          </table:table-cell>
          <table:table-cell office:value-type="float" office:value="210762863" calcext:value-type="float">
            <text:p>21076286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946" calcext:value-type="float">
            <text:p>946</text:p>
          </table:table-cell>
          <table:table-cell office:value-type="float" office:value="210863683" calcext:value-type="float">
            <text:p>21086368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2761" calcext:value-type="float">
            <text:p>2761</text:p>
          </table:table-cell>
          <table:table-cell office:value-type="float" office:value="210872505" calcext:value-type="float">
            <text:p>21087250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1876" calcext:value-type="float">
            <text:p>1876</text:p>
          </table:table-cell>
          <table:table-cell office:value-type="float" office:value="210963935" calcext:value-type="float">
            <text:p>21096393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340" calcext:value-type="float">
            <text:p>1340</text:p>
          </table:table-cell>
          <table:table-cell office:value-type="float" office:value="210971138" calcext:value-type="float">
            <text:p>21097113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278" calcext:value-type="float">
            <text:p>1278</text:p>
          </table:table-cell>
          <table:table-cell office:value-type="float" office:value="210974893" calcext:value-type="float">
            <text:p>21097489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681" calcext:value-type="float">
            <text:p>1681</text:p>
          </table:table-cell>
          <table:table-cell office:value-type="float" office:value="210991032" calcext:value-type="float">
            <text:p>2109910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7" calcext:value-type="float">
            <text:p>327</text:p>
          </table:table-cell>
          <table:table-cell office:value-type="float" office:value="211001183" calcext:value-type="float">
            <text:p>21100118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211004548" calcext:value-type="float">
            <text:p>2110045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636" calcext:value-type="float">
            <text:p>1636</text:p>
          </table:table-cell>
          <table:table-cell office:value-type="float" office:value="211030439" calcext:value-type="float">
            <text:p>21103043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44" calcext:value-type="float">
            <text:p>444</text:p>
          </table:table-cell>
          <table:table-cell office:value-type="float" office:value="211039634" calcext:value-type="float">
            <text:p>21103963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409" calcext:value-type="float">
            <text:p>1409</text:p>
          </table:table-cell>
          <table:table-cell office:value-type="float" office:value="211047980" calcext:value-type="float">
            <text:p>21104798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2289" calcext:value-type="float">
            <text:p>2289</text:p>
          </table:table-cell>
          <table:table-cell office:value-type="float" office:value="211053549" calcext:value-type="float">
            <text:p>21105354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290" calcext:value-type="float">
            <text:p>1290</text:p>
          </table:table-cell>
          <table:table-cell office:value-type="float" office:value="211059658" calcext:value-type="float">
            <text:p>21105965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232" calcext:value-type="float">
            <text:p>1232</text:p>
          </table:table-cell>
          <table:table-cell office:value-type="float" office:value="211081065" calcext:value-type="float">
            <text:p>21108106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1898" calcext:value-type="float">
            <text:p>1898</text:p>
          </table:table-cell>
          <table:table-cell office:value-type="float" office:value="211103969" calcext:value-type="float">
            <text:p>21110396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08" calcext:value-type="float">
            <text:p>708</text:p>
          </table:table-cell>
          <table:table-cell office:value-type="float" office:value="211115160" calcext:value-type="float">
            <text:p>21111516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612" calcext:value-type="float">
            <text:p>1612</text:p>
          </table:table-cell>
          <table:table-cell office:value-type="float" office:value="211126627" calcext:value-type="float">
            <text:p>21112662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08" calcext:value-type="float">
            <text:p>508</text:p>
          </table:table-cell>
          <table:table-cell office:value-type="float" office:value="211010854" calcext:value-type="float">
            <text:p>21101085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211774926" calcext:value-type="float">
            <text:p>21177492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2425" calcext:value-type="float">
            <text:p>2425</text:p>
          </table:table-cell>
          <table:table-cell office:value-type="float" office:value="211887567" calcext:value-type="float">
            <text:p>21188756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211902720" calcext:value-type="float">
            <text:p>2119027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133" calcext:value-type="float">
            <text:p>1133</text:p>
          </table:table-cell>
          <table:table-cell office:value-type="float" office:value="211916718" calcext:value-type="float">
            <text:p>21191671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2255" calcext:value-type="float">
            <text:p>2255</text:p>
          </table:table-cell>
          <table:table-cell office:value-type="float" office:value="211927313" calcext:value-type="float">
            <text:p>21192731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77" calcext:value-type="float">
            <text:p>477</text:p>
          </table:table-cell>
          <table:table-cell office:value-type="float" office:value="211939447" calcext:value-type="float">
            <text:p>21193944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73" calcext:value-type="float">
            <text:p>473</text:p>
          </table:table-cell>
          <table:table-cell office:value-type="float" office:value="211953966" calcext:value-type="float">
            <text:p>21195396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9" calcext:value-type="float">
            <text:p>399</text:p>
          </table:table-cell>
          <table:table-cell office:value-type="float" office:value="211973202" calcext:value-type="float">
            <text:p>21197320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881" calcext:value-type="float">
            <text:p>881</text:p>
          </table:table-cell>
          <table:table-cell office:value-type="float" office:value="211994910" calcext:value-type="float">
            <text:p>21199491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117" calcext:value-type="float">
            <text:p>1117</text:p>
          </table:table-cell>
          <table:table-cell office:value-type="float" office:value="212018902" calcext:value-type="float">
            <text:p>21201890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987" calcext:value-type="float">
            <text:p>1987</text:p>
          </table:table-cell>
          <table:table-cell office:value-type="float" office:value="212068782" calcext:value-type="float">
            <text:p>21206878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2075" calcext:value-type="float">
            <text:p>2075</text:p>
          </table:table-cell>
          <table:table-cell office:value-type="float" office:value="212081702" calcext:value-type="float">
            <text:p>21208170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85" calcext:value-type="float">
            <text:p>385</text:p>
          </table:table-cell>
          <table:table-cell office:value-type="float" office:value="247153621" calcext:value-type="float">
            <text:p>24715362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2380" calcext:value-type="float">
            <text:p>2380</text:p>
          </table:table-cell>
          <table:table-cell office:value-type="float" office:value="247122957" calcext:value-type="float">
            <text:p>247122957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2699" calcext:value-type="float">
            <text:p>2699</text:p>
          </table:table-cell>
          <table:table-cell office:value-type="float" office:value="247230044" calcext:value-type="float">
            <text:p>247230044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2297" calcext:value-type="float">
            <text:p>2297</text:p>
          </table:table-cell>
          <table:table-cell office:value-type="float" office:value="247306074" calcext:value-type="float">
            <text:p>247306074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482" calcext:value-type="float">
            <text:p>1482</text:p>
          </table:table-cell>
          <table:table-cell office:value-type="float" office:value="247969085" calcext:value-type="float">
            <text:p>24796908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2266" calcext:value-type="float">
            <text:p>2266</text:p>
          </table:table-cell>
          <table:table-cell office:value-type="float" office:value="211851675" calcext:value-type="float">
            <text:p>21185167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2282" calcext:value-type="float">
            <text:p>2282</text:p>
          </table:table-cell>
          <table:table-cell office:value-type="float" office:value="211876887" calcext:value-type="float">
            <text:p>21187688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2280" calcext:value-type="float">
            <text:p>2280</text:p>
          </table:table-cell>
          <table:table-cell office:value-type="float" office:value="211935711" calcext:value-type="float">
            <text:p>21193571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1601" calcext:value-type="float">
            <text:p>1601</text:p>
          </table:table-cell>
          <table:table-cell office:value-type="float" office:value="211961846" calcext:value-type="float">
            <text:p>21196184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78" calcext:value-type="float">
            <text:p>978</text:p>
          </table:table-cell>
          <table:table-cell office:value-type="float" office:value="211963319" calcext:value-type="float">
            <text:p>21196331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float" office:value="3429" calcext:value-type="float">
            <text:p>3429</text:p>
          </table:table-cell>
          <table:table-cell office:value-type="float" office:value="212033074" calcext:value-type="float">
            <text:p>21203307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3095" calcext:value-type="float">
            <text:p>3095</text:p>
          </table:table-cell>
          <table:table-cell office:value-type="float" office:value="212007527" calcext:value-type="float">
            <text:p>21200752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585" calcext:value-type="float">
            <text:p>1585</text:p>
          </table:table-cell>
          <table:table-cell office:value-type="float" office:value="212003893" calcext:value-type="float">
            <text:p>21200389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144" calcext:value-type="float">
            <text:p>1144</text:p>
          </table:table-cell>
          <table:table-cell office:value-type="float" office:value="211844142" calcext:value-type="float">
            <text:p>211844142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189" calcext:value-type="float">
            <text:p>1189</text:p>
          </table:table-cell>
          <table:table-cell office:value-type="float" office:value="211924546" calcext:value-type="float">
            <text:p>211924546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017" calcext:value-type="float">
            <text:p>1017</text:p>
          </table:table-cell>
          <table:table-cell office:value-type="float" office:value="211946007" calcext:value-type="float">
            <text:p>211946007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542" calcext:value-type="float">
            <text:p>1542</text:p>
          </table:table-cell>
          <table:table-cell office:value-type="float" office:value="211946907" calcext:value-type="float">
            <text:p>211946907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176" calcext:value-type="float">
            <text:p>1176</text:p>
          </table:table-cell>
          <table:table-cell office:value-type="float" office:value="211949728" calcext:value-type="float">
            <text:p>211949728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539" calcext:value-type="float">
            <text:p>1539</text:p>
          </table:table-cell>
          <table:table-cell office:value-type="float" office:value="211980180" calcext:value-type="float">
            <text:p>21198018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212005504" calcext:value-type="float">
            <text:p>212005504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013" calcext:value-type="float">
            <text:p>1013</text:p>
          </table:table-cell>
          <table:table-cell office:value-type="float" office:value="212005504" calcext:value-type="float">
            <text:p>212005504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2279" calcext:value-type="float">
            <text:p>2279</text:p>
          </table:table-cell>
          <table:table-cell office:value-type="float" office:value="212024396" calcext:value-type="float">
            <text:p>212024396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2035" calcext:value-type="float">
            <text:p>2035</text:p>
          </table:table-cell>
          <table:table-cell office:value-type="float" office:value="212080687" calcext:value-type="float">
            <text:p>212080687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78" calcext:value-type="float">
            <text:p>578</text:p>
          </table:table-cell>
          <table:table-cell office:value-type="float" office:value="212089563" calcext:value-type="float">
            <text:p>21208956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3021" calcext:value-type="float">
            <text:p>3021</text:p>
          </table:table-cell>
          <table:table-cell office:value-type="float" office:value="212171351" calcext:value-type="float">
            <text:p>21217135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7" calcext:value-type="float">
            <text:p>497</text:p>
          </table:table-cell>
          <table:table-cell office:value-type="float" office:value="212018862" calcext:value-type="float">
            <text:p>21201886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2106" calcext:value-type="float">
            <text:p>2106</text:p>
          </table:table-cell>
          <table:table-cell office:value-type="float" office:value="212029226" calcext:value-type="float">
            <text:p>21202922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2557" calcext:value-type="float">
            <text:p>2557</text:p>
          </table:table-cell>
          <table:table-cell office:value-type="float" office:value="211951223" calcext:value-type="float">
            <text:p>21195122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2893" calcext:value-type="float">
            <text:p>2893</text:p>
          </table:table-cell>
          <table:table-cell office:value-type="float" office:value="212034597" calcext:value-type="float">
            <text:p>21203459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979" calcext:value-type="float">
            <text:p>979</text:p>
          </table:table-cell>
          <table:table-cell office:value-type="float" office:value="211908826" calcext:value-type="float">
            <text:p>21190882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83" calcext:value-type="float">
            <text:p>483</text:p>
          </table:table-cell>
          <table:table-cell office:value-type="float" office:value="211925552" calcext:value-type="float">
            <text:p>21192555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211939364" calcext:value-type="float">
            <text:p>2119393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12" calcext:value-type="float">
            <text:p>412</text:p>
          </table:table-cell>
          <table:table-cell office:value-type="float" office:value="211934172" calcext:value-type="float">
            <text:p>21193417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68" calcext:value-type="float">
            <text:p>668</text:p>
          </table:table-cell>
          <table:table-cell office:value-type="float" office:value="211979060" calcext:value-type="float">
            <text:p>21197906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2762" calcext:value-type="float">
            <text:p>2762</text:p>
          </table:table-cell>
          <table:table-cell office:value-type="float" office:value="212077235" calcext:value-type="float">
            <text:p>21207723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1787" calcext:value-type="float">
            <text:p>1787</text:p>
          </table:table-cell>
          <table:table-cell office:value-type="float" office:value="212067464" calcext:value-type="float">
            <text:p>2120674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2261" calcext:value-type="float">
            <text:p>2261</text:p>
          </table:table-cell>
          <table:table-cell office:value-type="float" office:value="211917139" calcext:value-type="float">
            <text:p>21191713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3009" calcext:value-type="float">
            <text:p>3009</text:p>
          </table:table-cell>
          <table:table-cell office:value-type="float" office:value="211416749" calcext:value-type="float">
            <text:p>21141674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005" calcext:value-type="float">
            <text:p>3005</text:p>
          </table:table-cell>
          <table:table-cell office:value-type="float" office:value="211423010" calcext:value-type="float">
            <text:p>21142301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198" calcext:value-type="float">
            <text:p>1198</text:p>
          </table:table-cell>
          <table:table-cell office:value-type="float" office:value="211429166" calcext:value-type="float">
            <text:p>21142916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float" office:value="3236" calcext:value-type="float">
            <text:p>3236</text:p>
          </table:table-cell>
          <table:table-cell office:value-type="float" office:value="211421905" calcext:value-type="float">
            <text:p>21142190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2944" calcext:value-type="float">
            <text:p>2944</text:p>
          </table:table-cell>
          <table:table-cell office:value-type="float" office:value="211901847" calcext:value-type="float">
            <text:p>21190184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2224" calcext:value-type="float">
            <text:p>2224</text:p>
          </table:table-cell>
          <table:table-cell office:value-type="float" office:value="211922849" calcext:value-type="float">
            <text:p>21192284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2309" calcext:value-type="float">
            <text:p>2309</text:p>
          </table:table-cell>
          <table:table-cell office:value-type="float" office:value="211939206" calcext:value-type="float">
            <text:p>21193920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963" calcext:value-type="float">
            <text:p>1963</text:p>
          </table:table-cell>
          <table:table-cell office:value-type="float" office:value="211952098" calcext:value-type="float">
            <text:p>21195209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2732" calcext:value-type="float">
            <text:p>2732</text:p>
          </table:table-cell>
          <table:table-cell office:value-type="float" office:value="211956610" calcext:value-type="float">
            <text:p>21195661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3076" calcext:value-type="float">
            <text:p>3076</text:p>
          </table:table-cell>
          <table:table-cell office:value-type="float" office:value="211896450" calcext:value-type="float">
            <text:p>21189645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643" calcext:value-type="float">
            <text:p>2643</text:p>
          </table:table-cell>
          <table:table-cell office:value-type="float" office:value="211970517" calcext:value-type="float">
            <text:p>21197051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3008" calcext:value-type="float">
            <text:p>3008</text:p>
          </table:table-cell>
          <table:table-cell office:value-type="float" office:value="211970861" calcext:value-type="float">
            <text:p>21197086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823" calcext:value-type="float">
            <text:p>823</text:p>
          </table:table-cell>
          <table:table-cell office:value-type="float" office:value="211420952" calcext:value-type="float">
            <text:p>211420952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873" calcext:value-type="float">
            <text:p>873</text:p>
          </table:table-cell>
          <table:table-cell office:value-type="float" office:value="211383527" calcext:value-type="float">
            <text:p>211383527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31" calcext:value-type="float">
            <text:p>631</text:p>
          </table:table-cell>
          <table:table-cell office:value-type="float" office:value="212009294" calcext:value-type="float">
            <text:p>212009294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211985566" calcext:value-type="float">
            <text:p>211985566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36" calcext:value-type="float">
            <text:p>636</text:p>
          </table:table-cell>
          <table:table-cell office:value-type="float" office:value="211985566" calcext:value-type="float">
            <text:p>211985566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096" calcext:value-type="float">
            <text:p>1096</text:p>
          </table:table-cell>
          <table:table-cell office:value-type="float" office:value="211824166" calcext:value-type="float">
            <text:p>211824166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31" calcext:value-type="float">
            <text:p>431</text:p>
          </table:table-cell>
          <table:table-cell office:value-type="float" office:value="211896418" calcext:value-type="float">
            <text:p>211896418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1879" calcext:value-type="float">
            <text:p>1879</text:p>
          </table:table-cell>
          <table:table-cell office:value-type="float" office:value="211896418" calcext:value-type="float">
            <text:p>211896418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style-name="ce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11896749" calcext:value-type="float">
            <text:p>211896749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431" calcext:value-type="float">
            <text:p>1431</text:p>
          </table:table-cell>
          <table:table-cell office:value-type="float" office:value="211917204" calcext:value-type="float">
            <text:p>211917204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64" calcext:value-type="float">
            <text:p>764</text:p>
          </table:table-cell>
          <table:table-cell office:value-type="float" office:value="211955365" calcext:value-type="float">
            <text:p>211955365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69" calcext:value-type="float">
            <text:p>469</text:p>
          </table:table-cell>
          <table:table-cell office:value-type="float" office:value="211941802" calcext:value-type="float">
            <text:p>211941802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8" calcext:value-type="float">
            <text:p>378</text:p>
          </table:table-cell>
          <table:table-cell office:value-type="float" office:value="212023593" calcext:value-type="float">
            <text:p>21202359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42" calcext:value-type="float">
            <text:p>542</text:p>
          </table:table-cell>
          <table:table-cell office:value-type="float" office:value="211737793" calcext:value-type="float">
            <text:p>21173779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216" calcext:value-type="float">
            <text:p>1216</text:p>
          </table:table-cell>
          <table:table-cell office:value-type="float" office:value="211916718" calcext:value-type="float">
            <text:p>211916718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123" calcext:value-type="float">
            <text:p>1123</text:p>
          </table:table-cell>
          <table:table-cell office:value-type="float" office:value="211983811" calcext:value-type="float">
            <text:p>21198381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2131" calcext:value-type="float">
            <text:p>2131</text:p>
          </table:table-cell>
          <table:table-cell office:value-type="float" office:value="211897829" calcext:value-type="float">
            <text:p>211897829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59" calcext:value-type="float">
            <text:p>559</text:p>
          </table:table-cell>
          <table:table-cell office:value-type="float" office:value="211711533" calcext:value-type="float">
            <text:p>21171153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542" calcext:value-type="float">
            <text:p>1542</text:p>
          </table:table-cell>
          <table:table-cell office:value-type="float" office:value="211946055" calcext:value-type="float">
            <text:p>211946055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office:value-type="float" office:value="211923104" calcext:value-type="float">
            <text:p>211923104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 table:number-rows-repeated="50">
          <table:table-cell table:style-name="Default" table:number-columns-repeated="4"/>
          <table:table-cell/>
          <table:table-cell table:style-name="ce11"/>
          <table:table-cell table:number-columns-repeated="2"/>
        </table:table-row>
        <table:table-row table:style-name="ro1" table:number-rows-repeated="21">
          <table:table-cell table:style-name="Default" table:number-columns-repeated="4"/>
          <table:table-cell/>
          <table:table-cell table:style-name="ce11" table:number-columns-repeated="3"/>
        </table:table-row>
        <table:table-row table:style-name="ro1">
          <table:table-cell table:style-name="Default" table:number-columns-repeated="4"/>
          <table:table-cell/>
          <table:table-cell table:style-name="ce11" table:number-columns-repeated="3"/>
        </table:table-row>
      </table:table>
      <table:named-expressions/>
      <table:database-ranges>
        <table:database-range table:name="__Anonymous_Sheet_DB__0" table:target-range-address="Ark1.A1:Ark1.AC85" table:contains-header="false">
          <table:sort>
            <table:sort-by table:field-number="11" table:data-type="automatic"/>
          </table:sort>
        </table:database-range>
        <table:database-range table:name="__Anonymous_Sheet_DB__1" table:target-range-address="Sheet2.A1:Sheet2.H146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1" loext:min-decimal-places="1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 style:data-style-name="N2" text:time-value="08:51:10.7979189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k1" style:display-name="PageStyle_Ark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15:33:00</meta:creation-date>
    <meta:initial-creator>marti</meta:initial-creator>
    <dc:language>en-US</dc:language>
    <dc:date>2020-05-29T09:01:23.385020685</dc:date>
    <meta:editing-cycles>4</meta:editing-cycles>
    <meta:editing-duration>PT6H3M53S</meta:editing-duration>
    <meta:generator>LibreOffice/6.0.7.3$Linux_X86_64 LibreOffice_project/00m0$Build-3</meta:generator>
    <meta:document-statistic meta:table-count="3" meta:cell-count="519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